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1.0598in"/>
    </style:style>
    <style:style style:name="co5" style:family="table-column">
      <style:table-column-properties fo:break-before="auto" style:column-width="1.6134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3" style:family="table-cell" style:parent-style-name="Default" style:data-style-name="N4">
      <style:table-cell-properties style:text-align-source="fix" style:repeat-content="false" fo:border="non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map style:condition="cell-content()&gt;=[$Averages.$J3]" style:apply-style-name="Accent" style:base-cell-address="Averages.E3"/>
    </style:style>
    <style:style style:name="ce4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&gt;=[$Averages.$J3]" style:apply-style-name="Accent" style:base-cell-address="Averages.E3"/>
    </style:style>
    <style:style style:name="ce48" style:family="table-cell" style:parent-style-name="Default" style:data-style-name="N4"/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map style:condition="cell-content()&gt;=[$Averages.$J3]" style:apply-style-name="Accent" style:base-cell-address="Tradeoff.C3"/>
    </style:style>
    <style:style style:name="ce4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&gt;=[$Averages.$J3]" style:apply-style-name="Accent" style:base-cell-address="Tradeoff.C3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61"/>
        <table:table-column table:style-name="co2" table:default-cell-style-name="ce67"/>
        <table:table-column table:style-name="co2" table:default-cell-style-name="ce69"/>
        <table:table-column table:style-name="co2" table:number-columns-repeated="2" table:default-cell-style-name="ce67"/>
        <table:table-column table:style-name="co2" table:default-cell-style-name="ce69"/>
        <table:table-column table:style-name="co3" table:number-columns-repeated="2" table:default-cell-style-name="Default"/>
        <table:table-column table:style-name="co2" table:default-cell-style-name="ce57"/>
        <table:table-column table:style-name="co3" table:number-columns-repeated="2" table:default-cell-style-name="Default"/>
        <table:table-column table:style-name="co2" table:default-cell-style-name="ce57"/>
        <table:table-column table:style-name="co3" table:number-columns-repeated="2" table:default-cell-style-name="Default"/>
        <table:table-column table:style-name="co2" table:default-cell-style-name="ce57"/>
        <table:table-column table:style-name="co2" table:number-columns-repeated="47" table:default-cell-style-name="Default"/>
        <table:table-row table:style-name="ro1">
          <table:table-cell table:style-name="ce52" office:value-type="string" calcext:value-type="string" table:number-columns-spanned="2" table:number-rows-spanned="1">
            <text:p>Instance</text:p>
          </table:table-cell>
          <table:covered-table-cell/>
          <table:table-cell table:style-name="ce58" office:value-type="string" calcext:value-type="string" table:number-columns-spanned="3" table:number-rows-spanned="1">
            <text:p>Single Placement</text:p>
          </table:table-cell>
          <table:covered-table-cell table:style-name="ce64"/>
          <table:covered-table-cell/>
          <table:table-cell table:style-name="ce58" office:value-type="string" calcext:value-type="string" table:number-columns-spanned="3" table:number-rows-spanned="1">
            <text:p>Order by Hash</text:p>
          </table:table-cell>
          <table:covered-table-cell table:style-name="ce64"/>
          <table:covered-table-cell/>
          <table:table-cell table:style-name="ce64" table:number-columns-spanned="3" table:number-rows-spanned="1"/>
          <table:covered-table-cell table:number-columns-repeated="2"/>
          <table:table-cell table:style-name="ce64" table:number-columns-spanned="3" table:number-rows-spanned="1"/>
          <table:covered-table-cell table:number-columns-repeated="2"/>
          <table:table-cell table:style-name="ce64" table:number-columns-spanned="3" table:number-rows-spanned="1"/>
          <table:covered-table-cell table:number-columns-repeated="2"/>
          <table:table-cell table:number-columns-repeated="47"/>
        </table:table-row>
        <table:table-row table:style-name="ro1">
          <table:table-cell table:number-columns-spanned="2" table:number-rows-spanned="1"/>
          <table:covered-table-cell/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 table:style-name="ce59"/>
          <table:table-cell table:style-name="ce65"/>
          <table:table-cell table:style-name="ce70"/>
          <table:table-cell table:style-name="ce59"/>
          <table:table-cell table:style-name="ce65"/>
          <table:table-cell table:style-name="ce70"/>
          <table:table-cell table:style-name="ce59"/>
          <table:table-cell table:style-name="ce65"/>
          <table:table-cell table:style-name="ce70"/>
          <table:table-cell table:number-columns-repeated="47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03" calcext:value-type="float">
            <text:p>40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54" calcext:value-type="float">
            <text:p>69.54</text:p>
          </table:table-cell>
          <table:table-cell table:style-name="ce66" office:value-type="float" office:value="218" calcext:value-type="float">
            <text:p>21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82" calcext:value-type="float">
            <text:p>69.8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73.33" calcext:value-type="float">
            <text:p>73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74.26" calcext:value-type="float">
            <text:p>74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office:value-type="float" office:value="71.47" calcext:value-type="float">
            <text:p>71.47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892" calcext:value-type="float">
            <text:p>6892</text:p>
          </table:table-cell>
          <table:table-cell office:value-type="float" office:value="1" calcext:value-type="float">
            <text:p>1</text:p>
          </table:table-cell>
          <table:table-cell office:value-type="float" office:value="74.71" calcext:value-type="float">
            <text:p>74.71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74.64" calcext:value-type="float">
            <text:p>74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66" calcext:value-type="float">
            <text:p>26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8.2" calcext:value-type="float">
            <text:p>48.2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19" calcext:value-type="float">
            <text:p>77.1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4.69" calcext:value-type="float">
            <text:p>84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78.58" calcext:value-type="float">
            <text:p>78.5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86.65" calcext:value-type="float">
            <text:p>86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87.59" calcext:value-type="float">
            <text:p>87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office:value-type="float" office:value="87.84" calcext:value-type="float">
            <text:p>87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422" calcext:value-type="float">
            <text:p>11422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226" calcext:value-type="float">
            <text:p>3226</text:p>
          </table:table-cell>
          <table:table-cell office:value-type="float" office:value="1" calcext:value-type="float">
            <text:p>1</text:p>
          </table:table-cell>
          <table:table-cell office:value-type="float" office:value="86.94" calcext:value-type="float">
            <text:p>86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2911" calcext:value-type="float">
            <text:p>22911</text:p>
          </table:table-cell>
          <table:table-cell office:value-type="float" office:value="1" calcext:value-type="float">
            <text:p>1</text:p>
          </table:table-cell>
          <table:table-cell office:value-type="float" office:value="83.22" calcext:value-type="float">
            <text:p>83.22</text:p>
          </table:table-cell>
          <table:table-cell office:value-type="float" office:value="3860" calcext:value-type="float">
            <text:p>3860</text:p>
          </table:table-cell>
          <table:table-cell office:value-type="float" office:value="1" calcext:value-type="float">
            <text:p>1</text:p>
          </table:table-cell>
          <table:table-cell office:value-type="float" office:value="85.87" calcext:value-type="float">
            <text:p>85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9" calcext:value-type="float">
            <text:p>16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36" calcext:value-type="float">
            <text:p>73.36</text:p>
          </table:table-cell>
          <table:table-cell table:style-name="ce66" office:value-type="float" office:value="62" calcext:value-type="float">
            <text:p>6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.48" calcext:value-type="float">
            <text:p>65.4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3.31" calcext:value-type="float">
            <text:p>73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2.73" calcext:value-type="float">
            <text:p>72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73.36" calcext:value-type="float">
            <text:p>73.3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21" calcext:value-type="float">
            <text:p>2621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74.51" calcext:value-type="float">
            <text:p>74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09" calcext:value-type="float">
            <text:p>5209</text:p>
          </table:table-cell>
          <table:table-cell office:value-type="float" office:value="1" calcext:value-type="float">
            <text:p>1</text:p>
          </table:table-cell>
          <table:table-cell office:value-type="float" office:value="73.46" calcext:value-type="float">
            <text:p>73.4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75.02" calcext:value-type="float">
            <text:p>75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781" calcext:value-type="float">
            <text:p>10781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78.9" calcext:value-type="float">
            <text:p>78.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84" calcext:value-type="float">
            <text:p>38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3.7" calcext:value-type="float">
            <text:p>53.7</text:p>
          </table:table-cell>
          <table:table-cell table:style-name="ce66" office:value-type="float" office:value="57" calcext:value-type="float">
            <text:p>5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2" calcext:value-type="float">
            <text:p>79.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9.91" calcext:value-type="float">
            <text:p>79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34" calcext:value-type="float">
            <text:p>193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6.37" calcext:value-type="float">
            <text:p>76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54" calcext:value-type="float">
            <text:p>3754</text:p>
          </table:table-cell>
          <table:table-cell office:value-type="float" office:value="1" calcext:value-type="float">
            <text:p>1</text:p>
          </table:table-cell>
          <table:table-cell office:value-type="float" office:value="59.27" calcext:value-type="float">
            <text:p>59.2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79.44" calcext:value-type="float">
            <text:p>79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266" calcext:value-type="float">
            <text:p>9266</text:p>
          </table:table-cell>
          <table:table-cell office:value-type="float" office:value="1" calcext:value-type="float">
            <text:p>1</text:p>
          </table:table-cell>
          <table:table-cell office:value-type="float" office:value="65.04" calcext:value-type="float">
            <text:p>65.04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445" calcext:value-type="float">
            <text:p>18445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6636" calcext:value-type="float">
            <text:p>36636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  <table:table-cell office:value-type="float" office:value="82.18" calcext:value-type="float">
            <text:p>82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2" calcext:value-type="float">
            <text:p>5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48" calcext:value-type="float">
            <text:p>67.48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44" calcext:value-type="float">
            <text:p>74.4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.16" calcext:value-type="float">
            <text:p>76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69.76" calcext:value-type="float">
            <text:p>69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9.18" calcext:value-type="float">
            <text:p>69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466" calcext:value-type="float">
            <text:p>3466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68.65" calcext:value-type="float">
            <text:p>68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7149" calcext:value-type="float">
            <text:p>7149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68.74" calcext:value-type="float">
            <text:p>68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57" calcext:value-type="float">
            <text:p>35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5.53" calcext:value-type="float">
            <text:p>35.53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8.78" calcext:value-type="float">
            <text:p>78.7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74.23" calcext:value-type="float">
            <text:p>74.23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82.46" calcext:value-type="float">
            <text:p>82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57" calcext:value-type="float">
            <text:p>3257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80.73" calcext:value-type="float">
            <text:p>80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533" calcext:value-type="float">
            <text:p>8533</text:p>
          </table:table-cell>
          <table:table-cell office:value-type="float" office:value="1" calcext:value-type="float">
            <text:p>1</text:p>
          </table:table-cell>
          <table:table-cell office:value-type="float" office:value="73.74" calcext:value-type="float">
            <text:p>73.74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6594" calcext:value-type="float">
            <text:p>16594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8.53" calcext:value-type="float">
            <text:p>78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3658" calcext:value-type="float">
            <text:p>33658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3925" calcext:value-type="float">
            <text:p>3925</text:p>
          </table:table-cell>
          <table:table-cell office:value-type="float" office:value="1" calcext:value-type="float">
            <text:p>1</text:p>
          </table:table-cell>
          <table:table-cell office:value-type="float" office:value="77.35" calcext:value-type="float">
            <text:p>77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08" calcext:value-type="float">
            <text:p>30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38" calcext:value-type="float">
            <text:p>62.38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32" calcext:value-type="float">
            <text:p>68.3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62.38" calcext:value-type="float">
            <text:p>62.3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1.36" calcext:value-type="float">
            <text:p>71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1.03" calcext:value-type="float">
            <text:p>81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9.06" calcext:value-type="float">
            <text:p>69.0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82.35" calcext:value-type="float">
            <text:p>82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28" calcext:value-type="float">
            <text:p>4828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9.09" calcext:value-type="float">
            <text:p>79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009" calcext:value-type="float">
            <text:p>10009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9931" calcext:value-type="float">
            <text:p>19931</text:p>
          </table:table-cell>
          <table:table-cell office:value-type="float" office:value="1" calcext:value-type="float">
            <text:p>1</text:p>
          </table:table-cell>
          <table:table-cell office:value-type="float" office:value="71.32" calcext:value-type="float">
            <text:p>71.32</text:p>
          </table:table-cell>
          <table:table-cell office:value-type="float" office:value="2289" calcext:value-type="float">
            <text:p>2289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0" calcext:value-type="float">
            <text:p>5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2" calcext:value-type="float">
            <text:p>74.2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27" calcext:value-type="float">
            <text:p>79.2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74.2" calcext:value-type="float">
            <text:p>74.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8.78" calcext:value-type="float">
            <text:p>78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6.51" calcext:value-type="float">
            <text:p>76.5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83.85" calcext:value-type="float">
            <text:p>83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88" calcext:value-type="float">
            <text:p>18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28" calcext:value-type="float">
            <text:p>67.28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6" calcext:value-type="float">
            <text:p>69.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3.26" calcext:value-type="float">
            <text:p>73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4.36" calcext:value-type="float">
            <text:p>74.36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77.87" calcext:value-type="float">
            <text:p>77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573" calcext:value-type="float">
            <text:p>4573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641" calcext:value-type="float">
            <text:p>8641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76.19" calcext:value-type="float">
            <text:p>76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8028" calcext:value-type="float">
            <text:p>18028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.8</text:p>
          </table:table-cell>
          <table:table-cell office:value-type="float" office:value="3058" calcext:value-type="float">
            <text:p>3058</text:p>
          </table:table-cell>
          <table:table-cell office:value-type="float" office:value="1" calcext:value-type="float">
            <text:p>1</text:p>
          </table:table-cell>
          <table:table-cell office:value-type="float" office:value="76.07" calcext:value-type="float">
            <text:p>76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7" calcext:value-type="float">
            <text:p>3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91" calcext:value-type="float">
            <text:p>75.91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18" calcext:value-type="float">
            <text:p>72.1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4.73" calcext:value-type="float">
            <text:p>74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177" calcext:value-type="float">
            <text:p>3177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562" calcext:value-type="float">
            <text:p>6562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82" calcext:value-type="float">
            <text:p>66.82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88" calcext:value-type="float">
            <text:p>69.8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66.82" calcext:value-type="float">
            <text:p>66.8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73.04" calcext:value-type="float">
            <text:p>73.0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3.73" calcext:value-type="float">
            <text:p>73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office:value-type="float" office:value="74.9" calcext:value-type="float">
            <text:p>74.9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2.55" calcext:value-type="float">
            <text:p>72.5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71" calcext:value-type="float">
            <text:p>4271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70.51" calcext:value-type="float">
            <text:p>70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965" calcext:value-type="float">
            <text:p>8965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90" calcext:value-type="float">
            <text:p>29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4.85" calcext:value-type="float">
            <text:p>54.8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38.76" calcext:value-type="float">
            <text:p>38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79.67" calcext:value-type="float">
            <text:p>79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office:value-type="float" office:value="49.36" calcext:value-type="float">
            <text:p>49.3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7.74" calcext:value-type="float">
            <text:p>77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8" calcext:value-type="float">
            <text:p>3048</text:p>
          </table:table-cell>
          <table:table-cell office:value-type="float" office:value="2" calcext:value-type="float">
            <text:p>2</text:p>
          </table:table-cell>
          <table:table-cell office:value-type="float" office:value="40.42" calcext:value-type="float">
            <text:p>40.4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68" calcext:value-type="float">
            <text:p>6768</text:p>
          </table:table-cell>
          <table:table-cell office:value-type="float" office:value="2" calcext:value-type="float">
            <text:p>2</text:p>
          </table:table-cell>
          <table:table-cell office:value-type="float" office:value="40.91" calcext:value-type="float">
            <text:p>40.91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77.53" calcext:value-type="float">
            <text:p>77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67" calcext:value-type="float">
            <text:p>13867</text:p>
          </table:table-cell>
          <table:table-cell office:value-type="float" office:value="1" calcext:value-type="float">
            <text:p>1</text:p>
          </table:table-cell>
          <table:table-cell office:value-type="float" office:value="73.25" calcext:value-type="float">
            <text:p>73.25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9292" calcext:value-type="float">
            <text:p>29292</text:p>
          </table:table-cell>
          <table:table-cell office:value-type="float" office:value="2" calcext:value-type="float">
            <text:p>2</text:p>
          </table:table-cell>
          <table:table-cell office:value-type="float" office:value="42.83" calcext:value-type="float">
            <text:p>42.83</text:p>
          </table:table-cell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79.32" calcext:value-type="float">
            <text:p>79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1" calcext:value-type="float">
            <text:p>16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3.61" calcext:value-type="float">
            <text:p>53.61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76" calcext:value-type="float">
            <text:p>68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2.32" calcext:value-type="float">
            <text:p>72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69.77" calcext:value-type="float">
            <text:p>69.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64.05" calcext:value-type="float">
            <text:p>64.0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821" calcext:value-type="float">
            <text:p>2821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65.88" calcext:value-type="float">
            <text:p>65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10" calcext:value-type="float">
            <text:p>5610</text:p>
          </table:table-cell>
          <table:table-cell office:value-type="float" office:value="1" calcext:value-type="float">
            <text:p>1</text:p>
          </table:table-cell>
          <table:table-cell office:value-type="float" office:value="70.64" calcext:value-type="float">
            <text:p>70.64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427" calcext:value-type="float">
            <text:p>11427</text:p>
          </table:table-cell>
          <table:table-cell office:value-type="float" office:value="1" calcext:value-type="float">
            <text:p>1</text:p>
          </table:table-cell>
          <table:table-cell office:value-type="float" office:value="75.46" calcext:value-type="float">
            <text:p>75.46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72.44" calcext:value-type="float">
            <text:p>72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09" calcext:value-type="float">
            <text:p>20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77" calcext:value-type="float">
            <text:p>66.77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43" calcext:value-type="float">
            <text:p>70.4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66.77" calcext:value-type="float">
            <text:p>66.7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51" calcext:value-type="float">
            <text:p>69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float" office:value="71.72" calcext:value-type="float">
            <text:p>71.7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73.78" calcext:value-type="float">
            <text:p>73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93" calcext:value-type="float">
            <text:p>40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78.03" calcext:value-type="float">
            <text:p>78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228" calcext:value-type="float">
            <text:p>822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office:value-type="float" office:value="77.62" calcext:value-type="float">
            <text:p>77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602" calcext:value-type="float">
            <text:p>16602</text:p>
          </table:table-cell>
          <table:table-cell office:value-type="float" office:value="1" calcext:value-type="float">
            <text:p>1</text:p>
          </table:table-cell>
          <table:table-cell office:value-type="float" office:value="75.58" calcext:value-type="float">
            <text:p>75.58</text:p>
          </table:table-cell>
          <table:table-cell office:value-type="float" office:value="2885" calcext:value-type="float">
            <text:p>2885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16" calcext:value-type="float">
            <text:p>21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47" calcext:value-type="float">
            <text:p>79.47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8.65" calcext:value-type="float">
            <text:p>78.6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79.47" calcext:value-type="float">
            <text:p>79.4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0.17" calcext:value-type="float">
            <text:p>70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7.37" calcext:value-type="float">
            <text:p>77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673" calcext:value-type="float">
            <text:p>6673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office:value-type="float" office:value="80.52" calcext:value-type="float">
            <text:p>80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2879" calcext:value-type="float">
            <text:p>12879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5418" calcext:value-type="float">
            <text:p>25418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8" calcext:value-type="float">
            <text:p>68.8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6" calcext:value-type="float">
            <text:p>80.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1.42" calcext:value-type="float">
            <text:p>71.4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72.13" calcext:value-type="float">
            <text:p>72.13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901" calcext:value-type="float">
            <text:p>3901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78.77" calcext:value-type="float">
            <text:p>78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624" calcext:value-type="float">
            <text:p>7624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office:value-type="float" office:value="79.27" calcext:value-type="float">
            <text:p>79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5602" calcext:value-type="float">
            <text:p>15602</text:p>
          </table:table-cell>
          <table:table-cell office:value-type="float" office:value="1" calcext:value-type="float">
            <text:p>1</text:p>
          </table:table-cell>
          <table:table-cell office:value-type="float" office:value="76.33" calcext:value-type="float">
            <text:p>76.33</text:p>
          </table:table-cell>
          <table:table-cell office:value-type="float" office:value="3217" calcext:value-type="float">
            <text:p>3217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98" calcext:value-type="float">
            <text:p>9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2" calcext:value-type="float">
            <text:p>71.2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37" calcext:value-type="float">
            <text:p>73.3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1.09" calcext:value-type="float">
            <text:p>71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77.41" calcext:value-type="float">
            <text:p>77.4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90" calcext:value-type="float">
            <text:p>4890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79.99" calcext:value-type="float">
            <text:p>79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395" calcext:value-type="float">
            <text:p>10395</text:p>
          </table:table-cell>
          <table:table-cell office:value-type="float" office:value="1" calcext:value-type="float">
            <text:p>1</text:p>
          </table:table-cell>
          <table:table-cell office:value-type="float" office:value="78.54" calcext:value-type="float">
            <text:p>78.54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79.92" calcext:value-type="float">
            <text:p>79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0.55" calcext:value-type="float">
            <text:p>60.55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39" calcext:value-type="float">
            <text:p>69.3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75.18" calcext:value-type="float">
            <text:p>75.1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807" calcext:value-type="float">
            <text:p>3807</text:p>
          </table:table-cell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78.85" calcext:value-type="float">
            <text:p>78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04" calcext:value-type="float">
            <text:p>67.04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58" calcext:value-type="float">
            <text:p>66.5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77.82" calcext:value-type="float">
            <text:p>77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9.29" calcext:value-type="float">
            <text:p>59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77.44" calcext:value-type="float">
            <text:p>77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4.24" calcext:value-type="float">
            <text:p>74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064" calcext:value-type="float">
            <text:p>6064</text:p>
          </table:table-cell>
          <table:table-cell office:value-type="float" office:value="1" calcext:value-type="float">
            <text:p>1</text:p>
          </table:table-cell>
          <table:table-cell office:value-type="float" office:value="77.57" calcext:value-type="float">
            <text:p>77.57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2258" calcext:value-type="float">
            <text:p>12258</text:p>
          </table:table-cell>
          <table:table-cell office:value-type="float" office:value="1" calcext:value-type="float">
            <text:p>1</text:p>
          </table:table-cell>
          <table:table-cell office:value-type="float" office:value="78.13" calcext:value-type="float">
            <text:p>78.13</text:p>
          </table:table-cell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office:value-type="float" office:value="83.16" calcext:value-type="float">
            <text:p>83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.36" calcext:value-type="float">
            <text:p>65.3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" calcext:value-type="float">
            <text:p>6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65.36" calcext:value-type="float">
            <text:p>65.3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3.91" calcext:value-type="float">
            <text:p>73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66.36" calcext:value-type="float">
            <text:p>66.3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 office:value-type="float" office:value="66.92" calcext:value-type="float">
            <text:p>66.9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65.81" calcext:value-type="float">
            <text:p>65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661" calcext:value-type="float">
            <text:p>5661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169" calcext:value-type="float">
            <text:p>11169</text:p>
          </table:table-cell>
          <table:table-cell office:value-type="float" office:value="1" calcext:value-type="float">
            <text:p>1</text:p>
          </table:table-cell>
          <table:table-cell office:value-type="float" office:value="75.42" calcext:value-type="float">
            <text:p>75.42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3" calcext:value-type="float">
            <text:p>3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44" calcext:value-type="float">
            <text:p>67.44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23" calcext:value-type="float">
            <text:p>77.2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1.08" calcext:value-type="float">
            <text:p>71.0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75.35" calcext:value-type="float">
            <text:p>75.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2.69" calcext:value-type="float">
            <text:p>72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69.42" calcext:value-type="float">
            <text:p>69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870" calcext:value-type="float">
            <text:p>2870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9" calcext:value-type="float">
            <text:p>2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11" calcext:value-type="float">
            <text:p>72.11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94" calcext:value-type="float">
            <text:p>72.9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4.14" calcext:value-type="float">
            <text:p>74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74.94" calcext:value-type="float">
            <text:p>74.9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802" calcext:value-type="float">
            <text:p>2802</text:p>
          </table:table-cell>
          <table:table-cell office:value-type="float" office:value="1" calcext:value-type="float">
            <text:p>1</text:p>
          </table:table-cell>
          <table:table-cell office:value-type="float" office:value="78.81" calcext:value-type="float">
            <text:p>78.81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75.91" calcext:value-type="float">
            <text:p>75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4" calcext:value-type="float">
            <text:p>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84" calcext:value-type="float">
            <text:p>63.84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1.33" calcext:value-type="float">
            <text:p>81.3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5" calcext:value-type="float">
            <text:p>73.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7.42" calcext:value-type="float">
            <text:p>77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75.99" calcext:value-type="float">
            <text:p>75.9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1.09" calcext:value-type="float">
            <text:p>81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76.28" calcext:value-type="float">
            <text:p>76.28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83.06" calcext:value-type="float">
            <text:p>83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164" calcext:value-type="float">
            <text:p>3164</text:p>
          </table:table-cell>
          <table:table-cell office:value-type="float" office:value="1" calcext:value-type="float">
            <text:p>1</text:p>
          </table:table-cell>
          <table:table-cell office:value-type="float" office:value="79.14" calcext:value-type="float">
            <text:p>79.1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84.51" calcext:value-type="float">
            <text:p>84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4" calcext:value-type="float">
            <text:p>2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6" calcext:value-type="float">
            <text:p>2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86" calcext:value-type="float">
            <text:p>73.86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2" calcext:value-type="float">
            <text:p>73.1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9.19" calcext:value-type="float">
            <text:p>79.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9.45" calcext:value-type="float">
            <text:p>79.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81.14" calcext:value-type="float">
            <text:p>81.14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9.63" calcext:value-type="float">
            <text:p>79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5" calcext:value-type="float">
            <text:p>2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2" calcext:value-type="float">
            <text:p>8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7" calcext:value-type="float">
            <text:p>70.7</text:p>
          </table:table-cell>
          <table:table-cell table:style-name="ce66" office:value-type="float" office:value="37" calcext:value-type="float">
            <text:p>3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53" calcext:value-type="float">
            <text:p>71.5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9.62" calcext:value-type="float">
            <text:p>69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8.27" calcext:value-type="float">
            <text:p>78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011" calcext:value-type="float">
            <text:p>4011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134" calcext:value-type="float">
            <text:p>813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6" calcext:value-type="float">
            <text:p>2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5" calcext:value-type="float">
            <text:p>3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69" calcext:value-type="float">
            <text:p>71.69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01" calcext:value-type="float">
            <text:p>73.0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7.99" calcext:value-type="float">
            <text:p>77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75.92" calcext:value-type="float">
            <text:p>75.9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295" calcext:value-type="float">
            <text:p>4295</text:p>
          </table:table-cell>
          <table:table-cell office:value-type="float" office:value="1" calcext:value-type="float">
            <text:p>1</text:p>
          </table:table-cell>
          <table:table-cell office:value-type="float" office:value="76.05" calcext:value-type="float">
            <text:p>76.05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73.89" calcext:value-type="float">
            <text:p>73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7" calcext:value-type="float">
            <text:p>2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3" calcext:value-type="float">
            <text:p>6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47" calcext:value-type="float">
            <text:p>66.47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6.56" calcext:value-type="float">
            <text:p>76.5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7.73" calcext:value-type="float">
            <text:p>77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2.99" calcext:value-type="float">
            <text:p>72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0.9" calcext:value-type="float">
            <text:p>70.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3" calcext:value-type="float">
            <text:p>2563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463" calcext:value-type="float">
            <text:p>5463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77.81" calcext:value-type="float">
            <text:p>77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5" calcext:value-type="float">
            <text:p>5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54" calcext:value-type="float">
            <text:p>68.54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78" calcext:value-type="float">
            <text:p>77.7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8.32" calcext:value-type="float">
            <text:p>78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.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3.47" calcext:value-type="float">
            <text:p>83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83.95" calcext:value-type="float">
            <text:p>83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  <table:table-cell office:value-type="float" office:value="74.86" calcext:value-type="float">
            <text:p>74.86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86.45" calcext:value-type="float">
            <text:p>8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8" calcext:value-type="float">
            <text:p>4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4" calcext:value-type="float">
            <text:p>73.14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85" calcext:value-type="float">
            <text:p>73.8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.69" calcext:value-type="float">
            <text:p>76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9.77" calcext:value-type="float">
            <text:p>79.7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7.94" calcext:value-type="float">
            <text:p>77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80.83" calcext:value-type="float">
            <text:p>80.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0" calcext:value-type="float">
            <text:p>2230</text:p>
          </table:table-cell>
          <table:table-cell office:value-type="float" office:value="1" calcext:value-type="float">
            <text:p>1</text:p>
          </table:table-cell>
          <table:table-cell office:value-type="float" office:value="81.33" calcext:value-type="float">
            <text:p>81.33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511" calcext:value-type="float">
            <text:p>4511</text:p>
          </table:table-cell>
          <table:table-cell office:value-type="float" office:value="1" calcext:value-type="float">
            <text:p>1</text:p>
          </table:table-cell>
          <table:table-cell office:value-type="float" office:value="84.64" calcext:value-type="float">
            <text:p>84.64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0" calcext:value-type="float">
            <text:p>3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" calcext:value-type="float">
            <text:p>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31" calcext:value-type="float">
            <text:p>72.3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76" calcext:value-type="float">
            <text:p>75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5.76" calcext:value-type="float">
            <text:p>75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76.44" calcext:value-type="float">
            <text:p>76.4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 office:value-type="float" office:value="76.57" calcext:value-type="float">
            <text:p>76.5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80.23" calcext:value-type="float">
            <text:p>80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472" calcext:value-type="float">
            <text:p>3472</text:p>
          </table:table-cell>
          <table:table-cell office:value-type="float" office:value="1" calcext:value-type="float">
            <text:p>1</text:p>
          </table:table-cell>
          <table:table-cell office:value-type="float" office:value="79.56" calcext:value-type="float">
            <text:p>79.56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82.23" calcext:value-type="float">
            <text:p>82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1" calcext:value-type="float">
            <text:p>3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7" calcext:value-type="float">
            <text:p>3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9.65" calcext:value-type="float">
            <text:p>59.65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05" calcext:value-type="float">
            <text:p>74.0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72.36" calcext:value-type="float">
            <text:p>72.3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3.48" calcext:value-type="float">
            <text:p>73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0.34" calcext:value-type="float">
            <text:p>80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75.08" calcext:value-type="float">
            <text:p>75.08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77.23" calcext:value-type="float">
            <text:p>77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78.02" calcext:value-type="float">
            <text:p>78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2" calcext:value-type="float">
            <text:p>3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1" calcext:value-type="float">
            <text:p>6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.02" calcext:value-type="float">
            <text:p>65.02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44" calcext:value-type="float">
            <text:p>69.4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1" calcext:value-type="float">
            <text:p>2481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72.09" calcext:value-type="float">
            <text:p>72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037" calcext:value-type="float">
            <text:p>5037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72.37" calcext:value-type="float">
            <text:p>72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3" calcext:value-type="float">
            <text:p>3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4" calcext:value-type="float">
            <text:p>71.14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25" calcext:value-type="float">
            <text:p>79.2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75.74" calcext:value-type="float">
            <text:p>75.7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78.21" calcext:value-type="float">
            <text:p>78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239" calcext:value-type="float">
            <text:p>4239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519" calcext:value-type="float">
            <text:p>8519</text:p>
          </table:table-cell>
          <table:table-cell office:value-type="float" office:value="1" calcext:value-type="float">
            <text:p>1</text:p>
          </table:table-cell>
          <table:table-cell office:value-type="float" office:value="80.04" calcext:value-type="float">
            <text:p>80.04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83.68" calcext:value-type="float">
            <text:p>83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4" calcext:value-type="float">
            <text:p>3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1.8" calcext:value-type="float">
            <text:p>61.8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54" calcext:value-type="float">
            <text:p>62.5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9.19" calcext:value-type="float">
            <text:p>69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64.99" calcext:value-type="float">
            <text:p>64.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67.87" calcext:value-type="float">
            <text:p>67.8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8" calcext:value-type="float">
            <text:p>73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73.08" calcext:value-type="float">
            <text:p>73.08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75.11" calcext:value-type="float">
            <text:p>75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72.67" calcext:value-type="float">
            <text:p>72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5" calcext:value-type="float">
            <text:p>3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35" calcext:value-type="float">
            <text:p>69.35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86" calcext:value-type="float">
            <text:p>69.8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69.35" calcext:value-type="float">
            <text:p>69.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2.43" calcext:value-type="float">
            <text:p>72.4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1.2" calcext:value-type="float">
            <text:p>71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74.53" calcext:value-type="float">
            <text:p>74.5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3.06" calcext:value-type="float">
            <text:p>73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8" calcext:value-type="float">
            <text:p>2378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929" calcext:value-type="float">
            <text:p>4929</text:p>
          </table:table-cell>
          <table:table-cell office:value-type="float" office:value="1" calcext:value-type="float">
            <text:p>1</text:p>
          </table:table-cell>
          <table:table-cell office:value-type="float" office:value="74.58" calcext:value-type="float">
            <text:p>74.58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71.65" calcext:value-type="float">
            <text:p>71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6" calcext:value-type="float">
            <text:p>3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81" calcext:value-type="float">
            <text:p>66.81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" calcext:value-type="float">
            <text:p>7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3.69" calcext:value-type="float">
            <text:p>73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66.81" calcext:value-type="float">
            <text:p>66.8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8.01" calcext:value-type="float">
            <text:p>78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67.11" calcext:value-type="float">
            <text:p>67.1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82.68" calcext:value-type="float">
            <text:p>82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  <table:table-cell office:value-type="float" office:value="71.94" calcext:value-type="float">
            <text:p>71.94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76.98" calcext:value-type="float">
            <text:p>76.9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253" calcext:value-type="float">
            <text:p>5253</text:p>
          </table:table-cell>
          <table:table-cell office:value-type="float" office:value="1" calcext:value-type="float">
            <text:p>1</text:p>
          </table:table-cell>
          <table:table-cell office:value-type="float" office:value="73.12" calcext:value-type="float">
            <text:p>73.12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80.92" calcext:value-type="float">
            <text:p>80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658" calcext:value-type="float">
            <text:p>10658</text:p>
          </table:table-cell>
          <table:table-cell office:value-type="float" office:value="1" calcext:value-type="float">
            <text:p>1</text:p>
          </table:table-cell>
          <table:table-cell office:value-type="float" office:value="75.67" calcext:value-type="float">
            <text:p>75.67</text:p>
          </table:table-cell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float" office:value="81.79" calcext:value-type="float">
            <text:p>81.7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7" calcext:value-type="float">
            <text:p>3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4" calcext:value-type="float">
            <text:p>4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94" calcext:value-type="float">
            <text:p>73.94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3" calcext:value-type="float">
            <text:p>68.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1.96" calcext:value-type="float">
            <text:p>71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4.65" calcext:value-type="float">
            <text:p>74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6.03" calcext:value-type="float">
            <text:p>76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76.34" calcext:value-type="float">
            <text:p>76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68.16" calcext:value-type="float">
            <text:p>68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836" calcext:value-type="float">
            <text:p>3836</text:p>
          </table:table-cell>
          <table:table-cell office:value-type="float" office:value="1" calcext:value-type="float">
            <text:p>1</text:p>
          </table:table-cell>
          <table:table-cell office:value-type="float" office:value="73.94" calcext:value-type="float">
            <text:p>73.94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79.57" calcext:value-type="float">
            <text:p>79.5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8" calcext:value-type="float">
            <text:p>3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9" calcext:value-type="float">
            <text:p>3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69" calcext:value-type="float">
            <text:p>70.6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4.76" calcext:value-type="float">
            <text:p>74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0.69" calcext:value-type="float">
            <text:p>70.6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71.28" calcext:value-type="float">
            <text:p>71.2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77.39" calcext:value-type="float">
            <text:p>77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78.95" calcext:value-type="float">
            <text:p>78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212" calcext:value-type="float">
            <text:p>5212</text:p>
          </table:table-cell>
          <table:table-cell office:value-type="float" office:value="1" calcext:value-type="float">
            <text:p>1</text:p>
          </table:table-cell>
          <table:table-cell office:value-type="float" office:value="72.24" calcext:value-type="float">
            <text:p>72.24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79.17" calcext:value-type="float">
            <text:p>79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39" calcext:value-type="float">
            <text:p>3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25" calcext:value-type="float">
            <text:p>62.2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6.42" calcext:value-type="float">
            <text:p>76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9.91" calcext:value-type="float">
            <text:p>69.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9.74" calcext:value-type="float">
            <text:p>79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.7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80.77" calcext:value-type="float">
            <text:p>80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0" calcext:value-type="float">
            <text:p>4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4" calcext:value-type="float">
            <text:p>8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4" calcext:value-type="float">
            <text:p>63.4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51" calcext:value-type="float">
            <text:p>70.5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3.19" calcext:value-type="float">
            <text:p>73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5.09" calcext:value-type="float">
            <text:p>75.0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72.27" calcext:value-type="float">
            <text:p>72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75.22" calcext:value-type="float">
            <text:p>75.2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0" calcext:value-type="float">
            <text:p>3730</text:p>
          </table:table-cell>
          <table:table-cell office:value-type="float" office:value="1" calcext:value-type="float">
            <text:p>1</text:p>
          </table:table-cell>
          <table:table-cell office:value-type="float" office:value="71.97" calcext:value-type="float">
            <text:p>71.97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7531" calcext:value-type="float">
            <text:p>7531</text:p>
          </table:table-cell>
          <table:table-cell office:value-type="float" office:value="1" calcext:value-type="float">
            <text:p>1</text:p>
          </table:table-cell>
          <table:table-cell office:value-type="float" office:value="72.51" calcext:value-type="float">
            <text:p>72.51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float" office:value="81.13" calcext:value-type="float">
            <text:p>81.1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1" calcext:value-type="float">
            <text:p>4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26" calcext:value-type="float">
            <text:p>32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36" calcext:value-type="float">
            <text:p>68.36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62" calcext:value-type="float">
            <text:p>70.6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74.25" calcext:value-type="float">
            <text:p>74.2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2.93" calcext:value-type="float">
            <text:p>52.9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5.63" calcext:value-type="float">
            <text:p>75.6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74.21" calcext:value-type="float">
            <text:p>74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90" calcext:value-type="float">
            <text:p>4790</text:p>
          </table:table-cell>
          <table:table-cell office:value-type="float" office:value="1" calcext:value-type="float">
            <text:p>1</text:p>
          </table:table-cell>
          <table:table-cell office:value-type="float" office:value="77.68" calcext:value-type="float">
            <text:p>77.68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74.45" calcext:value-type="float">
            <text:p>74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70" calcext:value-type="float">
            <text:p>10170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0996" calcext:value-type="float">
            <text:p>20996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78.91" calcext:value-type="float">
            <text:p>78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2" calcext:value-type="float">
            <text:p>4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49" calcext:value-type="float">
            <text:p>14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28" calcext:value-type="float">
            <text:p>70.28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43" calcext:value-type="float">
            <text:p>67.4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8.59" calcext:value-type="float">
            <text:p>68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093" calcext:value-type="float">
            <text:p>8093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 office:value-type="float" office:value="77.36" calcext:value-type="float">
            <text:p>77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798" calcext:value-type="float">
            <text:p>16798</text:p>
          </table:table-cell>
          <table:table-cell office:value-type="float" office:value="1" calcext:value-type="float">
            <text:p>1</text:p>
          </table:table-cell>
          <table:table-cell office:value-type="float" office:value="75.83" calcext:value-type="float">
            <text:p>75.83</text:p>
          </table:table-cell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3" calcext:value-type="float">
            <text:p>4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74" calcext:value-type="float">
            <text:p>17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74" calcext:value-type="float">
            <text:p>64.74</text:p>
          </table:table-cell>
          <table:table-cell table:style-name="ce66" office:value-type="float" office:value="96" calcext:value-type="float">
            <text:p>9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5.13" calcext:value-type="float">
            <text:p>65.1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28" calcext:value-type="float">
            <text:p>16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64.66" calcext:value-type="float">
            <text:p>64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  <table:table-cell office:value-type="float" office:value="71.89" calcext:value-type="float">
            <text:p>71.89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18" calcext:value-type="float">
            <text:p>6518</text:p>
          </table:table-cell>
          <table:table-cell office:value-type="float" office:value="2" calcext:value-type="float">
            <text:p>2</text:p>
          </table:table-cell>
          <table:table-cell office:value-type="float" office:value="70.91" calcext:value-type="float">
            <text:p>70.91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67.08" calcext:value-type="float">
            <text:p>67.0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427" calcext:value-type="float">
            <text:p>9427</text:p>
          </table:table-cell>
          <table:table-cell office:value-type="float" office:value="2" calcext:value-type="float">
            <text:p>2</text:p>
          </table:table-cell>
          <table:table-cell office:value-type="float" office:value="68.02" calcext:value-type="float">
            <text:p>68.02</text:p>
          </table:table-cell>
          <table:table-cell office:value-type="float" office:value="2335" calcext:value-type="float">
            <text:p>2335</text:p>
          </table:table-cell>
          <table:table-cell office:value-type="float" office:value="2" calcext:value-type="float">
            <text:p>2</text:p>
          </table:table-cell>
          <table:table-cell office:value-type="float" office:value="80.84" calcext:value-type="float">
            <text:p>80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1206" calcext:value-type="float">
            <text:p>21206</text:p>
          </table:table-cell>
          <table:table-cell office:value-type="float" office:value="2" calcext:value-type="float">
            <text:p>2</text:p>
          </table:table-cell>
          <table:table-cell office:value-type="float" office:value="71.12" calcext:value-type="float">
            <text:p>71.12</text:p>
          </table:table-cell>
          <table:table-cell office:value-type="float" office:value="3015" calcext:value-type="float">
            <text:p>3015</text:p>
          </table:table-cell>
          <table:table-cell office:value-type="float" office:value="2" calcext:value-type="float">
            <text:p>2</text:p>
          </table:table-cell>
          <table:table-cell office:value-type="float" office:value="76.47" calcext:value-type="float">
            <text:p>76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7001" calcext:value-type="float">
            <text:p>67001</text:p>
          </table:table-cell>
          <table:table-cell office:value-type="float" office:value="2" calcext:value-type="float">
            <text:p>2</text:p>
          </table:table-cell>
          <table:table-cell office:value-type="float" office:value="67.51" calcext:value-type="float">
            <text:p>67.51</text:p>
          </table:table-cell>
          <table:table-cell office:value-type="float" office:value="5429" calcext:value-type="float">
            <text:p>5429</text:p>
          </table:table-cell>
          <table:table-cell office:value-type="float" office:value="2" calcext:value-type="float">
            <text:p>2</text:p>
          </table:table-cell>
          <table:table-cell office:value-type="float" office:value="77.53" calcext:value-type="float">
            <text:p>77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4" calcext:value-type="float">
            <text:p>4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67" calcext:value-type="float">
            <text:p>36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1.69" calcext:value-type="float">
            <text:p>61.69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8" calcext:value-type="float">
            <text:p>71.1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8.48" calcext:value-type="float">
            <text:p>78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62" calcext:value-type="float">
            <text:p>3062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76.04" calcext:value-type="float">
            <text:p>76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367" calcext:value-type="float">
            <text:p>14367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3204" calcext:value-type="float">
            <text:p>3204</text:p>
          </table:table-cell>
          <table:table-cell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9580" calcext:value-type="float">
            <text:p>29580</text:p>
          </table:table-cell>
          <table:table-cell office:value-type="float" office:value="1" calcext:value-type="float">
            <text:p>1</text:p>
          </table:table-cell>
          <table:table-cell office:value-type="float" office:value="69.72" calcext:value-type="float">
            <text:p>69.72</text:p>
          </table:table-cell>
          <table:table-cell office:value-type="float" office:value="5594" calcext:value-type="float">
            <text:p>5594</text:p>
          </table:table-cell>
          <table:table-cell office:value-type="float" office:value="1" calcext:value-type="float">
            <text:p>1</text:p>
          </table:table-cell>
          <table:table-cell office:value-type="float" office:value="80.33" calcext:value-type="float">
            <text:p>80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5" calcext:value-type="float">
            <text:p>4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04" calcext:value-type="float">
            <text:p>60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6.66" calcext:value-type="float">
            <text:p>46.66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62" calcext:value-type="float">
            <text:p>75.6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44.05" calcext:value-type="float">
            <text:p>44.05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float" office:value="43.78" calcext:value-type="float">
            <text:p>43.78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83.12" calcext:value-type="float">
            <text:p>83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77" calcext:value-type="float">
            <text:p>4877</text:p>
          </table:table-cell>
          <table:table-cell office:value-type="float" office:value="2" calcext:value-type="float">
            <text:p>2</text:p>
          </table:table-cell>
          <table:table-cell office:value-type="float" office:value="38.4" calcext:value-type="float">
            <text:p>38.4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78.72" calcext:value-type="float">
            <text:p>78.7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384" calcext:value-type="float">
            <text:p>9384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83.31" calcext:value-type="float">
            <text:p>83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382" calcext:value-type="float">
            <text:p>22382</text:p>
          </table:table-cell>
          <table:table-cell office:value-type="float" office:value="1" calcext:value-type="float">
            <text:p>1</text:p>
          </table:table-cell>
          <table:table-cell office:value-type="float" office:value="76.94" calcext:value-type="float">
            <text:p>76.94</text:p>
          </table:table-cell>
          <table:table-cell office:value-type="float" office:value="4241" calcext:value-type="float">
            <text:p>4241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6854" calcext:value-type="float">
            <text:p>36854</text:p>
          </table:table-cell>
          <table:table-cell office:value-type="float" office:value="1" calcext:value-type="float">
            <text:p>1</text:p>
          </table:table-cell>
          <table:table-cell office:value-type="float" office:value="79.15" calcext:value-type="float">
            <text:p>79.15</text:p>
          </table:table-cell>
          <table:table-cell office:value-type="float" office:value="6044" calcext:value-type="float">
            <text:p>6044</text:p>
          </table:table-cell>
          <table:table-cell office:value-type="float" office:value="1" calcext:value-type="float">
            <text:p>1</text:p>
          </table:table-cell>
          <table:table-cell office:value-type="float" office:value="85.35" calcext:value-type="float">
            <text:p>85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6" calcext:value-type="float">
            <text:p>4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9" calcext:value-type="float">
            <text:p>25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7.06" calcext:value-type="float">
            <text:p>77.06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1.7" calcext:value-type="float">
            <text:p>71.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06" calcext:value-type="float">
            <text:p>2706</text:p>
          </table:table-cell>
          <table:table-cell office:value-type="float" office:value="2" calcext:value-type="float">
            <text:p>2</text:p>
          </table:table-cell>
          <table:table-cell office:value-type="float" office:value="72.32" calcext:value-type="float">
            <text:p>72.3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66.68" calcext:value-type="float">
            <text:p>66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194" calcext:value-type="float">
            <text:p>4194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72.68" calcext:value-type="float">
            <text:p>72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8229" calcext:value-type="float">
            <text:p>822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77.02" calcext:value-type="float">
            <text:p>77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847" calcext:value-type="float">
            <text:p>14847</text:p>
          </table:table-cell>
          <table:table-cell office:value-type="float" office:value="2" calcext:value-type="float">
            <text:p>2</text:p>
          </table:table-cell>
          <table:table-cell office:value-type="float" office:value="76.33" calcext:value-type="float">
            <text:p>76.33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73.15" calcext:value-type="float">
            <text:p>73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144" calcext:value-type="float">
            <text:p>26144</text:p>
          </table:table-cell>
          <table:table-cell office:value-type="float" office:value="2" calcext:value-type="float">
            <text:p>2</text:p>
          </table:table-cell>
          <table:table-cell office:value-type="float" office:value="76.15" calcext:value-type="float">
            <text:p>76.15</text:p>
          </table:table-cell>
          <table:table-cell office:value-type="float" office:value="1841" calcext:value-type="float">
            <text:p>1841</text:p>
          </table:table-cell>
          <table:table-cell office:value-type="float" office:value="2" calcext:value-type="float">
            <text:p>2</text:p>
          </table:table-cell>
          <table:table-cell office:value-type="float" office:value="74.16" calcext:value-type="float">
            <text:p>74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5738" calcext:value-type="float">
            <text:p>45738</text:p>
          </table:table-cell>
          <table:table-cell office:value-type="float" office:value="2" calcext:value-type="float">
            <text:p>2</text:p>
          </table:table-cell>
          <table:table-cell office:value-type="float" office:value="75.98" calcext:value-type="float">
            <text:p>75.98</text:p>
          </table:table-cell>
          <table:table-cell office:value-type="float" office:value="4028" calcext:value-type="float">
            <text:p>4028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7" calcext:value-type="float">
            <text:p>4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95" calcext:value-type="float">
            <text:p>39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04" calcext:value-type="float">
            <text:p>70.04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2.15" calcext:value-type="float">
            <text:p>72.1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75.28" calcext:value-type="float">
            <text:p>75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72.72" calcext:value-type="float">
            <text:p>72.7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70.04" calcext:value-type="float">
            <text:p>70.04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7165" calcext:value-type="float">
            <text:p>17165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4689" calcext:value-type="float">
            <text:p>34689</text:p>
          </table:table-cell>
          <table:table-cell office:value-type="float" office:value="1" calcext:value-type="float">
            <text:p>1</text:p>
          </table:table-cell>
          <table:table-cell office:value-type="float" office:value="72.83" calcext:value-type="float">
            <text:p>72.83</text:p>
          </table:table-cell>
          <table:table-cell office:value-type="float" office:value="6153" calcext:value-type="float">
            <text:p>6153</text:p>
          </table:table-cell>
          <table:table-cell office:value-type="float" office:value="1" calcext:value-type="float">
            <text:p>1</text:p>
          </table:table-cell>
          <table:table-cell office:value-type="float" office:value="78.82" calcext:value-type="float">
            <text:p>78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8" calcext:value-type="float">
            <text:p>4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08" calcext:value-type="float">
            <text:p>208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3.3" calcext:value-type="float">
            <text:p>63.3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24" calcext:value-type="float">
            <text:p>62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69.72" calcext:value-type="float">
            <text:p>69.7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61.82" calcext:value-type="float">
            <text:p>61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95" calcext:value-type="float">
            <text:p>3395</text:p>
          </table:table-cell>
          <table:table-cell office:value-type="float" office:value="2" calcext:value-type="float">
            <text:p>2</text:p>
          </table:table-cell>
          <table:table-cell office:value-type="float" office:value="63.35" calcext:value-type="float">
            <text:p>63.35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54.88" calcext:value-type="float">
            <text:p>54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845" calcext:value-type="float">
            <text:p>6845</text:p>
          </table:table-cell>
          <table:table-cell office:value-type="float" office:value="2" calcext:value-type="float">
            <text:p>2</text:p>
          </table:table-cell>
          <table:table-cell office:value-type="float" office:value="62.39" calcext:value-type="float">
            <text:p>62.39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66.88" calcext:value-type="float">
            <text:p>66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946" calcext:value-type="float">
            <text:p>7946</text:p>
          </table:table-cell>
          <table:table-cell office:value-type="float" office:value="2" calcext:value-type="float">
            <text:p>2</text:p>
          </table:table-cell>
          <table:table-cell office:value-type="float" office:value="65.44" calcext:value-type="float">
            <text:p>65.44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63.9" calcext:value-type="float">
            <text:p>63.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83" calcext:value-type="float">
            <text:p>20583</text:p>
          </table:table-cell>
          <table:table-cell office:value-type="float" office:value="2" calcext:value-type="float">
            <text:p>2</text:p>
          </table:table-cell>
          <table:table-cell office:value-type="float" office:value="65.15" calcext:value-type="float">
            <text:p>65.15</text:p>
          </table:table-cell>
          <table:table-cell office:value-type="float" office:value="2056" calcext:value-type="float">
            <text:p>2056</text:p>
          </table:table-cell>
          <table:table-cell office:value-type="float" office:value="2" calcext:value-type="float">
            <text:p>2</text:p>
          </table:table-cell>
          <table:table-cell office:value-type="float" office:value="64.02" calcext:value-type="float">
            <text:p>64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3066" calcext:value-type="float">
            <text:p>43066</text:p>
          </table:table-cell>
          <table:table-cell office:value-type="float" office:value="2" calcext:value-type="float">
            <text:p>2</text:p>
          </table:table-cell>
          <table:table-cell office:value-type="float" office:value="70.5" calcext:value-type="float">
            <text:p>70.5</text:p>
          </table:table-cell>
          <table:table-cell office:value-type="float" office:value="4014" calcext:value-type="float">
            <text:p>4014</text:p>
          </table:table-cell>
          <table:table-cell office:value-type="float" office:value="2" calcext:value-type="float">
            <text:p>2</text:p>
          </table:table-cell>
          <table:table-cell office:value-type="float" office:value="66.03" calcext:value-type="float">
            <text:p>66.0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49" calcext:value-type="float">
            <text:p>4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52" calcext:value-type="float">
            <text:p>15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08" calcext:value-type="float">
            <text:p>64.08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" calcext:value-type="float">
            <text:p>7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69.12" calcext:value-type="float">
            <text:p>69.1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6.11" calcext:value-type="float">
            <text:p>76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622" calcext:value-type="float">
            <text:p>4622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8767" calcext:value-type="float">
            <text:p>8767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856" calcext:value-type="float">
            <text:p>16856</text:p>
          </table:table-cell>
          <table:table-cell office:value-type="float" office:value="1" calcext:value-type="float">
            <text:p>1</text:p>
          </table:table-cell>
          <table:table-cell office:value-type="float" office:value="74.03" calcext:value-type="float">
            <text:p>74.03</text:p>
          </table:table-cell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 office:value-type="float" office:value="81.7" calcext:value-type="float">
            <text:p>81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0" calcext:value-type="float">
            <text:p>5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21" calcext:value-type="float">
            <text:p>42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37" calcext:value-type="float">
            <text:p>63.37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85" calcext:value-type="float">
            <text:p>70.8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67.26" calcext:value-type="float">
            <text:p>67.2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77" calcext:value-type="float">
            <text:p>3077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2" calcext:value-type="float">
            <text:p>6702</text:p>
          </table:table-cell>
          <table:table-cell office:value-type="float" office:value="1" calcext:value-type="float">
            <text:p>1</text:p>
          </table:table-cell>
          <table:table-cell office:value-type="float" office:value="70.81" calcext:value-type="float">
            <text:p>70.81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15" calcext:value-type="float">
            <text:p>74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20" calcext:value-type="float">
            <text:p>14720</text:p>
          </table:table-cell>
          <table:table-cell office:value-type="float" office:value="1" calcext:value-type="float">
            <text:p>1</text:p>
          </table:table-cell>
          <table:table-cell office:value-type="float" office:value="72.07" calcext:value-type="float">
            <text:p>72.07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1094" calcext:value-type="float">
            <text:p>31094</text:p>
          </table:table-cell>
          <table:table-cell office:value-type="float" office:value="1" calcext:value-type="float">
            <text:p>1</text:p>
          </table:table-cell>
          <table:table-cell office:value-type="float" office:value="72.29" calcext:value-type="float">
            <text:p>72.29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1" calcext:value-type="float">
            <text:p>5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99" calcext:value-type="float">
            <text:p>19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66" calcext:value-type="float">
            <text:p>70.66</text:p>
          </table:table-cell>
          <table:table-cell table:style-name="ce66" office:value-type="float" office:value="62" calcext:value-type="float">
            <text:p>6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7" calcext:value-type="float">
            <text:p>71.1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70.5" calcext:value-type="float">
            <text:p>70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69.81" calcext:value-type="float">
            <text:p>69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786" calcext:value-type="float">
            <text:p>4786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71.6" calcext:value-type="float">
            <text:p>71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267" calcext:value-type="float">
            <text:p>11267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929" calcext:value-type="float">
            <text:p>20929</text:p>
          </table:table-cell>
          <table:table-cell office:value-type="float" office:value="1" calcext:value-type="float">
            <text:p>1</text:p>
          </table:table-cell>
          <table:table-cell office:value-type="float" office:value="71.25" calcext:value-type="float">
            <text:p>71.25</text:p>
          </table:table-cell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1807" calcext:value-type="float">
            <text:p>41807</text:p>
          </table:table-cell>
          <table:table-cell office:value-type="float" office:value="1" calcext:value-type="float">
            <text:p>1</text:p>
          </table:table-cell>
          <table:table-cell office:value-type="float" office:value="73.87" calcext:value-type="float">
            <text:p>73.87</text:p>
          </table:table-cell>
          <table:table-cell office:value-type="float" office:value="3514" calcext:value-type="float">
            <text:p>3514</text:p>
          </table:table-cell>
          <table:table-cell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2" calcext:value-type="float">
            <text:p>5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4" calcext:value-type="float">
            <text:p>5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22" calcext:value-type="float">
            <text:p>71.22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21" calcext:value-type="float">
            <text:p>77.2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56"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0.62" calcext:value-type="float">
            <text:p>80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4.69" calcext:value-type="float">
            <text:p>74.69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6.17" calcext:value-type="float">
            <text:p>76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78.28" calcext:value-type="float">
            <text:p>78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76.01" calcext:value-type="float">
            <text:p>76.01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80.14" calcext:value-type="float">
            <text:p>80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7" calcext:value-type="float">
            <text:p>3017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764" calcext:value-type="float">
            <text:p>6764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3" calcext:value-type="float">
            <text:p>5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34" calcext:value-type="float">
            <text:p>4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73" calcext:value-type="float">
            <text:p>63.73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09" calcext:value-type="float">
            <text:p>70.0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75.61" calcext:value-type="float">
            <text:p>75.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69.2" calcext:value-type="float">
            <text:p>69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70" calcext:value-type="float">
            <text:p>5270</text:p>
          </table:table-cell>
          <table:table-cell office:value-type="float" office:value="1" calcext:value-type="float">
            <text:p>1</text:p>
          </table:table-cell>
          <table:table-cell office:value-type="float" office:value="63.73" calcext:value-type="float">
            <text:p>63.73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75.31" calcext:value-type="float">
            <text:p>75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37" calcext:value-type="float">
            <text:p>12437</text:p>
          </table:table-cell>
          <table:table-cell office:value-type="float" office:value="1" calcext:value-type="float">
            <text:p>1</text:p>
          </table:table-cell>
          <table:table-cell office:value-type="float" office:value="68.54" calcext:value-type="float">
            <text:p>68.54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77.54" calcext:value-type="float">
            <text:p>77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2733" calcext:value-type="float">
            <text:p>22733</text:p>
          </table:table-cell>
          <table:table-cell office:value-type="float" office:value="1" calcext:value-type="float">
            <text:p>1</text:p>
          </table:table-cell>
          <table:table-cell office:value-type="float" office:value="69.71" calcext:value-type="float">
            <text:p>69.71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72.15" calcext:value-type="float">
            <text:p>72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6766" calcext:value-type="float">
            <text:p>46766</text:p>
          </table:table-cell>
          <table:table-cell office:value-type="float" office:value="1" calcext:value-type="float">
            <text:p>1</text:p>
          </table:table-cell>
          <table:table-cell office:value-type="float" office:value="70.13" calcext:value-type="float">
            <text:p>70.13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4" calcext:value-type="float">
            <text:p>5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89" calcext:value-type="float">
            <text:p>88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1.9" calcext:value-type="float">
            <text:p>71.9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1.76" calcext:value-type="float">
            <text:p>71.7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11" calcext:value-type="float">
            <text:p>1611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77.16" calcext:value-type="float">
            <text:p>77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338" calcext:value-type="float">
            <text:p>3338</text:p>
          </table:table-cell>
          <table:table-cell office:value-type="float" office:value="2" calcext:value-type="float">
            <text:p>2</text:p>
          </table:table-cell>
          <table:table-cell office:value-type="float" office:value="74.52" calcext:value-type="float">
            <text:p>74.52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 office:value-type="float" office:value="72.86" calcext:value-type="float">
            <text:p>72.86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77.55" calcext:value-type="float">
            <text:p>77.5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7401" calcext:value-type="float">
            <text:p>17401</text:p>
          </table:table-cell>
          <table:table-cell office:value-type="float" office:value="2" calcext:value-type="float">
            <text:p>2</text:p>
          </table:table-cell>
          <table:table-cell office:value-type="float" office:value="72.55" calcext:value-type="float">
            <text:p>72.55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6080" calcext:value-type="float">
            <text:p>36080</text:p>
          </table:table-cell>
          <table:table-cell office:value-type="float" office:value="2" calcext:value-type="float">
            <text:p>2</text:p>
          </table:table-cell>
          <table:table-cell office:value-type="float" office:value="77.76" calcext:value-type="float">
            <text:p>77.76</text:p>
          </table:table-cell>
          <table:table-cell office:value-type="float" office:value="2773" calcext:value-type="float">
            <text:p>2773</text:p>
          </table:table-cell>
          <table:table-cell office:value-type="float" office:value="2" calcext:value-type="float">
            <text:p>2</text:p>
          </table:table-cell>
          <table:table-cell office:value-type="float" office:value="71.73" calcext:value-type="float">
            <text:p>71.7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9866" calcext:value-type="float">
            <text:p>69866</text:p>
          </table:table-cell>
          <table:table-cell office:value-type="float" office:value="2" calcext:value-type="float">
            <text:p>2</text:p>
          </table:table-cell>
          <table:table-cell office:value-type="float" office:value="71.95" calcext:value-type="float">
            <text:p>71.95</text:p>
          </table:table-cell>
          <table:table-cell office:value-type="float" office:value="5305" calcext:value-type="float">
            <text:p>5305</text:p>
          </table:table-cell>
          <table:table-cell office:value-type="float" office:value="2" calcext:value-type="float">
            <text:p>2</text:p>
          </table:table-cell>
          <table:table-cell office:value-type="float" office:value="75.45" calcext:value-type="float">
            <text:p>75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5" calcext:value-type="float">
            <text:p>5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8.5" calcext:value-type="float">
            <text:p>58.5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04" calcext:value-type="float">
            <text:p>69.0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70.35" calcext:value-type="float">
            <text:p>70.3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71.56" calcext:value-type="float">
            <text:p>71.5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74.32" calcext:value-type="float">
            <text:p>74.3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71.98" calcext:value-type="float">
            <text:p>71.9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475" calcext:value-type="float">
            <text:p>3475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72.31" calcext:value-type="float">
            <text:p>72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32" calcext:value-type="float">
            <text:p>7132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.76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72.53" calcext:value-type="float">
            <text:p>72.5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4863" calcext:value-type="float">
            <text:p>14863</text:p>
          </table:table-cell>
          <table:table-cell office:value-type="float" office:value="1" calcext:value-type="float">
            <text:p>1</text:p>
          </table:table-cell>
          <table:table-cell office:value-type="float" office:value="79.02" calcext:value-type="float">
            <text:p>79.02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6" calcext:value-type="float">
            <text:p>5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19" calcext:value-type="float">
            <text:p>31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92" calcext:value-type="float">
            <text:p>63.92</text:p>
          </table:table-cell>
          <table:table-cell table:style-name="ce66" office:value-type="float" office:value="141" calcext:value-type="float">
            <text:p>14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42" calcext:value-type="float">
            <text:p>79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71.46" calcext:value-type="float">
            <text:p>71.4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77.95" calcext:value-type="float">
            <text:p>77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80.12" calcext:value-type="float">
            <text:p>80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0" calcext:value-type="float">
            <text:p>284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76.63" calcext:value-type="float">
            <text:p>76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310" calcext:value-type="float">
            <text:p>7310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81.85" calcext:value-type="float">
            <text:p>81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72" calcext:value-type="float">
            <text:p>15072</text:p>
          </table:table-cell>
          <table:table-cell office:value-type="float" office:value="1" calcext:value-type="float">
            <text:p>1</text:p>
          </table:table-cell>
          <table:table-cell office:value-type="float" office:value="74.87" calcext:value-type="float">
            <text:p>74.87</text:p>
          </table:table-cell>
          <table:table-cell office:value-type="float" office:value="2233" calcext:value-type="float">
            <text:p>2233</text:p>
          </table:table-cell>
          <table:table-cell office:value-type="float" office:value="1" calcext:value-type="float">
            <text:p>1</text:p>
          </table:table-cell>
          <table:table-cell office:value-type="float" office:value="75.5" calcext:value-type="float">
            <text:p>75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0574" calcext:value-type="float">
            <text:p>30574</text:p>
          </table:table-cell>
          <table:table-cell office:value-type="float" office:value="1" calcext:value-type="float">
            <text:p>1</text:p>
          </table:table-cell>
          <table:table-cell office:value-type="float" office:value="78.73" calcext:value-type="float">
            <text:p>78.73</text:p>
          </table:table-cell>
          <table:table-cell office:value-type="float" office:value="3703" calcext:value-type="float">
            <text:p>3703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7" calcext:value-type="float">
            <text:p>5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9" calcext:value-type="float">
            <text:p>24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23" calcext:value-type="float">
            <text:p>64.23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5.11" calcext:value-type="float">
            <text:p>55.1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47.8" calcext:value-type="float">
            <text:p>47.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8.35" calcext:value-type="float">
            <text:p>58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office:value-type="float" office:value="45.86" calcext:value-type="float">
            <text:p>45.86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089" calcext:value-type="float">
            <text:p>2089</text:p>
          </table:table-cell>
          <table:table-cell office:value-type="float" office:value="2" calcext:value-type="float">
            <text:p>2</text:p>
          </table:table-cell>
          <table:table-cell office:value-type="float" office:value="42.54" calcext:value-type="float">
            <text:p>42.54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48.64" calcext:value-type="float">
            <text:p>48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008" calcext:value-type="float">
            <text:p>5008</text:p>
          </table:table-cell>
          <table:table-cell office:value-type="float" office:value="2" calcext:value-type="float">
            <text:p>2</text:p>
          </table:table-cell>
          <table:table-cell office:value-type="float" office:value="44.26" calcext:value-type="float">
            <text:p>44.2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54.39" calcext:value-type="float">
            <text:p>54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920" calcext:value-type="float">
            <text:p>13920</text:p>
          </table:table-cell>
          <table:table-cell office:value-type="float" office:value="2" calcext:value-type="float">
            <text:p>2</text:p>
          </table:table-cell>
          <table:table-cell office:value-type="float" office:value="53.72" calcext:value-type="float">
            <text:p>53.72</text:p>
          </table:table-cell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6749" calcext:value-type="float">
            <text:p>26749</text:p>
          </table:table-cell>
          <table:table-cell office:value-type="float" office:value="2" calcext:value-type="float">
            <text:p>2</text:p>
          </table:table-cell>
          <table:table-cell office:value-type="float" office:value="51.17" calcext:value-type="float">
            <text:p>51.17</text:p>
          </table:table-cell>
          <table:table-cell office:value-type="float" office:value="2753" calcext:value-type="float">
            <text:p>2753</text:p>
          </table:table-cell>
          <table:table-cell office:value-type="float" office:value="1" calcext:value-type="float">
            <text:p>1</text:p>
          </table:table-cell>
          <table:table-cell office:value-type="float" office:value="82.01" calcext:value-type="float">
            <text:p>82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8" calcext:value-type="float">
            <text:p>5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5" calcext:value-type="float">
            <text:p>65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03" calcext:value-type="float">
            <text:p>77.0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525" calcext:value-type="float">
            <text:p>1525</text:p>
          </table:table-cell>
          <table:table-cell office:value-type="float" office:value="1" calcext:value-type="float">
            <text:p>1</text:p>
          </table:table-cell>
          <table:table-cell office:value-type="float" office:value="67.19" calcext:value-type="float">
            <text:p>67.1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43" calcext:value-type="float">
            <text:p>3043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74.82" calcext:value-type="float">
            <text:p>74.8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67.99" calcext:value-type="float">
            <text:p>67.99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76.89" calcext:value-type="float">
            <text:p>76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984" calcext:value-type="float">
            <text:p>14984</text:p>
          </table:table-cell>
          <table:table-cell office:value-type="float" office:value="1" calcext:value-type="float">
            <text:p>1</text:p>
          </table:table-cell>
          <table:table-cell office:value-type="float" office:value="71.01" calcext:value-type="float">
            <text:p>71.01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76.84" calcext:value-type="float">
            <text:p>76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9794" calcext:value-type="float">
            <text:p>29794</text:p>
          </table:table-cell>
          <table:table-cell office:value-type="float" office:value="1" calcext:value-type="float">
            <text:p>1</text:p>
          </table:table-cell>
          <table:table-cell office:value-type="float" office:value="71.48" calcext:value-type="float">
            <text:p>71.48</text:p>
          </table:table-cell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59" calcext:value-type="float">
            <text:p>5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4" calcext:value-type="float">
            <text:p>6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12" calcext:value-type="float">
            <text:p>69.12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8.11" calcext:value-type="float">
            <text:p>78.1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78.2" calcext:value-type="float">
            <text:p>78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7.18" calcext:value-type="float">
            <text:p>77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76.43" calcext:value-type="float">
            <text:p>76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024" calcext:value-type="float">
            <text:p>3024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83" calcext:value-type="float">
            <text:p>5983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839" calcext:value-type="float">
            <text:p>11839</text:p>
          </table:table-cell>
          <table:table-cell office:value-type="float" office:value="1" calcext:value-type="float">
            <text:p>1</text:p>
          </table:table-cell>
          <table:table-cell office:value-type="float" office:value="75.21" calcext:value-type="float">
            <text:p>75.21</text:p>
          </table:table-cell>
          <table:table-cell office:value-type="float" office:value="2491" calcext:value-type="float">
            <text:p>2491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0" calcext:value-type="float">
            <text:p>6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42" calcext:value-type="float">
            <text:p>34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54" calcext:value-type="float">
            <text:p>64.54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84" calcext:value-type="float">
            <text:p>71.8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66.78" calcext:value-type="float">
            <text:p>66.7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77.47" calcext:value-type="float">
            <text:p>77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69.14" calcext:value-type="float">
            <text:p>69.14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941" calcext:value-type="float">
            <text:p>2941</text:p>
          </table:table-cell>
          <table:table-cell office:value-type="float" office:value="1" calcext:value-type="float">
            <text:p>1</text:p>
          </table:table-cell>
          <table:table-cell office:value-type="float" office:value="71.75" calcext:value-type="float">
            <text:p>71.75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1.86" calcext:value-type="float">
            <text:p>81.8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042" calcext:value-type="float">
            <text:p>7042</text:p>
          </table:table-cell>
          <table:table-cell office:value-type="float" office:value="1" calcext:value-type="float">
            <text:p>1</text:p>
          </table:table-cell>
          <table:table-cell office:value-type="float" office:value="72.18" calcext:value-type="float">
            <text:p>72.18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71.62" calcext:value-type="float">
            <text:p>71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16" calcext:value-type="float">
            <text:p>13516</text:p>
          </table:table-cell>
          <table:table-cell office:value-type="float" office:value="1" calcext:value-type="float">
            <text:p>1</text:p>
          </table:table-cell>
          <table:table-cell office:value-type="float" office:value="75.64" calcext:value-type="float">
            <text:p>75.64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73.71" calcext:value-type="float">
            <text:p>73.7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6714" calcext:value-type="float">
            <text:p>26714</text:p>
          </table:table-cell>
          <table:table-cell office:value-type="float" office:value="1" calcext:value-type="float">
            <text:p>1</text:p>
          </table:table-cell>
          <table:table-cell office:value-type="float" office:value="80.19" calcext:value-type="float">
            <text:p>80.19</text:p>
          </table:table-cell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office:value-type="float" office:value="69.89" calcext:value-type="float">
            <text:p>69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1" calcext:value-type="float">
            <text:p>6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70" calcext:value-type="float">
            <text:p>2470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61.14" calcext:value-type="float">
            <text:p>61.14</text:p>
          </table:table-cell>
          <table:table-cell table:style-name="ce66" office:value-type="float" office:value="194" calcext:value-type="float">
            <text:p>19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5.03" calcext:value-type="float">
            <text:p>75.0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66" calcext:value-type="float">
            <text:p>7566</text:p>
          </table:table-cell>
          <table:table-cell office:value-type="float" office:value="3" calcext:value-type="float">
            <text:p>3</text:p>
          </table:table-cell>
          <table:table-cell office:value-type="float" office:value="61.46" calcext:value-type="float">
            <text:p>61.46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79.58" calcext:value-type="float">
            <text:p>79.5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705" calcext:value-type="float">
            <text:p>7705</text:p>
          </table:table-cell>
          <table:table-cell office:value-type="float" office:value="2" calcext:value-type="float">
            <text:p>2</text:p>
          </table:table-cell>
          <table:table-cell office:value-type="float" office:value="71.35" calcext:value-type="float">
            <text:p>71.35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74.15" calcext:value-type="float">
            <text:p>74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0277" calcext:value-type="float">
            <text:p>30277</text:p>
          </table:table-cell>
          <table:table-cell office:value-type="float" office:value="3" calcext:value-type="float">
            <text:p>3</text:p>
          </table:table-cell>
          <table:table-cell office:value-type="float" office:value="57.73" calcext:value-type="float">
            <text:p>57.73</text:p>
          </table:table-cell>
          <table:table-cell office:value-type="float" office:value="2574" calcext:value-type="float">
            <text:p>2574</text:p>
          </table:table-cell>
          <table:table-cell office:value-type="float" office:value="2" calcext:value-type="float">
            <text:p>2</text:p>
          </table:table-cell>
          <table:table-cell office:value-type="float" office:value="78.49" calcext:value-type="float">
            <text:p>78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1450" calcext:value-type="float">
            <text:p>41450</text:p>
          </table:table-cell>
          <table:table-cell office:value-type="float" office:value="2" calcext:value-type="float">
            <text:p>2</text:p>
          </table:table-cell>
          <table:table-cell office:value-type="float" office:value="71.61" calcext:value-type="float">
            <text:p>71.61</text:p>
          </table:table-cell>
          <table:table-cell office:value-type="float" office:value="4022" calcext:value-type="float">
            <text:p>4022</text:p>
          </table:table-cell>
          <table:table-cell office:value-type="float" office:value="2" calcext:value-type="float">
            <text:p>2</text:p>
          </table:table-cell>
          <table:table-cell office:value-type="float" office:value="79.87" calcext:value-type="float">
            <text:p>79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69808" calcext:value-type="float">
            <text:p>69808</text:p>
          </table:table-cell>
          <table:table-cell office:value-type="float" office:value="3" calcext:value-type="float">
            <text:p>3</text:p>
          </table:table-cell>
          <table:table-cell office:value-type="float" office:value="58.95" calcext:value-type="float">
            <text:p>58.95</text:p>
          </table:table-cell>
          <table:table-cell office:value-type="float" office:value="6114" calcext:value-type="float">
            <text:p>6114</text:p>
          </table:table-cell>
          <table:table-cell office:value-type="float" office:value="2" calcext:value-type="float">
            <text:p>2</text:p>
          </table:table-cell>
          <table:table-cell office:value-type="float" office:value="79.77" calcext:value-type="float">
            <text:p>79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97317" calcext:value-type="float">
            <text:p>197317</text:p>
          </table:table-cell>
          <table:table-cell office:value-type="float" office:value="2" calcext:value-type="float">
            <text:p>2</text:p>
          </table:table-cell>
          <table:table-cell office:value-type="float" office:value="71.15" calcext:value-type="float">
            <text:p>71.15</text:p>
          </table:table-cell>
          <table:table-cell office:value-type="float" office:value="13254" calcext:value-type="float">
            <text:p>13254</text:p>
          </table:table-cell>
          <table:table-cell office:value-type="float" office:value="2" calcext:value-type="float">
            <text:p>2</text:p>
          </table:table-cell>
          <table:table-cell office:value-type="float" office:value="77.35" calcext:value-type="float">
            <text:p>77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2" calcext:value-type="float">
            <text:p>6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72" calcext:value-type="float">
            <text:p>257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6.32" calcext:value-type="float">
            <text:p>66.32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3.37" calcext:value-type="float">
            <text:p>73.3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605" calcext:value-type="float">
            <text:p>10605</text:p>
          </table:table-cell>
          <table:table-cell office:value-type="float" office:value="2" calcext:value-type="float">
            <text:p>2</text:p>
          </table:table-cell>
          <table:table-cell office:value-type="float" office:value="69.85" calcext:value-type="float">
            <text:p>69.8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73.55" calcext:value-type="float">
            <text:p>73.5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406" calcext:value-type="float">
            <text:p>17406</text:p>
          </table:table-cell>
          <table:table-cell office:value-type="float" office:value="2" calcext:value-type="float">
            <text:p>2</text:p>
          </table:table-cell>
          <table:table-cell office:value-type="float" office:value="73.78" calcext:value-type="float">
            <text:p>73.78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float" office:value="73.49" calcext:value-type="float">
            <text:p>73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291" calcext:value-type="float">
            <text:p>45291</text:p>
          </table:table-cell>
          <table:table-cell office:value-type="float" office:value="2" calcext:value-type="float">
            <text:p>2</text:p>
          </table:table-cell>
          <table:table-cell office:value-type="float" office:value="66.46" calcext:value-type="float">
            <text:p>66.46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72.71" calcext:value-type="float">
            <text:p>72.7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4703" calcext:value-type="float">
            <text:p>44703</text:p>
          </table:table-cell>
          <table:table-cell office:value-type="float" office:value="2" calcext:value-type="float">
            <text:p>2</text:p>
          </table:table-cell>
          <table:table-cell office:value-type="float" office:value="72.57" calcext:value-type="float">
            <text:p>72.57</text:p>
          </table:table-cell>
          <table:table-cell office:value-type="float" office:value="6606" calcext:value-type="float">
            <text:p>6606</text:p>
          </table:table-cell>
          <table:table-cell office:value-type="float" office:value="2" calcext:value-type="float">
            <text:p>2</text:p>
          </table:table-cell>
          <table:table-cell office:value-type="float" office:value="77.29" calcext:value-type="float">
            <text:p>77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7556" calcext:value-type="float">
            <text:p>147556</text:p>
          </table:table-cell>
          <table:table-cell office:value-type="float" office:value="2" calcext:value-type="float">
            <text:p>2</text:p>
          </table:table-cell>
          <table:table-cell office:value-type="float" office:value="69.57" calcext:value-type="float">
            <text:p>69.57</text:p>
          </table:table-cell>
          <table:table-cell office:value-type="float" office:value="7603" calcext:value-type="float">
            <text:p>7603</text:p>
          </table:table-cell>
          <table:table-cell office:value-type="float" office:value="2" calcext:value-type="float">
            <text:p>2</text:p>
          </table:table-cell>
          <table:table-cell office:value-type="float" office:value="76.6" calcext:value-type="float">
            <text:p>76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3674" calcext:value-type="float">
            <text:p>103674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20459" calcext:value-type="float">
            <text:p>20459</text:p>
          </table:table-cell>
          <table:table-cell office:value-type="float" office:value="2" calcext:value-type="float">
            <text:p>2</text:p>
          </table:table-cell>
          <table:table-cell office:value-type="float" office:value="76.31" calcext:value-type="float">
            <text:p>76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3" calcext:value-type="float">
            <text:p>6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65" calcext:value-type="float">
            <text:p>166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66" calcext:value-type="float">
            <text:p>64.66</text:p>
          </table:table-cell>
          <table:table-cell table:style-name="ce66" office:value-type="float" office:value="269" calcext:value-type="float">
            <text:p>26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5.39" calcext:value-type="float">
            <text:p>75.3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233" calcext:value-type="float">
            <text:p>11233</text:p>
          </table:table-cell>
          <table:table-cell office:value-type="float" office:value="2" calcext:value-type="float">
            <text:p>2</text:p>
          </table:table-cell>
          <table:table-cell office:value-type="float" office:value="63.95" calcext:value-type="float">
            <text:p>63.95</text:p>
          </table:table-cell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77.32" calcext:value-type="float">
            <text:p>77.3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900" calcext:value-type="float">
            <text:p>13900</text:p>
          </table:table-cell>
          <table:table-cell office:value-type="float" office:value="2" calcext:value-type="float">
            <text:p>2</text:p>
          </table:table-cell>
          <table:table-cell office:value-type="float" office:value="68.69" calcext:value-type="float">
            <text:p>68.69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office:value-type="float" office:value="77.37" calcext:value-type="float">
            <text:p>77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8438" calcext:value-type="float">
            <text:p>28438</text:p>
          </table:table-cell>
          <table:table-cell office:value-type="float" office:value="2" calcext:value-type="float">
            <text:p>2</text:p>
          </table:table-cell>
          <table:table-cell office:value-type="float" office:value="72.53" calcext:value-type="float">
            <text:p>72.53</text:p>
          </table:table-cell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  <table:table-cell office:value-type="float" office:value="75.38" calcext:value-type="float">
            <text:p>75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99439" calcext:value-type="float">
            <text:p>99439</text:p>
          </table:table-cell>
          <table:table-cell office:value-type="float" office:value="2" calcext:value-type="float">
            <text:p>2</text:p>
          </table:table-cell>
          <table:table-cell office:value-type="float" office:value="72.61" calcext:value-type="float">
            <text:p>72.61</text:p>
          </table:table-cell>
          <table:table-cell office:value-type="float" office:value="9805" calcext:value-type="float">
            <text:p>9805</text:p>
          </table:table-cell>
          <table:table-cell office:value-type="float" office:value="2" calcext:value-type="float">
            <text:p>2</text:p>
          </table:table-cell>
          <table:table-cell office:value-type="float" office:value="75.62" calcext:value-type="float">
            <text:p>75.6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1230" calcext:value-type="float">
            <text:p>71230</text:p>
          </table:table-cell>
          <table:table-cell office:value-type="float" office:value="2" calcext:value-type="float">
            <text:p>2</text:p>
          </table:table-cell>
          <table:table-cell office:value-type="float" office:value="72.6" calcext:value-type="float">
            <text:p>72.6</text:p>
          </table:table-cell>
          <table:table-cell office:value-type="float" office:value="15467" calcext:value-type="float">
            <text:p>15467</text:p>
          </table:table-cell>
          <table:table-cell office:value-type="float" office:value="2" calcext:value-type="float">
            <text:p>2</text:p>
          </table:table-cell>
          <table:table-cell office:value-type="float" office:value="77.67" calcext:value-type="float">
            <text:p>77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37283" calcext:value-type="float">
            <text:p>137283</text:p>
          </table:table-cell>
          <table:table-cell office:value-type="float" office:value="2" calcext:value-type="float">
            <text:p>2</text:p>
          </table:table-cell>
          <table:table-cell office:value-type="float" office:value="73.18" calcext:value-type="float">
            <text:p>73.18</text:p>
          </table:table-cell>
          <table:table-cell office:value-type="float" office:value="12330" calcext:value-type="float">
            <text:p>12330</text:p>
          </table:table-cell>
          <table:table-cell office:value-type="float" office:value="2" calcext:value-type="float">
            <text:p>2</text:p>
          </table:table-cell>
          <table:table-cell office:value-type="float" office:value="78.89" calcext:value-type="float">
            <text:p>78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4" calcext:value-type="float">
            <text:p>6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52" calcext:value-type="float">
            <text:p>245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6.08" calcext:value-type="float">
            <text:p>66.08</text:p>
          </table:table-cell>
          <table:table-cell table:style-name="ce66" office:value-type="float" office:value="156" calcext:value-type="float">
            <text:p>15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6.31" calcext:value-type="float">
            <text:p>76.3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607" calcext:value-type="float">
            <text:p>560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75.41" calcext:value-type="float">
            <text:p>75.4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290" calcext:value-type="float">
            <text:p>4290</text:p>
          </table:table-cell>
          <table:table-cell office:value-type="float" office:value="2" calcext:value-type="float">
            <text:p>2</text:p>
          </table:table-cell>
          <table:table-cell office:value-type="float" office:value="67.29" calcext:value-type="float">
            <text:p>67.29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72.47" calcext:value-type="float">
            <text:p>72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7240" calcext:value-type="float">
            <text:p>7240</text:p>
          </table:table-cell>
          <table:table-cell office:value-type="float" office:value="2" calcext:value-type="float">
            <text:p>2</text:p>
          </table:table-cell>
          <table:table-cell office:value-type="float" office:value="65.83" calcext:value-type="float">
            <text:p>65.83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76.43" calcext:value-type="float">
            <text:p>76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548" calcext:value-type="float">
            <text:p>6054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28" calcext:value-type="float">
            <text:p>2428</text:p>
          </table:table-cell>
          <table:table-cell office:value-type="float" office:value="2" calcext:value-type="float">
            <text:p>2</text:p>
          </table:table-cell>
          <table:table-cell office:value-type="float" office:value="77.74" calcext:value-type="float">
            <text:p>77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0161" calcext:value-type="float">
            <text:p>70161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6411" calcext:value-type="float">
            <text:p>6411</text:p>
          </table:table-cell>
          <table:table-cell office:value-type="float" office:value="2" calcext:value-type="float">
            <text:p>2</text:p>
          </table:table-cell>
          <table:table-cell office:value-type="float" office:value="79.81" calcext:value-type="float">
            <text:p>79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44912" calcext:value-type="float">
            <text:p>144912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office:value-type="float" office:value="10006" calcext:value-type="float">
            <text:p>10006</text:p>
          </table:table-cell>
          <table:table-cell office:value-type="float" office:value="2" calcext:value-type="float">
            <text:p>2</text:p>
          </table:table-cell>
          <table:table-cell office:value-type="float" office:value="80.02" calcext:value-type="float">
            <text:p>80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5" calcext:value-type="float">
            <text:p>6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91" calcext:value-type="float">
            <text:p>139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1.23" calcext:value-type="float">
            <text:p>61.23</text:p>
          </table:table-cell>
          <table:table-cell table:style-name="ce66" office:value-type="float" office:value="126" calcext:value-type="float">
            <text:p>12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06" calcext:value-type="float">
            <text:p>62.0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206" calcext:value-type="float">
            <text:p>8206</text:p>
          </table:table-cell>
          <table:table-cell office:value-type="float" office:value="2" calcext:value-type="float">
            <text:p>2</text:p>
          </table:table-cell>
          <table:table-cell office:value-type="float" office:value="61.29" calcext:value-type="float">
            <text:p>61.29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62.92" calcext:value-type="float">
            <text:p>62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117" calcext:value-type="float">
            <text:p>17117</text:p>
          </table:table-cell>
          <table:table-cell office:value-type="float" office:value="2" calcext:value-type="float">
            <text:p>2</text:p>
          </table:table-cell>
          <table:table-cell office:value-type="float" office:value="64.36" calcext:value-type="float">
            <text:p>64.36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61.67" calcext:value-type="float">
            <text:p>61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5367" calcext:value-type="float">
            <text:p>15367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  <table:table-cell office:value-type="float" office:value="65.05" calcext:value-type="float">
            <text:p>65.0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8715" calcext:value-type="float">
            <text:p>78715</text:p>
          </table:table-cell>
          <table:table-cell office:value-type="float" office:value="2" calcext:value-type="float">
            <text:p>2</text:p>
          </table:table-cell>
          <table:table-cell office:value-type="float" office:value="63.81" calcext:value-type="float">
            <text:p>63.81</text:p>
          </table:table-cell>
          <table:table-cell office:value-type="float" office:value="3023" calcext:value-type="float">
            <text:p>3023</text:p>
          </table:table-cell>
          <table:table-cell office:value-type="float" office:value="2" calcext:value-type="float">
            <text:p>2</text:p>
          </table:table-cell>
          <table:table-cell office:value-type="float" office:value="60.12" calcext:value-type="float">
            <text:p>60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46277" calcext:value-type="float">
            <text:p>146277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925" calcext:value-type="float">
            <text:p>7925</text:p>
          </table:table-cell>
          <table:table-cell office:value-type="float" office:value="2" calcext:value-type="float">
            <text:p>2</text:p>
          </table:table-cell>
          <table:table-cell office:value-type="float" office:value="61.3" calcext:value-type="float">
            <text:p>61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06884" calcext:value-type="float">
            <text:p>406884</text:p>
          </table:table-cell>
          <table:table-cell office:value-type="float" office:value="2" calcext:value-type="float">
            <text:p>2</text:p>
          </table:table-cell>
          <table:table-cell office:value-type="float" office:value="63.72" calcext:value-type="float">
            <text:p>63.72</text:p>
          </table:table-cell>
          <table:table-cell office:value-type="float" office:value="15111" calcext:value-type="float">
            <text:p>15111</text:p>
          </table:table-cell>
          <table:table-cell office:value-type="float" office:value="2" calcext:value-type="float">
            <text:p>2</text:p>
          </table:table-cell>
          <table:table-cell office:value-type="float" office:value="64.17" calcext:value-type="float">
            <text:p>64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6" calcext:value-type="float">
            <text:p>6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904" calcext:value-type="float">
            <text:p>1904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8.8" calcext:value-type="float">
            <text:p>58.8</text:p>
          </table:table-cell>
          <table:table-cell table:style-name="ce66" office:value-type="float" office:value="175" calcext:value-type="float">
            <text:p>1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81.55" calcext:value-type="float">
            <text:p>81.5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568" calcext:value-type="float">
            <text:p>10568</text:p>
          </table:table-cell>
          <table:table-cell office:value-type="float" office:value="3" calcext:value-type="float">
            <text:p>3</text:p>
          </table:table-cell>
          <table:table-cell office:value-type="float" office:value="67.91" calcext:value-type="float">
            <text:p>67.91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9.54" calcext:value-type="float">
            <text:p>79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07" calcext:value-type="float">
            <text:p>550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77.61" calcext:value-type="float">
            <text:p>77.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187" calcext:value-type="float">
            <text:p>11187</text:p>
          </table:table-cell>
          <table:table-cell office:value-type="float" office:value="3" calcext:value-type="float">
            <text:p>3</text:p>
          </table:table-cell>
          <table:table-cell office:value-type="float" office:value="65.99" calcext:value-type="float">
            <text:p>65.99</text:p>
          </table:table-cell>
          <table:table-cell office:value-type="float" office:value="1804" calcext:value-type="float">
            <text:p>1804</text:p>
          </table:table-cell>
          <table:table-cell office:value-type="float" office:value="2" calcext:value-type="float">
            <text:p>2</text:p>
          </table:table-cell>
          <table:table-cell office:value-type="float" office:value="78.44" calcext:value-type="float">
            <text:p>78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767" calcext:value-type="float">
            <text:p>119767</text:p>
          </table:table-cell>
          <table:table-cell office:value-type="float" office:value="3" calcext:value-type="float">
            <text:p>3</text:p>
          </table:table-cell>
          <table:table-cell office:value-type="float" office:value="56.88" calcext:value-type="float">
            <text:p>56.88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56247" calcext:value-type="float">
            <text:p>256247</text:p>
          </table:table-cell>
          <table:table-cell office:value-type="float" office:value="3" calcext:value-type="float">
            <text:p>3</text:p>
          </table:table-cell>
          <table:table-cell office:value-type="float" office:value="68.01" calcext:value-type="float">
            <text:p>68.01</text:p>
          </table:table-cell>
          <table:table-cell office:value-type="float" office:value="6740" calcext:value-type="float">
            <text:p>6740</text:p>
          </table:table-cell>
          <table:table-cell office:value-type="float" office:value="2" calcext:value-type="float">
            <text:p>2</text:p>
          </table:table-cell>
          <table:table-cell office:value-type="float" office:value="80.58" calcext:value-type="float">
            <text:p>80.5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22528" calcext:value-type="float">
            <text:p>222528</text:p>
          </table:table-cell>
          <table:table-cell office:value-type="float" office:value="2" calcext:value-type="float">
            <text:p>2</text:p>
          </table:table-cell>
          <table:table-cell office:value-type="float" office:value="77.34" calcext:value-type="float">
            <text:p>77.34</text:p>
          </table:table-cell>
          <table:table-cell office:value-type="float" office:value="13746" calcext:value-type="float">
            <text:p>13746</text:p>
          </table:table-cell>
          <table:table-cell office:value-type="float" office:value="2" calcext:value-type="float">
            <text:p>2</text:p>
          </table:table-cell>
          <table:table-cell office:value-type="float" office:value="82.84" calcext:value-type="float">
            <text:p>82.8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7" calcext:value-type="float">
            <text:p>6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925" calcext:value-type="float">
            <text:p>92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0.81" calcext:value-type="float">
            <text:p>70.81</text:p>
          </table:table-cell>
          <table:table-cell table:style-name="ce66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56" calcext:value-type="float">
            <text:p>68.5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226" calcext:value-type="float">
            <text:p>5226</text:p>
          </table:table-cell>
          <table:table-cell office:value-type="float" office:value="2" calcext:value-type="float">
            <text:p>2</text:p>
          </table:table-cell>
          <table:table-cell office:value-type="float" office:value="69.78" calcext:value-type="float">
            <text:p>69.78</text:p>
          </table:table-cell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66.14" calcext:value-type="float">
            <text:p>66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700" calcext:value-type="float">
            <text:p>10700</text:p>
          </table:table-cell>
          <table:table-cell office:value-type="float" office:value="2" calcext:value-type="float">
            <text:p>2</text:p>
          </table:table-cell>
          <table:table-cell office:value-type="float" office:value="65.29" calcext:value-type="float">
            <text:p>65.29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66.67" calcext:value-type="float">
            <text:p>66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307" calcext:value-type="float">
            <text:p>10307</text:p>
          </table:table-cell>
          <table:table-cell office:value-type="float" office:value="2" calcext:value-type="float">
            <text:p>2</text:p>
          </table:table-cell>
          <table:table-cell office:value-type="float" office:value="70.82" calcext:value-type="float">
            <text:p>70.82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75.99" calcext:value-type="float">
            <text:p>75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8933" calcext:value-type="float">
            <text:p>48933</text:p>
          </table:table-cell>
          <table:table-cell office:value-type="float" office:value="2" calcext:value-type="float">
            <text:p>2</text:p>
          </table:table-cell>
          <table:table-cell office:value-type="float" office:value="69.91" calcext:value-type="float">
            <text:p>69.91</text:p>
          </table:table-cell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  <table:table-cell office:value-type="float" office:value="68.27" calcext:value-type="float">
            <text:p>68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2109" calcext:value-type="float">
            <text:p>72109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6219" calcext:value-type="float">
            <text:p>6219</text:p>
          </table:table-cell>
          <table:table-cell office:value-type="float" office:value="2" calcext:value-type="float">
            <text:p>2</text:p>
          </table:table-cell>
          <table:table-cell office:value-type="float" office:value="70.04" calcext:value-type="float">
            <text:p>70.0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0496" calcext:value-type="float">
            <text:p>80496</text:p>
          </table:table-cell>
          <table:table-cell office:value-type="float" office:value="2" calcext:value-type="float">
            <text:p>2</text:p>
          </table:table-cell>
          <table:table-cell office:value-type="float" office:value="72.21" calcext:value-type="float">
            <text:p>72.21</text:p>
          </table:table-cell>
          <table:table-cell office:value-type="float" office:value="13593" calcext:value-type="float">
            <text:p>13593</text:p>
          </table:table-cell>
          <table:table-cell office:value-type="float" office:value="2" calcext:value-type="float">
            <text:p>2</text:p>
          </table:table-cell>
          <table:table-cell office:value-type="float" office:value="75.07" calcext:value-type="float">
            <text:p>75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8" calcext:value-type="float">
            <text:p>6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62" calcext:value-type="float">
            <text:p>66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7.89" calcext:value-type="float">
            <text:p>67.89</text:p>
          </table:table-cell>
          <table:table-cell table:style-name="ce66" office:value-type="float" office:value="266" calcext:value-type="float">
            <text:p>26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4.12" calcext:value-type="float">
            <text:p>74.1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206" calcext:value-type="float">
            <text:p>2206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71.13" calcext:value-type="float">
            <text:p>71.1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01" calcext:value-type="float">
            <text:p>3601</text:p>
          </table:table-cell>
          <table:table-cell office:value-type="float" office:value="2" calcext:value-type="float">
            <text:p>2</text:p>
          </table:table-cell>
          <table:table-cell office:value-type="float" office:value="70.59" calcext:value-type="float">
            <text:p>70.59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72.56" calcext:value-type="float">
            <text:p>72.5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176" calcext:value-type="float">
            <text:p>6176</text:p>
          </table:table-cell>
          <table:table-cell office:value-type="float" office:value="2" calcext:value-type="float">
            <text:p>2</text:p>
          </table:table-cell>
          <table:table-cell office:value-type="float" office:value="69.41" calcext:value-type="float">
            <text:p>69.41</text:p>
          </table:table-cell>
          <table:table-cell office:value-type="float" office:value="3152" calcext:value-type="float">
            <text:p>3152</text:p>
          </table:table-cell>
          <table:table-cell office:value-type="float" office:value="2" calcext:value-type="float">
            <text:p>2</text:p>
          </table:table-cell>
          <table:table-cell office:value-type="float" office:value="75.02" calcext:value-type="float">
            <text:p>75.0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1427" calcext:value-type="float">
            <text:p>21427</text:p>
          </table:table-cell>
          <table:table-cell office:value-type="float" office:value="2" calcext:value-type="float">
            <text:p>2</text:p>
          </table:table-cell>
          <table:table-cell office:value-type="float" office:value="72.94" calcext:value-type="float">
            <text:p>72.94</text:p>
          </table:table-cell>
          <table:table-cell office:value-type="float" office:value="3732" calcext:value-type="float">
            <text:p>3732</text:p>
          </table:table-cell>
          <table:table-cell office:value-type="float" office:value="2" calcext:value-type="float">
            <text:p>2</text:p>
          </table:table-cell>
          <table:table-cell office:value-type="float" office:value="75.85" calcext:value-type="float">
            <text:p>75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567" calcext:value-type="float">
            <text:p>46567</text:p>
          </table:table-cell>
          <table:table-cell office:value-type="float" office:value="2" calcext:value-type="float">
            <text:p>2</text:p>
          </table:table-cell>
          <table:table-cell office:value-type="float" office:value="74.75" calcext:value-type="float">
            <text:p>74.75</text:p>
          </table:table-cell>
          <table:table-cell office:value-type="float" office:value="5835" calcext:value-type="float">
            <text:p>5835</text:p>
          </table:table-cell>
          <table:table-cell office:value-type="float" office:value="2" calcext:value-type="float">
            <text:p>2</text:p>
          </table:table-cell>
          <table:table-cell office:value-type="float" office:value="73.27" calcext:value-type="float">
            <text:p>73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" calcext:value-type="float">
            <text:p>2</text:p>
          </table:table-cell>
          <table:table-cell office:value-type="float" office:value="72.67" calcext:value-type="float">
            <text:p>72.67</text:p>
          </table:table-cell>
          <table:table-cell office:value-type="float" office:value="13022" calcext:value-type="float">
            <text:p>13022</text:p>
          </table:table-cell>
          <table:table-cell office:value-type="float" office:value="2" calcext:value-type="float">
            <text:p>2</text:p>
          </table:table-cell>
          <table:table-cell office:value-type="float" office:value="72.26" calcext:value-type="float">
            <text:p>72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69" calcext:value-type="float">
            <text:p>6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33" calcext:value-type="float">
            <text:p>53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7.01" calcext:value-type="float">
            <text:p>67.01</text:p>
          </table:table-cell>
          <table:table-cell table:style-name="ce66" office:value-type="float" office:value="164" calcext:value-type="float">
            <text:p>16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0.51" calcext:value-type="float">
            <text:p>70.5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6.89" calcext:value-type="float">
            <text:p>66.89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56.89" calcext:value-type="float">
            <text:p>56.8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697" calcext:value-type="float">
            <text:p>3697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.5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57.8" calcext:value-type="float">
            <text:p>57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601" calcext:value-type="float">
            <text:p>34601</text:p>
          </table:table-cell>
          <table:table-cell office:value-type="float" office:value="2" calcext:value-type="float">
            <text:p>2</text:p>
          </table:table-cell>
          <table:table-cell office:value-type="float" office:value="68.7" calcext:value-type="float">
            <text:p>68.7</text:p>
          </table:table-cell>
          <table:table-cell office:value-type="float" office:value="1629" calcext:value-type="float">
            <text:p>1629</text:p>
          </table:table-cell>
          <table:table-cell office:value-type="float" office:value="2" calcext:value-type="float">
            <text:p>2</text:p>
          </table:table-cell>
          <table:table-cell office:value-type="float" office:value="63.27" calcext:value-type="float">
            <text:p>63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976" calcext:value-type="float">
            <text:p>25976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795" calcext:value-type="float">
            <text:p>2795</text:p>
          </table:table-cell>
          <table:table-cell office:value-type="float" office:value="2" calcext:value-type="float">
            <text:p>2</text:p>
          </table:table-cell>
          <table:table-cell office:value-type="float" office:value="55.69" calcext:value-type="float">
            <text:p>55.6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713" calcext:value-type="float">
            <text:p>45713</text:p>
          </table:table-cell>
          <table:table-cell office:value-type="float" office:value="2" calcext:value-type="float">
            <text:p>2</text:p>
          </table:table-cell>
          <table:table-cell office:value-type="float" office:value="68.21" calcext:value-type="float">
            <text:p>68.21</text:p>
          </table:table-cell>
          <table:table-cell office:value-type="float" office:value="7779" calcext:value-type="float">
            <text:p>7779</text:p>
          </table:table-cell>
          <table:table-cell office:value-type="float" office:value="2" calcext:value-type="float">
            <text:p>2</text:p>
          </table:table-cell>
          <table:table-cell office:value-type="float" office:value="57.47" calcext:value-type="float">
            <text:p>57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5060" calcext:value-type="float">
            <text:p>95060</text:p>
          </table:table-cell>
          <table:table-cell office:value-type="float" office:value="2" calcext:value-type="float">
            <text:p>2</text:p>
          </table:table-cell>
          <table:table-cell office:value-type="float" office:value="69.61" calcext:value-type="float">
            <text:p>69.61</text:p>
          </table:table-cell>
          <table:table-cell office:value-type="float" office:value="11836" calcext:value-type="float">
            <text:p>11836</text:p>
          </table:table-cell>
          <table:table-cell office:value-type="float" office:value="2" calcext:value-type="float">
            <text:p>2</text:p>
          </table:table-cell>
          <table:table-cell office:value-type="float" office:value="67.42" calcext:value-type="float">
            <text:p>67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0" calcext:value-type="float">
            <text:p>7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706" calcext:value-type="float">
            <text:p>70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6.92" calcext:value-type="float">
            <text:p>66.92</text:p>
          </table:table-cell>
          <table:table-cell table:style-name="ce66" office:value-type="float" office:value="114" calcext:value-type="float">
            <text:p>114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8.99" calcext:value-type="float">
            <text:p>48.9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06" calcext:value-type="float">
            <text:p>3006</text:p>
          </table:table-cell>
          <table:table-cell office:value-type="float" office:value="2" calcext:value-type="float">
            <text:p>2</text:p>
          </table:table-cell>
          <table:table-cell office:value-type="float" office:value="66.92" calcext:value-type="float">
            <text:p>66.9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0.21" calcext:value-type="float">
            <text:p>50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9862" calcext:value-type="float">
            <text:p>9862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49.66" calcext:value-type="float">
            <text:p>49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8979" calcext:value-type="float">
            <text:p>18979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47.25" calcext:value-type="float">
            <text:p>47.2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47210" calcext:value-type="float">
            <text:p>47210</text:p>
          </table:table-cell>
          <table:table-cell office:value-type="float" office:value="2" calcext:value-type="float">
            <text:p>2</text:p>
          </table:table-cell>
          <table:table-cell office:value-type="float" office:value="67.95" calcext:value-type="float">
            <text:p>67.95</text:p>
          </table:table-cell>
          <table:table-cell office:value-type="float" office:value="3296" calcext:value-type="float">
            <text:p>3296</text:p>
          </table:table-cell>
          <table:table-cell office:value-type="float" office:value="2" calcext:value-type="float">
            <text:p>2</text:p>
          </table:table-cell>
          <table:table-cell office:value-type="float" office:value="45.48" calcext:value-type="float">
            <text:p>45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3287" calcext:value-type="float">
            <text:p>93287</text:p>
          </table:table-cell>
          <table:table-cell office:value-type="float" office:value="2" calcext:value-type="float">
            <text:p>2</text:p>
          </table:table-cell>
          <table:table-cell office:value-type="float" office:value="67.94" calcext:value-type="float">
            <text:p>67.94</text:p>
          </table:table-cell>
          <table:table-cell office:value-type="float" office:value="5671" calcext:value-type="float">
            <text:p>5671</text:p>
          </table:table-cell>
          <table:table-cell office:value-type="float" office:value="2" calcext:value-type="float">
            <text:p>2</text:p>
          </table:table-cell>
          <table:table-cell office:value-type="float" office:value="50.66" calcext:value-type="float">
            <text:p>50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75227" calcext:value-type="float">
            <text:p>175227</text:p>
          </table:table-cell>
          <table:table-cell office:value-type="float" office:value="2" calcext:value-type="float">
            <text:p>2</text:p>
          </table:table-cell>
          <table:table-cell office:value-type="float" office:value="69.96" calcext:value-type="float">
            <text:p>69.96</text:p>
          </table:table-cell>
          <table:table-cell office:value-type="float" office:value="10166" calcext:value-type="float">
            <text:p>10166</text:p>
          </table:table-cell>
          <table:table-cell office:value-type="float" office:value="2" calcext:value-type="float">
            <text:p>2</text:p>
          </table:table-cell>
          <table:table-cell office:value-type="float" office:value="46.7" calcext:value-type="float">
            <text:p>46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1" calcext:value-type="float">
            <text:p>7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937" calcext:value-type="float">
            <text:p>193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46" calcext:value-type="float">
            <text:p>68.46</text:p>
          </table:table-cell>
          <table:table-cell table:style-name="ce66" office:value-type="float" office:value="275" calcext:value-type="float">
            <text:p>2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8.92" calcext:value-type="float">
            <text:p>78.9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6324" calcext:value-type="float">
            <text:p>6324</text:p>
          </table:table-cell>
          <table:table-cell office:value-type="float" office:value="2" calcext:value-type="float">
            <text:p>2</text:p>
          </table:table-cell>
          <table:table-cell office:value-type="float" office:value="67.23" calcext:value-type="float">
            <text:p>67.23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79.06" calcext:value-type="float">
            <text:p>79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2072" calcext:value-type="float">
            <text:p>12072</text:p>
          </table:table-cell>
          <table:table-cell office:value-type="float" office:value="2" calcext:value-type="float">
            <text:p>2</text:p>
          </table:table-cell>
          <table:table-cell office:value-type="float" office:value="60.76" calcext:value-type="float">
            <text:p>60.76</text:p>
          </table:table-cell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float" office:value="77.33" calcext:value-type="float">
            <text:p>77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3571" calcext:value-type="float">
            <text:p>43571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office:value-type="float" office:value="77.21" calcext:value-type="float">
            <text:p>77.2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7498" calcext:value-type="float">
            <text:p>107498</text:p>
          </table:table-cell>
          <table:table-cell office:value-type="float" office:value="2" calcext:value-type="float">
            <text:p>2</text:p>
          </table:table-cell>
          <table:table-cell office:value-type="float" office:value="69.7" calcext:value-type="float">
            <text:p>69.7</text:p>
          </table:table-cell>
          <table:table-cell office:value-type="float" office:value="4843" calcext:value-type="float">
            <text:p>4843</text:p>
          </table:table-cell>
          <table:table-cell office:value-type="float" office:value="2" calcext:value-type="float">
            <text:p>2</text:p>
          </table:table-cell>
          <table:table-cell office:value-type="float" office:value="79.95" calcext:value-type="float">
            <text:p>79.9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96533" calcext:value-type="float">
            <text:p>196533</text:p>
          </table:table-cell>
          <table:table-cell office:value-type="float" office:value="2" calcext:value-type="float">
            <text:p>2</text:p>
          </table:table-cell>
          <table:table-cell office:value-type="float" office:value="74.01" calcext:value-type="float">
            <text:p>74.01</text:p>
          </table:table-cell>
          <table:table-cell office:value-type="float" office:value="9836" calcext:value-type="float">
            <text:p>9836</text:p>
          </table:table-cell>
          <table:table-cell office:value-type="float" office:value="2" calcext:value-type="float">
            <text:p>2</text:p>
          </table:table-cell>
          <table:table-cell office:value-type="float" office:value="80.56" calcext:value-type="float">
            <text:p>80.5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65421" calcext:value-type="float">
            <text:p>165421</text:p>
          </table:table-cell>
          <table:table-cell office:value-type="float" office:value="2" calcext:value-type="float">
            <text:p>2</text:p>
          </table:table-cell>
          <table:table-cell office:value-type="float" office:value="70.67" calcext:value-type="float">
            <text:p>70.67</text:p>
          </table:table-cell>
          <table:table-cell office:value-type="float" office:value="30888" calcext:value-type="float">
            <text:p>30888</text:p>
          </table:table-cell>
          <table:table-cell office:value-type="float" office:value="2" calcext:value-type="float">
            <text:p>2</text:p>
          </table:table-cell>
          <table:table-cell office:value-type="float" office:value="77.79" calcext:value-type="float">
            <text:p>77.7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2" calcext:value-type="float">
            <text:p>7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135" calcext:value-type="float">
            <text:p>313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9.36" calcext:value-type="float">
            <text:p>69.36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5.19" calcext:value-type="float">
            <text:p>75.1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714" calcext:value-type="float">
            <text:p>12714</text:p>
          </table:table-cell>
          <table:table-cell office:value-type="float" office:value="2" calcext:value-type="float">
            <text:p>2</text:p>
          </table:table-cell>
          <table:table-cell office:value-type="float" office:value="70.89" calcext:value-type="float">
            <text:p>70.89</text:p>
          </table:table-cell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78.12" calcext:value-type="float">
            <text:p>78.1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866" calcext:value-type="float">
            <text:p>13866</text:p>
          </table:table-cell>
          <table:table-cell office:value-type="float" office:value="2" calcext:value-type="float">
            <text:p>2</text:p>
          </table:table-cell>
          <table:table-cell office:value-type="float" office:value="73.13" calcext:value-type="float">
            <text:p>73.13</text:p>
          </table:table-cell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float" office:value="75.76" calcext:value-type="float">
            <text:p>75.7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7588" calcext:value-type="float">
            <text:p>17588</text:p>
          </table:table-cell>
          <table:table-cell office:value-type="float" office:value="2" calcext:value-type="float">
            <text:p>2</text:p>
          </table:table-cell>
          <table:table-cell office:value-type="float" office:value="74.99" calcext:value-type="float">
            <text:p>74.99</text:p>
          </table:table-cell>
          <table:table-cell office:value-type="float" office:value="2531" calcext:value-type="float">
            <text:p>253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3019" calcext:value-type="float">
            <text:p>63019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4930" calcext:value-type="float">
            <text:p>4930</text:p>
          </table:table-cell>
          <table:table-cell office:value-type="float" office:value="2" calcext:value-type="float">
            <text:p>2</text:p>
          </table:table-cell>
          <table:table-cell office:value-type="float" office:value="82.07" calcext:value-type="float">
            <text:p>82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912" calcext:value-type="float">
            <text:p>99912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float" office:value="76.87" calcext:value-type="float">
            <text:p>76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02486" calcext:value-type="float">
            <text:p>202486</text:p>
          </table:table-cell>
          <table:table-cell office:value-type="float" office:value="2" calcext:value-type="float">
            <text:p>2</text:p>
          </table:table-cell>
          <table:table-cell office:value-type="float" office:value="73.73" calcext:value-type="float">
            <text:p>73.73</text:p>
          </table:table-cell>
          <table:table-cell office:value-type="float" office:value="15071" calcext:value-type="float">
            <text:p>15071</text:p>
          </table:table-cell>
          <table:table-cell office:value-type="float" office:value="2" calcext:value-type="float">
            <text:p>2</text:p>
          </table:table-cell>
          <table:table-cell office:value-type="float" office:value="80.41" calcext:value-type="float">
            <text:p>80.4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3" calcext:value-type="float">
            <text:p>7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543" calcext:value-type="float">
            <text:p>54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87" calcext:value-type="float">
            <text:p>62.87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9.24" calcext:value-type="float">
            <text:p>59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49.78" calcext:value-type="float">
            <text:p>49.7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961" calcext:value-type="float">
            <text:p>296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81.44" calcext:value-type="float">
            <text:p>81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741" calcext:value-type="float">
            <text:p>5741</text:p>
          </table:table-cell>
          <table:table-cell office:value-type="float" office:value="2" calcext:value-type="float">
            <text:p>2</text:p>
          </table:table-cell>
          <table:table-cell office:value-type="float" office:value="61.18" calcext:value-type="float">
            <text:p>61.1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78.06" calcext:value-type="float">
            <text:p>78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4454" calcext:value-type="float">
            <text:p>14454</text:p>
          </table:table-cell>
          <table:table-cell office:value-type="float" office:value="2" calcext:value-type="float">
            <text:p>2</text:p>
          </table:table-cell>
          <table:table-cell office:value-type="float" office:value="59.95" calcext:value-type="float">
            <text:p>59.95</text:p>
          </table:table-cell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160" calcext:value-type="float">
            <text:p>48160</text:p>
          </table:table-cell>
          <table:table-cell office:value-type="float" office:value="2" calcext:value-type="float">
            <text:p>2</text:p>
          </table:table-cell>
          <table:table-cell office:value-type="float" office:value="53.75" calcext:value-type="float">
            <text:p>53.75</text:p>
          </table:table-cell>
          <table:table-cell office:value-type="float" office:value="3573" calcext:value-type="float">
            <text:p>3573</text:p>
          </table:table-cell>
          <table:table-cell office:value-type="float" office:value="1" calcext:value-type="float">
            <text:p>1</text:p>
          </table:table-cell>
          <table:table-cell office:value-type="float" office:value="81.19" calcext:value-type="float">
            <text:p>81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5897" calcext:value-type="float">
            <text:p>55897</text:p>
          </table:table-cell>
          <table:table-cell office:value-type="float" office:value="2" calcext:value-type="float">
            <text:p>2</text:p>
          </table:table-cell>
          <table:table-cell office:value-type="float" office:value="56.57" calcext:value-type="float">
            <text:p>56.57</text:p>
          </table:table-cell>
          <table:table-cell office:value-type="float" office:value="16018" calcext:value-type="float">
            <text:p>16018</text:p>
          </table:table-cell>
          <table:table-cell office:value-type="float" office:value="1" calcext:value-type="float">
            <text:p>1</text:p>
          </table:table-cell>
          <table:table-cell office:value-type="float" office:value="81.52" calcext:value-type="float">
            <text:p>81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4" calcext:value-type="float">
            <text:p>7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41" calcext:value-type="float">
            <text:p>1141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9.03" calcext:value-type="float">
            <text:p>59.03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1.47" calcext:value-type="float">
            <text:p>51.4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74.12" calcext:value-type="float">
            <text:p>74.12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78.35" calcext:value-type="float">
            <text:p>78.3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1023" calcext:value-type="float">
            <text:p>11023</text:p>
          </table:table-cell>
          <table:table-cell office:value-type="float" office:value="2" calcext:value-type="float">
            <text:p>2</text:p>
          </table:table-cell>
          <table:table-cell office:value-type="float" office:value="75.26" calcext:value-type="float">
            <text:p>75.26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81.52" calcext:value-type="float">
            <text:p>81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1326" calcext:value-type="float">
            <text:p>21326</text:p>
          </table:table-cell>
          <table:table-cell office:value-type="float" office:value="2" calcext:value-type="float">
            <text:p>2</text:p>
          </table:table-cell>
          <table:table-cell office:value-type="float" office:value="78.24" calcext:value-type="float">
            <text:p>78.24</text:p>
          </table:table-cell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  <table:table-cell office:value-type="float" office:value="78.18" calcext:value-type="float">
            <text:p>78.1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942" calcext:value-type="float">
            <text:p>22942</text:p>
          </table:table-cell>
          <table:table-cell office:value-type="float" office:value="2" calcext:value-type="float">
            <text:p>2</text:p>
          </table:table-cell>
          <table:table-cell office:value-type="float" office:value="73.59" calcext:value-type="float">
            <text:p>73.59</text:p>
          </table:table-cell>
          <table:table-cell office:value-type="float" office:value="3399" calcext:value-type="float">
            <text:p>3399</text:p>
          </table:table-cell>
          <table:table-cell office:value-type="float" office:value="3" calcext:value-type="float">
            <text:p>3</text:p>
          </table:table-cell>
          <table:table-cell office:value-type="float" office:value="52.15" calcext:value-type="float">
            <text:p>52.1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99298" calcext:value-type="float">
            <text:p>99298</text:p>
          </table:table-cell>
          <table:table-cell office:value-type="float" office:value="2" calcext:value-type="float">
            <text:p>2</text:p>
          </table:table-cell>
          <table:table-cell office:value-type="float" office:value="76.12" calcext:value-type="float">
            <text:p>76.12</text:p>
          </table:table-cell>
          <table:table-cell office:value-type="float" office:value="4867" calcext:value-type="float">
            <text:p>4867</text:p>
          </table:table-cell>
          <table:table-cell office:value-type="float" office:value="2" calcext:value-type="float">
            <text:p>2</text:p>
          </table:table-cell>
          <table:table-cell office:value-type="float" office:value="80.29" calcext:value-type="float">
            <text:p>80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87444" calcext:value-type="float">
            <text:p>187444</text:p>
          </table:table-cell>
          <table:table-cell office:value-type="float" office:value="2" calcext:value-type="float">
            <text:p>2</text:p>
          </table:table-cell>
          <table:table-cell office:value-type="float" office:value="76.64" calcext:value-type="float">
            <text:p>76.64</text:p>
          </table:table-cell>
          <table:table-cell office:value-type="float" office:value="5707" calcext:value-type="float">
            <text:p>5707</text:p>
          </table:table-cell>
          <table:table-cell office:value-type="float" office:value="2" calcext:value-type="float">
            <text:p>2</text:p>
          </table:table-cell>
          <table:table-cell office:value-type="float" office:value="78.08" calcext:value-type="float">
            <text:p>78.0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5" calcext:value-type="float">
            <text:p>7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626" calcext:value-type="float">
            <text:p>1626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67.53" calcext:value-type="float">
            <text:p>67.53</text:p>
          </table:table-cell>
          <table:table-cell table:style-name="ce66" office:value-type="float" office:value="146" calcext:value-type="float">
            <text:p>146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56.95" calcext:value-type="float">
            <text:p>56.9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600" calcext:value-type="float">
            <text:p>7600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79.31" calcext:value-type="float">
            <text:p>79.3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729" calcext:value-type="float">
            <text:p>14729</text:p>
          </table:table-cell>
          <table:table-cell office:value-type="float" office:value="3" calcext:value-type="float">
            <text:p>3</text:p>
          </table:table-cell>
          <table:table-cell office:value-type="float" office:value="63.87" calcext:value-type="float">
            <text:p>63.87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82.81" calcext:value-type="float">
            <text:p>82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2788" calcext:value-type="float">
            <text:p>22788</text:p>
          </table:table-cell>
          <table:table-cell office:value-type="float" office:value="3" calcext:value-type="float">
            <text:p>3</text:p>
          </table:table-cell>
          <table:table-cell office:value-type="float" office:value="68.43" calcext:value-type="float">
            <text:p>68.43</text:p>
          </table:table-cell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  <table:table-cell office:value-type="float" office:value="79.28" calcext:value-type="float">
            <text:p>79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4694" calcext:value-type="float">
            <text:p>124694</text:p>
          </table:table-cell>
          <table:table-cell office:value-type="float" office:value="3" calcext:value-type="float">
            <text:p>3</text:p>
          </table:table-cell>
          <table:table-cell office:value-type="float" office:value="76.24" calcext:value-type="float">
            <text:p>76.24</text:p>
          </table:table-cell>
          <table:table-cell office:value-type="float" office:value="3366" calcext:value-type="float">
            <text:p>3366</text:p>
          </table:table-cell>
          <table:table-cell office:value-type="float" office:value="2" calcext:value-type="float">
            <text:p>2</text:p>
          </table:table-cell>
          <table:table-cell office:value-type="float" office:value="78.77" calcext:value-type="float">
            <text:p>78.7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05410" calcext:value-type="float">
            <text:p>205410</text:p>
          </table:table-cell>
          <table:table-cell office:value-type="float" office:value="3" calcext:value-type="float">
            <text:p>3</text:p>
          </table:table-cell>
          <table:table-cell office:value-type="float" office:value="66.02" calcext:value-type="float">
            <text:p>66.02</text:p>
          </table:table-cell>
          <table:table-cell office:value-type="float" office:value="7725" calcext:value-type="float">
            <text:p>7725</text:p>
          </table:table-cell>
          <table:table-cell office:value-type="float" office:value="2" calcext:value-type="float">
            <text:p>2</text:p>
          </table:table-cell>
          <table:table-cell office:value-type="float" office:value="80.9" calcext:value-type="float">
            <text:p>80.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37763" calcext:value-type="float">
            <text:p>537763</text:p>
          </table:table-cell>
          <table:table-cell office:value-type="float" office:value="3" calcext:value-type="float">
            <text:p>3</text:p>
          </table:table-cell>
          <table:table-cell office:value-type="float" office:value="65.18" calcext:value-type="float">
            <text:p>65.18</text:p>
          </table:table-cell>
          <table:table-cell office:value-type="float" office:value="24478" calcext:value-type="float">
            <text:p>24478</text:p>
          </table:table-cell>
          <table:table-cell office:value-type="float" office:value="2" calcext:value-type="float">
            <text:p>2</text:p>
          </table:table-cell>
          <table:table-cell office:value-type="float" office:value="84.28" calcext:value-type="float">
            <text:p>84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6" calcext:value-type="float">
            <text:p>7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376" calcext:value-type="float">
            <text:p>137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3.96" calcext:value-type="float">
            <text:p>63.96</text:p>
          </table:table-cell>
          <table:table-cell table:style-name="ce66" office:value-type="float" office:value="177" calcext:value-type="float">
            <text:p>17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4.41" calcext:value-type="float">
            <text:p>74.4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926" calcext:value-type="float">
            <text:p>892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72.4" calcext:value-type="float">
            <text:p>72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086" calcext:value-type="float">
            <text:p>17086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78.52" calcext:value-type="float">
            <text:p>78.5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3521" calcext:value-type="float">
            <text:p>33521</text:p>
          </table:table-cell>
          <table:table-cell office:value-type="float" office:value="2" calcext:value-type="float">
            <text:p>2</text:p>
          </table:table-cell>
          <table:table-cell office:value-type="float" office:value="74.31" calcext:value-type="float">
            <text:p>74.31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78.81" calcext:value-type="float">
            <text:p>78.8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053" calcext:value-type="float">
            <text:p>60053</text:p>
          </table:table-cell>
          <table:table-cell office:value-type="float" office:value="2" calcext:value-type="float">
            <text:p>2</text:p>
          </table:table-cell>
          <table:table-cell office:value-type="float" office:value="73.48" calcext:value-type="float">
            <text:p>73.48</text:p>
          </table:table-cell>
          <table:table-cell office:value-type="float" office:value="3003" calcext:value-type="float">
            <text:p>3003</text:p>
          </table:table-cell>
          <table:table-cell office:value-type="float" office:value="2" calcext:value-type="float">
            <text:p>2</text:p>
          </table:table-cell>
          <table:table-cell office:value-type="float" office:value="84.23" calcext:value-type="float">
            <text:p>84.2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5048" calcext:value-type="float">
            <text:p>135048</text:p>
          </table:table-cell>
          <table:table-cell office:value-type="float" office:value="2" calcext:value-type="float">
            <text:p>2</text:p>
          </table:table-cell>
          <table:table-cell office:value-type="float" office:value="73.09" calcext:value-type="float">
            <text:p>73.09</text:p>
          </table:table-cell>
          <table:table-cell office:value-type="float" office:value="7363" calcext:value-type="float">
            <text:p>7363</text:p>
          </table:table-cell>
          <table:table-cell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31300" calcext:value-type="float">
            <text:p>231300</text:p>
          </table:table-cell>
          <table:table-cell office:value-type="float" office:value="2" calcext:value-type="float">
            <text:p>2</text:p>
          </table:table-cell>
          <table:table-cell office:value-type="float" office:value="71.65" calcext:value-type="float">
            <text:p>71.65</text:p>
          </table:table-cell>
          <table:table-cell office:value-type="float" office:value="16926" calcext:value-type="float">
            <text:p>16926</text:p>
          </table:table-cell>
          <table:table-cell office:value-type="float" office:value="2" calcext:value-type="float">
            <text:p>2</text:p>
          </table:table-cell>
          <table:table-cell office:value-type="float" office:value="80.54" calcext:value-type="float">
            <text:p>80.5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7" calcext:value-type="float">
            <text:p>7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23" calcext:value-type="float">
            <text:p>102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9.84" calcext:value-type="float">
            <text:p>49.84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99" calcext:value-type="float">
            <text:p>71.9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338" calcext:value-type="float">
            <text:p>4338</text:p>
          </table:table-cell>
          <table:table-cell office:value-type="float" office:value="2" calcext:value-type="float">
            <text:p>2</text:p>
          </table:table-cell>
          <table:table-cell office:value-type="float" office:value="39.27" calcext:value-type="float">
            <text:p>39.27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82.65" calcext:value-type="float">
            <text:p>82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  <table:table-cell office:value-type="float" office:value="71.67" calcext:value-type="float">
            <text:p>71.67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76.75" calcext:value-type="float">
            <text:p>76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976" calcext:value-type="float">
            <text:p>10976</text:p>
          </table:table-cell>
          <table:table-cell office:value-type="float" office:value="2" calcext:value-type="float">
            <text:p>2</text:p>
          </table:table-cell>
          <table:table-cell office:value-type="float" office:value="40.22" calcext:value-type="float">
            <text:p>40.2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80.46" calcext:value-type="float">
            <text:p>80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9232" calcext:value-type="float">
            <text:p>29232</text:p>
          </table:table-cell>
          <table:table-cell office:value-type="float" office:value="1" calcext:value-type="float">
            <text:p>1</text:p>
          </table:table-cell>
          <table:table-cell office:value-type="float" office:value="72.87" calcext:value-type="float">
            <text:p>72.87</text:p>
          </table:table-cell>
          <table:table-cell office:value-type="float" office:value="3568" calcext:value-type="float">
            <text:p>3568</text:p>
          </table:table-cell>
          <table:table-cell office:value-type="float" office:value="1" calcext:value-type="float">
            <text:p>1</text:p>
          </table:table-cell>
          <table:table-cell office:value-type="float" office:value="75.93" calcext:value-type="float">
            <text:p>75.9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1278" calcext:value-type="float">
            <text:p>41278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318" calcext:value-type="float">
            <text:p>8318</text:p>
          </table:table-cell>
          <table:table-cell office:value-type="float" office:value="1" calcext:value-type="float">
            <text:p>1</text:p>
          </table:table-cell>
          <table:table-cell office:value-type="float" office:value="73.59" calcext:value-type="float">
            <text:p>73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88763" calcext:value-type="float">
            <text:p>88763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5868" calcext:value-type="float">
            <text:p>5868</text:p>
          </table:table-cell>
          <table:table-cell office:value-type="float" office:value="1" calcext:value-type="float">
            <text:p>1</text:p>
          </table:table-cell>
          <table:table-cell office:value-type="float" office:value="80.87" calcext:value-type="float">
            <text:p>80.8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8" calcext:value-type="float">
            <text:p>7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65" calcext:value-type="float">
            <text:p>26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9.04" calcext:value-type="float">
            <text:p>69.04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3.24" calcext:value-type="float">
            <text:p>63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71.41" calcext:value-type="float">
            <text:p>71.41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67.07" calcext:value-type="float">
            <text:p>67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65.69" calcext:value-type="float">
            <text:p>65.69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68.79" calcext:value-type="float">
            <text:p>68.7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516" calcext:value-type="float">
            <text:p>4516</text:p>
          </table:table-cell>
          <table:table-cell office:value-type="float" office:value="2" calcext:value-type="float">
            <text:p>2</text:p>
          </table:table-cell>
          <table:table-cell office:value-type="float" office:value="69.82" calcext:value-type="float">
            <text:p>69.82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68.92" calcext:value-type="float">
            <text:p>68.9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694" calcext:value-type="float">
            <text:p>12694</text:p>
          </table:table-cell>
          <table:table-cell office:value-type="float" office:value="2" calcext:value-type="float">
            <text:p>2</text:p>
          </table:table-cell>
          <table:table-cell office:value-type="float" office:value="69.79" calcext:value-type="float">
            <text:p>69.79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  <table:table-cell office:value-type="float" office:value="68.06" calcext:value-type="float">
            <text:p>68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7343" calcext:value-type="float">
            <text:p>37343</text:p>
          </table:table-cell>
          <table:table-cell office:value-type="float" office:value="2" calcext:value-type="float">
            <text:p>2</text:p>
          </table:table-cell>
          <table:table-cell office:value-type="float" office:value="70.11" calcext:value-type="float">
            <text:p>70.11</text:p>
          </table:table-cell>
          <table:table-cell office:value-type="float" office:value="3265" calcext:value-type="float">
            <text:p>3265</text:p>
          </table:table-cell>
          <table:table-cell office:value-type="float" office:value="2" calcext:value-type="float">
            <text:p>2</text:p>
          </table:table-cell>
          <table:table-cell office:value-type="float" office:value="71.6" calcext:value-type="float">
            <text:p>71.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8154" calcext:value-type="float">
            <text:p>68154</text:p>
          </table:table-cell>
          <table:table-cell office:value-type="float" office:value="2" calcext:value-type="float">
            <text:p>2</text:p>
          </table:table-cell>
          <table:table-cell office:value-type="float" office:value="69.01" calcext:value-type="float">
            <text:p>69.01</text:p>
          </table:table-cell>
          <table:table-cell office:value-type="float" office:value="5888" calcext:value-type="float">
            <text:p>588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79" calcext:value-type="float">
            <text:p>7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19" calcext:value-type="float">
            <text:p>619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5.18" calcext:value-type="float">
            <text:p>65.18</text:p>
          </table:table-cell>
          <table:table-cell table:style-name="ce66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24" calcext:value-type="float">
            <text:p>68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508" calcext:value-type="float">
            <text:p>250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73.19" calcext:value-type="float">
            <text:p>73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839" calcext:value-type="float">
            <text:p>483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629" calcext:value-type="float">
            <text:p>962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73.2" calcext:value-type="float">
            <text:p>73.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561" calcext:value-type="float">
            <text:p>2456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860" calcext:value-type="float">
            <text:p>2860</text:p>
          </table:table-cell>
          <table:table-cell office:value-type="float" office:value="2" calcext:value-type="float">
            <text:p>2</text:p>
          </table:table-cell>
          <table:table-cell office:value-type="float" office:value="69.99" calcext:value-type="float">
            <text:p>69.9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9050" calcext:value-type="float">
            <text:p>59050</text:p>
          </table:table-cell>
          <table:table-cell office:value-type="float" office:value="2" calcext:value-type="float">
            <text:p>2</text:p>
          </table:table-cell>
          <table:table-cell office:value-type="float" office:value="70.69" calcext:value-type="float">
            <text:p>70.69</text:p>
          </table:table-cell>
          <table:table-cell office:value-type="float" office:value="6388" calcext:value-type="float">
            <text:p>6388</text:p>
          </table:table-cell>
          <table:table-cell office:value-type="float" office:value="2" calcext:value-type="float">
            <text:p>2</text:p>
          </table:table-cell>
          <table:table-cell office:value-type="float" office:value="68.51" calcext:value-type="float">
            <text:p>68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9607" calcext:value-type="float">
            <text:p>119607</text:p>
          </table:table-cell>
          <table:table-cell office:value-type="float" office:value="2" calcext:value-type="float">
            <text:p>2</text:p>
          </table:table-cell>
          <table:table-cell office:value-type="float" office:value="68.91" calcext:value-type="float">
            <text:p>68.91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float" office:value="70.83" calcext:value-type="float">
            <text:p>70.8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0" calcext:value-type="float">
            <text:p>8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75" calcext:value-type="float">
            <text:p>475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7.45" calcext:value-type="float">
            <text:p>67.45</text:p>
          </table:table-cell>
          <table:table-cell table:style-name="ce66" office:value-type="float" office:value="90" calcext:value-type="float">
            <text:p>90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76.64" calcext:value-type="float">
            <text:p>76.6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73.64" calcext:value-type="float">
            <text:p>73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504" calcext:value-type="float">
            <text:p>2504</text:p>
          </table:table-cell>
          <table:table-cell office:value-type="float" office:value="2" calcext:value-type="float">
            <text:p>2</text:p>
          </table:table-cell>
          <table:table-cell office:value-type="float" office:value="72.45" calcext:value-type="float">
            <text:p>72.45</text:p>
          </table:table-cell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813" calcext:value-type="float">
            <text:p>4813</text:p>
          </table:table-cell>
          <table:table-cell office:value-type="float" office:value="2" calcext:value-type="float">
            <text:p>2</text:p>
          </table:table-cell>
          <table:table-cell office:value-type="float" office:value="76.09" calcext:value-type="float">
            <text:p>76.09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74.19" calcext:value-type="float">
            <text:p>7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433" calcext:value-type="float">
            <text:p>11433</text:p>
          </table:table-cell>
          <table:table-cell office:value-type="float" office:value="2" calcext:value-type="float">
            <text:p>2</text:p>
          </table:table-cell>
          <table:table-cell office:value-type="float" office:value="76.26" calcext:value-type="float">
            <text:p>76.26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75.36" calcext:value-type="float">
            <text:p>75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444" calcext:value-type="float">
            <text:p>24444</text:p>
          </table:table-cell>
          <table:table-cell office:value-type="float" office:value="2" calcext:value-type="float">
            <text:p>2</text:p>
          </table:table-cell>
          <table:table-cell office:value-type="float" office:value="71.36" calcext:value-type="float">
            <text:p>71.36</text:p>
          </table:table-cell>
          <table:table-cell office:value-type="float" office:value="4246" calcext:value-type="float">
            <text:p>4246</text:p>
          </table:table-cell>
          <table:table-cell office:value-type="float" office:value="2" calcext:value-type="float">
            <text:p>2</text:p>
          </table:table-cell>
          <table:table-cell office:value-type="float" office:value="76.51" calcext:value-type="float">
            <text:p>76.5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7230" calcext:value-type="float">
            <text:p>47230</text:p>
          </table:table-cell>
          <table:table-cell office:value-type="float" office:value="2" calcext:value-type="float">
            <text:p>2</text:p>
          </table:table-cell>
          <table:table-cell office:value-type="float" office:value="76.39" calcext:value-type="float">
            <text:p>76.39</text:p>
          </table:table-cell>
          <table:table-cell office:value-type="float" office:value="7618" calcext:value-type="float">
            <text:p>7618</text:p>
          </table:table-cell>
          <table:table-cell office:value-type="float" office:value="2" calcext:value-type="float">
            <text:p>2</text:p>
          </table:table-cell>
          <table:table-cell office:value-type="float" office:value="76.66" calcext:value-type="float">
            <text:p>76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1" calcext:value-type="float">
            <text:p>8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74" calcext:value-type="float">
            <text:p>71.74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4" calcext:value-type="float">
            <text:p>73.1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2" calcext:value-type="float">
            <text:p>8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2.99" calcext:value-type="float">
            <text:p>62.99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56" calcext:value-type="float">
            <text:p>73.5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75.39" calcext:value-type="float">
            <text:p>75.3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3109" calcext:value-type="float">
            <text:p>3109</text:p>
          </table:table-cell>
          <table:table-cell office:value-type="float" office:value="1" calcext:value-type="float">
            <text:p>1</text:p>
          </table:table-cell>
          <table:table-cell office:value-type="float" office:value="76.14" calcext:value-type="float">
            <text:p>76.1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703" calcext:value-type="float">
            <text:p>4703</text:p>
          </table:table-cell>
          <table:table-cell office:value-type="float" office:value="1" calcext:value-type="float">
            <text:p>1</text:p>
          </table:table-cell>
          <table:table-cell office:value-type="float" office:value="75.89" calcext:value-type="float">
            <text:p>75.89</text:p>
          </table:table-cell>
          <table:table-cell office:value-type="float" office:value="4769" calcext:value-type="float">
            <text:p>4769</text:p>
          </table:table-cell>
          <table:table-cell office:value-type="float" office:value="1" calcext:value-type="float">
            <text:p>1</text:p>
          </table:table-cell>
          <table:table-cell office:value-type="float" office:value="76.65" calcext:value-type="float">
            <text:p>76.6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3" calcext:value-type="float">
            <text:p>8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86" calcext:value-type="float">
            <text:p>63.8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9.07" calcext:value-type="float">
            <text:p>59.0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.86" calcext:value-type="float">
            <text:p>63.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4.13" calcext:value-type="float">
            <text:p>64.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65.64" calcext:value-type="float">
            <text:p>65.6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4" calcext:value-type="float">
            <text:p>8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1" calcext:value-type="float">
            <text:p>66.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29" calcext:value-type="float">
            <text:p>73.2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73.29" calcext:value-type="float">
            <text:p>73.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4.06" calcext:value-type="float">
            <text:p>74.0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5" calcext:value-type="float">
            <text:p>8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4" calcext:value-type="float">
            <text:p>2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9.56" calcext:value-type="float">
            <text:p>69.56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6.42" calcext:value-type="float">
            <text:p>66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 office:value-type="float" office:value="69.56" calcext:value-type="float">
            <text:p>69.56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.2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6" calcext:value-type="float">
            <text:p>8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4" calcext:value-type="float">
            <text:p>34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2.3" calcext:value-type="float">
            <text:p>82.3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61" calcext:value-type="float">
            <text:p>75.61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7" calcext:value-type="float">
            <text:p>8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0" calcext:value-type="float">
            <text:p>25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8.79" calcext:value-type="float">
            <text:p>68.79</text:p>
          </table:table-cell>
          <table:table-cell table:style-name="ce66" office:value-type="float" office:value="111" calcext:value-type="float">
            <text:p>11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46" calcext:value-type="float">
            <text:p>71.46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76.67" calcext:value-type="float">
            <text:p>76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70.77" calcext:value-type="float">
            <text:p>70.7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70.1" calcext:value-type="float">
            <text:p>70.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72.52" calcext:value-type="float">
            <text:p>72.5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75.49" calcext:value-type="float">
            <text:p>75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03" calcext:value-type="float">
            <text:p>4903</text:p>
          </table:table-cell>
          <table:table-cell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892" calcext:value-type="float">
            <text:p>9892</text:p>
          </table:table-cell>
          <table:table-cell office:value-type="float" office:value="1" calcext:value-type="float">
            <text:p>1</text:p>
          </table:table-cell>
          <table:table-cell office:value-type="float" office:value="77.89" calcext:value-type="float">
            <text:p>77.89</text:p>
          </table:table-cell>
          <table:table-cell office:value-type="float" office:value="2544" calcext:value-type="float">
            <text:p>2544</text:p>
          </table:table-cell>
          <table:table-cell office:value-type="float" office:value="1" calcext:value-type="float">
            <text:p>1</text:p>
          </table:table-cell>
          <table:table-cell office:value-type="float" office:value="77.07" calcext:value-type="float">
            <text:p>77.0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8" calcext:value-type="float">
            <text:p>8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3.76" calcext:value-type="float">
            <text:p>63.76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7.67" calcext:value-type="float">
            <text:p>77.6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7.29" calcext:value-type="float">
            <text:p>67.2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7.67" calcext:value-type="float">
            <text:p>77.6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69.53" calcext:value-type="float">
            <text:p>69.5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76.85" calcext:value-type="float">
            <text:p>76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73.38" calcext:value-type="float">
            <text:p>73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75.66" calcext:value-type="float">
            <text:p>75.66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146" calcext:value-type="float">
            <text:p>6146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.26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76.45" calcext:value-type="float">
            <text:p>76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89" calcext:value-type="float">
            <text:p>8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32" calcext:value-type="float">
            <text:p>3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7.75" calcext:value-type="float">
            <text:p>67.75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5.37" calcext:value-type="float">
            <text:p>75.3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6.46" calcext:value-type="float">
            <text:p>66.4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224" calcext:value-type="float">
            <text:p>3224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75.37" calcext:value-type="float">
            <text:p>75.3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858" calcext:value-type="float">
            <text:p>5858</text:p>
          </table:table-cell>
          <table:table-cell office:value-type="float" office:value="1" calcext:value-type="float">
            <text:p>1</text:p>
          </table:table-cell>
          <table:table-cell office:value-type="float" office:value="76.95" calcext:value-type="float">
            <text:p>76.95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76.59" calcext:value-type="float">
            <text:p>76.5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0" calcext:value-type="float">
            <text:p>9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24" calcext:value-type="float">
            <text:p>80.2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24" calcext:value-type="float">
            <text:p>80.2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.24" calcext:value-type="float">
            <text:p>80.2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1" calcext:value-type="float">
            <text:p>91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1.65" calcext:value-type="float">
            <text:p>61.6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2.87" calcext:value-type="float">
            <text:p>62.8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60.72" calcext:value-type="float">
            <text:p>60.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7.36" calcext:value-type="float">
            <text:p>67.3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65.81" calcext:value-type="float">
            <text:p>65.8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69.17" calcext:value-type="float">
            <text:p>69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67.21" calcext:value-type="float">
            <text:p>67.2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70.48" calcext:value-type="float">
            <text:p>70.4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64.03" calcext:value-type="float">
            <text:p>64.03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73.88" calcext:value-type="float">
            <text:p>73.8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70" calcext:value-type="float">
            <text:p>2370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64.22" calcext:value-type="float">
            <text:p>64.2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631" calcext:value-type="float">
            <text:p>4631</text:p>
          </table:table-cell>
          <table:table-cell office:value-type="float" office:value="2" calcext:value-type="float">
            <text:p>2</text:p>
          </table:table-cell>
          <table:table-cell office:value-type="float" office:value="71.91" calcext:value-type="float">
            <text:p>71.91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63.94" calcext:value-type="float">
            <text:p>63.9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2" calcext:value-type="float">
            <text:p>92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1" calcext:value-type="float">
            <text:p>4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8.98" calcext:value-type="float">
            <text:p>68.98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4.7" calcext:value-type="float">
            <text:p>64.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0.91" calcext:value-type="float">
            <text:p>60.9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64.45" calcext:value-type="float">
            <text:p>64.4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487" calcext:value-type="float">
            <text:p>2487</text:p>
          </table:table-cell>
          <table:table-cell office:value-type="float" office:value="2" calcext:value-type="float">
            <text:p>2</text:p>
          </table:table-cell>
          <table:table-cell office:value-type="float" office:value="75.09" calcext:value-type="float">
            <text:p>75.09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62.44" calcext:value-type="float">
            <text:p>62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615" calcext:value-type="float">
            <text:p>4615</text:p>
          </table:table-cell>
          <table:table-cell office:value-type="float" office:value="2" calcext:value-type="float">
            <text:p>2</text:p>
          </table:table-cell>
          <table:table-cell office:value-type="float" office:value="74.62" calcext:value-type="float">
            <text:p>74.62</text:p>
          </table:table-cell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office:value-type="float" office:value="61.01" calcext:value-type="float">
            <text:p>61.0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3" calcext:value-type="float">
            <text:p>93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11" calcext:value-type="float">
            <text:p>11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53.18" calcext:value-type="float">
            <text:p>53.1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49.39" calcext:value-type="float">
            <text:p>49.39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0.58" calcext:value-type="float">
            <text:p>60.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.75" calcext:value-type="float">
            <text:p>60.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3.43" calcext:value-type="float">
            <text:p>63.4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0.97" calcext:value-type="float">
            <text:p>60.9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70.47" calcext:value-type="float">
            <text:p>70.4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float" office:value="53.59" calcext:value-type="float">
            <text:p>53.59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70.85" calcext:value-type="float">
            <text:p>70.8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4" calcext:value-type="float">
            <text:p>94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7" calcext:value-type="float">
            <text:p>7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0.41" calcext:value-type="float">
            <text:p>60.41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71" office:value-type="float" office:value="61.33" calcext:value-type="float">
            <text:p>61.33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49" calcext:value-type="float">
            <text:p>62.4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0.41" calcext:value-type="float">
            <text:p>60.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4.19" calcext:value-type="float">
            <text:p>64.1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72.49" calcext:value-type="float">
            <text:p>72.49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71.17" calcext:value-type="float">
            <text:p>71.1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5" calcext:value-type="float">
            <text:p>95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2596" calcext:value-type="float">
            <text:p>259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15" calcext:value-type="float">
            <text:p>71.15</text:p>
          </table:table-cell>
          <table:table-cell table:style-name="ce66" office:value-type="float" office:value="217" calcext:value-type="float">
            <text:p>21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80.4" calcext:value-type="float">
            <text:p>80.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5493" calcext:value-type="float">
            <text:p>5493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81.11" calcext:value-type="float">
            <text:p>81.11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10208" calcext:value-type="float">
            <text:p>10208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78.75" calcext:value-type="float">
            <text:p>78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9066" calcext:value-type="float">
            <text:p>19066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53469" calcext:value-type="float">
            <text:p>53469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2902" calcext:value-type="float">
            <text:p>2902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101264" calcext:value-type="float">
            <text:p>101264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5778" calcext:value-type="float">
            <text:p>5778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98827" calcext:value-type="float">
            <text:p>198827</text:p>
          </table:table-cell>
          <table:table-cell office:value-type="float" office:value="1" calcext:value-type="float">
            <text:p>1</text:p>
          </table:table-cell>
          <table:table-cell office:value-type="float" office:value="71.15" calcext:value-type="float">
            <text:p>71.15</text:p>
          </table:table-cell>
          <table:table-cell office:value-type="float" office:value="11145" calcext:value-type="float">
            <text:p>11145</text:p>
          </table:table-cell>
          <table:table-cell office:value-type="float" office:value="1" calcext:value-type="float">
            <text:p>1</text:p>
          </table:table-cell>
          <table:table-cell office:value-type="float" office:value="82.38" calcext:value-type="float">
            <text:p>82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6" calcext:value-type="float">
            <text:p>96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447" calcext:value-type="float">
            <text:p>447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0.54" calcext:value-type="float">
            <text:p>60.54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78" calcext:value-type="float">
            <text:p>64.78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7.96" calcext:value-type="float">
            <text:p>67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778" calcext:value-type="float">
            <text:p>2778</text:p>
          </table:table-cell>
          <table:table-cell office:value-type="float" office:value="1" calcext:value-type="float">
            <text:p>1</text:p>
          </table:table-cell>
          <table:table-cell office:value-type="float" office:value="60.54" calcext:value-type="float">
            <text:p>60.5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8.33" calcext:value-type="float">
            <text:p>68.3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405" calcext:value-type="float">
            <text:p>5405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71.57" calcext:value-type="float">
            <text:p>71.5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3724" calcext:value-type="float">
            <text:p>13724</text:p>
          </table:table-cell>
          <table:table-cell office:value-type="float" office:value="1" calcext:value-type="float">
            <text:p>1</text:p>
          </table:table-cell>
          <table:table-cell office:value-type="float" office:value="66.23" calcext:value-type="float">
            <text:p>66.23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6596" calcext:value-type="float">
            <text:p>2659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55258" calcext:value-type="float">
            <text:p>5525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725" calcext:value-type="float">
            <text:p>3725</text:p>
          </table:table-cell>
          <table:table-cell office:value-type="float" office:value="1" calcext:value-type="float">
            <text:p>1</text:p>
          </table:table-cell>
          <table:table-cell office:value-type="float" office:value="69.27" calcext:value-type="float">
            <text:p>69.2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7" calcext:value-type="float">
            <text:p>97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625" calcext:value-type="float">
            <text:p>625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6.36" calcext:value-type="float">
            <text:p>56.36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0.47" calcext:value-type="float">
            <text:p>70.47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977" calcext:value-type="float">
            <text:p>2977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.38" calcext:value-type="float">
            <text:p>69.38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436" calcext:value-type="float">
            <text:p>5436</text:p>
          </table:table-cell>
          <table:table-cell office:value-type="float" office:value="1" calcext:value-type="float">
            <text:p>1</text:p>
          </table:table-cell>
          <table:table-cell office:value-type="float" office:value="61.41" calcext:value-type="float">
            <text:p>61.4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68.66" calcext:value-type="float">
            <text:p>68.6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287" calcext:value-type="float">
            <text:p>10287</text:p>
          </table:table-cell>
          <table:table-cell office:value-type="float" office:value="1" calcext:value-type="float">
            <text:p>1</text:p>
          </table:table-cell>
          <table:table-cell office:value-type="float" office:value="62.02" calcext:value-type="float">
            <text:p>62.0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66.34" calcext:value-type="float">
            <text:p>66.3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6357" calcext:value-type="float">
            <text:p>26357</text:p>
          </table:table-cell>
          <table:table-cell office:value-type="float" office:value="1" calcext:value-type="float">
            <text:p>1</text:p>
          </table:table-cell>
          <table:table-cell office:value-type="float" office:value="63.42" calcext:value-type="float">
            <text:p>63.42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58.96" calcext:value-type="float">
            <text:p>58.9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53737" calcext:value-type="float">
            <text:p>53737</text:p>
          </table:table-cell>
          <table:table-cell office:value-type="float" office:value="1" calcext:value-type="float">
            <text:p>1</text:p>
          </table:table-cell>
          <table:table-cell office:value-type="float" office:value="65.76" calcext:value-type="float">
            <text:p>65.76</text:p>
          </table:table-cell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  <table:table-cell office:value-type="float" office:value="36.16" calcext:value-type="float">
            <text:p>36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23811" calcext:value-type="float">
            <text:p>123811</text:p>
          </table:table-cell>
          <table:table-cell office:value-type="float" office:value="1" calcext:value-type="float">
            <text:p>1</text:p>
          </table:table-cell>
          <table:table-cell office:value-type="float" office:value="72.94" calcext:value-type="float">
            <text:p>72.94</text:p>
          </table:table-cell>
          <table:table-cell office:value-type="float" office:value="9152" calcext:value-type="float">
            <text:p>9152</text:p>
          </table:table-cell>
          <table:table-cell office:value-type="float" office:value="1" calcext:value-type="float">
            <text:p>1</text:p>
          </table:table-cell>
          <table:table-cell office:value-type="float" office:value="74.29" calcext:value-type="float">
            <text:p>74.29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8" calcext:value-type="float">
            <text:p>98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78" calcext:value-type="float">
            <text:p>7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9.05" calcext:value-type="float">
            <text:p>79.0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64.42" calcext:value-type="float">
            <text:p>64.42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79.05" calcext:value-type="float">
            <text:p>79.0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4.42" calcext:value-type="float">
            <text:p>64.42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67.57" calcext:value-type="float">
            <text:p>67.57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73.63" calcext:value-type="float">
            <text:p>73.63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4741" calcext:value-type="float">
            <text:p>4741</text:p>
          </table:table-cell>
          <table:table-cell office:value-type="float" office:value="1" calcext:value-type="float">
            <text:p>1</text:p>
          </table:table-cell>
          <table:table-cell office:value-type="float" office:value="81.04" calcext:value-type="float">
            <text:p>81.04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77.16" calcext:value-type="float">
            <text:p>77.16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 table:style-name="ce54" office:value-type="float" office:value="99" calcext:value-type="float">
            <text:p>99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1.74" calcext:value-type="float">
            <text:p>71.74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73.14" calcext:value-type="float">
            <text:p>73.14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73.14" calcext:value-type="float">
            <text:p>73.1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1.74" calcext:value-type="float">
            <text:p>71.74</text:p>
          </table:table-cell>
          <table:table-cell table:number-columns-repeated="56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table:number-columns-repeated="56"/>
        </table:table-row>
        <table:table-row table:style-name="ro1">
          <table:table-cell table:style-name="ce54" office:value-type="float" office:value="100" calcext:value-type="float">
            <text:p>100</text:p>
          </table:table-cell>
          <table:table-cell table:style-name="ce56" office:value-type="string" calcext:value-type="string">
            <text:p>k=1</text:p>
          </table:table-cell>
          <table:table-cell table:style-name="ce60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4.55" calcext:value-type="float">
            <text:p>54.5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56.35" calcext:value-type="float">
            <text:p>56.35</text:p>
          </table:table-cell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style-name="ce66" table:number-columns-repeated="2"/>
          <table:table-cell table:style-name="ce71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.25" calcext:value-type="float">
            <text:p>67.25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.35" calcext:value-type="float">
            <text:p>56.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style-name="ce67" table:number-columns-repeated="2"/>
          <table:table-cell table:style-name="ce69"/>
          <table:table-cell table:number-columns-repeated="47"/>
        </table:table-row>
        <table:table-row table:style-name="ro1">
          <table:table-cell/>
          <table:table-cell office:value-type="string" calcext:value-type="string">
            <text:p>k=2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5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7.45" calcext:value-type="float">
            <text:p>67.4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=100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70.22" calcext:value-type="float">
            <text:p>70.2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/>
          <table:table-cell table:style-name="ce57" office:value-type="string" calcext:value-type="string">
            <text:p>k=20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0.44" calcext:value-type="float">
            <text:p>70.44</text:p>
          </table:table-cell>
          <table:table-cell table:number-columns-repeated="56"/>
        </table:table-row>
        <table:table-row table:style-name="ro1">
          <table:table-cell table:style-name="ce55"/>
          <table:table-cell table:style-name="ce56"/>
          <table:table-cell table:style-name="ce62"/>
          <table:table-cell table:style-name="ce68" table:number-columns-repeated="2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number-columns-repeated="47"/>
        </table:table-row>
        <table:table-row table:style-name="ro1" table:number-rows-repeated="6">
          <table:table-cell/>
          <table:table-cell table:style-name="ce57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number-columns-repeated="47"/>
        </table:table-row>
        <table:table-row table:style-name="ro1" table:number-rows-repeated="846">
          <table:table-cell table:number-columns-repeated="64"/>
        </table:table-row>
        <table:table-row table:style-name="ro1">
          <table:table-cell table:style-name="ce55"/>
          <table:table-cell table:style-name="ce56"/>
          <table:table-cell table:style-name="ce62"/>
          <table:table-cell table:style-name="ce68" table:number-columns-repeated="2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style-name="ce62"/>
          <table:table-cell table:style-name="ce68"/>
          <table:table-cell table:style-name="ce73"/>
          <table:table-cell table:number-columns-repeated="47"/>
        </table:table-row>
        <table:table-row table:style-name="ro1" table:number-rows-repeated="6">
          <table:table-cell/>
          <table:table-cell table:style-name="ce57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style-name="ce63" table:number-columns-repeated="2"/>
          <table:table-cell table:style-name="ce72"/>
          <table:table-cell table:number-columns-repeated="47"/>
        </table:table-row>
        <table:table-row table:style-name="ro1" table:number-rows-repeated="10470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verages" table:style-name="ta1">
        <table:table-column table:style-name="co4" table:default-cell-style-name="Default"/>
        <table:table-column table:style-name="co2" table:number-columns-repeated="11" table:default-cell-style-name="Default"/>
        <table:table-column table:style-name="co5" table:default-cell-style-name="Default"/>
        <table:table-column table:style-name="co2" table:number-columns-repeated="2" table:default-cell-style-name="ce48"/>
        <table:table-column table:style-name="co2" table:number-columns-repeated="3" table:default-cell-style-name="Default"/>
        <table:table-row table:style-name="ro1">
          <table:table-cell table:style-name="ce52" office:value-type="string" calcext:value-type="string" table:number-columns-spanned="2" table:number-rows-spanned="1">
            <text:p>Instance</text:p>
          </table:table-cell>
          <table:covered-table-cell/>
          <table:table-cell table:style-name="ce58" office:value-type="string" calcext:value-type="string" table:number-columns-spanned="3" table:number-rows-spanned="1">
            <text:p>Single Placement</text:p>
          </table:table-cell>
          <table:covered-table-cell table:style-name="ce64"/>
          <table:covered-table-cell table:style-name="ce69"/>
          <table:table-cell table:style-name="ce52" office:value-type="string" calcext:value-type="string" table:number-columns-spanned="3" table:number-rows-spanned="1">
            <text:p><text:span text:style-name="T1">Order by</text:span> Hash</text:p>
          </table:table-cell>
          <table:covered-table-cell table:style-name="ce64"/>
          <table:covered-table-cell table:style-name="ce69"/>
          <table:table-cell table:number-columns-repeated="5"/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table:style-name="ce2" table:number-columns-spanned="2" table:number-rows-spanned="1"/>
          <table:covered-table-cell/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 table:style-name="ce59" office:value-type="string" calcext:value-type="string">
            <text:p>TT (ms)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R</text:p>
          </table:table-cell>
          <table:table-cell/>
          <table:table-cell office:value-type="string" calcext:value-type="string">
            <text:p>MAX CR</text:p>
          </table:table-cell>
          <table:table-cell office:value-type="string" calcext:value-type="string">
            <text:p>MIN BIN</text:p>
          </table:table-cell>
          <table:table-cell office:value-type="string" calcext:value-type="string">
            <text:p>MIN TT</text:p>
          </table:table-cell>
          <table:table-cell office:value-type="string" calcext:value-type="string">
            <text:p>CR*</text:p>
          </table:table-cell>
          <table:table-cell table:number-columns-repeated="2" office:value-type="string" calcext:value-type="string">
            <text:p>CR* - CR </text:p>
          </table:table-cell>
          <table:table-cell office:value-type="string" calcext:value-type="string">
            <text:p>TT*</text:p>
          </table:table-cell>
          <table:table-cell table:number-columns-repeated="2" table:style-name="ce48" office:value-type="string" calcext:value-type="string">
            <text:p>TT* - TT</text:p>
          </table:table-cell>
        </table:table-row>
        <table:table-row table:style-name="ro1">
          <table:table-cell table:style-name="ce55" office:value-type="string" calcext:value-type="string">
            <text:p>Global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3]&amp;&quot;.A1:A100&quot;))" office:value-type="float" office:value="423.87" calcext:value-type="float">
            <text:p>423.87</text:p>
          </table:table-cell>
          <table:table-cell table:style-name="ce68" table:formula="of:=AVERAGE(INDIRECT([.$B3]&amp;&quot;.B1:B100&quot;))" office:value-type="float" office:value="1.37" calcext:value-type="float">
            <text:p>1.37</text:p>
          </table:table-cell>
          <table:table-cell table:style-name="ce46" table:formula="of:=AVERAGE(INDIRECT([.$B3]&amp;&quot;.C1:C100&quot;))" office:value-type="float" office:value="65.8688" calcext:value-type="float">
            <text:p>65.87</text:p>
          </table:table-cell>
          <table:table-cell table:style-name="ce68" table:formula="of:=AVERAGE(INDIRECT([.$B3]&amp;&quot;.D1:D100&quot;))" office:value-type="float" office:value="65.18" calcext:value-type="float">
            <text:p>65.18</text:p>
          </table:table-cell>
          <table:table-cell table:style-name="ce68" table:formula="of:=AVERAGE(INDIRECT([.$B3]&amp;&quot;.E1:E100&quot;))" office:value-type="float" office:value="1.31" calcext:value-type="float">
            <text:p>1.31</text:p>
          </table:table-cell>
          <table:table-cell table:style-name="ce46" table:formula="of:=AVERAGE(INDIRECT([.$B3]&amp;&quot;.F1:F100&quot;))" office:value-type="float" office:value="70.695" calcext:value-type="float">
            <text:p>70.70</text:p>
          </table:table-cell>
          <table:table-cell/>
          <table:table-cell table:style-name="ce48" table:formula="of:=MAX([.H3];[.E3])" office:value-type="float" office:value="70.695" calcext:value-type="float">
            <text:p>70.70</text:p>
          </table:table-cell>
          <table:table-cell table:formula="of:=MIN([.G3];[.D3])" office:value-type="float" office:value="1.31" calcext:value-type="float">
            <text:p>1.31</text:p>
          </table:table-cell>
          <table:table-cell table:formula="of:=MIN([.F3];[.C3])" office:value-type="float" office:value="65.18" calcext:value-type="float">
            <text:p>65.18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k=5</text:p>
          </table:table-cell>
          <table:table-cell table:style-name="ce44" table:formula="of:=AVERAGE(INDIRECT([.$B4]&amp;&quot;.A1:A100&quot;))" office:value-type="float" office:value="1597.54" calcext:value-type="float">
            <text:p>1,597.54</text:p>
          </table:table-cell>
          <table:table-cell table:style-name="ce45" table:formula="of:=AVERAGE(INDIRECT([.$B4]&amp;&quot;.B1:B100&quot;))" office:value-type="float" office:value="1.34" calcext:value-type="float">
            <text:p>1.34</text:p>
          </table:table-cell>
          <table:table-cell table:style-name="ce47" table:formula="of:=AVERAGE(INDIRECT([.$B4]&amp;&quot;.C1:C100&quot;))" office:value-type="float" office:value="69.1924" calcext:value-type="float">
            <text:p>69.19</text:p>
          </table:table-cell>
          <table:table-cell table:style-name="ce45" table:formula="of:=AVERAGE(INDIRECT([.$B4]&amp;&quot;.D1:D100&quot;))" office:value-type="float" office:value="185.22" calcext:value-type="float">
            <text:p>185.22</text:p>
          </table:table-cell>
          <table:table-cell table:style-name="ce45" table:formula="of:=AVERAGE(INDIRECT([.$B4]&amp;&quot;.E1:E100&quot;))" office:value-type="float" office:value="1.29" calcext:value-type="float">
            <text:p>1.29</text:p>
          </table:table-cell>
          <table:table-cell table:style-name="ce47" table:formula="of:=AVERAGE(INDIRECT([.$B4]&amp;&quot;.F1:F100&quot;))" office:value-type="float" office:value="73.0788" calcext:value-type="float">
            <text:p>73.08</text:p>
          </table:table-cell>
          <table:table-cell/>
          <table:table-cell table:style-name="ce48" table:formula="of:=MAX([.H4];[.E4])" office:value-type="float" office:value="73.0788" calcext:value-type="float">
            <text:p>73.08</text:p>
          </table:table-cell>
          <table:table-cell table:formula="of:=MIN([.G4];[.D4])" office:value-type="float" office:value="1.29" calcext:value-type="float">
            <text:p>1.29</text:p>
          </table:table-cell>
          <table:table-cell table:formula="of:=MIN([.F4];[.C4])" office:value-type="float" office:value="185.22" calcext:value-type="float">
            <text:p>185.22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k=10</text:p>
          </table:table-cell>
          <table:table-cell table:style-name="ce44" table:formula="of:=AVERAGE(INDIRECT([.$B5]&amp;&quot;.A1:A100&quot;))" office:value-type="float" office:value="2627.52" calcext:value-type="float">
            <text:p>2,627.52</text:p>
          </table:table-cell>
          <table:table-cell table:style-name="ce45" table:formula="of:=AVERAGE(INDIRECT([.$B5]&amp;&quot;.B1:B100&quot;))" office:value-type="float" office:value="1.32" calcext:value-type="float">
            <text:p>1.32</text:p>
          </table:table-cell>
          <table:table-cell table:style-name="ce47" table:formula="of:=AVERAGE(INDIRECT([.$B5]&amp;&quot;.C1:C100&quot;))" office:value-type="float" office:value="70.3503" calcext:value-type="float">
            <text:p>70.35</text:p>
          </table:table-cell>
          <table:table-cell table:style-name="ce45" table:formula="of:=AVERAGE(INDIRECT([.$B5]&amp;&quot;.D1:D100&quot;))" office:value-type="float" office:value="344.9" calcext:value-type="float">
            <text:p>344.90</text:p>
          </table:table-cell>
          <table:table-cell table:style-name="ce45" table:formula="of:=AVERAGE(INDIRECT([.$B5]&amp;&quot;.E1:E100&quot;))" office:value-type="float" office:value="1.27" calcext:value-type="float">
            <text:p>1.27</text:p>
          </table:table-cell>
          <table:table-cell table:style-name="ce47" table:formula="of:=AVERAGE(INDIRECT([.$B5]&amp;&quot;.F1:F100&quot;))" office:value-type="float" office:value="73.5555" calcext:value-type="float">
            <text:p>73.56</text:p>
          </table:table-cell>
          <table:table-cell/>
          <table:table-cell table:style-name="ce48" table:formula="of:=MAX([.H5];[.E5])" office:value-type="float" office:value="73.5555" calcext:value-type="float">
            <text:p>73.56</text:p>
          </table:table-cell>
          <table:table-cell table:formula="of:=MIN([.G5];[.D5])" office:value-type="float" office:value="1.27" calcext:value-type="float">
            <text:p>1.27</text:p>
          </table:table-cell>
          <table:table-cell table:formula="of:=MIN([.F5];[.C5])" office:value-type="float" office:value="344.9" calcext:value-type="float">
            <text:p>344.9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k=20</text:p>
          </table:table-cell>
          <table:table-cell table:style-name="ce44" table:formula="of:=AVERAGE(INDIRECT([.$B6]&amp;&quot;.A1:A100&quot;))" office:value-type="float" office:value="5373.79" calcext:value-type="float">
            <text:p>5,373.79</text:p>
          </table:table-cell>
          <table:table-cell table:style-name="ce45" table:formula="of:=AVERAGE(INDIRECT([.$B6]&amp;&quot;.B1:B100&quot;))" office:value-type="float" office:value="1.34" calcext:value-type="float">
            <text:p>1.34</text:p>
          </table:table-cell>
          <table:table-cell table:style-name="ce47" table:formula="of:=AVERAGE(INDIRECT([.$B6]&amp;&quot;.C1:C100&quot;))" office:value-type="float" office:value="70.7804" calcext:value-type="float">
            <text:p>70.78</text:p>
          </table:table-cell>
          <table:table-cell table:style-name="ce45" table:formula="of:=AVERAGE(INDIRECT([.$B6]&amp;&quot;.D1:D100&quot;))" office:value-type="float" office:value="620.95" calcext:value-type="float">
            <text:p>620.95</text:p>
          </table:table-cell>
          <table:table-cell table:style-name="ce45" table:formula="of:=AVERAGE(INDIRECT([.$B6]&amp;&quot;.E1:E100&quot;))" office:value-type="float" office:value="1.27" calcext:value-type="float">
            <text:p>1.27</text:p>
          </table:table-cell>
          <table:table-cell table:style-name="ce47" table:formula="of:=AVERAGE(INDIRECT([.$B6]&amp;&quot;.F1:F100&quot;))" office:value-type="float" office:value="74.5744" calcext:value-type="float">
            <text:p>74.57</text:p>
          </table:table-cell>
          <table:table-cell/>
          <table:table-cell table:style-name="ce48" table:formula="of:=MAX([.H6];[.E6])" office:value-type="float" office:value="74.5744" calcext:value-type="float">
            <text:p>74.57</text:p>
          </table:table-cell>
          <table:table-cell table:formula="of:=MIN([.G6];[.D6])" office:value-type="float" office:value="1.27" calcext:value-type="float">
            <text:p>1.27</text:p>
          </table:table-cell>
          <table:table-cell table:formula="of:=MIN([.F6];[.C6])" office:value-type="float" office:value="620.95" calcext:value-type="float">
            <text:p>620.95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k=50</text:p>
          </table:table-cell>
          <table:table-cell table:style-name="ce44" table:formula="of:=AVERAGE(INDIRECT([.$B7]&amp;&quot;.A1:A100&quot;))" office:value-type="float" office:value="14203.1" calcext:value-type="float">
            <text:p>14,203.10</text:p>
          </table:table-cell>
          <table:table-cell table:style-name="ce45" table:formula="of:=AVERAGE(INDIRECT([.$B7]&amp;&quot;.B1:B100&quot;))" office:value-type="float" office:value="1.31" calcext:value-type="float">
            <text:p>1.31</text:p>
          </table:table-cell>
          <table:table-cell table:style-name="ce47" table:formula="of:=AVERAGE(INDIRECT([.$B7]&amp;&quot;.C1:C100&quot;))" office:value-type="float" office:value="72.1074" calcext:value-type="float">
            <text:p>72.11</text:p>
          </table:table-cell>
          <table:table-cell table:style-name="ce45" table:formula="of:=AVERAGE(INDIRECT([.$B7]&amp;&quot;.D1:D100&quot;))" office:value-type="float" office:value="1279.96" calcext:value-type="float">
            <text:p>1,279.96</text:p>
          </table:table-cell>
          <table:table-cell table:style-name="ce45" table:formula="of:=AVERAGE(INDIRECT([.$B7]&amp;&quot;.E1:E100&quot;))" office:value-type="float" office:value="1.29" calcext:value-type="float">
            <text:p>1.29</text:p>
          </table:table-cell>
          <table:table-cell table:style-name="ce47" table:formula="of:=AVERAGE(INDIRECT([.$B7]&amp;&quot;.F1:F100&quot;))" office:value-type="float" office:value="74.6066" calcext:value-type="float">
            <text:p>74.61</text:p>
          </table:table-cell>
          <table:table-cell/>
          <table:table-cell table:style-name="ce48" table:formula="of:=MAX([.H7];[.E7])" office:value-type="float" office:value="74.6066" calcext:value-type="float">
            <text:p>74.61</text:p>
          </table:table-cell>
          <table:table-cell table:formula="of:=MIN([.G7];[.D7])" office:value-type="float" office:value="1.29" calcext:value-type="float">
            <text:p>1.29</text:p>
          </table:table-cell>
          <table:table-cell table:formula="of:=MIN([.F7];[.C7])" office:value-type="float" office:value="1279.96" calcext:value-type="float">
            <text:p>1279.96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k=100</text:p>
          </table:table-cell>
          <table:table-cell table:style-name="ce44" table:formula="of:=AVERAGE(INDIRECT([.$B8]&amp;&quot;.A1:A100&quot;))" office:value-type="float" office:value="26934.21" calcext:value-type="float">
            <text:p>26,934.21</text:p>
          </table:table-cell>
          <table:table-cell table:style-name="ce45" table:formula="of:=AVERAGE(INDIRECT([.$B8]&amp;&quot;.B1:B100&quot;))" office:value-type="float" office:value="1.31" calcext:value-type="float">
            <text:p>1.31</text:p>
          </table:table-cell>
          <table:table-cell table:style-name="ce47" table:formula="of:=AVERAGE(INDIRECT([.$B8]&amp;&quot;.C1:C100&quot;))" office:value-type="float" office:value="73.2292" calcext:value-type="float">
            <text:p>73.23</text:p>
          </table:table-cell>
          <table:table-cell table:style-name="ce45" table:formula="of:=AVERAGE(INDIRECT([.$B8]&amp;&quot;.D1:D100&quot;))" office:value-type="float" office:value="2340.37" calcext:value-type="float">
            <text:p>2,340.37</text:p>
          </table:table-cell>
          <table:table-cell table:style-name="ce45" table:formula="of:=AVERAGE(INDIRECT([.$B8]&amp;&quot;.E1:E100&quot;))" office:value-type="float" office:value="1.26" calcext:value-type="float">
            <text:p>1.26</text:p>
          </table:table-cell>
          <table:table-cell table:style-name="ce47" table:formula="of:=AVERAGE(INDIRECT([.$B8]&amp;&quot;.F1:F100&quot;))" office:value-type="float" office:value="75.3554" calcext:value-type="float">
            <text:p>75.36</text:p>
          </table:table-cell>
          <table:table-cell/>
          <table:table-cell table:style-name="ce48" table:formula="of:=MAX([.H8];[.E8])" office:value-type="float" office:value="75.3554" calcext:value-type="float">
            <text:p>75.36</text:p>
          </table:table-cell>
          <table:table-cell table:formula="of:=MIN([.G8];[.D8])" office:value-type="float" office:value="1.26" calcext:value-type="float">
            <text:p>1.26</text:p>
          </table:table-cell>
          <table:table-cell table:formula="of:=MIN([.F8];[.C8])" office:value-type="float" office:value="2340.37" calcext:value-type="float">
            <text:p>2340.37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2"/>
          <table:table-cell table:style-name="ce57" office:value-type="string" calcext:value-type="string">
            <text:p>k=200</text:p>
          </table:table-cell>
          <table:table-cell table:style-name="ce44" table:formula="of:=AVERAGE(INDIRECT([.$B9]&amp;&quot;.A1:A100&quot;))" office:value-type="float" office:value="48944.9" calcext:value-type="float">
            <text:p>48,944.90</text:p>
          </table:table-cell>
          <table:table-cell table:style-name="ce45" table:formula="of:=AVERAGE(INDIRECT([.$B9]&amp;&quot;.B1:B100&quot;))" office:value-type="float" office:value="1.3" calcext:value-type="float">
            <text:p>1.30</text:p>
          </table:table-cell>
          <table:table-cell table:style-name="ce47" table:formula="of:=AVERAGE(INDIRECT([.$B9]&amp;&quot;.C1:C100&quot;))" office:value-type="float" office:value="73.8851" calcext:value-type="float">
            <text:p>73.89</text:p>
          </table:table-cell>
          <table:table-cell table:style-name="ce45" table:formula="of:=AVERAGE(INDIRECT([.$B9]&amp;&quot;.D1:D100&quot;))" office:value-type="float" office:value="4465.78" calcext:value-type="float">
            <text:p>4,465.78</text:p>
          </table:table-cell>
          <table:table-cell table:style-name="ce45" table:formula="of:=AVERAGE(INDIRECT([.$B9]&amp;&quot;.E1:E100&quot;))" office:value-type="float" office:value="1.25" calcext:value-type="float">
            <text:p>1.25</text:p>
          </table:table-cell>
          <table:table-cell table:style-name="ce47" table:formula="of:=AVERAGE(INDIRECT([.$B9]&amp;&quot;.F1:F100&quot;))" office:value-type="float" office:value="76.392" calcext:value-type="float">
            <text:p>76.39</text:p>
          </table:table-cell>
          <table:table-cell/>
          <table:table-cell table:style-name="ce48" table:formula="of:=MAX([.H9];[.E9])" office:value-type="float" office:value="76.392" calcext:value-type="float">
            <text:p>76.39</text:p>
          </table:table-cell>
          <table:table-cell table:formula="of:=MIN([.G9];[.D9])" office:value-type="float" office:value="1.25" calcext:value-type="float">
            <text:p>1.25</text:p>
          </table:table-cell>
          <table:table-cell table:formula="of:=MIN([.F9];[.C9])" office:value-type="float" office:value="4465.78" calcext:value-type="float">
            <text:p>4465.78</text:p>
          </table:table-cell>
          <table:table-cell table:style-name="ce48"/>
          <table:table-cell table:number-columns-repeated="5"/>
        </table:table-row>
        <table:table-row table:style-name="ro2">
          <table:table-cell table:style-name="ce55" office:value-type="string" calcext:value-type="string">
            <text:p>Class 0-1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10]&amp;&quot;.A1:A20&quot;))" office:value-type="float" office:value="187.25" calcext:value-type="float">
            <text:p>187.25</text:p>
          </table:table-cell>
          <table:table-cell table:style-name="ce68" table:formula="of:=AVERAGE(INDIRECT([.$B10]&amp;&quot;.B1:B20&quot;))" office:value-type="float" office:value="1.15" calcext:value-type="float">
            <text:p>1.15</text:p>
          </table:table-cell>
          <table:table-cell table:style-name="ce46" table:formula="of:=AVERAGE(INDIRECT([.$B10]&amp;&quot;.C1:C20&quot;))" office:value-type="float" office:value="64.1025" calcext:value-type="float">
            <text:p>64.10</text:p>
          </table:table-cell>
          <table:table-cell table:style-name="ce68" table:formula="of:=AVERAGE(INDIRECT([.$B10]&amp;&quot;.D1:D20&quot;))" office:value-type="float" office:value="54.95" calcext:value-type="float">
            <text:p>54.95</text:p>
          </table:table-cell>
          <table:table-cell table:style-name="ce68" table:formula="of:=AVERAGE(INDIRECT([.$B10]&amp;&quot;.E1:E20&quot;))" office:value-type="float" office:value="1.05" calcext:value-type="float">
            <text:p>1.05</text:p>
          </table:table-cell>
          <table:table-cell table:style-name="ce46" table:formula="of:=AVERAGE(INDIRECT([.$B10]&amp;&quot;.F1:F20&quot;))" office:value-type="float" office:value="70.685" calcext:value-type="float">
            <text:p>70.69</text:p>
          </table:table-cell>
          <table:table-cell/>
          <table:table-cell table:style-name="ce48" table:formula="of:=MAX([.H10];[.E10])" office:value-type="float" office:value="70.685" calcext:value-type="float">
            <text:p>70.69</text:p>
          </table:table-cell>
          <table:table-cell table:formula="of:=MIN([.G10];[.D10])" office:value-type="float" office:value="1.05" calcext:value-type="float">
            <text:p>1.05</text:p>
          </table:table-cell>
          <table:table-cell table:formula="of:=MIN([.F10];[.C10])" office:value-type="float" office:value="54.95" calcext:value-type="float">
            <text:p>54.9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0]-[.E10]" office:value-type="float" office:value="14.354" calcext:value-type="float">
            <text:p>14.35</text:p>
          </table:table-cell>
          <table:table-cell table:formula="of:=[.M10]-[.H10]" office:value-type="float" office:value="7.7715" calcext:value-type="float">
            <text:p>7.77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0]-[.P10]" office:value-type="float" office:value="132.3" calcext:value-type="float">
            <text:p>132.3</text:p>
          </table:table-cell>
          <table:table-cell table:formula="of:=[.F10]-[.P1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=5</text:p>
          </table:table-cell>
          <table:table-cell table:style-name="ce44" table:formula="of:=AVERAGE(INDIRECT([.$B11]&amp;&quot;.A1:A20&quot;))" office:value-type="float" office:value="489.4" calcext:value-type="float">
            <text:p>489.40</text:p>
          </table:table-cell>
          <table:table-cell table:style-name="ce45" table:formula="of:=AVERAGE(INDIRECT([.$B11]&amp;&quot;.B1:B20&quot;))" office:value-type="float" office:value="1.05" calcext:value-type="float">
            <text:p>1.05</text:p>
          </table:table-cell>
          <table:table-cell table:style-name="ce47" table:formula="of:=AVERAGE(INDIRECT([.$B11]&amp;&quot;.C1:C20&quot;))" office:value-type="float" office:value="70.381" calcext:value-type="float">
            <text:p>70.38</text:p>
          </table:table-cell>
          <table:table-cell table:style-name="ce45" table:formula="of:=AVERAGE(INDIRECT([.$B11]&amp;&quot;.D1:D20&quot;))" office:value-type="float" office:value="111.75" calcext:value-type="float">
            <text:p>111.75</text:p>
          </table:table-cell>
          <table:table-cell table:style-name="ce45" table:formula="of:=AVERAGE(INDIRECT([.$B11]&amp;&quot;.E1:E20&quot;))" office:value-type="float" office:value="1" calcext:value-type="float">
            <text:p>1.00</text:p>
          </table:table-cell>
          <table:table-cell table:style-name="ce47" table:formula="of:=AVERAGE(INDIRECT([.$B11]&amp;&quot;.F1:F20&quot;))" office:value-type="float" office:value="75.3595" calcext:value-type="float">
            <text:p>75.36</text:p>
          </table:table-cell>
          <table:table-cell/>
          <table:table-cell table:style-name="ce48" table:formula="of:=MAX([.H11];[.E11])" office:value-type="float" office:value="75.3595" calcext:value-type="float">
            <text:p>75.36</text:p>
          </table:table-cell>
          <table:table-cell table:formula="of:=MIN([.G11];[.D11])" office:value-type="float" office:value="1" calcext:value-type="float">
            <text:p>1</text:p>
          </table:table-cell>
          <table:table-cell table:formula="of:=MIN([.F11];[.C11])" office:value-type="float" office:value="111.75" calcext:value-type="float">
            <text:p>111.7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1]-[.E11]" office:value-type="float" office:value="8.07550000000001" calcext:value-type="float">
            <text:p>8.08</text:p>
          </table:table-cell>
          <table:table-cell table:formula="of:=[.M11]-[.H11]" office:value-type="float" office:value="3.09700000000001" calcext:value-type="float">
            <text:p>3.10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1]-[.P11]" office:value-type="float" office:value="434.45" calcext:value-type="float">
            <text:p>434.45</text:p>
          </table:table-cell>
          <table:table-cell table:formula="of:=[.F11]-[.P11]" office:value-type="float" office:value="56.8" calcext:value-type="float">
            <text:p>56.8</text:p>
          </table:table-cell>
        </table:table-row>
        <table:table-row table:style-name="ro2">
          <table:table-cell table:style-name="ce2"/>
          <table:table-cell office:value-type="string" calcext:value-type="string">
            <text:p>k=10</text:p>
          </table:table-cell>
          <table:table-cell table:style-name="ce44" table:formula="of:=AVERAGE(INDIRECT([.$B12]&amp;&quot;.A1:A20&quot;))" office:value-type="float" office:value="861.3" calcext:value-type="float">
            <text:p>861.30</text:p>
          </table:table-cell>
          <table:table-cell table:style-name="ce45" table:formula="of:=AVERAGE(INDIRECT([.$B12]&amp;&quot;.B1:B20&quot;))" office:value-type="float" office:value="1.05" calcext:value-type="float">
            <text:p>1.05</text:p>
          </table:table-cell>
          <table:table-cell table:style-name="ce47" table:formula="of:=AVERAGE(INDIRECT([.$B12]&amp;&quot;.C1:C20&quot;))" office:value-type="float" office:value="71.9425" calcext:value-type="float">
            <text:p>71.94</text:p>
          </table:table-cell>
          <table:table-cell table:style-name="ce45" table:formula="of:=AVERAGE(INDIRECT([.$B12]&amp;&quot;.D1:D20&quot;))" office:value-type="float" office:value="182.2" calcext:value-type="float">
            <text:p>182.20</text:p>
          </table:table-cell>
          <table:table-cell table:style-name="ce45" table:formula="of:=AVERAGE(INDIRECT([.$B12]&amp;&quot;.E1:E20&quot;))" office:value-type="float" office:value="1" calcext:value-type="float">
            <text:p>1.00</text:p>
          </table:table-cell>
          <table:table-cell table:style-name="ce47" table:formula="of:=AVERAGE(INDIRECT([.$B12]&amp;&quot;.F1:F20&quot;))" office:value-type="float" office:value="75.7725" calcext:value-type="float">
            <text:p>75.77</text:p>
          </table:table-cell>
          <table:table-cell/>
          <table:table-cell table:style-name="ce48" table:formula="of:=MAX([.H12];[.E12])" office:value-type="float" office:value="75.7725" calcext:value-type="float">
            <text:p>75.77</text:p>
          </table:table-cell>
          <table:table-cell table:formula="of:=MIN([.G12];[.D12])" office:value-type="float" office:value="1" calcext:value-type="float">
            <text:p>1</text:p>
          </table:table-cell>
          <table:table-cell table:formula="of:=MIN([.F12];[.C12])" office:value-type="float" office:value="182.2" calcext:value-type="float">
            <text:p>182.2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2]-[.E12]" office:value-type="float" office:value="6.51400000000001" calcext:value-type="float">
            <text:p>6.51</text:p>
          </table:table-cell>
          <table:table-cell table:formula="of:=[.M12]-[.H12]" office:value-type="float" office:value="2.684" calcext:value-type="float">
            <text:p>2.68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2]-[.P12]" office:value-type="float" office:value="806.35" calcext:value-type="float">
            <text:p>806.35</text:p>
          </table:table-cell>
          <table:table-cell table:formula="of:=[.F12]-[.P12]" office:value-type="float" office:value="127.25" calcext:value-type="float">
            <text:p>127.25</text:p>
          </table:table-cell>
        </table:table-row>
        <table:table-row table:style-name="ro2">
          <table:table-cell table:style-name="ce2"/>
          <table:table-cell office:value-type="string" calcext:value-type="string">
            <text:p>k=20</text:p>
          </table:table-cell>
          <table:table-cell table:style-name="ce44" table:formula="of:=AVERAGE(INDIRECT([.$B13]&amp;&quot;.A1:A20&quot;))" office:value-type="float" office:value="1588.15" calcext:value-type="float">
            <text:p>1,588.15</text:p>
          </table:table-cell>
          <table:table-cell table:style-name="ce45" table:formula="of:=AVERAGE(INDIRECT([.$B13]&amp;&quot;.B1:B20&quot;))" office:value-type="float" office:value="1.05" calcext:value-type="float">
            <text:p>1.05</text:p>
          </table:table-cell>
          <table:table-cell table:style-name="ce47" table:formula="of:=AVERAGE(INDIRECT([.$B13]&amp;&quot;.C1:C20&quot;))" office:value-type="float" office:value="72.0375" calcext:value-type="float">
            <text:p>72.04</text:p>
          </table:table-cell>
          <table:table-cell table:style-name="ce45" table:formula="of:=AVERAGE(INDIRECT([.$B13]&amp;&quot;.D1:D20&quot;))" office:value-type="float" office:value="308.45" calcext:value-type="float">
            <text:p>308.45</text:p>
          </table:table-cell>
          <table:table-cell table:style-name="ce45" table:formula="of:=AVERAGE(INDIRECT([.$B13]&amp;&quot;.E1:E20&quot;))" office:value-type="float" office:value="1" calcext:value-type="float">
            <text:p>1.00</text:p>
          </table:table-cell>
          <table:table-cell table:style-name="ce47" table:formula="of:=AVERAGE(INDIRECT([.$B13]&amp;&quot;.F1:F20&quot;))" office:value-type="float" office:value="76.6005" calcext:value-type="float">
            <text:p>76.60</text:p>
          </table:table-cell>
          <table:table-cell/>
          <table:table-cell table:style-name="ce48" table:formula="of:=MAX([.H13];[.E13])" office:value-type="float" office:value="76.6005" calcext:value-type="float">
            <text:p>76.60</text:p>
          </table:table-cell>
          <table:table-cell table:formula="of:=MIN([.G13];[.D13])" office:value-type="float" office:value="1" calcext:value-type="float">
            <text:p>1</text:p>
          </table:table-cell>
          <table:table-cell table:formula="of:=MIN([.F13];[.C13])" office:value-type="float" office:value="308.45" calcext:value-type="float">
            <text:p>308.4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3]-[.E13]" office:value-type="float" office:value="6.41900000000001" calcext:value-type="float">
            <text:p>6.42</text:p>
          </table:table-cell>
          <table:table-cell table:formula="of:=[.M13]-[.H13]" office:value-type="float" office:value="1.85600000000001" calcext:value-type="float">
            <text:p>1.86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3]-[.P13]" office:value-type="float" office:value="1533.2" calcext:value-type="float">
            <text:p>1533.2</text:p>
          </table:table-cell>
          <table:table-cell table:formula="of:=[.F13]-[.P13]" office:value-type="float" office:value="253.5" calcext:value-type="float">
            <text:p>253.5</text:p>
          </table:table-cell>
        </table:table-row>
        <table:table-row table:style-name="ro2">
          <table:table-cell table:style-name="ce2"/>
          <table:table-cell office:value-type="string" calcext:value-type="string">
            <text:p>k=50</text:p>
          </table:table-cell>
          <table:table-cell table:style-name="ce44" table:formula="of:=AVERAGE(INDIRECT([.$B14]&amp;&quot;.A1:A20&quot;))" office:value-type="float" office:value="3896.4" calcext:value-type="float">
            <text:p>3,896.40</text:p>
          </table:table-cell>
          <table:table-cell table:style-name="ce45" table:formula="of:=AVERAGE(INDIRECT([.$B14]&amp;&quot;.B1:B20&quot;))" office:value-type="float" office:value="1.05" calcext:value-type="float">
            <text:p>1.05</text:p>
          </table:table-cell>
          <table:table-cell table:style-name="ce47" table:formula="of:=AVERAGE(INDIRECT([.$B14]&amp;&quot;.C1:C20&quot;))" office:value-type="float" office:value="73.068" calcext:value-type="float">
            <text:p>73.07</text:p>
          </table:table-cell>
          <table:table-cell table:style-name="ce45" table:formula="of:=AVERAGE(INDIRECT([.$B14]&amp;&quot;.D1:D20&quot;))" office:value-type="float" office:value="690.8" calcext:value-type="float">
            <text:p>690.80</text:p>
          </table:table-cell>
          <table:table-cell table:style-name="ce45" table:formula="of:=AVERAGE(INDIRECT([.$B14]&amp;&quot;.E1:E20&quot;))" office:value-type="float" office:value="1" calcext:value-type="float">
            <text:p>1.00</text:p>
          </table:table-cell>
          <table:table-cell table:style-name="ce47" table:formula="of:=AVERAGE(INDIRECT([.$B14]&amp;&quot;.F1:F20&quot;))" office:value-type="float" office:value="76.9485" calcext:value-type="float">
            <text:p>76.95</text:p>
          </table:table-cell>
          <table:table-cell/>
          <table:table-cell table:style-name="ce48" table:formula="of:=MAX([.H14];[.E14])" office:value-type="float" office:value="76.9485" calcext:value-type="float">
            <text:p>76.95</text:p>
          </table:table-cell>
          <table:table-cell table:formula="of:=MIN([.G14];[.D14])" office:value-type="float" office:value="1" calcext:value-type="float">
            <text:p>1</text:p>
          </table:table-cell>
          <table:table-cell table:formula="of:=MIN([.F14];[.C14])" office:value-type="float" office:value="690.8" calcext:value-type="float">
            <text:p>690.8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4]-[.E14]" office:value-type="float" office:value="5.38850000000001" calcext:value-type="float">
            <text:p>5.39</text:p>
          </table:table-cell>
          <table:table-cell table:formula="of:=[.M14]-[.H14]" office:value-type="float" office:value="1.50800000000001" calcext:value-type="float">
            <text:p>1.51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4]-[.P14]" office:value-type="float" office:value="3841.45" calcext:value-type="float">
            <text:p>3841.45</text:p>
          </table:table-cell>
          <table:table-cell table:formula="of:=[.F14]-[.P14]" office:value-type="float" office:value="635.85" calcext:value-type="float">
            <text:p>635.85</text:p>
          </table:table-cell>
        </table:table-row>
        <table:table-row table:style-name="ro2">
          <table:table-cell table:style-name="ce2"/>
          <table:table-cell office:value-type="string" calcext:value-type="string">
            <text:p>k=100</text:p>
          </table:table-cell>
          <table:table-cell table:style-name="ce44" table:formula="of:=AVERAGE(INDIRECT([.$B15]&amp;&quot;.A1:A20&quot;))" office:value-type="float" office:value="7789.9" calcext:value-type="float">
            <text:p>7,789.90</text:p>
          </table:table-cell>
          <table:table-cell table:style-name="ce45" table:formula="of:=AVERAGE(INDIRECT([.$B15]&amp;&quot;.B1:B20&quot;))" office:value-type="float" office:value="1" calcext:value-type="float">
            <text:p>1.00</text:p>
          </table:table-cell>
          <table:table-cell table:style-name="ce47" table:formula="of:=AVERAGE(INDIRECT([.$B15]&amp;&quot;.C1:C20&quot;))" office:value-type="float" office:value="75.4465" calcext:value-type="float">
            <text:p>75.45</text:p>
          </table:table-cell>
          <table:table-cell table:style-name="ce45" table:formula="of:=AVERAGE(INDIRECT([.$B15]&amp;&quot;.D1:D20&quot;))" office:value-type="float" office:value="1204.35" calcext:value-type="float">
            <text:p>1,204.35</text:p>
          </table:table-cell>
          <table:table-cell table:style-name="ce45" table:formula="of:=AVERAGE(INDIRECT([.$B15]&amp;&quot;.E1:E20&quot;))" office:value-type="float" office:value="1" calcext:value-type="float">
            <text:p>1.00</text:p>
          </table:table-cell>
          <table:table-cell table:style-name="ce47" table:formula="of:=AVERAGE(INDIRECT([.$B15]&amp;&quot;.F1:F20&quot;))" office:value-type="float" office:value="78.4565" calcext:value-type="float">
            <text:p>78.46</text:p>
          </table:table-cell>
          <table:table-cell/>
          <table:table-cell table:style-name="ce48" table:formula="of:=MAX([.H15];[.E15])" office:value-type="float" office:value="78.4565" calcext:value-type="float">
            <text:p>78.46</text:p>
          </table:table-cell>
          <table:table-cell table:formula="of:=MIN([.G15];[.D15])" office:value-type="float" office:value="1" calcext:value-type="float">
            <text:p>1</text:p>
          </table:table-cell>
          <table:table-cell table:formula="of:=MIN([.F15];[.C15])" office:value-type="float" office:value="1204.35" calcext:value-type="float">
            <text:p>1204.3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5]-[.E15]" office:value-type="float" office:value="3.01000000000001" calcext:value-type="float">
            <text:p>3.01</text:p>
          </table:table-cell>
          <table:table-cell table:formula="of:=[.M15]-[.H15]" office:value-type="float" office:value="0" calcext:value-type="float">
            <text:p>0.00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5]-[.P15]" office:value-type="float" office:value="7734.95" calcext:value-type="float">
            <text:p>7734.95</text:p>
          </table:table-cell>
          <table:table-cell table:formula="of:=[.F15]-[.P15]" office:value-type="float" office:value="1149.4" calcext:value-type="float">
            <text:p>1149.4</text:p>
          </table:table-cell>
        </table:table-row>
        <table:table-row table:style-name="ro2">
          <table:table-cell table:style-name="ce2"/>
          <table:table-cell table:style-name="ce57" office:value-type="string" calcext:value-type="string">
            <text:p>k=200</text:p>
          </table:table-cell>
          <table:table-cell table:style-name="ce44" table:formula="of:=AVERAGE(INDIRECT([.$B16]&amp;&quot;.A1:A20&quot;))" office:value-type="float" office:value="15817.2" calcext:value-type="float">
            <text:p>15,817.20</text:p>
          </table:table-cell>
          <table:table-cell table:style-name="ce45" table:formula="of:=AVERAGE(INDIRECT([.$B16]&amp;&quot;.B1:B20&quot;))" office:value-type="float" office:value="1.05" calcext:value-type="float">
            <text:p>1.05</text:p>
          </table:table-cell>
          <table:table-cell table:style-name="ce47" table:formula="of:=AVERAGE(INDIRECT([.$B16]&amp;&quot;.C1:C20&quot;))" office:value-type="float" office:value="74.9865" calcext:value-type="float">
            <text:p>74.99</text:p>
          </table:table-cell>
          <table:table-cell table:style-name="ce45" table:formula="of:=AVERAGE(INDIRECT([.$B16]&amp;&quot;.D1:D20&quot;))" office:value-type="float" office:value="2192.75" calcext:value-type="float">
            <text:p>2,192.75</text:p>
          </table:table-cell>
          <table:table-cell table:style-name="ce45" table:formula="of:=AVERAGE(INDIRECT([.$B16]&amp;&quot;.E1:E20&quot;))" office:value-type="float" office:value="1" calcext:value-type="float">
            <text:p>1.00</text:p>
          </table:table-cell>
          <table:table-cell table:style-name="ce47" table:formula="of:=AVERAGE(INDIRECT([.$B16]&amp;&quot;.F1:F20&quot;))" office:value-type="float" office:value="78.27" calcext:value-type="float">
            <text:p>78.27</text:p>
          </table:table-cell>
          <table:table-cell/>
          <table:table-cell table:style-name="ce48" table:formula="of:=MAX([.H16];[.E16])" office:value-type="float" office:value="78.27" calcext:value-type="float">
            <text:p>78.27</text:p>
          </table:table-cell>
          <table:table-cell table:formula="of:=MIN([.G16];[.D16])" office:value-type="float" office:value="1" calcext:value-type="float">
            <text:p>1</text:p>
          </table:table-cell>
          <table:table-cell table:formula="of:=MIN([.F16];[.C16])" office:value-type="float" office:value="2192.75" calcext:value-type="float">
            <text:p>2192.75</text:p>
          </table:table-cell>
          <table:table-cell table:style-name="ce48" table:formula="of:=MAX([.$J$10:.$J$16])" office:value-type="float" office:value="78.4565" calcext:value-type="float">
            <text:p>78.46</text:p>
          </table:table-cell>
          <table:table-cell table:formula="of:=[.M16]-[.E16]" office:value-type="float" office:value="3.47" calcext:value-type="float">
            <text:p>3.47</text:p>
          </table:table-cell>
          <table:table-cell table:formula="of:=[.M16]-[.H16]" office:value-type="float" office:value="0.186499999999995" calcext:value-type="float">
            <text:p>0.19</text:p>
          </table:table-cell>
          <table:table-cell table:formula="of:=MIN([.$L$10:.$L$16])" office:value-type="float" office:value="54.95" calcext:value-type="float">
            <text:p>54.95</text:p>
          </table:table-cell>
          <table:table-cell table:formula="of:=[.C16]-[.P16]" office:value-type="float" office:value="15762.25" calcext:value-type="float">
            <text:p>15762.25</text:p>
          </table:table-cell>
          <table:table-cell table:formula="of:=[.F16]-[.P16]" office:value-type="float" office:value="2137.8" calcext:value-type="float">
            <text:p>2137.8</text:p>
          </table:table-cell>
        </table:table-row>
        <table:table-row table:style-name="ro2">
          <table:table-cell table:style-name="ce55" office:value-type="string" calcext:value-type="string">
            <text:p>Class 20-3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17]&amp;&quot;.A21:A40&quot;))" office:value-type="float" office:value="50.9" calcext:value-type="float">
            <text:p>50.90</text:p>
          </table:table-cell>
          <table:table-cell table:style-name="ce68" table:formula="of:=AVERAGE(INDIRECT([.$B17]&amp;&quot;.B21:B40&quot;))" office:value-type="float" office:value="1" calcext:value-type="float">
            <text:p>1.00</text:p>
          </table:table-cell>
          <table:table-cell table:style-name="ce46" table:formula="of:=AVERAGE(INDIRECT([.$B17]&amp;&quot;.C21:C40&quot;))" office:value-type="float" office:value="68.2075" calcext:value-type="float">
            <text:p>68.21</text:p>
          </table:table-cell>
          <table:table-cell table:style-name="ce68" table:formula="of:=AVERAGE(INDIRECT([.$B17]&amp;&quot;.D21:D40&quot;))" office:value-type="float" office:value="17.8" calcext:value-type="float">
            <text:p>17.80</text:p>
          </table:table-cell>
          <table:table-cell table:style-name="ce68" table:formula="of:=AVERAGE(INDIRECT([.$B17]&amp;&quot;.E21:E40&quot;))" office:value-type="float" office:value="1" calcext:value-type="float">
            <text:p>1.00</text:p>
          </table:table-cell>
          <table:table-cell table:style-name="ce46" table:formula="of:=AVERAGE(INDIRECT([.$B17]&amp;&quot;.F21:F40&quot;))" office:value-type="float" office:value="73.662" calcext:value-type="float">
            <text:p>73.66</text:p>
          </table:table-cell>
          <table:table-cell/>
          <table:table-cell table:style-name="ce48" table:formula="of:=MAX([.H17];[.E17])" office:value-type="float" office:value="73.662" calcext:value-type="float">
            <text:p>73.66</text:p>
          </table:table-cell>
          <table:table-cell table:formula="of:=MIN([.G17];[.D17])" office:value-type="float" office:value="1" calcext:value-type="float">
            <text:p>1</text:p>
          </table:table-cell>
          <table:table-cell table:formula="of:=MIN([.F17];[.C17])" office:value-type="float" office:value="17.8" calcext:value-type="float">
            <text:p>17.8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17]-[.E17]" office:value-type="float" office:value="10.4335" calcext:value-type="float">
            <text:p>10.43</text:p>
          </table:table-cell>
          <table:table-cell table:formula="of:=[.M17]-[.H17]" office:value-type="float" office:value="4.97899999999999" calcext:value-type="float">
            <text:p>4.98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17]-[.P17]" office:value-type="float" office:value="33.1" calcext:value-type="float">
            <text:p>33.1</text:p>
          </table:table-cell>
          <table:table-cell table:formula="of:=[.F17]-[.P17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N = [50, 70]</text:p>
          </table:table-cell>
          <table:table-cell office:value-type="string" calcext:value-type="string">
            <text:p>k=5</text:p>
          </table:table-cell>
          <table:table-cell table:style-name="ce44" table:formula="of:=AVERAGE(INDIRECT([.$B18]&amp;&quot;.A21:A40&quot;))" office:value-type="float" office:value="138.4" calcext:value-type="float">
            <text:p>138.40</text:p>
          </table:table-cell>
          <table:table-cell table:style-name="ce45" table:formula="of:=AVERAGE(INDIRECT([.$B18]&amp;&quot;.B21:B40&quot;))" office:value-type="float" office:value="1" calcext:value-type="float">
            <text:p>1.00</text:p>
          </table:table-cell>
          <table:table-cell table:style-name="ce47" table:formula="of:=AVERAGE(INDIRECT([.$B18]&amp;&quot;.C21:C40&quot;))" office:value-type="float" office:value="71.919" calcext:value-type="float">
            <text:p>71.92</text:p>
          </table:table-cell>
          <table:table-cell table:style-name="ce45" table:formula="of:=AVERAGE(INDIRECT([.$B18]&amp;&quot;.D21:D40&quot;))" office:value-type="float" office:value="39.2" calcext:value-type="float">
            <text:p>39.20</text:p>
          </table:table-cell>
          <table:table-cell table:style-name="ce45" table:formula="of:=AVERAGE(INDIRECT([.$B18]&amp;&quot;.E21:E40&quot;))" office:value-type="float" office:value="1" calcext:value-type="float">
            <text:p>1.00</text:p>
          </table:table-cell>
          <table:table-cell table:style-name="ce47" table:formula="of:=AVERAGE(INDIRECT([.$B18]&amp;&quot;.F21:F40&quot;))" office:value-type="float" office:value="74.7765" calcext:value-type="float">
            <text:p>74.78</text:p>
          </table:table-cell>
          <table:table-cell/>
          <table:table-cell table:style-name="ce48" table:formula="of:=MAX([.H18];[.E18])" office:value-type="float" office:value="74.7765" calcext:value-type="float">
            <text:p>74.78</text:p>
          </table:table-cell>
          <table:table-cell table:formula="of:=MIN([.G18];[.D18])" office:value-type="float" office:value="1" calcext:value-type="float">
            <text:p>1</text:p>
          </table:table-cell>
          <table:table-cell table:formula="of:=MIN([.F18];[.C18])" office:value-type="float" office:value="39.2" calcext:value-type="float">
            <text:p>39.2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18]-[.E18]" office:value-type="float" office:value="6.72199999999998" calcext:value-type="float">
            <text:p>6.72</text:p>
          </table:table-cell>
          <table:table-cell table:formula="of:=[.M18]-[.H18]" office:value-type="float" office:value="3.86449999999999" calcext:value-type="float">
            <text:p>3.86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18]-[.P18]" office:value-type="float" office:value="120.6" calcext:value-type="float">
            <text:p>120.6</text:p>
          </table:table-cell>
          <table:table-cell table:formula="of:=[.F18]-[.P18]" office:value-type="float" office:value="21.4" calcext:value-type="float">
            <text:p>21.4</text:p>
          </table:table-cell>
        </table:table-row>
        <table:table-row table:style-name="ro2">
          <table:table-cell table:style-name="ce2"/>
          <table:table-cell office:value-type="string" calcext:value-type="string">
            <text:p>k=10</text:p>
          </table:table-cell>
          <table:table-cell table:style-name="ce44" table:formula="of:=AVERAGE(INDIRECT([.$B19]&amp;&quot;.A21:A40&quot;))" office:value-type="float" office:value="253.1" calcext:value-type="float">
            <text:p>253.10</text:p>
          </table:table-cell>
          <table:table-cell table:style-name="ce45" table:formula="of:=AVERAGE(INDIRECT([.$B19]&amp;&quot;.B21:B40&quot;))" office:value-type="float" office:value="1" calcext:value-type="float">
            <text:p>1.00</text:p>
          </table:table-cell>
          <table:table-cell table:style-name="ce47" table:formula="of:=AVERAGE(INDIRECT([.$B19]&amp;&quot;.C21:C40&quot;))" office:value-type="float" office:value="73.1535" calcext:value-type="float">
            <text:p>73.15</text:p>
          </table:table-cell>
          <table:table-cell table:style-name="ce45" table:formula="of:=AVERAGE(INDIRECT([.$B19]&amp;&quot;.D21:D40&quot;))" office:value-type="float" office:value="74.95" calcext:value-type="float">
            <text:p>74.95</text:p>
          </table:table-cell>
          <table:table-cell table:style-name="ce45" table:formula="of:=AVERAGE(INDIRECT([.$B19]&amp;&quot;.E21:E40&quot;))" office:value-type="float" office:value="1" calcext:value-type="float">
            <text:p>1.00</text:p>
          </table:table-cell>
          <table:table-cell table:style-name="ce47" table:formula="of:=AVERAGE(INDIRECT([.$B19]&amp;&quot;.F21:F40&quot;))" office:value-type="float" office:value="75.275" calcext:value-type="float">
            <text:p>75.28</text:p>
          </table:table-cell>
          <table:table-cell/>
          <table:table-cell table:style-name="ce48" table:formula="of:=MAX([.H19];[.E19])" office:value-type="float" office:value="75.275" calcext:value-type="float">
            <text:p>75.28</text:p>
          </table:table-cell>
          <table:table-cell table:formula="of:=MIN([.G19];[.D19])" office:value-type="float" office:value="1" calcext:value-type="float">
            <text:p>1</text:p>
          </table:table-cell>
          <table:table-cell table:formula="of:=MIN([.F19];[.C19])" office:value-type="float" office:value="74.95" calcext:value-type="float">
            <text:p>74.95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19]-[.E19]" office:value-type="float" office:value="5.4875" calcext:value-type="float">
            <text:p>5.49</text:p>
          </table:table-cell>
          <table:table-cell table:formula="of:=[.M19]-[.H19]" office:value-type="float" office:value="3.36599999999999" calcext:value-type="float">
            <text:p>3.37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19]-[.P19]" office:value-type="float" office:value="235.3" calcext:value-type="float">
            <text:p>235.3</text:p>
          </table:table-cell>
          <table:table-cell table:formula="of:=[.F19]-[.P19]" office:value-type="float" office:value="57.15" calcext:value-type="float">
            <text:p>57.15</text:p>
          </table:table-cell>
        </table:table-row>
        <table:table-row table:style-name="ro2">
          <table:table-cell table:style-name="ce2"/>
          <table:table-cell office:value-type="string" calcext:value-type="string">
            <text:p>k=20</text:p>
          </table:table-cell>
          <table:table-cell table:style-name="ce44" table:formula="of:=AVERAGE(INDIRECT([.$B20]&amp;&quot;.A21:A40&quot;))" office:value-type="float" office:value="483.85" calcext:value-type="float">
            <text:p>483.85</text:p>
          </table:table-cell>
          <table:table-cell table:style-name="ce45" table:formula="of:=AVERAGE(INDIRECT([.$B20]&amp;&quot;.B21:B40&quot;))" office:value-type="float" office:value="1" calcext:value-type="float">
            <text:p>1.00</text:p>
          </table:table-cell>
          <table:table-cell table:style-name="ce47" table:formula="of:=AVERAGE(INDIRECT([.$B20]&amp;&quot;.C21:C40&quot;))" office:value-type="float" office:value="73.8575" calcext:value-type="float">
            <text:p>73.86</text:p>
          </table:table-cell>
          <table:table-cell table:style-name="ce45" table:formula="of:=AVERAGE(INDIRECT([.$B20]&amp;&quot;.D21:D40&quot;))" office:value-type="float" office:value="124.3" calcext:value-type="float">
            <text:p>124.30</text:p>
          </table:table-cell>
          <table:table-cell table:style-name="ce45" table:formula="of:=AVERAGE(INDIRECT([.$B20]&amp;&quot;.E21:E40&quot;))" office:value-type="float" office:value="1" calcext:value-type="float">
            <text:p>1.00</text:p>
          </table:table-cell>
          <table:table-cell table:style-name="ce47" table:formula="of:=AVERAGE(INDIRECT([.$B20]&amp;&quot;.F21:F40&quot;))" office:value-type="float" office:value="76.4605" calcext:value-type="float">
            <text:p>76.46</text:p>
          </table:table-cell>
          <table:table-cell/>
          <table:table-cell table:style-name="ce48" table:formula="of:=MAX([.H20];[.E20])" office:value-type="float" office:value="76.4605" calcext:value-type="float">
            <text:p>76.46</text:p>
          </table:table-cell>
          <table:table-cell table:formula="of:=MIN([.G20];[.D20])" office:value-type="float" office:value="1" calcext:value-type="float">
            <text:p>1</text:p>
          </table:table-cell>
          <table:table-cell table:formula="of:=MIN([.F20];[.C20])" office:value-type="float" office:value="124.3" calcext:value-type="float">
            <text:p>124.3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0]-[.E20]" office:value-type="float" office:value="4.78349999999999" calcext:value-type="float">
            <text:p>4.78</text:p>
          </table:table-cell>
          <table:table-cell table:formula="of:=[.M20]-[.H20]" office:value-type="float" office:value="2.18049999999999" calcext:value-type="float">
            <text:p>2.18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0]-[.P20]" office:value-type="float" office:value="466.05" calcext:value-type="float">
            <text:p>466.05</text:p>
          </table:table-cell>
          <table:table-cell table:formula="of:=[.F20]-[.P20]" office:value-type="float" office:value="106.5" calcext:value-type="float">
            <text:p>106.5</text:p>
          </table:table-cell>
        </table:table-row>
        <table:table-row table:style-name="ro2">
          <table:table-cell table:style-name="ce2"/>
          <table:table-cell office:value-type="string" calcext:value-type="string">
            <text:p>k=50</text:p>
          </table:table-cell>
          <table:table-cell table:style-name="ce44" table:formula="of:=AVERAGE(INDIRECT([.$B21]&amp;&quot;.A21:A40&quot;))" office:value-type="float" office:value="1193.55" calcext:value-type="float">
            <text:p>1,193.55</text:p>
          </table:table-cell>
          <table:table-cell table:style-name="ce45" table:formula="of:=AVERAGE(INDIRECT([.$B21]&amp;&quot;.B21:B40&quot;))" office:value-type="float" office:value="1" calcext:value-type="float">
            <text:p>1.00</text:p>
          </table:table-cell>
          <table:table-cell table:style-name="ce47" table:formula="of:=AVERAGE(INDIRECT([.$B21]&amp;&quot;.C21:C40&quot;))" office:value-type="float" office:value="74.766" calcext:value-type="float">
            <text:p>74.77</text:p>
          </table:table-cell>
          <table:table-cell table:style-name="ce45" table:formula="of:=AVERAGE(INDIRECT([.$B21]&amp;&quot;.D21:D40&quot;))" office:value-type="float" office:value="288.5" calcext:value-type="float">
            <text:p>288.50</text:p>
          </table:table-cell>
          <table:table-cell table:style-name="ce45" table:formula="of:=AVERAGE(INDIRECT([.$B21]&amp;&quot;.E21:E40&quot;))" office:value-type="float" office:value="1" calcext:value-type="float">
            <text:p>1.00</text:p>
          </table:table-cell>
          <table:table-cell table:style-name="ce47" table:formula="of:=AVERAGE(INDIRECT([.$B21]&amp;&quot;.F21:F40&quot;))" office:value-type="float" office:value="77.0195" calcext:value-type="float">
            <text:p>77.02</text:p>
          </table:table-cell>
          <table:table-cell/>
          <table:table-cell table:style-name="ce48" table:formula="of:=MAX([.H21];[.E21])" office:value-type="float" office:value="77.0195" calcext:value-type="float">
            <text:p>77.02</text:p>
          </table:table-cell>
          <table:table-cell table:formula="of:=MIN([.G21];[.D21])" office:value-type="float" office:value="1" calcext:value-type="float">
            <text:p>1</text:p>
          </table:table-cell>
          <table:table-cell table:formula="of:=MIN([.F21];[.C21])" office:value-type="float" office:value="288.5" calcext:value-type="float">
            <text:p>288.5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1]-[.E21]" office:value-type="float" office:value="3.875" calcext:value-type="float">
            <text:p>3.88</text:p>
          </table:table-cell>
          <table:table-cell table:formula="of:=[.M21]-[.H21]" office:value-type="float" office:value="1.62149999999998" calcext:value-type="float">
            <text:p>1.62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1]-[.P21]" office:value-type="float" office:value="1175.75" calcext:value-type="float">
            <text:p>1175.75</text:p>
          </table:table-cell>
          <table:table-cell table:formula="of:=[.F21]-[.P21]" office:value-type="float" office:value="270.7" calcext:value-type="float">
            <text:p>270.7</text:p>
          </table:table-cell>
        </table:table-row>
        <table:table-row table:style-name="ro2">
          <table:table-cell table:style-name="ce2"/>
          <table:table-cell office:value-type="string" calcext:value-type="string">
            <text:p>k=100</text:p>
          </table:table-cell>
          <table:table-cell table:style-name="ce44" table:formula="of:=AVERAGE(INDIRECT([.$B22]&amp;&quot;.A21:A40&quot;))" office:value-type="float" office:value="2358.5" calcext:value-type="float">
            <text:p>2,358.50</text:p>
          </table:table-cell>
          <table:table-cell table:style-name="ce45" table:formula="of:=AVERAGE(INDIRECT([.$B22]&amp;&quot;.B21:B40&quot;))" office:value-type="float" office:value="1" calcext:value-type="float">
            <text:p>1.00</text:p>
          </table:table-cell>
          <table:table-cell table:style-name="ce47" table:formula="of:=AVERAGE(INDIRECT([.$B22]&amp;&quot;.C21:C40&quot;))" office:value-type="float" office:value="75.0835" calcext:value-type="float">
            <text:p>75.08</text:p>
          </table:table-cell>
          <table:table-cell table:style-name="ce45" table:formula="of:=AVERAGE(INDIRECT([.$B22]&amp;&quot;.D21:D40&quot;))" office:value-type="float" office:value="535.3" calcext:value-type="float">
            <text:p>535.30</text:p>
          </table:table-cell>
          <table:table-cell table:style-name="ce45" table:formula="of:=AVERAGE(INDIRECT([.$B22]&amp;&quot;.E21:E40&quot;))" office:value-type="float" office:value="1" calcext:value-type="float">
            <text:p>1.00</text:p>
          </table:table-cell>
          <table:table-cell table:style-name="ce47" table:formula="of:=AVERAGE(INDIRECT([.$B22]&amp;&quot;.F21:F40&quot;))" office:value-type="float" office:value="77.113" calcext:value-type="float">
            <text:p>77.11</text:p>
          </table:table-cell>
          <table:table-cell/>
          <table:table-cell table:style-name="ce48" table:formula="of:=MAX([.H22];[.E22])" office:value-type="float" office:value="77.113" calcext:value-type="float">
            <text:p>77.11</text:p>
          </table:table-cell>
          <table:table-cell table:formula="of:=MIN([.G22];[.D22])" office:value-type="float" office:value="1" calcext:value-type="float">
            <text:p>1</text:p>
          </table:table-cell>
          <table:table-cell table:formula="of:=MIN([.F22];[.C22])" office:value-type="float" office:value="535.3" calcext:value-type="float">
            <text:p>535.3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2]-[.E22]" office:value-type="float" office:value="3.55749999999999" calcext:value-type="float">
            <text:p>3.56</text:p>
          </table:table-cell>
          <table:table-cell table:formula="of:=[.M22]-[.H22]" office:value-type="float" office:value="1.52799999999999" calcext:value-type="float">
            <text:p>1.53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2]-[.P22]" office:value-type="float" office:value="2340.7" calcext:value-type="float">
            <text:p>2340.7</text:p>
          </table:table-cell>
          <table:table-cell table:formula="of:=[.F22]-[.P22]" office:value-type="float" office:value="517.5" calcext:value-type="float">
            <text:p>517.5</text:p>
          </table:table-cell>
        </table:table-row>
        <table:table-row table:style-name="ro2">
          <table:table-cell table:style-name="ce2"/>
          <table:table-cell table:style-name="ce57" office:value-type="string" calcext:value-type="string">
            <text:p>k=200</text:p>
          </table:table-cell>
          <table:table-cell table:style-name="ce44" table:formula="of:=AVERAGE(INDIRECT([.$B23]&amp;&quot;.A21:A40&quot;))" office:value-type="float" office:value="4769.85" calcext:value-type="float">
            <text:p>4,769.85</text:p>
          </table:table-cell>
          <table:table-cell table:style-name="ce45" table:formula="of:=AVERAGE(INDIRECT([.$B23]&amp;&quot;.B21:B40&quot;))" office:value-type="float" office:value="1" calcext:value-type="float">
            <text:p>1.00</text:p>
          </table:table-cell>
          <table:table-cell table:style-name="ce47" table:formula="of:=AVERAGE(INDIRECT([.$B23]&amp;&quot;.C21:C40&quot;))" office:value-type="float" office:value="76.6915" calcext:value-type="float">
            <text:p>76.69</text:p>
          </table:table-cell>
          <table:table-cell table:style-name="ce45" table:formula="of:=AVERAGE(INDIRECT([.$B23]&amp;&quot;.D21:D40&quot;))" office:value-type="float" office:value="1033" calcext:value-type="float">
            <text:p>1,033.00</text:p>
          </table:table-cell>
          <table:table-cell table:style-name="ce45" table:formula="of:=AVERAGE(INDIRECT([.$B23]&amp;&quot;.E21:E40&quot;))" office:value-type="float" office:value="1" calcext:value-type="float">
            <text:p>1.00</text:p>
          </table:table-cell>
          <table:table-cell table:style-name="ce47" table:formula="of:=AVERAGE(INDIRECT([.$B23]&amp;&quot;.F21:F40&quot;))" office:value-type="float" office:value="78.641" calcext:value-type="float">
            <text:p>78.64</text:p>
          </table:table-cell>
          <table:table-cell/>
          <table:table-cell table:style-name="ce48" table:formula="of:=MAX([.H23];[.E23])" office:value-type="float" office:value="78.641" calcext:value-type="float">
            <text:p>78.64</text:p>
          </table:table-cell>
          <table:table-cell table:formula="of:=MIN([.G23];[.D23])" office:value-type="float" office:value="1" calcext:value-type="float">
            <text:p>1</text:p>
          </table:table-cell>
          <table:table-cell table:formula="of:=MIN([.F23];[.C23])" office:value-type="float" office:value="1033" calcext:value-type="float">
            <text:p>1033</text:p>
          </table:table-cell>
          <table:table-cell table:style-name="ce48" table:formula="of:=MAX([.$J$17:.$J$23])" office:value-type="float" office:value="78.641" calcext:value-type="float">
            <text:p>78.64</text:p>
          </table:table-cell>
          <table:table-cell table:formula="of:=[.M23]-[.E23]" office:value-type="float" office:value="1.9495" calcext:value-type="float">
            <text:p>1.95</text:p>
          </table:table-cell>
          <table:table-cell table:formula="of:=[.M23]-[.H23]" office:value-type="float" office:value="0" calcext:value-type="float">
            <text:p>0.00</text:p>
          </table:table-cell>
          <table:table-cell table:formula="of:=MIN([.$L$17:.$L$23])" office:value-type="float" office:value="17.8" calcext:value-type="float">
            <text:p>17.8</text:p>
          </table:table-cell>
          <table:table-cell table:formula="of:=[.C23]-[.P23]" office:value-type="float" office:value="4752.05" calcext:value-type="float">
            <text:p>4752.05</text:p>
          </table:table-cell>
          <table:table-cell table:formula="of:=[.F23]-[.P23]" office:value-type="float" office:value="1015.2" calcext:value-type="float">
            <text:p>1015.2</text:p>
          </table:table-cell>
        </table:table-row>
        <table:table-row table:style-name="ro2">
          <table:table-cell table:style-name="ce55" office:value-type="string" calcext:value-type="string">
            <text:p>Class 40-5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24]&amp;&quot;.A41:A60&quot;))" office:value-type="float" office:value="292.35" calcext:value-type="float">
            <text:p>292.35</text:p>
          </table:table-cell>
          <table:table-cell table:style-name="ce68" table:formula="of:=AVERAGE(INDIRECT([.$B24]&amp;&quot;.B41:B60&quot;))" office:value-type="float" office:value="1.3" calcext:value-type="float">
            <text:p>1.30</text:p>
          </table:table-cell>
          <table:table-cell table:style-name="ce46" table:formula="of:=AVERAGE(INDIRECT([.$B24]&amp;&quot;.C41:C60&quot;))" office:value-type="float" office:value="65.62" calcext:value-type="float">
            <text:p>65.62</text:p>
          </table:table-cell>
          <table:table-cell table:style-name="ce68" table:formula="of:=AVERAGE(INDIRECT([.$B24]&amp;&quot;.D41:D60&quot;))" office:value-type="float" office:value="60.55" calcext:value-type="float">
            <text:p>60.55</text:p>
          </table:table-cell>
          <table:table-cell table:style-name="ce68" table:formula="of:=AVERAGE(INDIRECT([.$B24]&amp;&quot;.E41:E60&quot;))" office:value-type="float" office:value="1.25" calcext:value-type="float">
            <text:p>1.25</text:p>
          </table:table-cell>
          <table:table-cell table:style-name="ce46" table:formula="of:=AVERAGE(INDIRECT([.$B24]&amp;&quot;.F41:F60&quot;))" office:value-type="float" office:value="71.335" calcext:value-type="float">
            <text:p>71.34</text:p>
          </table:table-cell>
          <table:table-cell/>
          <table:table-cell table:style-name="ce48" table:formula="of:=MAX([.H24];[.E24])" office:value-type="float" office:value="71.335" calcext:value-type="float">
            <text:p>71.34</text:p>
          </table:table-cell>
          <table:table-cell table:formula="of:=MIN([.G24];[.D24])" office:value-type="float" office:value="1.25" calcext:value-type="float">
            <text:p>1.25</text:p>
          </table:table-cell>
          <table:table-cell table:formula="of:=MIN([.F24];[.C24])" office:value-type="float" office:value="60.55" calcext:value-type="float">
            <text:p>60.5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4]-[.E24]" office:value-type="float" office:value="10.476" calcext:value-type="float">
            <text:p>10.48</text:p>
          </table:table-cell>
          <table:table-cell table:formula="of:=[.M24]-[.H24]" office:value-type="float" office:value="4.761" calcext:value-type="float">
            <text:p>4.76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4]-[.P24]" office:value-type="float" office:value="231.8" calcext:value-type="float">
            <text:p>231.8</text:p>
          </table:table-cell>
          <table:table-cell table:formula="of:=[.F24]-[.P2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N = [70, 120]</text:p>
          </table:table-cell>
          <table:table-cell office:value-type="string" calcext:value-type="string">
            <text:p>k=5</text:p>
          </table:table-cell>
          <table:table-cell table:style-name="ce44" table:formula="of:=AVERAGE(INDIRECT([.$B25]&amp;&quot;.A41:A60&quot;))" office:value-type="float" office:value="1025.65" calcext:value-type="float">
            <text:p>1,025.65</text:p>
          </table:table-cell>
          <table:table-cell table:style-name="ce45" table:formula="of:=AVERAGE(INDIRECT([.$B25]&amp;&quot;.B41:B60&quot;))" office:value-type="float" office:value="1.3" calcext:value-type="float">
            <text:p>1.30</text:p>
          </table:table-cell>
          <table:table-cell table:style-name="ce47" table:formula="of:=AVERAGE(INDIRECT([.$B25]&amp;&quot;.C41:C60&quot;))" office:value-type="float" office:value="67.972" calcext:value-type="float">
            <text:p>67.97</text:p>
          </table:table-cell>
          <table:table-cell table:style-name="ce45" table:formula="of:=AVERAGE(INDIRECT([.$B25]&amp;&quot;.D41:D60&quot;))" office:value-type="float" office:value="172.35" calcext:value-type="float">
            <text:p>172.35</text:p>
          </table:table-cell>
          <table:table-cell table:style-name="ce45" table:formula="of:=AVERAGE(INDIRECT([.$B25]&amp;&quot;.E41:E60&quot;))" office:value-type="float" office:value="1.3" calcext:value-type="float">
            <text:p>1.30</text:p>
          </table:table-cell>
          <table:table-cell table:style-name="ce47" table:formula="of:=AVERAGE(INDIRECT([.$B25]&amp;&quot;.F41:F60&quot;))" office:value-type="float" office:value="72.5345" calcext:value-type="float">
            <text:p>72.53</text:p>
          </table:table-cell>
          <table:table-cell/>
          <table:table-cell table:style-name="ce48" table:formula="of:=MAX([.H25];[.E25])" office:value-type="float" office:value="72.5345" calcext:value-type="float">
            <text:p>72.53</text:p>
          </table:table-cell>
          <table:table-cell table:formula="of:=MIN([.G25];[.D25])" office:value-type="float" office:value="1.3" calcext:value-type="float">
            <text:p>1.3</text:p>
          </table:table-cell>
          <table:table-cell table:formula="of:=MIN([.F25];[.C25])" office:value-type="float" office:value="172.35" calcext:value-type="float">
            <text:p>172.3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5]-[.E25]" office:value-type="float" office:value="8.124" calcext:value-type="float">
            <text:p>8.12</text:p>
          </table:table-cell>
          <table:table-cell table:formula="of:=[.M25]-[.H25]" office:value-type="float" office:value="3.5615" calcext:value-type="float">
            <text:p>3.56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5]-[.P25]" office:value-type="float" office:value="965.1" calcext:value-type="float">
            <text:p>965.1</text:p>
          </table:table-cell>
          <table:table-cell table:formula="of:=[.F25]-[.P25]" office:value-type="float" office:value="111.8" calcext:value-type="float">
            <text:p>111.8</text:p>
          </table:table-cell>
        </table:table-row>
        <table:table-row table:style-name="ro2">
          <table:table-cell table:style-name="ce2"/>
          <table:table-cell office:value-type="string" calcext:value-type="string">
            <text:p>k=10</text:p>
          </table:table-cell>
          <table:table-cell table:style-name="ce44" table:formula="of:=AVERAGE(INDIRECT([.$B26]&amp;&quot;.A41:A60&quot;))" office:value-type="float" office:value="1910.6" calcext:value-type="float">
            <text:p>1,910.60</text:p>
          </table:table-cell>
          <table:table-cell table:style-name="ce45" table:formula="of:=AVERAGE(INDIRECT([.$B26]&amp;&quot;.B41:B60&quot;))" office:value-type="float" office:value="1.3" calcext:value-type="float">
            <text:p>1.30</text:p>
          </table:table-cell>
          <table:table-cell table:style-name="ce47" table:formula="of:=AVERAGE(INDIRECT([.$B26]&amp;&quot;.C41:C60&quot;))" office:value-type="float" office:value="68.4555" calcext:value-type="float">
            <text:p>68.46</text:p>
          </table:table-cell>
          <table:table-cell table:style-name="ce45" table:formula="of:=AVERAGE(INDIRECT([.$B26]&amp;&quot;.D41:D60&quot;))" office:value-type="float" office:value="304.25" calcext:value-type="float">
            <text:p>304.25</text:p>
          </table:table-cell>
          <table:table-cell table:style-name="ce45" table:formula="of:=AVERAGE(INDIRECT([.$B26]&amp;&quot;.E41:E60&quot;))" office:value-type="float" office:value="1.25" calcext:value-type="float">
            <text:p>1.25</text:p>
          </table:table-cell>
          <table:table-cell table:style-name="ce47" table:formula="of:=AVERAGE(INDIRECT([.$B26]&amp;&quot;.F41:F60&quot;))" office:value-type="float" office:value="72.0385" calcext:value-type="float">
            <text:p>72.04</text:p>
          </table:table-cell>
          <table:table-cell/>
          <table:table-cell table:style-name="ce48" table:formula="of:=MAX([.H26];[.E26])" office:value-type="float" office:value="72.0385" calcext:value-type="float">
            <text:p>72.04</text:p>
          </table:table-cell>
          <table:table-cell table:formula="of:=MIN([.G26];[.D26])" office:value-type="float" office:value="1.25" calcext:value-type="float">
            <text:p>1.25</text:p>
          </table:table-cell>
          <table:table-cell table:formula="of:=MIN([.F26];[.C26])" office:value-type="float" office:value="304.25" calcext:value-type="float">
            <text:p>304.2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6]-[.E26]" office:value-type="float" office:value="7.6405" calcext:value-type="float">
            <text:p>7.64</text:p>
          </table:table-cell>
          <table:table-cell table:formula="of:=[.M26]-[.H26]" office:value-type="float" office:value="4.0575" calcext:value-type="float">
            <text:p>4.06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6]-[.P26]" office:value-type="float" office:value="1850.05" calcext:value-type="float">
            <text:p>1850.05</text:p>
          </table:table-cell>
          <table:table-cell table:formula="of:=[.F26]-[.P26]" office:value-type="float" office:value="243.7" calcext:value-type="float">
            <text:p>243.7</text:p>
          </table:table-cell>
        </table:table-row>
        <table:table-row table:style-name="ro2">
          <table:table-cell table:style-name="ce2"/>
          <table:table-cell office:value-type="string" calcext:value-type="string">
            <text:p>k=20</text:p>
          </table:table-cell>
          <table:table-cell table:style-name="ce44" table:formula="of:=AVERAGE(INDIRECT([.$B27]&amp;&quot;.A41:A60&quot;))" office:value-type="float" office:value="3666.4" calcext:value-type="float">
            <text:p>3,666.40</text:p>
          </table:table-cell>
          <table:table-cell table:style-name="ce45" table:formula="of:=AVERAGE(INDIRECT([.$B27]&amp;&quot;.B41:B60&quot;))" office:value-type="float" office:value="1.3" calcext:value-type="float">
            <text:p>1.30</text:p>
          </table:table-cell>
          <table:table-cell table:style-name="ce47" table:formula="of:=AVERAGE(INDIRECT([.$B27]&amp;&quot;.C41:C60&quot;))" office:value-type="float" office:value="68.679" calcext:value-type="float">
            <text:p>68.68</text:p>
          </table:table-cell>
          <table:table-cell table:style-name="ce45" table:formula="of:=AVERAGE(INDIRECT([.$B27]&amp;&quot;.D41:D60&quot;))" office:value-type="float" office:value="571.9" calcext:value-type="float">
            <text:p>571.90</text:p>
          </table:table-cell>
          <table:table-cell table:style-name="ce45" table:formula="of:=AVERAGE(INDIRECT([.$B27]&amp;&quot;.E41:E60&quot;))" office:value-type="float" office:value="1.25" calcext:value-type="float">
            <text:p>1.25</text:p>
          </table:table-cell>
          <table:table-cell table:style-name="ce47" table:formula="of:=AVERAGE(INDIRECT([.$B27]&amp;&quot;.F41:F60&quot;))" office:value-type="float" office:value="74.006" calcext:value-type="float">
            <text:p>74.01</text:p>
          </table:table-cell>
          <table:table-cell/>
          <table:table-cell table:style-name="ce48" table:formula="of:=MAX([.H27];[.E27])" office:value-type="float" office:value="74.006" calcext:value-type="float">
            <text:p>74.01</text:p>
          </table:table-cell>
          <table:table-cell table:formula="of:=MIN([.G27];[.D27])" office:value-type="float" office:value="1.25" calcext:value-type="float">
            <text:p>1.25</text:p>
          </table:table-cell>
          <table:table-cell table:formula="of:=MIN([.F27];[.C27])" office:value-type="float" office:value="571.9" calcext:value-type="float">
            <text:p>571.9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7]-[.E27]" office:value-type="float" office:value="7.417" calcext:value-type="float">
            <text:p>7.42</text:p>
          </table:table-cell>
          <table:table-cell table:formula="of:=[.M27]-[.H27]" office:value-type="float" office:value="2.09" calcext:value-type="float">
            <text:p>2.09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7]-[.P27]" office:value-type="float" office:value="3605.85" calcext:value-type="float">
            <text:p>3605.85</text:p>
          </table:table-cell>
          <table:table-cell table:formula="of:=[.F27]-[.P27]" office:value-type="float" office:value="511.35" calcext:value-type="float">
            <text:p>511.35</text:p>
          </table:table-cell>
        </table:table-row>
        <table:table-row table:style-name="ro2">
          <table:table-cell table:style-name="ce2"/>
          <table:table-cell office:value-type="string" calcext:value-type="string">
            <text:p>k=50</text:p>
          </table:table-cell>
          <table:table-cell table:style-name="ce44" table:formula="of:=AVERAGE(INDIRECT([.$B28]&amp;&quot;.A41:A60&quot;))" office:value-type="float" office:value="7649.95" calcext:value-type="float">
            <text:p>7,649.95</text:p>
          </table:table-cell>
          <table:table-cell table:style-name="ce45" table:formula="of:=AVERAGE(INDIRECT([.$B28]&amp;&quot;.B41:B60&quot;))" office:value-type="float" office:value="1.25" calcext:value-type="float">
            <text:p>1.25</text:p>
          </table:table-cell>
          <table:table-cell table:style-name="ce47" table:formula="of:=AVERAGE(INDIRECT([.$B28]&amp;&quot;.C41:C60&quot;))" office:value-type="float" office:value="71.323" calcext:value-type="float">
            <text:p>71.32</text:p>
          </table:table-cell>
          <table:table-cell table:style-name="ce45" table:formula="of:=AVERAGE(INDIRECT([.$B28]&amp;&quot;.D41:D60&quot;))" office:value-type="float" office:value="1152.4" calcext:value-type="float">
            <text:p>1,152.40</text:p>
          </table:table-cell>
          <table:table-cell table:style-name="ce45" table:formula="of:=AVERAGE(INDIRECT([.$B28]&amp;&quot;.E41:E60&quot;))" office:value-type="float" office:value="1.25" calcext:value-type="float">
            <text:p>1.25</text:p>
          </table:table-cell>
          <table:table-cell table:style-name="ce47" table:formula="of:=AVERAGE(INDIRECT([.$B28]&amp;&quot;.F41:F60&quot;))" office:value-type="float" office:value="75.25" calcext:value-type="float">
            <text:p>75.25</text:p>
          </table:table-cell>
          <table:table-cell/>
          <table:table-cell table:style-name="ce48" table:formula="of:=MAX([.H28];[.E28])" office:value-type="float" office:value="75.25" calcext:value-type="float">
            <text:p>75.25</text:p>
          </table:table-cell>
          <table:table-cell table:formula="of:=MIN([.G28];[.D28])" office:value-type="float" office:value="1.25" calcext:value-type="float">
            <text:p>1.25</text:p>
          </table:table-cell>
          <table:table-cell table:formula="of:=MIN([.F28];[.C28])" office:value-type="float" office:value="1152.4" calcext:value-type="float">
            <text:p>1152.4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8]-[.E28]" office:value-type="float" office:value="4.773" calcext:value-type="float">
            <text:p>4.77</text:p>
          </table:table-cell>
          <table:table-cell table:formula="of:=[.M28]-[.H28]" office:value-type="float" office:value="0.846000000000004" calcext:value-type="float">
            <text:p>0.85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8]-[.P28]" office:value-type="float" office:value="7589.4" calcext:value-type="float">
            <text:p>7589.4</text:p>
          </table:table-cell>
          <table:table-cell table:formula="of:=[.F28]-[.P28]" office:value-type="float" office:value="1091.85" calcext:value-type="float">
            <text:p>1091.85</text:p>
          </table:table-cell>
        </table:table-row>
        <table:table-row table:style-name="ro2">
          <table:table-cell table:style-name="ce2"/>
          <table:table-cell office:value-type="string" calcext:value-type="string">
            <text:p>k=100</text:p>
          </table:table-cell>
          <table:table-cell table:style-name="ce44" table:formula="of:=AVERAGE(INDIRECT([.$B29]&amp;&quot;.A41:A60&quot;))" office:value-type="float" office:value="15848.15" calcext:value-type="float">
            <text:p>15,848.15</text:p>
          </table:table-cell>
          <table:table-cell table:style-name="ce45" table:formula="of:=AVERAGE(INDIRECT([.$B29]&amp;&quot;.B41:B60&quot;))" office:value-type="float" office:value="1.25" calcext:value-type="float">
            <text:p>1.25</text:p>
          </table:table-cell>
          <table:table-cell table:style-name="ce47" table:formula="of:=AVERAGE(INDIRECT([.$B29]&amp;&quot;.C41:C60&quot;))" office:value-type="float" office:value="72.901" calcext:value-type="float">
            <text:p>72.90</text:p>
          </table:table-cell>
          <table:table-cell table:style-name="ce45" table:formula="of:=AVERAGE(INDIRECT([.$B29]&amp;&quot;.D41:D60&quot;))" office:value-type="float" office:value="1956.55" calcext:value-type="float">
            <text:p>1,956.55</text:p>
          </table:table-cell>
          <table:table-cell table:style-name="ce45" table:formula="of:=AVERAGE(INDIRECT([.$B29]&amp;&quot;.E41:E60&quot;))" office:value-type="float" office:value="1.2" calcext:value-type="float">
            <text:p>1.20</text:p>
          </table:table-cell>
          <table:table-cell table:style-name="ce47" table:formula="of:=AVERAGE(INDIRECT([.$B29]&amp;&quot;.F41:F60&quot;))" office:value-type="float" office:value="75.669" calcext:value-type="float">
            <text:p>75.67</text:p>
          </table:table-cell>
          <table:table-cell/>
          <table:table-cell table:style-name="ce48" table:formula="of:=MAX([.H29];[.E29])" office:value-type="float" office:value="75.669" calcext:value-type="float">
            <text:p>75.67</text:p>
          </table:table-cell>
          <table:table-cell table:formula="of:=MIN([.G29];[.D29])" office:value-type="float" office:value="1.2" calcext:value-type="float">
            <text:p>1.2</text:p>
          </table:table-cell>
          <table:table-cell table:formula="of:=MIN([.F29];[.C29])" office:value-type="float" office:value="1956.55" calcext:value-type="float">
            <text:p>1956.5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29]-[.E29]" office:value-type="float" office:value="3.19500000000001" calcext:value-type="float">
            <text:p>3.20</text:p>
          </table:table-cell>
          <table:table-cell table:formula="of:=[.M29]-[.H29]" office:value-type="float" office:value="0.427000000000007" calcext:value-type="float">
            <text:p>0.43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29]-[.P29]" office:value-type="float" office:value="15787.6" calcext:value-type="float">
            <text:p>15787.6</text:p>
          </table:table-cell>
          <table:table-cell table:formula="of:=[.F29]-[.P29]" office:value-type="float" office:value="1896" calcext:value-type="float">
            <text:p>1896</text:p>
          </table:table-cell>
        </table:table-row>
        <table:table-row table:style-name="ro2">
          <table:table-cell table:style-name="ce2"/>
          <table:table-cell table:style-name="ce57" office:value-type="string" calcext:value-type="string">
            <text:p>k=200</text:p>
          </table:table-cell>
          <table:table-cell table:style-name="ce44" table:formula="of:=AVERAGE(INDIRECT([.$B30]&amp;&quot;.A41:A60&quot;))" office:value-type="float" office:value="32420.4" calcext:value-type="float">
            <text:p>32,420.40</text:p>
          </table:table-cell>
          <table:table-cell table:style-name="ce45" table:formula="of:=AVERAGE(INDIRECT([.$B30]&amp;&quot;.B41:B60&quot;))" office:value-type="float" office:value="1.25" calcext:value-type="float">
            <text:p>1.25</text:p>
          </table:table-cell>
          <table:table-cell table:style-name="ce47" table:formula="of:=AVERAGE(INDIRECT([.$B30]&amp;&quot;.C41:C60&quot;))" office:value-type="float" office:value="73.292" calcext:value-type="float">
            <text:p>73.29</text:p>
          </table:table-cell>
          <table:table-cell table:style-name="ce45" table:formula="of:=AVERAGE(INDIRECT([.$B30]&amp;&quot;.D41:D60&quot;))" office:value-type="float" office:value="3472.5" calcext:value-type="float">
            <text:p>3,472.50</text:p>
          </table:table-cell>
          <table:table-cell table:style-name="ce45" table:formula="of:=AVERAGE(INDIRECT([.$B30]&amp;&quot;.E41:E60&quot;))" office:value-type="float" office:value="1.2" calcext:value-type="float">
            <text:p>1.20</text:p>
          </table:table-cell>
          <table:table-cell table:style-name="ce47" table:formula="of:=AVERAGE(INDIRECT([.$B30]&amp;&quot;.F41:F60&quot;))" office:value-type="float" office:value="76.096" calcext:value-type="float">
            <text:p>76.10</text:p>
          </table:table-cell>
          <table:table-cell/>
          <table:table-cell table:style-name="ce48" table:formula="of:=MAX([.H30];[.E30])" office:value-type="float" office:value="76.096" calcext:value-type="float">
            <text:p>76.10</text:p>
          </table:table-cell>
          <table:table-cell table:formula="of:=MIN([.G30];[.D30])" office:value-type="float" office:value="1.2" calcext:value-type="float">
            <text:p>1.2</text:p>
          </table:table-cell>
          <table:table-cell table:formula="of:=MIN([.F30];[.C30])" office:value-type="float" office:value="3472.5" calcext:value-type="float">
            <text:p>3472.5</text:p>
          </table:table-cell>
          <table:table-cell table:style-name="ce48" table:formula="of:=MAX([.$J$24:.$J$30])" office:value-type="float" office:value="76.096" calcext:value-type="float">
            <text:p>76.10</text:p>
          </table:table-cell>
          <table:table-cell table:formula="of:=[.M30]-[.E30]" office:value-type="float" office:value="2.804" calcext:value-type="float">
            <text:p>2.80</text:p>
          </table:table-cell>
          <table:table-cell table:formula="of:=[.M30]-[.H30]" office:value-type="float" office:value="0" calcext:value-type="float">
            <text:p>0.00</text:p>
          </table:table-cell>
          <table:table-cell table:formula="of:=MIN([.$L$24:.$L$30])" office:value-type="float" office:value="60.55" calcext:value-type="float">
            <text:p>60.55</text:p>
          </table:table-cell>
          <table:table-cell table:formula="of:=[.C30]-[.P30]" office:value-type="float" office:value="32359.85" calcext:value-type="float">
            <text:p>32359.85</text:p>
          </table:table-cell>
          <table:table-cell table:formula="of:=[.F30]-[.P30]" office:value-type="float" office:value="3411.95" calcext:value-type="float">
            <text:p>3411.95</text:p>
          </table:table-cell>
        </table:table-row>
        <table:table-row table:style-name="ro2">
          <table:table-cell table:style-name="ce55" office:value-type="string" calcext:value-type="string">
            <text:p>Class 60-7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31]&amp;&quot;.A61:A80&quot;))" office:value-type="float" office:value="1371" calcext:value-type="float">
            <text:p>1,371.00</text:p>
          </table:table-cell>
          <table:table-cell table:style-name="ce68" table:formula="of:=AVERAGE(INDIRECT([.$B31]&amp;&quot;.B61:B80&quot;))" office:value-type="float" office:value="2.2" calcext:value-type="float">
            <text:p>2.20</text:p>
          </table:table-cell>
          <table:table-cell table:style-name="ce46" table:formula="of:=AVERAGE(INDIRECT([.$B31]&amp;&quot;.C61:C80&quot;))" office:value-type="float" office:value="64.679" calcext:value-type="float">
            <text:p>64.68</text:p>
          </table:table-cell>
          <table:table-cell table:style-name="ce68" table:formula="of:=AVERAGE(INDIRECT([.$B31]&amp;&quot;.D61:D80&quot;))" office:value-type="float" office:value="158" calcext:value-type="float">
            <text:p>158.00</text:p>
          </table:table-cell>
          <table:table-cell table:style-name="ce68" table:formula="of:=AVERAGE(INDIRECT([.$B31]&amp;&quot;.E61:E80&quot;))" office:value-type="float" office:value="2.05" calcext:value-type="float">
            <text:p>2.05</text:p>
          </table:table-cell>
          <table:table-cell table:style-name="ce46" table:formula="of:=AVERAGE(INDIRECT([.$B31]&amp;&quot;.F61:F80&quot;))" office:value-type="float" office:value="69.109" calcext:value-type="float">
            <text:p>69.11</text:p>
          </table:table-cell>
          <table:table-cell/>
          <table:table-cell table:style-name="ce48" table:formula="of:=MAX([.H31];[.E31])" office:value-type="float" office:value="69.109" calcext:value-type="float">
            <text:p>69.11</text:p>
          </table:table-cell>
          <table:table-cell table:formula="of:=MIN([.G31];[.D31])" office:value-type="float" office:value="2.05" calcext:value-type="float">
            <text:p>2.05</text:p>
          </table:table-cell>
          <table:table-cell table:formula="of:=MIN([.F31];[.C31])" office:value-type="float" office:value="158" calcext:value-type="float">
            <text:p>158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1]-[.E31]" office:value-type="float" office:value="10.3265" calcext:value-type="float">
            <text:p>10.33</text:p>
          </table:table-cell>
          <table:table-cell table:formula="of:=[.M31]-[.H31]" office:value-type="float" office:value="5.89649999999999" calcext:value-type="float">
            <text:p>5.90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1]-[.P31]" office:value-type="float" office:value="1213" calcext:value-type="float">
            <text:p>1213</text:p>
          </table:table-cell>
          <table:table-cell table:formula="of:=[.F31]-[.P31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N = [120, 200]</text:p>
          </table:table-cell>
          <table:table-cell office:value-type="string" calcext:value-type="string">
            <text:p>k=5</text:p>
          </table:table-cell>
          <table:table-cell table:style-name="ce44" table:formula="of:=AVERAGE(INDIRECT([.$B32]&amp;&quot;.A61:A80&quot;))" office:value-type="float" office:value="5751.95" calcext:value-type="float">
            <text:p>5,751.95</text:p>
          </table:table-cell>
          <table:table-cell table:style-name="ce45" table:formula="of:=AVERAGE(INDIRECT([.$B32]&amp;&quot;.B61:B80&quot;))" office:value-type="float" office:value="2.15" calcext:value-type="float">
            <text:p>2.15</text:p>
          </table:table-cell>
          <table:table-cell table:style-name="ce47" table:formula="of:=AVERAGE(INDIRECT([.$B32]&amp;&quot;.C61:C80&quot;))" office:value-type="float" office:value="66.6595" calcext:value-type="float">
            <text:p>66.66</text:p>
          </table:table-cell>
          <table:table-cell table:style-name="ce45" table:formula="of:=AVERAGE(INDIRECT([.$B32]&amp;&quot;.D61:D80&quot;))" office:value-type="float" office:value="531.8" calcext:value-type="float">
            <text:p>531.80</text:p>
          </table:table-cell>
          <table:table-cell table:style-name="ce45" table:formula="of:=AVERAGE(INDIRECT([.$B32]&amp;&quot;.E61:E80&quot;))" office:value-type="float" office:value="1.95" calcext:value-type="float">
            <text:p>1.95</text:p>
          </table:table-cell>
          <table:table-cell table:style-name="ce47" table:formula="of:=AVERAGE(INDIRECT([.$B32]&amp;&quot;.F61:F80&quot;))" office:value-type="float" office:value="71.313" calcext:value-type="float">
            <text:p>71.31</text:p>
          </table:table-cell>
          <table:table-cell/>
          <table:table-cell table:style-name="ce48" table:formula="of:=MAX([.H32];[.E32])" office:value-type="float" office:value="71.313" calcext:value-type="float">
            <text:p>71.31</text:p>
          </table:table-cell>
          <table:table-cell table:formula="of:=MIN([.G32];[.D32])" office:value-type="float" office:value="1.95" calcext:value-type="float">
            <text:p>1.95</text:p>
          </table:table-cell>
          <table:table-cell table:formula="of:=MIN([.F32];[.C32])" office:value-type="float" office:value="531.8" calcext:value-type="float">
            <text:p>531.8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2]-[.E32]" office:value-type="float" office:value="8.34599999999999" calcext:value-type="float">
            <text:p>8.35</text:p>
          </table:table-cell>
          <table:table-cell table:formula="of:=[.M32]-[.H32]" office:value-type="float" office:value="3.6925" calcext:value-type="float">
            <text:p>3.69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2]-[.P32]" office:value-type="float" office:value="5593.95" calcext:value-type="float">
            <text:p>5593.95</text:p>
          </table:table-cell>
          <table:table-cell table:formula="of:=[.F32]-[.P32]" office:value-type="float" office:value="373.8" calcext:value-type="float">
            <text:p>373.8</text:p>
          </table:table-cell>
        </table:table-row>
        <table:table-row table:style-name="ro2">
          <table:table-cell table:style-name="ce2"/>
          <table:table-cell office:value-type="string" calcext:value-type="string">
            <text:p>k=10</text:p>
          </table:table-cell>
          <table:table-cell table:style-name="ce44" table:formula="of:=AVERAGE(INDIRECT([.$B33]&amp;&quot;.A61:A80&quot;))" office:value-type="float" office:value="9040.85" calcext:value-type="float">
            <text:p>9,040.85</text:p>
          </table:table-cell>
          <table:table-cell table:style-name="ce45" table:formula="of:=AVERAGE(INDIRECT([.$B33]&amp;&quot;.B61:B80&quot;))" office:value-type="float" office:value="2.05" calcext:value-type="float">
            <text:p>2.05</text:p>
          </table:table-cell>
          <table:table-cell table:style-name="ce47" table:formula="of:=AVERAGE(INDIRECT([.$B33]&amp;&quot;.C61:C80&quot;))" office:value-type="float" office:value="68.555" calcext:value-type="float">
            <text:p>68.56</text:p>
          </table:table-cell>
          <table:table-cell table:style-name="ce45" table:formula="of:=AVERAGE(INDIRECT([.$B33]&amp;&quot;.D61:D80&quot;))" office:value-type="float" office:value="1033.15" calcext:value-type="float">
            <text:p>1,033.15</text:p>
          </table:table-cell>
          <table:table-cell table:style-name="ce45" table:formula="of:=AVERAGE(INDIRECT([.$B33]&amp;&quot;.E61:E80&quot;))" office:value-type="float" office:value="1.9" calcext:value-type="float">
            <text:p>1.90</text:p>
          </table:table-cell>
          <table:table-cell table:style-name="ce47" table:formula="of:=AVERAGE(INDIRECT([.$B33]&amp;&quot;.F61:F80&quot;))" office:value-type="float" office:value="72.688" calcext:value-type="float">
            <text:p>72.69</text:p>
          </table:table-cell>
          <table:table-cell/>
          <table:table-cell table:style-name="ce48" table:formula="of:=MAX([.H33];[.E33])" office:value-type="float" office:value="72.688" calcext:value-type="float">
            <text:p>72.69</text:p>
          </table:table-cell>
          <table:table-cell table:formula="of:=MIN([.G33];[.D33])" office:value-type="float" office:value="1.9" calcext:value-type="float">
            <text:p>1.9</text:p>
          </table:table-cell>
          <table:table-cell table:formula="of:=MIN([.F33];[.C33])" office:value-type="float" office:value="1033.15" calcext:value-type="float">
            <text:p>1033.15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3]-[.E33]" office:value-type="float" office:value="6.45050000000001" calcext:value-type="float">
            <text:p>6.45</text:p>
          </table:table-cell>
          <table:table-cell table:formula="of:=[.M33]-[.H33]" office:value-type="float" office:value="2.3175" calcext:value-type="float">
            <text:p>2.32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3]-[.P33]" office:value-type="float" office:value="8882.85" calcext:value-type="float">
            <text:p>8882.85</text:p>
          </table:table-cell>
          <table:table-cell table:formula="of:=[.F33]-[.P33]" office:value-type="float" office:value="875.15" calcext:value-type="float">
            <text:p>875.15</text:p>
          </table:table-cell>
        </table:table-row>
        <table:table-row table:style-name="ro2">
          <table:table-cell table:style-name="ce2"/>
          <table:table-cell office:value-type="string" calcext:value-type="string">
            <text:p>k=20</text:p>
          </table:table-cell>
          <table:table-cell table:style-name="ce44" table:formula="of:=AVERAGE(INDIRECT([.$B34]&amp;&quot;.A61:A80&quot;))" office:value-type="float" office:value="19116.6" calcext:value-type="float">
            <text:p>19,116.60</text:p>
          </table:table-cell>
          <table:table-cell table:style-name="ce45" table:formula="of:=AVERAGE(INDIRECT([.$B34]&amp;&quot;.B61:B80&quot;))" office:value-type="float" office:value="2.15" calcext:value-type="float">
            <text:p>2.15</text:p>
          </table:table-cell>
          <table:table-cell table:style-name="ce47" table:formula="of:=AVERAGE(INDIRECT([.$B34]&amp;&quot;.C61:C80&quot;))" office:value-type="float" office:value="67.8095" calcext:value-type="float">
            <text:p>67.81</text:p>
          </table:table-cell>
          <table:table-cell table:style-name="ce45" table:formula="of:=AVERAGE(INDIRECT([.$B34]&amp;&quot;.D61:D80&quot;))" office:value-type="float" office:value="1881.7" calcext:value-type="float">
            <text:p>1,881.70</text:p>
          </table:table-cell>
          <table:table-cell table:style-name="ce45" table:formula="of:=AVERAGE(INDIRECT([.$B34]&amp;&quot;.E61:E80&quot;))" office:value-type="float" office:value="1.9" calcext:value-type="float">
            <text:p>1.90</text:p>
          </table:table-cell>
          <table:table-cell table:style-name="ce47" table:formula="of:=AVERAGE(INDIRECT([.$B34]&amp;&quot;.F61:F80&quot;))" office:value-type="float" office:value="73.8375" calcext:value-type="float">
            <text:p>73.84</text:p>
          </table:table-cell>
          <table:table-cell/>
          <table:table-cell table:style-name="ce48" table:formula="of:=MAX([.H34];[.E34])" office:value-type="float" office:value="73.8375" calcext:value-type="float">
            <text:p>73.84</text:p>
          </table:table-cell>
          <table:table-cell table:formula="of:=MIN([.G34];[.D34])" office:value-type="float" office:value="1.9" calcext:value-type="float">
            <text:p>1.9</text:p>
          </table:table-cell>
          <table:table-cell table:formula="of:=MIN([.F34];[.C34])" office:value-type="float" office:value="1881.7" calcext:value-type="float">
            <text:p>1881.7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4]-[.E34]" office:value-type="float" office:value="7.196" calcext:value-type="float">
            <text:p>7.20</text:p>
          </table:table-cell>
          <table:table-cell table:formula="of:=[.M34]-[.H34]" office:value-type="float" office:value="1.16799999999999" calcext:value-type="float">
            <text:p>1.17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4]-[.P34]" office:value-type="float" office:value="18958.6" calcext:value-type="float">
            <text:p>18958.6</text:p>
          </table:table-cell>
          <table:table-cell table:formula="of:=[.F34]-[.P34]" office:value-type="float" office:value="1723.7" calcext:value-type="float">
            <text:p>1723.7</text:p>
          </table:table-cell>
        </table:table-row>
        <table:table-row table:style-name="ro2">
          <table:table-cell table:style-name="ce2"/>
          <table:table-cell office:value-type="string" calcext:value-type="string">
            <text:p>k=50</text:p>
          </table:table-cell>
          <table:table-cell table:style-name="ce44" table:formula="of:=AVERAGE(INDIRECT([.$B35]&amp;&quot;.A61:A80&quot;))" office:value-type="float" office:value="52937.4" calcext:value-type="float">
            <text:p>52,937.40</text:p>
          </table:table-cell>
          <table:table-cell table:style-name="ce45" table:formula="of:=AVERAGE(INDIRECT([.$B35]&amp;&quot;.B61:B80&quot;))" office:value-type="float" office:value="2.05" calcext:value-type="float">
            <text:p>2.05</text:p>
          </table:table-cell>
          <table:table-cell table:style-name="ce47" table:formula="of:=AVERAGE(INDIRECT([.$B35]&amp;&quot;.C61:C80&quot;))" office:value-type="float" office:value="69.9425" calcext:value-type="float">
            <text:p>69.94</text:p>
          </table:table-cell>
          <table:table-cell table:style-name="ce45" table:formula="of:=AVERAGE(INDIRECT([.$B35]&amp;&quot;.D61:D80&quot;))" office:value-type="float" office:value="3744.7" calcext:value-type="float">
            <text:p>3,744.70</text:p>
          </table:table-cell>
          <table:table-cell table:style-name="ce45" table:formula="of:=AVERAGE(INDIRECT([.$B35]&amp;&quot;.E61:E80&quot;))" office:value-type="float" office:value="2" calcext:value-type="float">
            <text:p>2.00</text:p>
          </table:table-cell>
          <table:table-cell table:style-name="ce47" table:formula="of:=AVERAGE(INDIRECT([.$B35]&amp;&quot;.F61:F80&quot;))" office:value-type="float" office:value="71.247" calcext:value-type="float">
            <text:p>71.25</text:p>
          </table:table-cell>
          <table:table-cell/>
          <table:table-cell table:style-name="ce48" table:formula="of:=MAX([.H35];[.E35])" office:value-type="float" office:value="71.247" calcext:value-type="float">
            <text:p>71.25</text:p>
          </table:table-cell>
          <table:table-cell table:formula="of:=MIN([.G35];[.D35])" office:value-type="float" office:value="2" calcext:value-type="float">
            <text:p>2</text:p>
          </table:table-cell>
          <table:table-cell table:formula="of:=MIN([.F35];[.C35])" office:value-type="float" office:value="3744.7" calcext:value-type="float">
            <text:p>3744.7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5]-[.E35]" office:value-type="float" office:value="5.063" calcext:value-type="float">
            <text:p>5.06</text:p>
          </table:table-cell>
          <table:table-cell table:formula="of:=[.M35]-[.H35]" office:value-type="float" office:value="3.7585" calcext:value-type="float">
            <text:p>3.76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5]-[.P35]" office:value-type="float" office:value="52779.4" calcext:value-type="float">
            <text:p>52779.4</text:p>
          </table:table-cell>
          <table:table-cell table:formula="of:=[.F35]-[.P35]" office:value-type="float" office:value="3586.7" calcext:value-type="float">
            <text:p>3586.7</text:p>
          </table:table-cell>
        </table:table-row>
        <table:table-row table:style-name="ro2">
          <table:table-cell table:style-name="ce2"/>
          <table:table-cell office:value-type="string" calcext:value-type="string">
            <text:p>k=100</text:p>
          </table:table-cell>
          <table:table-cell table:style-name="ce44" table:formula="of:=AVERAGE(INDIRECT([.$B36]&amp;&quot;.A61:A80&quot;))" office:value-type="float" office:value="98271.55" calcext:value-type="float">
            <text:p>98,271.55</text:p>
          </table:table-cell>
          <table:table-cell table:style-name="ce45" table:formula="of:=AVERAGE(INDIRECT([.$B36]&amp;&quot;.B61:B80&quot;))" office:value-type="float" office:value="2.1" calcext:value-type="float">
            <text:p>2.10</text:p>
          </table:table-cell>
          <table:table-cell table:style-name="ce47" table:formula="of:=AVERAGE(INDIRECT([.$B36]&amp;&quot;.C61:C80&quot;))" office:value-type="float" office:value="70.035" calcext:value-type="float">
            <text:p>70.04</text:p>
          </table:table-cell>
          <table:table-cell table:style-name="ce45" table:formula="of:=AVERAGE(INDIRECT([.$B36]&amp;&quot;.D61:D80&quot;))" office:value-type="float" office:value="7010.65" calcext:value-type="float">
            <text:p>7,010.65</text:p>
          </table:table-cell>
          <table:table-cell table:style-name="ce45" table:formula="of:=AVERAGE(INDIRECT([.$B36]&amp;&quot;.E61:E80&quot;))" office:value-type="float" office:value="1.9" calcext:value-type="float">
            <text:p>1.90</text:p>
          </table:table-cell>
          <table:table-cell table:style-name="ce47" table:formula="of:=AVERAGE(INDIRECT([.$B36]&amp;&quot;.F61:F80&quot;))" office:value-type="float" office:value="73.7995" calcext:value-type="float">
            <text:p>73.80</text:p>
          </table:table-cell>
          <table:table-cell/>
          <table:table-cell table:style-name="ce48" table:formula="of:=MAX([.H36];[.E36])" office:value-type="float" office:value="73.7995" calcext:value-type="float">
            <text:p>73.80</text:p>
          </table:table-cell>
          <table:table-cell table:formula="of:=MIN([.G36];[.D36])" office:value-type="float" office:value="1.9" calcext:value-type="float">
            <text:p>1.9</text:p>
          </table:table-cell>
          <table:table-cell table:formula="of:=MIN([.F36];[.C36])" office:value-type="float" office:value="7010.65" calcext:value-type="float">
            <text:p>7010.65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6]-[.E36]" office:value-type="float" office:value="4.9705" calcext:value-type="float">
            <text:p>4.97</text:p>
          </table:table-cell>
          <table:table-cell table:formula="of:=[.M36]-[.H36]" office:value-type="float" office:value="1.206" calcext:value-type="float">
            <text:p>1.21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6]-[.P36]" office:value-type="float" office:value="98113.55" calcext:value-type="float">
            <text:p>98113.55</text:p>
          </table:table-cell>
          <table:table-cell table:formula="of:=[.F36]-[.P36]" office:value-type="float" office:value="6852.65" calcext:value-type="float">
            <text:p>6852.65</text:p>
          </table:table-cell>
        </table:table-row>
        <table:table-row table:style-name="ro2">
          <table:table-cell table:style-name="ce2"/>
          <table:table-cell table:style-name="ce57" office:value-type="string" calcext:value-type="string">
            <text:p>k=200</text:p>
          </table:table-cell>
          <table:table-cell table:style-name="ce44" table:formula="of:=AVERAGE(INDIRECT([.$B37]&amp;&quot;.A61:A80&quot;))" office:value-type="float" office:value="170191.55" calcext:value-type="float">
            <text:p>170,191.55</text:p>
          </table:table-cell>
          <table:table-cell table:style-name="ce45" table:formula="of:=AVERAGE(INDIRECT([.$B37]&amp;&quot;.B61:B80&quot;))" office:value-type="float" office:value="2" calcext:value-type="float">
            <text:p>2.00</text:p>
          </table:table-cell>
          <table:table-cell table:style-name="ce47" table:formula="of:=AVERAGE(INDIRECT([.$B37]&amp;&quot;.C61:C80&quot;))" office:value-type="float" office:value="71.151" calcext:value-type="float">
            <text:p>71.15</text:p>
          </table:table-cell>
          <table:table-cell table:style-name="ce45" table:formula="of:=AVERAGE(INDIRECT([.$B37]&amp;&quot;.D61:D80&quot;))" office:value-type="float" office:value="13544.15" calcext:value-type="float">
            <text:p>13,544.15</text:p>
          </table:table-cell>
          <table:table-cell table:style-name="ce45" table:formula="of:=AVERAGE(INDIRECT([.$B37]&amp;&quot;.E61:E80&quot;))" office:value-type="float" office:value="1.9" calcext:value-type="float">
            <text:p>1.90</text:p>
          </table:table-cell>
          <table:table-cell table:style-name="ce47" table:formula="of:=AVERAGE(INDIRECT([.$B37]&amp;&quot;.F61:F80&quot;))" office:value-type="float" office:value="75.0055" calcext:value-type="float">
            <text:p>75.01</text:p>
          </table:table-cell>
          <table:table-cell/>
          <table:table-cell table:style-name="ce48" table:formula="of:=MAX([.H37];[.E37])" office:value-type="float" office:value="75.0055" calcext:value-type="float">
            <text:p>75.01</text:p>
          </table:table-cell>
          <table:table-cell table:formula="of:=MIN([.G37];[.D37])" office:value-type="float" office:value="1.9" calcext:value-type="float">
            <text:p>1.9</text:p>
          </table:table-cell>
          <table:table-cell table:formula="of:=MIN([.F37];[.C37])" office:value-type="float" office:value="13544.15" calcext:value-type="float">
            <text:p>13544.15</text:p>
          </table:table-cell>
          <table:table-cell table:style-name="ce48" table:formula="of:=MAX([.$J$31:.$J$37])" office:value-type="float" office:value="75.0055" calcext:value-type="float">
            <text:p>75.01</text:p>
          </table:table-cell>
          <table:table-cell table:formula="of:=[.M37]-[.E37]" office:value-type="float" office:value="3.8545" calcext:value-type="float">
            <text:p>3.85</text:p>
          </table:table-cell>
          <table:table-cell table:formula="of:=[.M37]-[.H37]" office:value-type="float" office:value="0" calcext:value-type="float">
            <text:p>0.00</text:p>
          </table:table-cell>
          <table:table-cell table:formula="of:=MIN([.$L$31:.$L$37])" office:value-type="float" office:value="158" calcext:value-type="float">
            <text:p>158</text:p>
          </table:table-cell>
          <table:table-cell table:formula="of:=[.C37]-[.P37]" office:value-type="float" office:value="170033.55" calcext:value-type="float">
            <text:p>170033.55</text:p>
          </table:table-cell>
          <table:table-cell table:formula="of:=[.F37]-[.P37]" office:value-type="float" office:value="13386.15" calcext:value-type="float">
            <text:p>13386.15</text:p>
          </table:table-cell>
        </table:table-row>
        <table:table-row table:style-name="ro2">
          <table:table-cell table:style-name="ce55" office:value-type="string" calcext:value-type="string">
            <text:p>Class 80-99</text:p>
          </table:table-cell>
          <table:table-cell table:style-name="ce56" office:value-type="string" calcext:value-type="string">
            <text:p>k=1</text:p>
          </table:table-cell>
          <table:table-cell table:style-name="ce62" table:formula="of:=AVERAGE(INDIRECT([.$B38]&amp;&quot;.A81:A100&quot;))" office:value-type="float" office:value="217.85" calcext:value-type="float">
            <text:p>217.85</text:p>
          </table:table-cell>
          <table:table-cell table:style-name="ce68" table:formula="of:=AVERAGE(INDIRECT([.$B38]&amp;&quot;.B81:B100&quot;))" office:value-type="float" office:value="1.2" calcext:value-type="float">
            <text:p>1.20</text:p>
          </table:table-cell>
          <table:table-cell table:style-name="ce46" table:formula="of:=AVERAGE(INDIRECT([.$B38]&amp;&quot;.C81:C100&quot;))" office:value-type="float" office:value="66.735" calcext:value-type="float">
            <text:p>66.74</text:p>
          </table:table-cell>
          <table:table-cell table:style-name="ce68" table:formula="of:=AVERAGE(INDIRECT([.$B38]&amp;&quot;.D81:D100&quot;))" office:value-type="float" office:value="34.6" calcext:value-type="float">
            <text:p>34.60</text:p>
          </table:table-cell>
          <table:table-cell table:style-name="ce68" table:formula="of:=AVERAGE(INDIRECT([.$B38]&amp;&quot;.E81:E100&quot;))" office:value-type="float" office:value="1.2" calcext:value-type="float">
            <text:p>1.20</text:p>
          </table:table-cell>
          <table:table-cell table:style-name="ce46" table:formula="of:=AVERAGE(INDIRECT([.$B38]&amp;&quot;.F81:F100&quot;))" office:value-type="float" office:value="68.684" calcext:value-type="float">
            <text:p>68.68</text:p>
          </table:table-cell>
          <table:table-cell/>
          <table:table-cell table:style-name="ce48" table:formula="of:=MAX([.H38];[.E38])" office:value-type="float" office:value="68.684" calcext:value-type="float">
            <text:p>68.68</text:p>
          </table:table-cell>
          <table:table-cell table:formula="of:=MIN([.G38];[.D38])" office:value-type="float" office:value="1.2" calcext:value-type="float">
            <text:p>1.2</text:p>
          </table:table-cell>
          <table:table-cell table:formula="of:=MIN([.F38];[.C38])" office:value-type="float" office:value="34.6" calcext:value-type="float">
            <text:p>34.6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38]-[.E38]" office:value-type="float" office:value="7.21250000000001" calcext:value-type="float">
            <text:p>7.21</text:p>
          </table:table-cell>
          <table:table-cell table:formula="of:=[.M38]-[.H38]" office:value-type="float" office:value="5.26350000000001" calcext:value-type="float">
            <text:p>5.26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38]-[.P38]" office:value-type="float" office:value="183.25" calcext:value-type="float">
            <text:p>183.25</text:p>
          </table:table-cell>
          <table:table-cell table:formula="of:=[.F38]-[.P38]" office:value-type="float" office:value="0" calcext:value-type="float">
            <text:p>0</text:p>
          </table:table-cell>
        </table:table-row>
        <table:table-row table:style-name="ro2">
          <table:table-cell table:style-name="ce2"/>
          <table:table-cell office:value-type="string" calcext:value-type="string">
            <text:p>k=5</text:p>
          </table:table-cell>
          <table:table-cell table:style-name="ce44" table:formula="of:=AVERAGE(INDIRECT([.$B39]&amp;&quot;.A81:A100&quot;))" office:value-type="float" office:value="582.3" calcext:value-type="float">
            <text:p>582.30</text:p>
          </table:table-cell>
          <table:table-cell table:style-name="ce45" table:formula="of:=AVERAGE(INDIRECT([.$B39]&amp;&quot;.B81:B100&quot;))" office:value-type="float" office:value="1.2" calcext:value-type="float">
            <text:p>1.20</text:p>
          </table:table-cell>
          <table:table-cell table:style-name="ce47" table:formula="of:=AVERAGE(INDIRECT([.$B39]&amp;&quot;.C81:C100&quot;))" office:value-type="float" office:value="69.0305" calcext:value-type="float">
            <text:p>69.03</text:p>
          </table:table-cell>
          <table:table-cell table:style-name="ce45" table:formula="of:=AVERAGE(INDIRECT([.$B39]&amp;&quot;.D81:D100&quot;))" office:value-type="float" office:value="71" calcext:value-type="float">
            <text:p>71.00</text:p>
          </table:table-cell>
          <table:table-cell table:style-name="ce45" table:formula="of:=AVERAGE(INDIRECT([.$B39]&amp;&quot;.E81:E100&quot;))" office:value-type="float" office:value="1.2" calcext:value-type="float">
            <text:p>1.20</text:p>
          </table:table-cell>
          <table:table-cell table:style-name="ce47" table:formula="of:=AVERAGE(INDIRECT([.$B39]&amp;&quot;.F81:F100&quot;))" office:value-type="float" office:value="71.4105" calcext:value-type="float">
            <text:p>71.41</text:p>
          </table:table-cell>
          <table:table-cell/>
          <table:table-cell table:style-name="ce48" table:formula="of:=MAX([.H39];[.E39])" office:value-type="float" office:value="71.4105" calcext:value-type="float">
            <text:p>71.41</text:p>
          </table:table-cell>
          <table:table-cell table:formula="of:=MIN([.G39];[.D39])" office:value-type="float" office:value="1.2" calcext:value-type="float">
            <text:p>1.2</text:p>
          </table:table-cell>
          <table:table-cell table:formula="of:=MIN([.F39];[.C39])" office:value-type="float" office:value="71" calcext:value-type="float">
            <text:p>71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39]-[.E39]" office:value-type="float" office:value="4.91700000000002" calcext:value-type="float">
            <text:p>4.92</text:p>
          </table:table-cell>
          <table:table-cell table:formula="of:=[.M39]-[.H39]" office:value-type="float" office:value="2.53700000000001" calcext:value-type="float">
            <text:p>2.54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39]-[.P39]" office:value-type="float" office:value="547.7" calcext:value-type="float">
            <text:p>547.7</text:p>
          </table:table-cell>
          <table:table-cell table:formula="of:=[.F39]-[.P39]" office:value-type="float" office:value="36.4" calcext:value-type="float">
            <text:p>36.4</text:p>
          </table:table-cell>
        </table:table-row>
        <table:table-row table:style-name="ro2">
          <table:table-cell table:style-name="ce2"/>
          <table:table-cell office:value-type="string" calcext:value-type="string">
            <text:p>k=10</text:p>
          </table:table-cell>
          <table:table-cell table:style-name="ce44" table:formula="of:=AVERAGE(INDIRECT([.$B40]&amp;&quot;.A81:A100&quot;))" office:value-type="float" office:value="1071.75" calcext:value-type="float">
            <text:p>1,071.75</text:p>
          </table:table-cell>
          <table:table-cell table:style-name="ce45" table:formula="of:=AVERAGE(INDIRECT([.$B40]&amp;&quot;.B81:B100&quot;))" office:value-type="float" office:value="1.2" calcext:value-type="float">
            <text:p>1.20</text:p>
          </table:table-cell>
          <table:table-cell table:style-name="ce47" table:formula="of:=AVERAGE(INDIRECT([.$B40]&amp;&quot;.C81:C100&quot;))" office:value-type="float" office:value="69.645" calcext:value-type="float">
            <text:p>69.65</text:p>
          </table:table-cell>
          <table:table-cell table:style-name="ce45" table:formula="of:=AVERAGE(INDIRECT([.$B40]&amp;&quot;.D81:D100&quot;))" office:value-type="float" office:value="129.95" calcext:value-type="float">
            <text:p>129.95</text:p>
          </table:table-cell>
          <table:table-cell table:style-name="ce45" table:formula="of:=AVERAGE(INDIRECT([.$B40]&amp;&quot;.E81:E100&quot;))" office:value-type="float" office:value="1.2" calcext:value-type="float">
            <text:p>1.20</text:p>
          </table:table-cell>
          <table:table-cell table:style-name="ce47" table:formula="of:=AVERAGE(INDIRECT([.$B40]&amp;&quot;.F81:F100&quot;))" office:value-type="float" office:value="72.0035" calcext:value-type="float">
            <text:p>72.00</text:p>
          </table:table-cell>
          <table:table-cell/>
          <table:table-cell table:style-name="ce48" table:formula="of:=MAX([.H40];[.E40])" office:value-type="float" office:value="72.0035" calcext:value-type="float">
            <text:p>72.00</text:p>
          </table:table-cell>
          <table:table-cell table:formula="of:=MIN([.G40];[.D40])" office:value-type="float" office:value="1.2" calcext:value-type="float">
            <text:p>1.2</text:p>
          </table:table-cell>
          <table:table-cell table:formula="of:=MIN([.F40];[.C40])" office:value-type="float" office:value="129.95" calcext:value-type="float">
            <text:p>129.95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0]-[.E40]" office:value-type="float" office:value="4.3025" calcext:value-type="float">
            <text:p>4.30</text:p>
          </table:table-cell>
          <table:table-cell table:formula="of:=[.M40]-[.H40]" office:value-type="float" office:value="1.944" calcext:value-type="float">
            <text:p>1.94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0]-[.P40]" office:value-type="float" office:value="1037.15" calcext:value-type="float">
            <text:p>1037.15</text:p>
          </table:table-cell>
          <table:table-cell table:formula="of:=[.F40]-[.P40]" office:value-type="float" office:value="95.35" calcext:value-type="float">
            <text:p>95.35</text:p>
          </table:table-cell>
        </table:table-row>
        <table:table-row table:style-name="ro2">
          <table:table-cell table:style-name="ce2"/>
          <table:table-cell office:value-type="string" calcext:value-type="string">
            <text:p>k=20</text:p>
          </table:table-cell>
          <table:table-cell table:style-name="ce44" table:formula="of:=AVERAGE(INDIRECT([.$B41]&amp;&quot;.A81:A100&quot;))" office:value-type="float" office:value="2013.95" calcext:value-type="float">
            <text:p>2,013.95</text:p>
          </table:table-cell>
          <table:table-cell table:style-name="ce45" table:formula="of:=AVERAGE(INDIRECT([.$B41]&amp;&quot;.B81:B100&quot;))" office:value-type="float" office:value="1.2" calcext:value-type="float">
            <text:p>1.20</text:p>
          </table:table-cell>
          <table:table-cell table:style-name="ce47" table:formula="of:=AVERAGE(INDIRECT([.$B41]&amp;&quot;.C81:C100&quot;))" office:value-type="float" office:value="71.5185" calcext:value-type="float">
            <text:p>71.52</text:p>
          </table:table-cell>
          <table:table-cell table:style-name="ce45" table:formula="of:=AVERAGE(INDIRECT([.$B41]&amp;&quot;.D81:D100&quot;))" office:value-type="float" office:value="218.4" calcext:value-type="float">
            <text:p>218.40</text:p>
          </table:table-cell>
          <table:table-cell table:style-name="ce45" table:formula="of:=AVERAGE(INDIRECT([.$B41]&amp;&quot;.E81:E100&quot;))" office:value-type="float" office:value="1.2" calcext:value-type="float">
            <text:p>1.20</text:p>
          </table:table-cell>
          <table:table-cell table:style-name="ce47" table:formula="of:=AVERAGE(INDIRECT([.$B41]&amp;&quot;.F81:F100&quot;))" office:value-type="float" office:value="71.9675" calcext:value-type="float">
            <text:p>71.97</text:p>
          </table:table-cell>
          <table:table-cell/>
          <table:table-cell table:style-name="ce48" table:formula="of:=MAX([.H41];[.E41])" office:value-type="float" office:value="71.9675" calcext:value-type="float">
            <text:p>71.97</text:p>
          </table:table-cell>
          <table:table-cell table:formula="of:=MIN([.G41];[.D41])" office:value-type="float" office:value="1.2" calcext:value-type="float">
            <text:p>1.2</text:p>
          </table:table-cell>
          <table:table-cell table:formula="of:=MIN([.F41];[.C41])" office:value-type="float" office:value="218.4" calcext:value-type="float">
            <text:p>218.4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1]-[.E41]" office:value-type="float" office:value="2.42900000000002" calcext:value-type="float">
            <text:p>2.43</text:p>
          </table:table-cell>
          <table:table-cell table:formula="of:=[.M41]-[.H41]" office:value-type="float" office:value="1.98" calcext:value-type="float">
            <text:p>1.98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1]-[.P41]" office:value-type="float" office:value="1979.35" calcext:value-type="float">
            <text:p>1979.35</text:p>
          </table:table-cell>
          <table:table-cell table:formula="of:=[.F41]-[.P41]" office:value-type="float" office:value="183.8" calcext:value-type="float">
            <text:p>183.8</text:p>
          </table:table-cell>
        </table:table-row>
        <table:table-row table:style-name="ro2">
          <table:table-cell table:style-name="ce2"/>
          <table:table-cell office:value-type="string" calcext:value-type="string">
            <text:p>k=50</text:p>
          </table:table-cell>
          <table:table-cell table:style-name="ce44" table:formula="of:=AVERAGE(INDIRECT([.$B42]&amp;&quot;.A81:A100&quot;))" office:value-type="float" office:value="5338.2" calcext:value-type="float">
            <text:p>5,338.20</text:p>
          </table:table-cell>
          <table:table-cell table:style-name="ce45" table:formula="of:=AVERAGE(INDIRECT([.$B42]&amp;&quot;.B81:B100&quot;))" office:value-type="float" office:value="1.2" calcext:value-type="float">
            <text:p>1.20</text:p>
          </table:table-cell>
          <table:table-cell table:style-name="ce47" table:formula="of:=AVERAGE(INDIRECT([.$B42]&amp;&quot;.C81:C100&quot;))" office:value-type="float" office:value="71.4375" calcext:value-type="float">
            <text:p>71.44</text:p>
          </table:table-cell>
          <table:table-cell table:style-name="ce45" table:formula="of:=AVERAGE(INDIRECT([.$B42]&amp;&quot;.D81:D100&quot;))" office:value-type="float" office:value="523.4" calcext:value-type="float">
            <text:p>523.40</text:p>
          </table:table-cell>
          <table:table-cell table:style-name="ce45" table:formula="of:=AVERAGE(INDIRECT([.$B42]&amp;&quot;.E81:E100&quot;))" office:value-type="float" office:value="1.2" calcext:value-type="float">
            <text:p>1.20</text:p>
          </table:table-cell>
          <table:table-cell table:style-name="ce47" table:formula="of:=AVERAGE(INDIRECT([.$B42]&amp;&quot;.F81:F100&quot;))" office:value-type="float" office:value="72.568" calcext:value-type="float">
            <text:p>72.57</text:p>
          </table:table-cell>
          <table:table-cell/>
          <table:table-cell table:style-name="ce48" table:formula="of:=MAX([.H42];[.E42])" office:value-type="float" office:value="72.568" calcext:value-type="float">
            <text:p>72.57</text:p>
          </table:table-cell>
          <table:table-cell table:formula="of:=MIN([.G42];[.D42])" office:value-type="float" office:value="1.2" calcext:value-type="float">
            <text:p>1.2</text:p>
          </table:table-cell>
          <table:table-cell table:formula="of:=MIN([.F42];[.C42])" office:value-type="float" office:value="523.4" calcext:value-type="float">
            <text:p>523.4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2]-[.E42]" office:value-type="float" office:value="2.51000000000001" calcext:value-type="float">
            <text:p>2.51</text:p>
          </table:table-cell>
          <table:table-cell table:formula="of:=[.M42]-[.H42]" office:value-type="float" office:value="1.37950000000001" calcext:value-type="float">
            <text:p>1.38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2]-[.P42]" office:value-type="float" office:value="5303.6" calcext:value-type="float">
            <text:p>5303.6</text:p>
          </table:table-cell>
          <table:table-cell table:formula="of:=[.F42]-[.P42]" office:value-type="float" office:value="488.8" calcext:value-type="float">
            <text:p>488.8</text:p>
          </table:table-cell>
        </table:table-row>
        <table:table-row table:style-name="ro2">
          <table:table-cell table:style-name="ce2"/>
          <table:table-cell office:value-type="string" calcext:value-type="string">
            <text:p>k=100</text:p>
          </table:table-cell>
          <table:table-cell table:style-name="ce44" table:formula="of:=AVERAGE(INDIRECT([.$B43]&amp;&quot;.A81:A100&quot;))" office:value-type="float" office:value="10402.95" calcext:value-type="float">
            <text:p>10,402.95</text:p>
          </table:table-cell>
          <table:table-cell table:style-name="ce45" table:formula="of:=AVERAGE(INDIRECT([.$B43]&amp;&quot;.B81:B100&quot;))" office:value-type="float" office:value="1.2" calcext:value-type="float">
            <text:p>1.20</text:p>
          </table:table-cell>
          <table:table-cell table:style-name="ce47" table:formula="of:=AVERAGE(INDIRECT([.$B43]&amp;&quot;.C81:C100&quot;))" office:value-type="float" office:value="72.68" calcext:value-type="float">
            <text:p>72.68</text:p>
          </table:table-cell>
          <table:table-cell table:style-name="ce45" table:formula="of:=AVERAGE(INDIRECT([.$B43]&amp;&quot;.D81:D100&quot;))" office:value-type="float" office:value="995" calcext:value-type="float">
            <text:p>995.00</text:p>
          </table:table-cell>
          <table:table-cell table:style-name="ce45" table:formula="of:=AVERAGE(INDIRECT([.$B43]&amp;&quot;.E81:E100&quot;))" office:value-type="float" office:value="1.2" calcext:value-type="float">
            <text:p>1.20</text:p>
          </table:table-cell>
          <table:table-cell table:style-name="ce47" table:formula="of:=AVERAGE(INDIRECT([.$B43]&amp;&quot;.F81:F100&quot;))" office:value-type="float" office:value="71.739" calcext:value-type="float">
            <text:p>71.74</text:p>
          </table:table-cell>
          <table:table-cell/>
          <table:table-cell table:style-name="ce48" table:formula="of:=MAX([.H43];[.E43])" office:value-type="float" office:value="72.68" calcext:value-type="float">
            <text:p>72.68</text:p>
          </table:table-cell>
          <table:table-cell table:formula="of:=MIN([.G43];[.D43])" office:value-type="float" office:value="1.2" calcext:value-type="float">
            <text:p>1.2</text:p>
          </table:table-cell>
          <table:table-cell table:formula="of:=MIN([.F43];[.C43])" office:value-type="float" office:value="995" calcext:value-type="float">
            <text:p>995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3]-[.E43]" office:value-type="float" office:value="1.26750000000001" calcext:value-type="float">
            <text:p>1.27</text:p>
          </table:table-cell>
          <table:table-cell table:formula="of:=[.M43]-[.H43]" office:value-type="float" office:value="2.2085" calcext:value-type="float">
            <text:p>2.21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3]-[.P43]" office:value-type="float" office:value="10368.35" calcext:value-type="float">
            <text:p>10368.35</text:p>
          </table:table-cell>
          <table:table-cell table:formula="of:=[.F43]-[.P43]" office:value-type="float" office:value="960.4" calcext:value-type="float">
            <text:p>960.4</text:p>
          </table:table-cell>
        </table:table-row>
        <table:table-row table:style-name="ro2">
          <table:table-cell table:style-name="ce2"/>
          <table:table-cell table:style-name="ce57" office:value-type="string" calcext:value-type="string">
            <text:p>k=200</text:p>
          </table:table-cell>
          <table:table-cell table:style-name="ce44" table:formula="of:=AVERAGE(INDIRECT([.$B44]&amp;&quot;.A81:A100&quot;))" office:value-type="float" office:value="21525.5" calcext:value-type="float">
            <text:p>21,525.50</text:p>
          </table:table-cell>
          <table:table-cell table:style-name="ce45" table:formula="of:=AVERAGE(INDIRECT([.$B44]&amp;&quot;.B81:B100&quot;))" office:value-type="float" office:value="1.2" calcext:value-type="float">
            <text:p>1.20</text:p>
          </table:table-cell>
          <table:table-cell table:style-name="ce47" table:formula="of:=AVERAGE(INDIRECT([.$B44]&amp;&quot;.C81:C100&quot;))" office:value-type="float" office:value="73.3045" calcext:value-type="float">
            <text:p>73.30</text:p>
          </table:table-cell>
          <table:table-cell table:style-name="ce45" table:formula="of:=AVERAGE(INDIRECT([.$B44]&amp;&quot;.D81:D100&quot;))" office:value-type="float" office:value="2086.5" calcext:value-type="float">
            <text:p>2,086.50</text:p>
          </table:table-cell>
          <table:table-cell table:style-name="ce45" table:formula="of:=AVERAGE(INDIRECT([.$B44]&amp;&quot;.E81:E100&quot;))" office:value-type="float" office:value="1.15" calcext:value-type="float">
            <text:p>1.15</text:p>
          </table:table-cell>
          <table:table-cell table:style-name="ce47" table:formula="of:=AVERAGE(INDIRECT([.$B44]&amp;&quot;.F81:F100&quot;))" office:value-type="float" office:value="73.9475" calcext:value-type="float">
            <text:p>73.95</text:p>
          </table:table-cell>
          <table:table-cell/>
          <table:table-cell table:style-name="ce48" table:formula="of:=MAX([.H44];[.E44])" office:value-type="float" office:value="73.9475" calcext:value-type="float">
            <text:p>73.95</text:p>
          </table:table-cell>
          <table:table-cell table:formula="of:=MIN([.G44];[.D44])" office:value-type="float" office:value="1.15" calcext:value-type="float">
            <text:p>1.15</text:p>
          </table:table-cell>
          <table:table-cell table:formula="of:=MIN([.F44];[.C44])" office:value-type="float" office:value="2086.5" calcext:value-type="float">
            <text:p>2086.5</text:p>
          </table:table-cell>
          <table:table-cell table:style-name="ce48" table:formula="of:=MAX([.$J$38:.$J$44])" office:value-type="float" office:value="73.9475" calcext:value-type="float">
            <text:p>73.95</text:p>
          </table:table-cell>
          <table:table-cell table:formula="of:=[.M44]-[.E44]" office:value-type="float" office:value="0.643000000000001" calcext:value-type="float">
            <text:p>0.64</text:p>
          </table:table-cell>
          <table:table-cell table:formula="of:=[.M44]-[.H44]" office:value-type="float" office:value="0" calcext:value-type="float">
            <text:p>0.00</text:p>
          </table:table-cell>
          <table:table-cell table:formula="of:=MIN([.$L$38:.$L$44])" office:value-type="float" office:value="34.6" calcext:value-type="float">
            <text:p>34.6</text:p>
          </table:table-cell>
          <table:table-cell table:formula="of:=[.C44]-[.P44]" office:value-type="float" office:value="21490.9" calcext:value-type="float">
            <text:p>21490.9</text:p>
          </table:table-cell>
          <table:table-cell table:formula="of:=[.F44]-[.P44]" office:value-type="float" office:value="2051.9" calcext:value-type="float">
            <text:p>2051.9</text:p>
          </table:table-cell>
        </table:table-row>
        <table:table-row table:style-name="ro1">
          <table:table-cell table:style-name="ce56" table:number-columns-repeated="8"/>
          <table:table-cell table:number-columns-repeated="10"/>
        </table:table-row>
        <table:table-row table:style-name="ro1" table:number-rows-repeated="104853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Averages.H3:Averages.H44 Averages.E3:Averages.E44">
            <calcext:condition calcext:apply-style-name="Accent" calcext:value="&gt;=[$Averages.$J3]" calcext:base-cell-address="Averages.E3"/>
          </calcext:conditional-format>
        </calcext:conditional-formats>
      </table:table>
      <table:table table:name="k=1" table:style-name="ta1">
        <table:table-column table:style-name="co2" table:number-columns-repeated="6" table:default-cell-style-name="Default"/>
        <table:table-row table:style-name="ro1">
          <table:table-cell table:formula="of:=OFFSET([$Foglio1.C$3];(ROW()-1)*7; 0)" office:value-type="float" office:value="403" calcext:value-type="float">
            <text:p>40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4" calcext:value-type="float">
            <text:p>69.54</text:p>
          </table:table-cell>
          <table:table-cell table:formula="of:=OFFSET([$Foglio1.F$3];(ROW()-1)*7; 0)" office:value-type="float" office:value="218" calcext:value-type="float">
            <text:p>2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2" calcext:value-type="float">
            <text:p>69.82</text:p>
          </table:table-cell>
        </table:table-row>
        <table:table-row table:style-name="ro1">
          <table:table-cell table:formula="of:=OFFSET([$Foglio1.C$3];(ROW()-1)*7; 0)" office:value-type="float" office:value="266" calcext:value-type="float">
            <text:p>26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8.2" calcext:value-type="float">
            <text:p>48.2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19" calcext:value-type="float">
            <text:p>77.19</text:p>
          </table:table-cell>
        </table:table-row>
        <table:table-row table:style-name="ro1">
          <table:table-cell table:formula="of:=OFFSET([$Foglio1.C$3];(ROW()-1)*7; 0)" office:value-type="float" office:value="169" calcext:value-type="float">
            <text:p>16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36" calcext:value-type="float">
            <text:p>73.3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5.48" calcext:value-type="float">
            <text:p>65.48</text:p>
          </table:table-cell>
        </table:table-row>
        <table:table-row table:style-name="ro1">
          <table:table-cell table:formula="of:=OFFSET([$Foglio1.C$3];(ROW()-1)*7; 0)" office:value-type="float" office:value="384" calcext:value-type="float">
            <text:p>3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7" calcext:value-type="float">
            <text:p>53.7</text:p>
          </table:table-cell>
          <table:table-cell table:formula="of:=OFFSET([$Foglio1.F$3];(ROW()-1)*7; 0)" office:value-type="float" office:value="57" calcext:value-type="float">
            <text:p>5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" calcext:value-type="float">
            <text:p>79.2</text:p>
          </table:table-cell>
        </table:table-row>
        <table:table-row table:style-name="ro1">
          <table:table-cell table:formula="of:=OFFSET([$Foglio1.C$3];(ROW()-1)*7; 0)" office:value-type="float" office:value="52" calcext:value-type="float">
            <text:p>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8" calcext:value-type="float">
            <text:p>67.48</text:p>
          </table:table-cell>
          <table:table-cell table:formula="of:=OFFSET([$Foglio1.F$3];(ROW()-1)*7; 0)" office:value-type="float" office:value="25" calcext:value-type="float">
            <text:p>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44" calcext:value-type="float">
            <text:p>74.44</text:p>
          </table:table-cell>
        </table:table-row>
        <table:table-row table:style-name="ro1">
          <table:table-cell table:formula="of:=OFFSET([$Foglio1.C$3];(ROW()-1)*7; 0)" office:value-type="float" office:value="357" calcext:value-type="float">
            <text:p>35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35.53" calcext:value-type="float">
            <text:p>35.53</text:p>
          </table:table-cell>
          <table:table-cell table:formula="of:=OFFSET([$Foglio1.F$3];(ROW()-1)*7; 0)" office:value-type="float" office:value="76" calcext:value-type="float">
            <text:p>7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3];(ROW()-1)*7; 0)" office:value-type="float" office:value="308" calcext:value-type="float">
            <text:p>3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38" calcext:value-type="float">
            <text:p>62.38</text:p>
          </table:table-cell>
          <table:table-cell table:formula="of:=OFFSET([$Foglio1.F$3];(ROW()-1)*7; 0)" office:value-type="float" office:value="32" calcext:value-type="float">
            <text:p>3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2" calcext:value-type="float">
            <text:p>68.32</text:p>
          </table:table-cell>
        </table:table-row>
        <table:table-row table:style-name="ro1">
          <table:table-cell table:formula="of:=OFFSET([$Foglio1.C$3];(ROW()-1)*7; 0)" office:value-type="float" office:value="50" calcext:value-type="float">
            <text:p>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4.2" calcext:value-type="float">
            <text:p>74.2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3];(ROW()-1)*7; 0)" office:value-type="float" office:value="188" calcext:value-type="float">
            <text:p>18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28" calcext:value-type="float">
            <text:p>67.28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6" calcext:value-type="float">
            <text:p>69.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5.91" calcext:value-type="float">
            <text:p>75.91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8" calcext:value-type="float">
            <text:p>72.18</text:p>
          </table:table-cell>
        </table:table-row>
        <table:table-row table:style-name="ro1">
          <table:table-cell table:formula="of:=OFFSET([$Foglio1.C$3];(ROW()-1)*7; 0)" office:value-type="float" office:value="83" calcext:value-type="float">
            <text:p>8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2" calcext:value-type="float">
            <text:p>66.82</text:p>
          </table:table-cell>
          <table:table-cell table:formula="of:=OFFSET([$Foglio1.F$3];(ROW()-1)*7; 0)" office:value-type="float" office:value="26" calcext:value-type="float">
            <text:p>2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8" calcext:value-type="float">
            <text:p>69.88</text:p>
          </table:table-cell>
        </table:table-row>
        <table:table-row table:style-name="ro1">
          <table:table-cell table:formula="of:=OFFSET([$Foglio1.C$3];(ROW()-1)*7; 0)" office:value-type="float" office:value="290" calcext:value-type="float">
            <text:p>290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4.85" calcext:value-type="float">
            <text:p>54.85</text:p>
          </table:table-cell>
          <table:table-cell table:formula="of:=OFFSET([$Foglio1.F$3];(ROW()-1)*7; 0)" office:value-type="float" office:value="41" calcext:value-type="float">
            <text:p>41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38.76" calcext:value-type="float">
            <text:p>38.76</text:p>
          </table:table-cell>
        </table:table-row>
        <table:table-row table:style-name="ro1">
          <table:table-cell table:formula="of:=OFFSET([$Foglio1.C$3];(ROW()-1)*7; 0)" office:value-type="float" office:value="161" calcext:value-type="float">
            <text:p>1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3.61" calcext:value-type="float">
            <text:p>53.61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76" calcext:value-type="float">
            <text:p>68.76</text:p>
          </table:table-cell>
        </table:table-row>
        <table:table-row table:style-name="ro1">
          <table:table-cell table:formula="of:=OFFSET([$Foglio1.C$3];(ROW()-1)*7; 0)" office:value-type="float" office:value="209" calcext:value-type="float">
            <text:p>2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77" calcext:value-type="float">
            <text:p>66.77</text:p>
          </table:table-cell>
          <table:table-cell table:formula="of:=OFFSET([$Foglio1.F$3];(ROW()-1)*7; 0)" office:value-type="float" office:value="30" calcext:value-type="float">
            <text:p>3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3" calcext:value-type="float">
            <text:p>70.43</text:p>
          </table:table-cell>
        </table:table-row>
        <table:table-row table:style-name="ro1">
          <table:table-cell table:formula="of:=OFFSET([$Foglio1.C$3];(ROW()-1)*7; 0)" office:value-type="float" office:value="216" calcext:value-type="float">
            <text:p>21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47" calcext:value-type="float">
            <text:p>79.47</text:p>
          </table:table-cell>
          <table:table-cell table:formula="of:=OFFSET([$Foglio1.F$3];(ROW()-1)*7; 0)" office:value-type="float" office:value="74" calcext:value-type="float">
            <text:p>7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65" calcext:value-type="float">
            <text:p>78.65</text:p>
          </table:table-cell>
        </table:table-row>
        <table:table-row table:style-name="ro1">
          <table:table-cell table:formula="of:=OFFSET([$Foglio1.C$3];(ROW()-1)*7; 0)" office:value-type="float" office:value="114" calcext:value-type="float">
            <text:p>11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8" calcext:value-type="float">
            <text:p>68.8</text:p>
          </table:table-cell>
          <table:table-cell table:formula="of:=OFFSET([$Foglio1.F$3];(ROW()-1)*7; 0)" office:value-type="float" office:value="125" calcext:value-type="float">
            <text:p>12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6" calcext:value-type="float">
            <text:p>80.6</text:p>
          </table:table-cell>
        </table:table-row>
        <table:table-row table:style-name="ro1">
          <table:table-cell table:formula="of:=OFFSET([$Foglio1.C$3];(ROW()-1)*7; 0)" office:value-type="float" office:value="98" calcext:value-type="float">
            <text:p>9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" calcext:value-type="float">
            <text:p>71.2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08" calcext:value-type="float">
            <text:p>10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5" calcext:value-type="float">
            <text:p>60.55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39" calcext:value-type="float">
            <text:p>69.39</text:p>
          </table:table-cell>
        </table:table-row>
        <table:table-row table:style-name="ro1">
          <table:table-cell table:formula="of:=OFFSET([$Foglio1.C$3];(ROW()-1)*7; 0)" office:value-type="float" office:value="113" calcext:value-type="float">
            <text:p>11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04" calcext:value-type="float">
            <text:p>67.04</text:p>
          </table:table-cell>
          <table:table-cell table:formula="of:=OFFSET([$Foglio1.F$3];(ROW()-1)*7; 0)" office:value-type="float" office:value="52" calcext:value-type="float">
            <text:p>5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58" calcext:value-type="float">
            <text:p>66.58</text:p>
          </table:table-cell>
        </table:table-row>
        <table:table-row table:style-name="ro1">
          <table:table-cell table:formula="of:=OFFSET([$Foglio1.C$3];(ROW()-1)*7; 0)" office:value-type="float" office:value="139" calcext:value-type="float">
            <text:p>1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36" calcext:value-type="float">
            <text:p>65.36</text:p>
          </table:table-cell>
          <table:table-cell table:formula="of:=OFFSET([$Foglio1.F$3];(ROW()-1)*7; 0)" office:value-type="float" office:value="27" calcext:value-type="float">
            <text:p>2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3" calcext:value-type="float">
            <text:p>63</text:p>
          </table:table-cell>
        </table:table-row>
        <table:table-row table:style-name="ro1">
          <table:table-cell table:formula="of:=OFFSET([$Foglio1.C$3];(ROW()-1)*7; 0)" office:value-type="float" office:value="33" calcext:value-type="float">
            <text:p>3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44" calcext:value-type="float">
            <text:p>67.44</text:p>
          </table:table-cell>
          <table:table-cell table:formula="of:=OFFSET([$Foglio1.F$3];(ROW()-1)*7; 0)" office:value-type="float" office:value="18" calcext:value-type="float">
            <text:p>1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3];(ROW()-1)*7; 0)" office:value-type="float" office:value="29" calcext:value-type="float">
            <text:p>2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11" calcext:value-type="float">
            <text:p>72.11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94" calcext:value-type="float">
            <text:p>72.94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4" calcext:value-type="float">
            <text:p>63.8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1.33" calcext:value-type="float">
            <text:p>81.33</text:p>
          </table:table-cell>
        </table:table-row>
        <table:table-row table:style-name="ro1">
          <table:table-cell table:formula="of:=OFFSET([$Foglio1.C$3];(ROW()-1)*7; 0)" office:value-type="float" office:value="26" calcext:value-type="float">
            <text:p>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86" calcext:value-type="float">
            <text:p>73.86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3];(ROW()-1)*7; 0)" office:value-type="float" office:value="82" calcext:value-type="float">
            <text:p>8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7" calcext:value-type="float">
            <text:p>70.7</text:p>
          </table:table-cell>
          <table:table-cell table:formula="of:=OFFSET([$Foglio1.F$3];(ROW()-1)*7; 0)" office:value-type="float" office:value="37" calcext:value-type="float">
            <text:p>3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53" calcext:value-type="float">
            <text:p>71.53</text:p>
          </table:table-cell>
        </table:table-row>
        <table:table-row table:style-name="ro1">
          <table:table-cell table:formula="of:=OFFSET([$Foglio1.C$3];(ROW()-1)*7; 0)" office:value-type="float" office:value="35" calcext:value-type="float">
            <text:p>3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69" calcext:value-type="float">
            <text:p>71.69</text:p>
          </table:table-cell>
          <table:table-cell table:formula="of:=OFFSET([$Foglio1.F$3];(ROW()-1)*7; 0)" office:value-type="float" office:value="16" calcext:value-type="float">
            <text:p>1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01" calcext:value-type="float">
            <text:p>73.01</text:p>
          </table:table-cell>
        </table:table-row>
        <table:table-row table:style-name="ro1">
          <table:table-cell table:formula="of:=OFFSET([$Foglio1.C$3];(ROW()-1)*7; 0)" office:value-type="float" office:value="63" calcext:value-type="float">
            <text:p>6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47" calcext:value-type="float">
            <text:p>66.47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56" calcext:value-type="float">
            <text:p>76.56</text:p>
          </table:table-cell>
        </table:table-row>
        <table:table-row table:style-name="ro1">
          <table:table-cell table:formula="of:=OFFSET([$Foglio1.C$3];(ROW()-1)*7; 0)" office:value-type="float" office:value="55" calcext:value-type="float">
            <text:p>5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54" calcext:value-type="float">
            <text:p>68.5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78" calcext:value-type="float">
            <text:p>77.78</text:p>
          </table:table-cell>
        </table:table-row>
        <table:table-row table:style-name="ro1">
          <table:table-cell table:formula="of:=OFFSET([$Foglio1.C$3];(ROW()-1)*7; 0)" office:value-type="float" office:value="48" calcext:value-type="float">
            <text:p>4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14" calcext:value-type="float">
            <text:p>73.14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85" calcext:value-type="float">
            <text:p>73.85</text:p>
          </table:table-cell>
        </table:table-row>
        <table:table-row table:style-name="ro1">
          <table:table-cell table:formula="of:=OFFSET([$Foglio1.C$3];(ROW()-1)*7; 0)" office:value-type="float" office:value="25" calcext:value-type="float">
            <text:p>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2.31" calcext:value-type="float">
            <text:p>72.31</text:p>
          </table:table-cell>
          <table:table-cell table:formula="of:=OFFSET([$Foglio1.F$3];(ROW()-1)*7; 0)" office:value-type="float" office:value="8" calcext:value-type="float">
            <text:p>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3];(ROW()-1)*7; 0)" office:value-type="float" office:value="37" calcext:value-type="float">
            <text:p>3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9.65" calcext:value-type="float">
            <text:p>59.65</text:p>
          </table:table-cell>
          <table:table-cell table:formula="of:=OFFSET([$Foglio1.F$3];(ROW()-1)*7; 0)" office:value-type="float" office:value="14" calcext:value-type="float">
            <text:p>1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05" calcext:value-type="float">
            <text:p>74.05</text:p>
          </table:table-cell>
        </table:table-row>
        <table:table-row table:style-name="ro1">
          <table:table-cell table:formula="of:=OFFSET([$Foglio1.C$3];(ROW()-1)*7; 0)" office:value-type="float" office:value="61" calcext:value-type="float">
            <text:p>6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.02" calcext:value-type="float">
            <text:p>65.02</text:p>
          </table:table-cell>
          <table:table-cell table:formula="of:=OFFSET([$Foglio1.F$3];(ROW()-1)*7; 0)" office:value-type="float" office:value="24" calcext:value-type="float">
            <text:p>2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44" calcext:value-type="float">
            <text:p>69.44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4" calcext:value-type="float">
            <text:p>71.14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25" calcext:value-type="float">
            <text:p>79.25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8" calcext:value-type="float">
            <text:p>61.8</text:p>
          </table:table-cell>
          <table:table-cell table:formula="of:=OFFSET([$Foglio1.F$3];(ROW()-1)*7; 0)" office:value-type="float" office:value="12" calcext:value-type="float">
            <text:p>1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2.54" calcext:value-type="float">
            <text:p>62.54</text:p>
          </table:table-cell>
        </table:table-row>
        <table:table-row table:style-name="ro1">
          <table:table-cell table:formula="of:=OFFSET([$Foglio1.C$3];(ROW()-1)*7; 0)" office:value-type="float" office:value="36" calcext:value-type="float">
            <text:p>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35" calcext:value-type="float">
            <text:p>69.35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86" calcext:value-type="float">
            <text:p>69.86</text:p>
          </table:table-cell>
        </table:table-row>
        <table:table-row table:style-name="ro1">
          <table:table-cell table:formula="of:=OFFSET([$Foglio1.C$3];(ROW()-1)*7; 0)" office:value-type="float" office:value="121" calcext:value-type="float">
            <text:p>1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81" calcext:value-type="float">
            <text:p>66.81</text:p>
          </table:table-cell>
          <table:table-cell table:formula="of:=OFFSET([$Foglio1.F$3];(ROW()-1)*7; 0)" office:value-type="float" office:value="28" calcext:value-type="float">
            <text:p>2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" calcext:value-type="float">
            <text:p>75</text:p>
          </table:table-cell>
        </table:table-row>
        <table:table-row table:style-name="ro1">
          <table:table-cell table:formula="of:=OFFSET([$Foglio1.C$3];(ROW()-1)*7; 0)" office:value-type="float" office:value="44" calcext:value-type="float">
            <text:p>4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3.94" calcext:value-type="float">
            <text:p>73.94</text:p>
          </table:table-cell>
          <table:table-cell table:formula="of:=OFFSET([$Foglio1.F$3];(ROW()-1)*7; 0)" office:value-type="float" office:value="13" calcext:value-type="float">
            <text:p>1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8.3" calcext:value-type="float">
            <text:p>68.3</text:p>
          </table:table-cell>
        </table:table-row>
        <table:table-row table:style-name="ro1">
          <table:table-cell table:formula="of:=OFFSET([$Foglio1.C$3];(ROW()-1)*7; 0)" office:value-type="float" office:value="39" calcext:value-type="float">
            <text:p>3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9" calcext:value-type="float">
            <text:p>70.69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4.76" calcext:value-type="float">
            <text:p>74.76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25" calcext:value-type="float">
            <text:p>62.25</text:p>
          </table:table-cell>
          <table:table-cell table:formula="of:=OFFSET([$Foglio1.F$3];(ROW()-1)*7; 0)" office:value-type="float" office:value="7" calcext:value-type="float">
            <text:p>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6.42" calcext:value-type="float">
            <text:p>76.42</text:p>
          </table:table-cell>
        </table:table-row>
        <table:table-row table:style-name="ro1">
          <table:table-cell table:formula="of:=OFFSET([$Foglio1.C$3];(ROW()-1)*7; 0)" office:value-type="float" office:value="84" calcext:value-type="float">
            <text:p>8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4" calcext:value-type="float">
            <text:p>63.4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326" calcext:value-type="float">
            <text:p>32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36" calcext:value-type="float">
            <text:p>68.36</text:p>
          </table:table-cell>
          <table:table-cell table:formula="of:=OFFSET([$Foglio1.F$3];(ROW()-1)*7; 0)" office:value-type="float" office:value="38" calcext:value-type="float">
            <text:p>38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62" calcext:value-type="float">
            <text:p>70.62</text:p>
          </table:table-cell>
        </table:table-row>
        <table:table-row table:style-name="ro1">
          <table:table-cell table:formula="of:=OFFSET([$Foglio1.C$3];(ROW()-1)*7; 0)" office:value-type="float" office:value="149" calcext:value-type="float">
            <text:p>14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28" calcext:value-type="float">
            <text:p>70.28</text:p>
          </table:table-cell>
          <table:table-cell table:formula="of:=OFFSET([$Foglio1.F$3];(ROW()-1)*7; 0)" office:value-type="float" office:value="20" calcext:value-type="float">
            <text:p>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7.43" calcext:value-type="float">
            <text:p>67.43</text:p>
          </table:table-cell>
        </table:table-row>
        <table:table-row table:style-name="ro1">
          <table:table-cell table:formula="of:=OFFSET([$Foglio1.C$3];(ROW()-1)*7; 0)" office:value-type="float" office:value="174" calcext:value-type="float">
            <text:p>17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74" calcext:value-type="float">
            <text:p>64.74</text:p>
          </table:table-cell>
          <table:table-cell table:formula="of:=OFFSET([$Foglio1.F$3];(ROW()-1)*7; 0)" office:value-type="float" office:value="96" calcext:value-type="float">
            <text:p>9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5.13" calcext:value-type="float">
            <text:p>65.13</text:p>
          </table:table-cell>
        </table:table-row>
        <table:table-row table:style-name="ro1">
          <table:table-cell table:formula="of:=OFFSET([$Foglio1.C$3];(ROW()-1)*7; 0)" office:value-type="float" office:value="367" calcext:value-type="float">
            <text:p>36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1.69" calcext:value-type="float">
            <text:p>61.69</text:p>
          </table:table-cell>
          <table:table-cell table:formula="of:=OFFSET([$Foglio1.F$3];(ROW()-1)*7; 0)" office:value-type="float" office:value="61" calcext:value-type="float">
            <text:p>6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8" calcext:value-type="float">
            <text:p>71.18</text:p>
          </table:table-cell>
        </table:table-row>
        <table:table-row table:style-name="ro1">
          <table:table-cell table:formula="of:=OFFSET([$Foglio1.C$3];(ROW()-1)*7; 0)" office:value-type="float" office:value="604" calcext:value-type="float">
            <text:p>604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6.66" calcext:value-type="float">
            <text:p>46.66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3];(ROW()-1)*7; 0)" office:value-type="float" office:value="259" calcext:value-type="float">
            <text:p>25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7.06" calcext:value-type="float">
            <text:p>77.06</text:p>
          </table:table-cell>
          <table:table-cell table:formula="of:=OFFSET([$Foglio1.F$3];(ROW()-1)*7; 0)" office:value-type="float" office:value="78" calcext:value-type="float">
            <text:p>78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" calcext:value-type="float">
            <text:p>71.7</text:p>
          </table:table-cell>
        </table:table-row>
        <table:table-row table:style-name="ro1">
          <table:table-cell table:formula="of:=OFFSET([$Foglio1.C$3];(ROW()-1)*7; 0)" office:value-type="float" office:value="395" calcext:value-type="float">
            <text:p>39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04" calcext:value-type="float">
            <text:p>70.04</text:p>
          </table:table-cell>
          <table:table-cell table:formula="of:=OFFSET([$Foglio1.F$3];(ROW()-1)*7; 0)" office:value-type="float" office:value="73" calcext:value-type="float">
            <text:p>7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3];(ROW()-1)*7; 0)" office:value-type="float" office:value="208" calcext:value-type="float">
            <text:p>208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3" calcext:value-type="float">
            <text:p>63.3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24" calcext:value-type="float">
            <text:p>62.24</text:p>
          </table:table-cell>
        </table:table-row>
        <table:table-row table:style-name="ro1">
          <table:table-cell table:formula="of:=OFFSET([$Foglio1.C$3];(ROW()-1)*7; 0)" office:value-type="float" office:value="152" calcext:value-type="float">
            <text:p>15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08" calcext:value-type="float">
            <text:p>64.08</text:p>
          </table:table-cell>
          <table:table-cell table:formula="of:=OFFSET([$Foglio1.F$3];(ROW()-1)*7; 0)" office:value-type="float" office:value="36" calcext:value-type="float">
            <text:p>3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" calcext:value-type="float">
            <text:p>79</text:p>
          </table:table-cell>
        </table:table-row>
        <table:table-row table:style-name="ro1">
          <table:table-cell table:formula="of:=OFFSET([$Foglio1.C$3];(ROW()-1)*7; 0)" office:value-type="float" office:value="421" calcext:value-type="float">
            <text:p>421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37" calcext:value-type="float">
            <text:p>63.37</text:p>
          </table:table-cell>
          <table:table-cell table:formula="of:=OFFSET([$Foglio1.F$3];(ROW()-1)*7; 0)" office:value-type="float" office:value="63" calcext:value-type="float">
            <text:p>6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3];(ROW()-1)*7; 0)" office:value-type="float" office:value="199" calcext:value-type="float">
            <text:p>19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0.66" calcext:value-type="float">
            <text:p>70.66</text:p>
          </table:table-cell>
          <table:table-cell table:formula="of:=OFFSET([$Foglio1.F$3];(ROW()-1)*7; 0)" office:value-type="float" office:value="62" calcext:value-type="float">
            <text:p>6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3];(ROW()-1)*7; 0)" office:value-type="float" office:value="54" calcext:value-type="float">
            <text:p>5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22" calcext:value-type="float">
            <text:p>71.22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3];(ROW()-1)*7; 0)" office:value-type="float" office:value="434" calcext:value-type="float">
            <text:p>4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3" calcext:value-type="float">
            <text:p>63.73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09" calcext:value-type="float">
            <text:p>70.09</text:p>
          </table:table-cell>
        </table:table-row>
        <table:table-row table:style-name="ro1">
          <table:table-cell table:formula="of:=OFFSET([$Foglio1.C$3];(ROW()-1)*7; 0)" office:value-type="float" office:value="889" calcext:value-type="float">
            <text:p>88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1.9" calcext:value-type="float">
            <text:p>71.9</text:p>
          </table:table-cell>
          <table:table-cell table:formula="of:=OFFSET([$Foglio1.F$3];(ROW()-1)*7; 0)" office:value-type="float" office:value="75" calcext:value-type="float">
            <text:p>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1.76" calcext:value-type="float">
            <text:p>71.76</text:p>
          </table:table-cell>
        </table:table-row>
        <table:table-row table:style-name="ro1">
          <table:table-cell table:formula="of:=OFFSET([$Foglio1.C$3];(ROW()-1)*7; 0)" office:value-type="float" office:value="136" calcext:value-type="float">
            <text:p>13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8.5" calcext:value-type="float">
            <text:p>58.5</text:p>
          </table:table-cell>
          <table:table-cell table:formula="of:=OFFSET([$Foglio1.F$3];(ROW()-1)*7; 0)" office:value-type="float" office:value="46" calcext:value-type="float">
            <text:p>4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9.04" calcext:value-type="float">
            <text:p>69.04</text:p>
          </table:table-cell>
        </table:table-row>
        <table:table-row table:style-name="ro1">
          <table:table-cell table:formula="of:=OFFSET([$Foglio1.C$3];(ROW()-1)*7; 0)" office:value-type="float" office:value="319" calcext:value-type="float">
            <text:p>31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92" calcext:value-type="float">
            <text:p>63.92</text:p>
          </table:table-cell>
          <table:table-cell table:formula="of:=OFFSET([$Foglio1.F$3];(ROW()-1)*7; 0)" office:value-type="float" office:value="141" calcext:value-type="float">
            <text:p>14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9.42" calcext:value-type="float">
            <text:p>79.42</text:p>
          </table:table-cell>
        </table:table-row>
        <table:table-row table:style-name="ro1">
          <table:table-cell table:formula="of:=OFFSET([$Foglio1.C$3];(ROW()-1)*7; 0)" office:value-type="float" office:value="249" calcext:value-type="float">
            <text:p>24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23" calcext:value-type="float">
            <text:p>64.23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5.11" calcext:value-type="float">
            <text:p>55.11</text:p>
          </table:table-cell>
        </table:table-row>
        <table:table-row table:style-name="ro1">
          <table:table-cell table:formula="of:=OFFSET([$Foglio1.C$3];(ROW()-1)*7; 0)" office:value-type="float" office:value="106" calcext:value-type="float">
            <text:p>10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5" calcext:value-type="float">
            <text:p>65</text:p>
          </table:table-cell>
          <table:table-cell table:formula="of:=OFFSET([$Foglio1.F$3];(ROW()-1)*7; 0)" office:value-type="float" office:value="34" calcext:value-type="float">
            <text:p>3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03" calcext:value-type="float">
            <text:p>77.03</text:p>
          </table:table-cell>
        </table:table-row>
        <table:table-row table:style-name="ro1">
          <table:table-cell table:formula="of:=OFFSET([$Foglio1.C$3];(ROW()-1)*7; 0)" office:value-type="float" office:value="64" calcext:value-type="float">
            <text:p>6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12" calcext:value-type="float">
            <text:p>69.12</text:p>
          </table:table-cell>
          <table:table-cell table:formula="of:=OFFSET([$Foglio1.F$3];(ROW()-1)*7; 0)" office:value-type="float" office:value="54" calcext:value-type="float">
            <text:p>5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8.11" calcext:value-type="float">
            <text:p>78.11</text:p>
          </table:table-cell>
        </table:table-row>
        <table:table-row table:style-name="ro1">
          <table:table-cell table:formula="of:=OFFSET([$Foglio1.C$3];(ROW()-1)*7; 0)" office:value-type="float" office:value="342" calcext:value-type="float">
            <text:p>34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4.54" calcext:value-type="float">
            <text:p>64.54</text:p>
          </table:table-cell>
          <table:table-cell table:formula="of:=OFFSET([$Foglio1.F$3];(ROW()-1)*7; 0)" office:value-type="float" office:value="65" calcext:value-type="float">
            <text:p>65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84" calcext:value-type="float">
            <text:p>71.84</text:p>
          </table:table-cell>
        </table:table-row>
        <table:table-row table:style-name="ro1">
          <table:table-cell table:formula="of:=OFFSET([$Foglio1.C$3];(ROW()-1)*7; 0)" office:value-type="float" office:value="2470" calcext:value-type="float">
            <text:p>2470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1.14" calcext:value-type="float">
            <text:p>61.14</text:p>
          </table:table-cell>
          <table:table-cell table:formula="of:=OFFSET([$Foglio1.F$3];(ROW()-1)*7; 0)" office:value-type="float" office:value="194" calcext:value-type="float">
            <text:p>19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03" calcext:value-type="float">
            <text:p>75.03</text:p>
          </table:table-cell>
        </table:table-row>
        <table:table-row table:style-name="ro1">
          <table:table-cell table:formula="of:=OFFSET([$Foglio1.C$3];(ROW()-1)*7; 0)" office:value-type="float" office:value="2572" calcext:value-type="float">
            <text:p>257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32" calcext:value-type="float">
            <text:p>66.32</text:p>
          </table:table-cell>
          <table:table-cell table:formula="of:=OFFSET([$Foglio1.F$3];(ROW()-1)*7; 0)" office:value-type="float" office:value="179" calcext:value-type="float">
            <text:p>17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3.37" calcext:value-type="float">
            <text:p>73.37</text:p>
          </table:table-cell>
        </table:table-row>
        <table:table-row table:style-name="ro1">
          <table:table-cell table:formula="of:=OFFSET([$Foglio1.C$3];(ROW()-1)*7; 0)" office:value-type="float" office:value="1665" calcext:value-type="float">
            <text:p>16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4.66" calcext:value-type="float">
            <text:p>64.66</text:p>
          </table:table-cell>
          <table:table-cell table:formula="of:=OFFSET([$Foglio1.F$3];(ROW()-1)*7; 0)" office:value-type="float" office:value="269" calcext:value-type="float">
            <text:p>26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3];(ROW()-1)*7; 0)" office:value-type="float" office:value="2452" calcext:value-type="float">
            <text:p>245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08" calcext:value-type="float">
            <text:p>66.08</text:p>
          </table:table-cell>
          <table:table-cell table:formula="of:=OFFSET([$Foglio1.F$3];(ROW()-1)*7; 0)" office:value-type="float" office:value="156" calcext:value-type="float">
            <text:p>15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3];(ROW()-1)*7; 0)" office:value-type="float" office:value="1391" calcext:value-type="float">
            <text:p>139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23" calcext:value-type="float">
            <text:p>61.23</text:p>
          </table:table-cell>
          <table:table-cell table:formula="of:=OFFSET([$Foglio1.F$3];(ROW()-1)*7; 0)" office:value-type="float" office:value="126" calcext:value-type="float">
            <text:p>12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06" calcext:value-type="float">
            <text:p>62.06</text:p>
          </table:table-cell>
        </table:table-row>
        <table:table-row table:style-name="ro1">
          <table:table-cell table:formula="of:=OFFSET([$Foglio1.C$3];(ROW()-1)*7; 0)" office:value-type="float" office:value="1904" calcext:value-type="float">
            <text:p>1904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8.8" calcext:value-type="float">
            <text:p>58.8</text:p>
          </table:table-cell>
          <table:table-cell table:formula="of:=OFFSET([$Foglio1.F$3];(ROW()-1)*7; 0)" office:value-type="float" office:value="175" calcext:value-type="float">
            <text:p>1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81.55" calcext:value-type="float">
            <text:p>81.55</text:p>
          </table:table-cell>
        </table:table-row>
        <table:table-row table:style-name="ro1">
          <table:table-cell table:formula="of:=OFFSET([$Foglio1.C$3];(ROW()-1)*7; 0)" office:value-type="float" office:value="925" calcext:value-type="float">
            <text:p>92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70.81" calcext:value-type="float">
            <text:p>70.81</text:p>
          </table:table-cell>
          <table:table-cell table:formula="of:=OFFSET([$Foglio1.F$3];(ROW()-1)*7; 0)" office:value-type="float" office:value="122" calcext:value-type="float">
            <text:p>12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56" calcext:value-type="float">
            <text:p>68.56</text:p>
          </table:table-cell>
        </table:table-row>
        <table:table-row table:style-name="ro1">
          <table:table-cell table:formula="of:=OFFSET([$Foglio1.C$3];(ROW()-1)*7; 0)" office:value-type="float" office:value="662" calcext:value-type="float">
            <text:p>662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89" calcext:value-type="float">
            <text:p>67.89</text:p>
          </table:table-cell>
          <table:table-cell table:formula="of:=OFFSET([$Foglio1.F$3];(ROW()-1)*7; 0)" office:value-type="float" office:value="266" calcext:value-type="float">
            <text:p>26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12" calcext:value-type="float">
            <text:p>74.12</text:p>
          </table:table-cell>
        </table:table-row>
        <table:table-row table:style-name="ro1">
          <table:table-cell table:formula="of:=OFFSET([$Foglio1.C$3];(ROW()-1)*7; 0)" office:value-type="float" office:value="533" calcext:value-type="float">
            <text:p>53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01" calcext:value-type="float">
            <text:p>67.01</text:p>
          </table:table-cell>
          <table:table-cell table:formula="of:=OFFSET([$Foglio1.F$3];(ROW()-1)*7; 0)" office:value-type="float" office:value="164" calcext:value-type="float">
            <text:p>16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3];(ROW()-1)*7; 0)" office:value-type="float" office:value="706" calcext:value-type="float">
            <text:p>70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6.92" calcext:value-type="float">
            <text:p>66.92</text:p>
          </table:table-cell>
          <table:table-cell table:formula="of:=OFFSET([$Foglio1.F$3];(ROW()-1)*7; 0)" office:value-type="float" office:value="114" calcext:value-type="float">
            <text:p>114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8.99" calcext:value-type="float">
            <text:p>48.99</text:p>
          </table:table-cell>
        </table:table-row>
        <table:table-row table:style-name="ro1">
          <table:table-cell table:formula="of:=OFFSET([$Foglio1.C$3];(ROW()-1)*7; 0)" office:value-type="float" office:value="1937" calcext:value-type="float">
            <text:p>193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46" calcext:value-type="float">
            <text:p>68.46</text:p>
          </table:table-cell>
          <table:table-cell table:formula="of:=OFFSET([$Foglio1.F$3];(ROW()-1)*7; 0)" office:value-type="float" office:value="275" calcext:value-type="float">
            <text:p>275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8.92" calcext:value-type="float">
            <text:p>78.92</text:p>
          </table:table-cell>
        </table:table-row>
        <table:table-row table:style-name="ro1">
          <table:table-cell table:formula="of:=OFFSET([$Foglio1.C$3];(ROW()-1)*7; 0)" office:value-type="float" office:value="3135" calcext:value-type="float">
            <text:p>313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36" calcext:value-type="float">
            <text:p>69.36</text:p>
          </table:table-cell>
          <table:table-cell table:formula="of:=OFFSET([$Foglio1.F$3];(ROW()-1)*7; 0)" office:value-type="float" office:value="180" calcext:value-type="float">
            <text:p>18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5.19" calcext:value-type="float">
            <text:p>75.19</text:p>
          </table:table-cell>
        </table:table-row>
        <table:table-row table:style-name="ro1">
          <table:table-cell table:formula="of:=OFFSET([$Foglio1.C$3];(ROW()-1)*7; 0)" office:value-type="float" office:value="543" calcext:value-type="float">
            <text:p>54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2.87" calcext:value-type="float">
            <text:p>62.87</text:p>
          </table:table-cell>
          <table:table-cell table:formula="of:=OFFSET([$Foglio1.F$3];(ROW()-1)*7; 0)" office:value-type="float" office:value="106" calcext:value-type="float">
            <text:p>10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59.24" calcext:value-type="float">
            <text:p>59.24</text:p>
          </table:table-cell>
        </table:table-row>
        <table:table-row table:style-name="ro1">
          <table:table-cell table:formula="of:=OFFSET([$Foglio1.C$3];(ROW()-1)*7; 0)" office:value-type="float" office:value="1141" calcext:value-type="float">
            <text:p>1141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59.03" calcext:value-type="float">
            <text:p>59.03</text:p>
          </table:table-cell>
          <table:table-cell table:formula="of:=OFFSET([$Foglio1.F$3];(ROW()-1)*7; 0)" office:value-type="float" office:value="110" calcext:value-type="float">
            <text:p>110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1.47" calcext:value-type="float">
            <text:p>51.47</text:p>
          </table:table-cell>
        </table:table-row>
        <table:table-row table:style-name="ro1">
          <table:table-cell table:formula="of:=OFFSET([$Foglio1.C$3];(ROW()-1)*7; 0)" office:value-type="float" office:value="1626" calcext:value-type="float">
            <text:p>1626</text:p>
          </table:table-cell>
          <table:table-cell table:formula="of:=OFFSET([$Foglio1.D$3];(ROW()-1)*7; 0)" office:value-type="float" office:value="3" calcext:value-type="float">
            <text:p>3</text:p>
          </table:table-cell>
          <table:table-cell table:formula="of:=OFFSET([$Foglio1.E$3];(ROW()-1)*7; 0)" office:value-type="float" office:value="67.53" calcext:value-type="float">
            <text:p>67.53</text:p>
          </table:table-cell>
          <table:table-cell table:formula="of:=OFFSET([$Foglio1.F$3];(ROW()-1)*7; 0)" office:value-type="float" office:value="146" calcext:value-type="float">
            <text:p>146</text:p>
          </table:table-cell>
          <table:table-cell table:formula="of:=OFFSET([$Foglio1.G$3];(ROW()-1)*7; 0)" office:value-type="float" office:value="3" calcext:value-type="float">
            <text:p>3</text:p>
          </table:table-cell>
          <table:table-cell table:formula="of:=OFFSET([$Foglio1.H$3];(ROW()-1)*7; 0)" office:value-type="float" office:value="56.95" calcext:value-type="float">
            <text:p>56.95</text:p>
          </table:table-cell>
        </table:table-row>
        <table:table-row table:style-name="ro1">
          <table:table-cell table:formula="of:=OFFSET([$Foglio1.C$3];(ROW()-1)*7; 0)" office:value-type="float" office:value="1376" calcext:value-type="float">
            <text:p>1376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3.96" calcext:value-type="float">
            <text:p>63.96</text:p>
          </table:table-cell>
          <table:table-cell table:formula="of:=OFFSET([$Foglio1.F$3];(ROW()-1)*7; 0)" office:value-type="float" office:value="177" calcext:value-type="float">
            <text:p>17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4.41" calcext:value-type="float">
            <text:p>74.41</text:p>
          </table:table-cell>
        </table:table-row>
        <table:table-row table:style-name="ro1">
          <table:table-cell table:formula="of:=OFFSET([$Foglio1.C$3];(ROW()-1)*7; 0)" office:value-type="float" office:value="1023" calcext:value-type="float">
            <text:p>1023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49.84" calcext:value-type="float">
            <text:p>49.84</text:p>
          </table:table-cell>
          <table:table-cell table:formula="of:=OFFSET([$Foglio1.F$3];(ROW()-1)*7; 0)" office:value-type="float" office:value="120" calcext:value-type="float">
            <text:p>12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99" calcext:value-type="float">
            <text:p>71.99</text:p>
          </table:table-cell>
        </table:table-row>
        <table:table-row table:style-name="ro1">
          <table:table-cell table:formula="of:=OFFSET([$Foglio1.C$3];(ROW()-1)*7; 0)" office:value-type="float" office:value="265" calcext:value-type="float">
            <text:p>26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9.04" calcext:value-type="float">
            <text:p>69.04</text:p>
          </table:table-cell>
          <table:table-cell table:formula="of:=OFFSET([$Foglio1.F$3];(ROW()-1)*7; 0)" office:value-type="float" office:value="49" calcext:value-type="float">
            <text:p>49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3.24" calcext:value-type="float">
            <text:p>63.24</text:p>
          </table:table-cell>
        </table:table-row>
        <table:table-row table:style-name="ro1">
          <table:table-cell table:formula="of:=OFFSET([$Foglio1.C$3];(ROW()-1)*7; 0)" office:value-type="float" office:value="619" calcext:value-type="float">
            <text:p>619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5.18" calcext:value-type="float">
            <text:p>65.18</text:p>
          </table:table-cell>
          <table:table-cell table:formula="of:=OFFSET([$Foglio1.F$3];(ROW()-1)*7; 0)" office:value-type="float" office:value="142" calcext:value-type="float">
            <text:p>142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8.24" calcext:value-type="float">
            <text:p>68.24</text:p>
          </table:table-cell>
        </table:table-row>
        <table:table-row table:style-name="ro1">
          <table:table-cell table:formula="of:=OFFSET([$Foglio1.C$3];(ROW()-1)*7; 0)" office:value-type="float" office:value="475" calcext:value-type="float">
            <text:p>475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7.45" calcext:value-type="float">
            <text:p>67.45</text:p>
          </table:table-cell>
          <table:table-cell table:formula="of:=OFFSET([$Foglio1.F$3];(ROW()-1)*7; 0)" office:value-type="float" office:value="90" calcext:value-type="float">
            <text:p>90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76.64" calcext:value-type="float">
            <text:p>76.64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30" calcext:value-type="float">
            <text:p>3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2.99" calcext:value-type="float">
            <text:p>62.99</text:p>
          </table:table-cell>
          <table:table-cell table:formula="of:=OFFSET([$Foglio1.F$3];(ROW()-1)*7; 0)" office:value-type="float" office:value="67" calcext:value-type="float">
            <text:p>6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56" calcext:value-type="float">
            <text:p>73.56</text:p>
          </table:table-cell>
        </table:table-row>
        <table:table-row table:style-name="ro1">
          <table:table-cell table:formula="of:=OFFSET([$Foglio1.C$3];(ROW()-1)*7; 0)" office:value-type="float" office:value="6" calcext:value-type="float">
            <text:p>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86" calcext:value-type="float">
            <text:p>63.86</text:p>
          </table:table-cell>
          <table:table-cell table:formula="of:=OFFSET([$Foglio1.F$3];(ROW()-1)*7; 0)" office:value-type="float" office:value="4" calcext:value-type="float">
            <text:p>4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9.07" calcext:value-type="float">
            <text:p>59.07</text:p>
          </table:table-cell>
        </table:table-row>
        <table:table-row table:style-name="ro1">
          <table:table-cell table:formula="of:=OFFSET([$Foglio1.C$3];(ROW()-1)*7; 0)" office:value-type="float" office:value="3" calcext:value-type="float">
            <text:p>3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6.1" calcext:value-type="float">
            <text:p>66.1</text:p>
          </table:table-cell>
          <table:table-cell table:formula="of:=OFFSET([$Foglio1.F$3];(ROW()-1)*7; 0)" office:value-type="float" office:value="2" calcext:value-type="float">
            <text:p>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3];(ROW()-1)*7; 0)" office:value-type="float" office:value="24" calcext:value-type="float">
            <text:p>2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9.56" calcext:value-type="float">
            <text:p>69.56</text:p>
          </table:table-cell>
          <table:table-cell table:formula="of:=OFFSET([$Foglio1.F$3];(ROW()-1)*7; 0)" office:value-type="float" office:value="21" calcext:value-type="float">
            <text:p>2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6.42" calcext:value-type="float">
            <text:p>66.42</text:p>
          </table:table-cell>
        </table:table-row>
        <table:table-row table:style-name="ro1">
          <table:table-cell table:formula="of:=OFFSET([$Foglio1.C$3];(ROW()-1)*7; 0)" office:value-type="float" office:value="34" calcext:value-type="float">
            <text:p>34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2.3" calcext:value-type="float">
            <text:p>82.3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3];(ROW()-1)*7; 0)" office:value-type="float" office:value="250" calcext:value-type="float">
            <text:p>250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8.79" calcext:value-type="float">
            <text:p>68.79</text:p>
          </table:table-cell>
          <table:table-cell table:formula="of:=OFFSET([$Foglio1.F$3];(ROW()-1)*7; 0)" office:value-type="float" office:value="111" calcext:value-type="float">
            <text:p>111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1.46" calcext:value-type="float">
            <text:p>71.46</text:p>
          </table:table-cell>
        </table:table-row>
        <table:table-row table:style-name="ro1">
          <table:table-cell table:formula="of:=OFFSET([$Foglio1.C$3];(ROW()-1)*7; 0)" office:value-type="float" office:value="109" calcext:value-type="float">
            <text:p>10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3.76" calcext:value-type="float">
            <text:p>63.76</text:p>
          </table:table-cell>
          <table:table-cell table:formula="of:=OFFSET([$Foglio1.F$3];(ROW()-1)*7; 0)" office:value-type="float" office:value="53" calcext:value-type="float">
            <text:p>5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3];(ROW()-1)*7; 0)" office:value-type="float" office:value="32" calcext:value-type="float">
            <text:p>3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7.75" calcext:value-type="float">
            <text:p>67.75</text:p>
          </table:table-cell>
          <table:table-cell table:formula="of:=OFFSET([$Foglio1.F$3];(ROW()-1)*7; 0)" office:value-type="float" office:value="22" calcext:value-type="float">
            <text:p>22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3];(ROW()-1)*7; 0)" office:value-type="float" office:value="12" calcext:value-type="float">
            <text:p>12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80.24" calcext:value-type="float">
            <text:p>80.24</text:p>
          </table:table-cell>
          <table:table-cell table:formula="of:=OFFSET([$Foglio1.F$3];(ROW()-1)*7; 0)" office:value-type="float" office:value="10" calcext:value-type="float">
            <text:p>1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3];(ROW()-1)*7; 0)" office:value-type="float" office:value="27" calcext:value-type="float">
            <text:p>2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1.65" calcext:value-type="float">
            <text:p>61.6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2.87" calcext:value-type="float">
            <text:p>62.87</text:p>
          </table:table-cell>
        </table:table-row>
        <table:table-row table:style-name="ro1">
          <table:table-cell table:formula="of:=OFFSET([$Foglio1.C$3];(ROW()-1)*7; 0)" office:value-type="float" office:value="41" calcext:value-type="float">
            <text:p>4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8.98" calcext:value-type="float">
            <text:p>68.98</text:p>
          </table:table-cell>
          <table:table-cell table:formula="of:=OFFSET([$Foglio1.F$3];(ROW()-1)*7; 0)" office:value-type="float" office:value="17" calcext:value-type="float">
            <text:p>17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4.7" calcext:value-type="float">
            <text:p>64.7</text:p>
          </table:table-cell>
        </table:table-row>
        <table:table-row table:style-name="ro1">
          <table:table-cell table:formula="of:=OFFSET([$Foglio1.C$3];(ROW()-1)*7; 0)" office:value-type="float" office:value="11" calcext:value-type="float">
            <text:p>11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53.18" calcext:value-type="float">
            <text:p>53.18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49.39" calcext:value-type="float">
            <text:p>49.39</text:p>
          </table:table-cell>
        </table:table-row>
        <table:table-row table:style-name="ro1">
          <table:table-cell table:formula="of:=OFFSET([$Foglio1.C$3];(ROW()-1)*7; 0)" office:value-type="float" office:value="7" calcext:value-type="float">
            <text:p>7</text:p>
          </table:table-cell>
          <table:table-cell table:formula="of:=OFFSET([$Foglio1.D$3];(ROW()-1)*7; 0)" office:value-type="float" office:value="2" calcext:value-type="float">
            <text:p>2</text:p>
          </table:table-cell>
          <table:table-cell table:formula="of:=OFFSET([$Foglio1.E$3];(ROW()-1)*7; 0)" office:value-type="float" office:value="60.41" calcext:value-type="float">
            <text:p>60.41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2" calcext:value-type="float">
            <text:p>2</text:p>
          </table:table-cell>
          <table:table-cell table:formula="of:=OFFSET([$Foglio1.H$3];(ROW()-1)*7; 0)" office:value-type="float" office:value="61.33" calcext:value-type="float">
            <text:p>61.33</text:p>
          </table:table-cell>
        </table:table-row>
        <table:table-row table:style-name="ro1">
          <table:table-cell table:formula="of:=OFFSET([$Foglio1.C$3];(ROW()-1)*7; 0)" office:value-type="float" office:value="2596" calcext:value-type="float">
            <text:p>2596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15" calcext:value-type="float">
            <text:p>71.15</text:p>
          </table:table-cell>
          <table:table-cell table:formula="of:=OFFSET([$Foglio1.F$3];(ROW()-1)*7; 0)" office:value-type="float" office:value="217" calcext:value-type="float">
            <text:p>217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80.4" calcext:value-type="float">
            <text:p>80.4</text:p>
          </table:table-cell>
        </table:table-row>
        <table:table-row table:style-name="ro1">
          <table:table-cell table:formula="of:=OFFSET([$Foglio1.C$3];(ROW()-1)*7; 0)" office:value-type="float" office:value="447" calcext:value-type="float">
            <text:p>447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60.54" calcext:value-type="float">
            <text:p>60.54</text:p>
          </table:table-cell>
          <table:table-cell table:formula="of:=OFFSET([$Foglio1.F$3];(ROW()-1)*7; 0)" office:value-type="float" office:value="29" calcext:value-type="float">
            <text:p>2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78" calcext:value-type="float">
            <text:p>64.78</text:p>
          </table:table-cell>
        </table:table-row>
        <table:table-row table:style-name="ro1">
          <table:table-cell table:formula="of:=OFFSET([$Foglio1.C$3];(ROW()-1)*7; 0)" office:value-type="float" office:value="625" calcext:value-type="float">
            <text:p>625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6.36" calcext:value-type="float">
            <text:p>56.36</text:p>
          </table:table-cell>
          <table:table-cell table:formula="of:=OFFSET([$Foglio1.F$3];(ROW()-1)*7; 0)" office:value-type="float" office:value="40" calcext:value-type="float">
            <text:p>40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3];(ROW()-1)*7; 0)" office:value-type="float" office:value="78" calcext:value-type="float">
            <text:p>7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9.05" calcext:value-type="float">
            <text:p>79.05</text:p>
          </table:table-cell>
          <table:table-cell table:formula="of:=OFFSET([$Foglio1.F$3];(ROW()-1)*7; 0)" office:value-type="float" office:value="23" calcext:value-type="float">
            <text:p>23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3];(ROW()-1)*7; 0)" office:value-type="float" office:value="8" calcext:value-type="float">
            <text:p>8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71.74" calcext:value-type="float">
            <text:p>71.74</text:p>
          </table:table-cell>
          <table:table-cell table:formula="of:=OFFSET([$Foglio1.F$3];(ROW()-1)*7; 0)" office:value-type="float" office:value="9" calcext:value-type="float">
            <text:p>9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73.14" calcext:value-type="float">
            <text:p>73.14</text:p>
          </table:table-cell>
        </table:table-row>
        <table:table-row table:style-name="ro1">
          <table:table-cell table:formula="of:=OFFSET([$Foglio1.C$3];(ROW()-1)*7; 0)" office:value-type="float" office:value="9" calcext:value-type="float">
            <text:p>9</text:p>
          </table:table-cell>
          <table:table-cell table:formula="of:=OFFSET([$Foglio1.D$3];(ROW()-1)*7; 0)" office:value-type="float" office:value="1" calcext:value-type="float">
            <text:p>1</text:p>
          </table:table-cell>
          <table:table-cell table:formula="of:=OFFSET([$Foglio1.E$3];(ROW()-1)*7; 0)" office:value-type="float" office:value="54.55" calcext:value-type="float">
            <text:p>54.55</text:p>
          </table:table-cell>
          <table:table-cell table:formula="of:=OFFSET([$Foglio1.F$3];(ROW()-1)*7; 0)" office:value-type="float" office:value="6" calcext:value-type="float">
            <text:p>6</text:p>
          </table:table-cell>
          <table:table-cell table:formula="of:=OFFSET([$Foglio1.G$3];(ROW()-1)*7; 0)" office:value-type="float" office:value="1" calcext:value-type="float">
            <text:p>1</text:p>
          </table:table-cell>
          <table:table-cell table:formula="of:=OFFSET([$Foglio1.H$3];(ROW()-1)*7; 0)" office:value-type="float" office:value="56.35" calcext:value-type="float">
            <text:p>56.35</text:p>
          </table:table-cell>
        </table:table-row>
      </table:table>
      <table:table table:name="k=5" table:style-name="ta1">
        <table:table-column table:style-name="co2" table:number-columns-repeated="6" table:default-cell-style-name="Default"/>
        <table:table-row table:style-name="ro1">
          <table:table-cell table:formula="of:=OFFSET([$Foglio1.C$4];(ROW()-1)*7; 0)" office:value-type="float" office:value="384" calcext:value-type="float">
            <text:p>38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4];(ROW()-1)*7; 0)" office:value-type="float" office:value="835" calcext:value-type="float">
            <text:p>8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8.58" calcext:value-type="float">
            <text:p>78.5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4.69" calcext:value-type="float">
            <text:p>84.69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36" calcext:value-type="float">
            <text:p>73.36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31" calcext:value-type="float">
            <text:p>73.31</text:p>
          </table:table-cell>
        </table:table-row>
        <table:table-row table:style-name="ro1">
          <table:table-cell table:formula="of:=OFFSET([$Foglio1.C$4];(ROW()-1)*7; 0)" office:value-type="float" office:value="1048" calcext:value-type="float">
            <text:p>10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9.27" calcext:value-type="float">
            <text:p>59.27</text:p>
          </table:table-cell>
          <table:table-cell table:formula="of:=OFFSET([$Foglio1.F$4];(ROW()-1)*7; 0)" office:value-type="float" office:value="153" calcext:value-type="float">
            <text:p>1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91" calcext:value-type="float">
            <text:p>79.91</text:p>
          </table:table-cell>
        </table:table-row>
        <table:table-row table:style-name="ro1">
          <table:table-cell table:formula="of:=OFFSET([$Foglio1.C$4];(ROW()-1)*7; 0)" office:value-type="float" office:value="192" calcext:value-type="float">
            <text:p>19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2" calcext:value-type="float">
            <text:p>73.22</text:p>
          </table:table-cell>
          <table:table-cell table:formula="of:=OFFSET([$Foglio1.F$4];(ROW()-1)*7; 0)" office:value-type="float" office:value="75" calcext:value-type="float">
            <text:p>7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16" calcext:value-type="float">
            <text:p>76.16</text:p>
          </table:table-cell>
        </table:table-row>
        <table:table-row table:style-name="ro1">
          <table:table-cell table:formula="of:=OFFSET([$Foglio1.C$4];(ROW()-1)*7; 0)" office:value-type="float" office:value="939" calcext:value-type="float">
            <text:p>9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88" calcext:value-type="float">
            <text:p>65.88</text:p>
          </table:table-cell>
          <table:table-cell table:formula="of:=OFFSET([$Foglio1.F$4];(ROW()-1)*7; 0)" office:value-type="float" office:value="196" calcext:value-type="float">
            <text:p>19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774" calcext:value-type="float">
            <text:p>77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2.38" calcext:value-type="float">
            <text:p>62.38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36" calcext:value-type="float">
            <text:p>71.36</text:p>
          </table:table-cell>
        </table:table-row>
        <table:table-row table:style-name="ro1">
          <table:table-cell table:formula="of:=OFFSET([$Foglio1.C$4];(ROW()-1)*7; 0)" office:value-type="float" office:value="142" calcext:value-type="float">
            <text:p>14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" calcext:value-type="float">
            <text:p>74.2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78" calcext:value-type="float">
            <text:p>78.78</text:p>
          </table:table-cell>
        </table:table-row>
        <table:table-row table:style-name="ro1">
          <table:table-cell table:formula="of:=OFFSET([$Foglio1.C$4];(ROW()-1)*7; 0)" office:value-type="float" office:value="580" calcext:value-type="float">
            <text:p>5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36" calcext:value-type="float">
            <text:p>74.36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26" calcext:value-type="float">
            <text:p>73.26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6.34" calcext:value-type="float">
            <text:p>76.34</text:p>
          </table:table-cell>
          <table:table-cell table:formula="of:=OFFSET([$Foglio1.F$4];(ROW()-1)*7; 0)" office:value-type="float" office:value="65" calcext:value-type="float">
            <text:p>6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4];(ROW()-1)*7; 0)" office:value-type="float" office:value="227" calcext:value-type="float">
            <text:p>22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2" calcext:value-type="float">
            <text:p>66.82</text:p>
          </table:table-cell>
          <table:table-cell table:formula="of:=OFFSET([$Foglio1.F$4];(ROW()-1)*7; 0)" office:value-type="float" office:value="88" calcext:value-type="float">
            <text:p>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4];(ROW()-1)*7; 0)" office:value-type="float" office:value="905" calcext:value-type="float">
            <text:p>9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9.36" calcext:value-type="float">
            <text:p>49.36</text:p>
          </table:table-cell>
          <table:table-cell table:formula="of:=OFFSET([$Foglio1.F$4];(ROW()-1)*7; 0)" office:value-type="float" office:value="149" calcext:value-type="float">
            <text:p>14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7" calcext:value-type="float">
            <text:p>79.67</text:p>
          </table:table-cell>
        </table:table-row>
        <table:table-row table:style-name="ro1">
          <table:table-cell table:formula="of:=OFFSET([$Foglio1.C$4];(ROW()-1)*7; 0)" office:value-type="float" office:value="333" calcext:value-type="float">
            <text:p>33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7" calcext:value-type="float">
            <text:p>69.77</text:p>
          </table:table-cell>
          <table:table-cell table:formula="of:=OFFSET([$Foglio1.F$4];(ROW()-1)*7; 0)" office:value-type="float" office:value="62" calcext:value-type="float">
            <text:p>6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32" calcext:value-type="float">
            <text:p>72.32</text:p>
          </table:table-cell>
        </table:table-row>
        <table:table-row table:style-name="ro1">
          <table:table-cell table:formula="of:=OFFSET([$Foglio1.C$4];(ROW()-1)*7; 0)" office:value-type="float" office:value="512" calcext:value-type="float">
            <text:p>51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7" calcext:value-type="float">
            <text:p>66.77</text:p>
          </table:table-cell>
          <table:table-cell table:formula="of:=OFFSET([$Foglio1.F$4];(ROW()-1)*7; 0)" office:value-type="float" office:value="71" calcext:value-type="float">
            <text:p>7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51" calcext:value-type="float">
            <text:p>69.51</text:p>
          </table:table-cell>
        </table:table-row>
        <table:table-row table:style-name="ro1">
          <table:table-cell table:formula="of:=OFFSET([$Foglio1.C$4];(ROW()-1)*7; 0)" office:value-type="float" office:value="710" calcext:value-type="float">
            <text:p>7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47" calcext:value-type="float">
            <text:p>79.47</text:p>
          </table:table-cell>
          <table:table-cell table:formula="of:=OFFSET([$Foglio1.F$4];(ROW()-1)*7; 0)" office:value-type="float" office:value="161" calcext:value-type="float">
            <text:p>1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78" calcext:value-type="float">
            <text:p>66.78</text:p>
          </table:table-cell>
        </table:table-row>
        <table:table-row table:style-name="ro1">
          <table:table-cell table:formula="of:=OFFSET([$Foglio1.C$4];(ROW()-1)*7; 0)" office:value-type="float" office:value="471" calcext:value-type="float">
            <text:p>4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2" calcext:value-type="float">
            <text:p>71.42</text:p>
          </table:table-cell>
          <table:table-cell table:formula="of:=OFFSET([$Foglio1.F$4];(ROW()-1)*7; 0)" office:value-type="float" office:value="139" calcext:value-type="float">
            <text:p>13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4];(ROW()-1)*7; 0)" office:value-type="float" office:value="263" calcext:value-type="float">
            <text:p>26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41" calcext:value-type="float">
            <text:p>77.41</text:p>
          </table:table-cell>
          <table:table-cell table:formula="of:=OFFSET([$Foglio1.F$4];(ROW()-1)*7; 0)" office:value-type="float" office:value="61" calcext:value-type="float">
            <text:p>6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9" calcext:value-type="float">
            <text:p>71.09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18" calcext:value-type="float">
            <text:p>75.18</text:p>
          </table:table-cell>
          <table:table-cell table:formula="of:=OFFSET([$Foglio1.F$4];(ROW()-1)*7; 0)" office:value-type="float" office:value="59" calcext:value-type="float">
            <text:p>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" calcext:value-type="float">
            <text:p>80.2</text:p>
          </table:table-cell>
        </table:table-row>
        <table:table-row table:style-name="ro1">
          <table:table-cell table:formula="of:=OFFSET([$Foglio1.C$4];(ROW()-1)*7; 0)" office:value-type="float" office:value="330" calcext:value-type="float">
            <text:p>3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7.57" calcext:value-type="float">
            <text:p>77.57</text:p>
          </table:table-cell>
          <table:table-cell table:formula="of:=OFFSET([$Foglio1.F$4];(ROW()-1)*7; 0)" office:value-type="float" office:value="133" calcext:value-type="float">
            <text:p>1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82" calcext:value-type="float">
            <text:p>77.82</text:p>
          </table:table-cell>
        </table:table-row>
        <table:table-row table:style-name="ro1">
          <table:table-cell table:formula="of:=OFFSET([$Foglio1.C$4];(ROW()-1)*7; 0)" office:value-type="float" office:value="335" calcext:value-type="float">
            <text:p>33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.36" calcext:value-type="float">
            <text:p>65.36</text:p>
          </table:table-cell>
          <table:table-cell table:formula="of:=OFFSET([$Foglio1.F$4];(ROW()-1)*7; 0)" office:value-type="float" office:value="87" calcext:value-type="float">
            <text:p>8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91" calcext:value-type="float">
            <text:p>73.91</text:p>
          </table:table-cell>
        </table:table-row>
        <table:table-row table:style-name="ro1">
          <table:table-cell table:formula="of:=OFFSET([$Foglio1.C$4];(ROW()-1)*7; 0)" office:value-type="float" office:value="97" calcext:value-type="float">
            <text:p>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5" calcext:value-type="float">
            <text:p>75.35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08" calcext:value-type="float">
            <text:p>71.08</text:p>
          </table:table-cell>
        </table:table-row>
        <table:table-row table:style-name="ro1">
          <table:table-cell table:formula="of:=OFFSET([$Foglio1.C$4];(ROW()-1)*7; 0)" office:value-type="float" office:value="69" calcext:value-type="float">
            <text:p>6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94" calcext:value-type="float">
            <text:p>74.94</text:p>
          </table:table-cell>
        </table:table-row>
        <table:table-row table:style-name="ro1">
          <table:table-cell table:formula="of:=OFFSET([$Foglio1.C$4];(ROW()-1)*7; 0)" office:value-type="float" office:value="94" calcext:value-type="float">
            <text:p>9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15" calcext:value-type="float">
            <text:p>73.15</text:p>
          </table:table-cell>
          <table:table-cell table:formula="of:=OFFSET([$Foglio1.F$4];(ROW()-1)*7; 0)" office:value-type="float" office:value="31" calcext:value-type="float">
            <text:p>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4];(ROW()-1)*7; 0)" office:value-type="float" office:value="65" calcext:value-type="float">
            <text:p>6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64" calcext:value-type="float">
            <text:p>75.64</text:p>
          </table:table-cell>
          <table:table-cell table:formula="of:=OFFSET([$Foglio1.F$4];(ROW()-1)*7; 0)" office:value-type="float" office:value="23" calcext:value-type="float">
            <text:p>2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4];(ROW()-1)*7; 0)" office:value-type="float" office:value="229" calcext:value-type="float">
            <text:p>22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" calcext:value-type="float">
            <text:p>70.7</text:p>
          </table:table-cell>
          <table:table-cell table:formula="of:=OFFSET([$Foglio1.F$4];(ROW()-1)*7; 0)" office:value-type="float" office:value="99" calcext:value-type="float">
            <text:p>9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92" calcext:value-type="float">
            <text:p>75.92</text:p>
          </table:table-cell>
          <table:table-cell table:formula="of:=OFFSET([$Foglio1.F$4];(ROW()-1)*7; 0)" office:value-type="float" office:value="26" calcext:value-type="float">
            <text:p>2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9" calcext:value-type="float">
            <text:p>77.99</text:p>
          </table:table-cell>
        </table:table-row>
        <table:table-row table:style-name="ro1">
          <table:table-cell table:formula="of:=OFFSET([$Foglio1.C$4];(ROW()-1)*7; 0)" office:value-type="float" office:value="164" calcext:value-type="float">
            <text:p>16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9" calcext:value-type="float">
            <text:p>70.9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3" calcext:value-type="float">
            <text:p>77.73</text:p>
          </table:table-cell>
        </table:table-row>
        <table:table-row table:style-name="ro1">
          <table:table-cell table:formula="of:=OFFSET([$Foglio1.C$4];(ROW()-1)*7; 0)" office:value-type="float" office:value="136" calcext:value-type="float">
            <text:p>13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8.54" calcext:value-type="float">
            <text:p>68.5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32" calcext:value-type="float">
            <text:p>78.32</text:p>
          </table:table-cell>
        </table:table-row>
        <table:table-row table:style-name="ro1">
          <table:table-cell table:formula="of:=OFFSET([$Foglio1.C$4];(ROW()-1)*7; 0)" office:value-type="float" office:value="144" calcext:value-type="float">
            <text:p>1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49" calcext:value-type="float">
            <text:p>75.49</text:p>
          </table:table-cell>
          <table:table-cell table:formula="of:=OFFSET([$Foglio1.F$4];(ROW()-1)*7; 0)" office:value-type="float" office:value="41" calcext:value-type="float">
            <text:p>4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3" calcext:value-type="float">
            <text:p>74.03</text:p>
          </table:table-cell>
        </table:table-row>
        <table:table-row table:style-name="ro1">
          <table:table-cell table:formula="of:=OFFSET([$Foglio1.C$4];(ROW()-1)*7; 0)" office:value-type="float" office:value="111" calcext:value-type="float">
            <text:p>1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31" calcext:value-type="float">
            <text:p>72.31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6" calcext:value-type="float">
            <text:p>71.6</text:p>
          </table:table-cell>
          <table:table-cell table:formula="of:=OFFSET([$Foglio1.F$4];(ROW()-1)*7; 0)" office:value-type="float" office:value="38" calcext:value-type="float">
            <text:p>3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4];(ROW()-1)*7; 0)" office:value-type="float" office:value="148" calcext:value-type="float">
            <text:p>14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2.09" calcext:value-type="float">
            <text:p>72.09</text:p>
          </table:table-cell>
          <table:table-cell table:formula="of:=OFFSET([$Foglio1.F$4];(ROW()-1)*7; 0)" office:value-type="float" office:value="30" calcext:value-type="float">
            <text:p>3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4];(ROW()-1)*7; 0)" office:value-type="float" office:value="239" calcext:value-type="float">
            <text:p>23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4" calcext:value-type="float">
            <text:p>75.74</text:p>
          </table:table-cell>
          <table:table-cell table:formula="of:=OFFSET([$Foglio1.F$4];(ROW()-1)*7; 0)" office:value-type="float" office:value="64" calcext:value-type="float">
            <text:p>6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4];(ROW()-1)*7; 0)" office:value-type="float" office:value="95" calcext:value-type="float">
            <text:p>9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4.99" calcext:value-type="float">
            <text:p>64.99</text:p>
          </table:table-cell>
          <table:table-cell table:formula="of:=OFFSET([$Foglio1.F$4];(ROW()-1)*7; 0)" office:value-type="float" office:value="50" calcext:value-type="float">
            <text:p>5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19" calcext:value-type="float">
            <text:p>69.1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35" calcext:value-type="float">
            <text:p>69.35</text:p>
          </table:table-cell>
          <table:table-cell table:formula="of:=OFFSET([$Foglio1.F$4];(ROW()-1)*7; 0)" office:value-type="float" office:value="37" calcext:value-type="float">
            <text:p>3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4];(ROW()-1)*7; 0)" office:value-type="float" office:value="343" calcext:value-type="float">
            <text:p>34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81" calcext:value-type="float">
            <text:p>66.81</text:p>
          </table:table-cell>
          <table:table-cell table:formula="of:=OFFSET([$Foglio1.F$4];(ROW()-1)*7; 0)" office:value-type="float" office:value="53" calcext:value-type="float">
            <text:p>5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69" calcext:value-type="float">
            <text:p>73.69</text:p>
          </table:table-cell>
        </table:table-row>
        <table:table-row table:style-name="ro1">
          <table:table-cell table:formula="of:=OFFSET([$Foglio1.C$4];(ROW()-1)*7; 0)" office:value-type="float" office:value="106" calcext:value-type="float">
            <text:p>10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94" calcext:value-type="float">
            <text:p>73.94</text:p>
          </table:table-cell>
          <table:table-cell table:formula="of:=OFFSET([$Foglio1.F$4];(ROW()-1)*7; 0)" office:value-type="float" office:value="36" calcext:value-type="float">
            <text:p>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96" calcext:value-type="float">
            <text:p>71.96</text:p>
          </table:table-cell>
        </table:table-row>
        <table:table-row table:style-name="ro1">
          <table:table-cell table:formula="of:=OFFSET([$Foglio1.C$4];(ROW()-1)*7; 0)" office:value-type="float" office:value="132" calcext:value-type="float">
            <text:p>1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4];(ROW()-1)*7; 0)" office:value-type="float" office:value="71" calcext:value-type="float">
            <text:p>7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91" calcext:value-type="float">
            <text:p>69.91</text:p>
          </table:table-cell>
          <table:table-cell table:formula="of:=OFFSET([$Foglio1.F$4];(ROW()-1)*7; 0)" office:value-type="float" office:value="14" calcext:value-type="float">
            <text:p>1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4];(ROW()-1)*7; 0)" office:value-type="float" office:value="211" calcext:value-type="float">
            <text:p>21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97" calcext:value-type="float">
            <text:p>71.97</text:p>
          </table:table-cell>
          <table:table-cell table:formula="of:=OFFSET([$Foglio1.F$4];(ROW()-1)*7; 0)" office:value-type="float" office:value="43" calcext:value-type="float">
            <text:p>4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697" calcext:value-type="float">
            <text:p>69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25" calcext:value-type="float">
            <text:p>74.25</text:p>
          </table:table-cell>
          <table:table-cell table:formula="of:=OFFSET([$Foglio1.F$4];(ROW()-1)*7; 0)" office:value-type="float" office:value="104" calcext:value-type="float">
            <text:p>10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2.93" calcext:value-type="float">
            <text:p>52.93</text:p>
          </table:table-cell>
        </table:table-row>
        <table:table-row table:style-name="ro1">
          <table:table-cell table:formula="of:=OFFSET([$Foglio1.C$4];(ROW()-1)*7; 0)" office:value-type="float" office:value="479" calcext:value-type="float">
            <text:p>47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83" calcext:value-type="float">
            <text:p>75.83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8.59" calcext:value-type="float">
            <text:p>68.59</text:p>
          </table:table-cell>
        </table:table-row>
        <table:table-row table:style-name="ro1">
          <table:table-cell table:formula="of:=OFFSET([$Foglio1.C$4];(ROW()-1)*7; 0)" office:value-type="float" office:value="1628" calcext:value-type="float">
            <text:p>162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89" calcext:value-type="float">
            <text:p>71.89</text:p>
          </table:table-cell>
          <table:table-cell table:formula="of:=OFFSET([$Foglio1.F$4];(ROW()-1)*7; 0)" office:value-type="float" office:value="370" calcext:value-type="float">
            <text:p>37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4.66" calcext:value-type="float">
            <text:p>64.66</text:p>
          </table:table-cell>
        </table:table-row>
        <table:table-row table:style-name="ro1">
          <table:table-cell table:formula="of:=OFFSET([$Foglio1.C$4];(ROW()-1)*7; 0)" office:value-type="float" office:value="868" calcext:value-type="float">
            <text:p>86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205" calcext:value-type="float">
            <text:p>20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" calcext:value-type="float">
            <text:p>83</text:p>
          </table:table-cell>
        </table:table-row>
        <table:table-row table:style-name="ro1">
          <table:table-cell table:formula="of:=OFFSET([$Foglio1.C$4];(ROW()-1)*7; 0)" office:value-type="float" office:value="1502" calcext:value-type="float">
            <text:p>15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4.05" calcext:value-type="float">
            <text:p>44.05</text:p>
          </table:table-cell>
          <table:table-cell table:formula="of:=OFFSET([$Foglio1.F$4];(ROW()-1)*7; 0)" office:value-type="float" office:value="359" calcext:value-type="float">
            <text:p>35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4];(ROW()-1)*7; 0)" office:value-type="float" office:value="2706" calcext:value-type="float">
            <text:p>27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2.32" calcext:value-type="float">
            <text:p>72.32</text:p>
          </table:table-cell>
          <table:table-cell table:formula="of:=OFFSET([$Foglio1.F$4];(ROW()-1)*7; 0)" office:value-type="float" office:value="101" calcext:value-type="float">
            <text:p>10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68" calcext:value-type="float">
            <text:p>66.68</text:p>
          </table:table-cell>
        </table:table-row>
        <table:table-row table:style-name="ro1">
          <table:table-cell table:formula="of:=OFFSET([$Foglio1.C$4];(ROW()-1)*7; 0)" office:value-type="float" office:value="1082" calcext:value-type="float">
            <text:p>108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04" calcext:value-type="float">
            <text:p>70.04</text:p>
          </table:table-cell>
          <table:table-cell table:formula="of:=OFFSET([$Foglio1.F$4];(ROW()-1)*7; 0)" office:value-type="float" office:value="188" calcext:value-type="float">
            <text:p>18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28" calcext:value-type="float">
            <text:p>75.28</text:p>
          </table:table-cell>
        </table:table-row>
        <table:table-row table:style-name="ro1">
          <table:table-cell table:formula="of:=OFFSET([$Foglio1.C$4];(ROW()-1)*7; 0)" office:value-type="float" office:value="1616" calcext:value-type="float">
            <text:p>161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2" calcext:value-type="float">
            <text:p>69.72</text:p>
          </table:table-cell>
          <table:table-cell table:formula="of:=OFFSET([$Foglio1.F$4];(ROW()-1)*7; 0)" office:value-type="float" office:value="179" calcext:value-type="float">
            <text:p>17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1.82" calcext:value-type="float">
            <text:p>61.82</text:p>
          </table:table-cell>
        </table:table-row>
        <table:table-row table:style-name="ro1">
          <table:table-cell table:formula="of:=OFFSET([$Foglio1.C$4];(ROW()-1)*7; 0)" office:value-type="float" office:value="617" calcext:value-type="float">
            <text:p>6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12" calcext:value-type="float">
            <text:p>69.12</text:p>
          </table:table-cell>
          <table:table-cell table:formula="of:=OFFSET([$Foglio1.F$4];(ROW()-1)*7; 0)" office:value-type="float" office:value="79" calcext:value-type="float">
            <text:p>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7" calcext:value-type="float">
            <text:p>76.7</text:p>
          </table:table-cell>
        </table:table-row>
        <table:table-row table:style-name="ro1">
          <table:table-cell table:formula="of:=OFFSET([$Foglio1.C$4];(ROW()-1)*7; 0)" office:value-type="float" office:value="899" calcext:value-type="float">
            <text:p>89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6" calcext:value-type="float">
            <text:p>67.26</text:p>
          </table:table-cell>
          <table:table-cell table:formula="of:=OFFSET([$Foglio1.F$4];(ROW()-1)*7; 0)" office:value-type="float" office:value="279" calcext:value-type="float">
            <text:p>27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4];(ROW()-1)*7; 0)" office:value-type="float" office:value="1189" calcext:value-type="float">
            <text:p>118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25" calcext:value-type="float">
            <text:p>71.25</text:p>
          </table:table-cell>
          <table:table-cell table:formula="of:=OFFSET([$Foglio1.F$4];(ROW()-1)*7; 0)" office:value-type="float" office:value="157" calcext:value-type="float">
            <text:p>15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0.5" calcext:value-type="float">
            <text:p>70.5</text:p>
          </table:table-cell>
        </table:table-row>
        <table:table-row table:style-name="ro1">
          <table:table-cell table:formula="of:=OFFSET([$Foglio1.C$4];(ROW()-1)*7; 0)" office:value-type="float" office:value="170" calcext:value-type="float">
            <text:p>17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4.69" calcext:value-type="float">
            <text:p>74.69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4];(ROW()-1)*7; 0)" office:value-type="float" office:value="1510" calcext:value-type="float">
            <text:p>15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73" calcext:value-type="float">
            <text:p>63.73</text:p>
          </table:table-cell>
          <table:table-cell table:formula="of:=OFFSET([$Foglio1.F$4];(ROW()-1)*7; 0)" office:value-type="float" office:value="217" calcext:value-type="float">
            <text:p>2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5.61" calcext:value-type="float">
            <text:p>75.61</text:p>
          </table:table-cell>
        </table:table-row>
        <table:table-row table:style-name="ro1">
          <table:table-cell table:formula="of:=OFFSET([$Foglio1.C$4];(ROW()-1)*7; 0)" office:value-type="float" office:value="1611" calcext:value-type="float">
            <text:p>1611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52" calcext:value-type="float">
            <text:p>74.52</text:p>
          </table:table-cell>
          <table:table-cell table:formula="of:=OFFSET([$Foglio1.F$4];(ROW()-1)*7; 0)" office:value-type="float" office:value="186" calcext:value-type="float">
            <text:p>18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4];(ROW()-1)*7; 0)" office:value-type="float" office:value="455" calcext:value-type="float">
            <text:p>45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35" calcext:value-type="float">
            <text:p>70.35</text:p>
          </table:table-cell>
          <table:table-cell table:formula="of:=OFFSET([$Foglio1.F$4];(ROW()-1)*7; 0)" office:value-type="float" office:value="89" calcext:value-type="float">
            <text:p>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56" calcext:value-type="float">
            <text:p>71.56</text:p>
          </table:table-cell>
        </table:table-row>
        <table:table-row table:style-name="ro1">
          <table:table-cell table:formula="of:=OFFSET([$Foglio1.C$4];(ROW()-1)*7; 0)" office:value-type="float" office:value="828" calcext:value-type="float">
            <text:p>8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46" calcext:value-type="float">
            <text:p>71.46</text:p>
          </table:table-cell>
          <table:table-cell table:formula="of:=OFFSET([$Foglio1.F$4];(ROW()-1)*7; 0)" office:value-type="float" office:value="236" calcext:value-type="float">
            <text:p>2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95" calcext:value-type="float">
            <text:p>77.95</text:p>
          </table:table-cell>
        </table:table-row>
        <table:table-row table:style-name="ro1">
          <table:table-cell table:formula="of:=OFFSET([$Foglio1.C$4];(ROW()-1)*7; 0)" office:value-type="float" office:value="743" calcext:value-type="float">
            <text:p>74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47.8" calcext:value-type="float">
            <text:p>47.8</text:p>
          </table:table-cell>
          <table:table-cell table:formula="of:=OFFSET([$Foglio1.F$4];(ROW()-1)*7; 0)" office:value-type="float" office:value="137" calcext:value-type="float">
            <text:p>13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8.35" calcext:value-type="float">
            <text:p>58.35</text:p>
          </table:table-cell>
        </table:table-row>
        <table:table-row table:style-name="ro1">
          <table:table-cell table:formula="of:=OFFSET([$Foglio1.C$4];(ROW()-1)*7; 0)" office:value-type="float" office:value="809" calcext:value-type="float">
            <text:p>80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5" calcext:value-type="float">
            <text:p>65</text:p>
          </table:table-cell>
          <table:table-cell table:formula="of:=OFFSET([$Foglio1.F$4];(ROW()-1)*7; 0)" office:value-type="float" office:value="135" calcext:value-type="float">
            <text:p>13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4];(ROW()-1)*7; 0)" office:value-type="float" office:value="278" calcext:value-type="float">
            <text:p>27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66" calcext:value-type="float">
            <text:p>69.66</text:p>
          </table:table-cell>
          <table:table-cell table:formula="of:=OFFSET([$Foglio1.F$4];(ROW()-1)*7; 0)" office:value-type="float" office:value="131" calcext:value-type="float">
            <text:p>13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8.2" calcext:value-type="float">
            <text:p>78.2</text:p>
          </table:table-cell>
        </table:table-row>
        <table:table-row table:style-name="ro1">
          <table:table-cell table:formula="of:=OFFSET([$Foglio1.C$4];(ROW()-1)*7; 0)" office:value-type="float" office:value="826" calcext:value-type="float">
            <text:p>8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6.78" calcext:value-type="float">
            <text:p>66.78</text:p>
          </table:table-cell>
          <table:table-cell table:formula="of:=OFFSET([$Foglio1.F$4];(ROW()-1)*7; 0)" office:value-type="float" office:value="136" calcext:value-type="float">
            <text:p>136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47" calcext:value-type="float">
            <text:p>77.47</text:p>
          </table:table-cell>
        </table:table-row>
        <table:table-row table:style-name="ro1">
          <table:table-cell table:formula="of:=OFFSET([$Foglio1.C$4];(ROW()-1)*7; 0)" office:value-type="float" office:value="7566" calcext:value-type="float">
            <text:p>7566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1.46" calcext:value-type="float">
            <text:p>61.46</text:p>
          </table:table-cell>
          <table:table-cell table:formula="of:=OFFSET([$Foglio1.F$4];(ROW()-1)*7; 0)" office:value-type="float" office:value="458" calcext:value-type="float">
            <text:p>45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8" calcext:value-type="float">
            <text:p>79.58</text:p>
          </table:table-cell>
        </table:table-row>
        <table:table-row table:style-name="ro1">
          <table:table-cell table:formula="of:=OFFSET([$Foglio1.C$4];(ROW()-1)*7; 0)" office:value-type="float" office:value="10605" calcext:value-type="float">
            <text:p>1060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85" calcext:value-type="float">
            <text:p>69.85</text:p>
          </table:table-cell>
          <table:table-cell table:formula="of:=OFFSET([$Foglio1.F$4];(ROW()-1)*7; 0)" office:value-type="float" office:value="507" calcext:value-type="float">
            <text:p>50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55" calcext:value-type="float">
            <text:p>73.55</text:p>
          </table:table-cell>
        </table:table-row>
        <table:table-row table:style-name="ro1">
          <table:table-cell table:formula="of:=OFFSET([$Foglio1.C$4];(ROW()-1)*7; 0)" office:value-type="float" office:value="11233" calcext:value-type="float">
            <text:p>11233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3.95" calcext:value-type="float">
            <text:p>63.95</text:p>
          </table:table-cell>
          <table:table-cell table:formula="of:=OFFSET([$Foglio1.F$4];(ROW()-1)*7; 0)" office:value-type="float" office:value="956" calcext:value-type="float">
            <text:p>95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7.32" calcext:value-type="float">
            <text:p>77.32</text:p>
          </table:table-cell>
        </table:table-row>
        <table:table-row table:style-name="ro1">
          <table:table-cell table:formula="of:=OFFSET([$Foglio1.C$4];(ROW()-1)*7; 0)" office:value-type="float" office:value="5607" calcext:value-type="float">
            <text:p>560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17" calcext:value-type="float">
            <text:p>71.17</text:p>
          </table:table-cell>
          <table:table-cell table:formula="of:=OFFSET([$Foglio1.F$4];(ROW()-1)*7; 0)" office:value-type="float" office:value="392" calcext:value-type="float">
            <text:p>39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5.41" calcext:value-type="float">
            <text:p>75.41</text:p>
          </table:table-cell>
        </table:table-row>
        <table:table-row table:style-name="ro1">
          <table:table-cell table:formula="of:=OFFSET([$Foglio1.C$4];(ROW()-1)*7; 0)" office:value-type="float" office:value="8206" calcext:value-type="float">
            <text:p>8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29" calcext:value-type="float">
            <text:p>61.29</text:p>
          </table:table-cell>
          <table:table-cell table:formula="of:=OFFSET([$Foglio1.F$4];(ROW()-1)*7; 0)" office:value-type="float" office:value="482" calcext:value-type="float">
            <text:p>48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92" calcext:value-type="float">
            <text:p>62.92</text:p>
          </table:table-cell>
        </table:table-row>
        <table:table-row table:style-name="ro1">
          <table:table-cell table:formula="of:=OFFSET([$Foglio1.C$4];(ROW()-1)*7; 0)" office:value-type="float" office:value="10568" calcext:value-type="float">
            <text:p>10568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7.91" calcext:value-type="float">
            <text:p>67.91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54" calcext:value-type="float">
            <text:p>79.54</text:p>
          </table:table-cell>
        </table:table-row>
        <table:table-row table:style-name="ro1">
          <table:table-cell table:formula="of:=OFFSET([$Foglio1.C$4];(ROW()-1)*7; 0)" office:value-type="float" office:value="5226" calcext:value-type="float">
            <text:p>52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9.78" calcext:value-type="float">
            <text:p>69.78</text:p>
          </table:table-cell>
          <table:table-cell table:formula="of:=OFFSET([$Foglio1.F$4];(ROW()-1)*7; 0)" office:value-type="float" office:value="439" calcext:value-type="float">
            <text:p>43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6.14" calcext:value-type="float">
            <text:p>66.14</text:p>
          </table:table-cell>
        </table:table-row>
        <table:table-row table:style-name="ro1">
          <table:table-cell table:formula="of:=OFFSET([$Foglio1.C$4];(ROW()-1)*7; 0)" office:value-type="float" office:value="2206" calcext:value-type="float">
            <text:p>22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69" calcext:value-type="float">
            <text:p>70.69</text:p>
          </table:table-cell>
          <table:table-cell table:formula="of:=OFFSET([$Foglio1.F$4];(ROW()-1)*7; 0)" office:value-type="float" office:value="485" calcext:value-type="float">
            <text:p>48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1.13" calcext:value-type="float">
            <text:p>71.13</text:p>
          </table:table-cell>
        </table:table-row>
        <table:table-row table:style-name="ro1">
          <table:table-cell table:formula="of:=OFFSET([$Foglio1.C$4];(ROW()-1)*7; 0)" office:value-type="float" office:value="2336" calcext:value-type="float">
            <text:p>233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89" calcext:value-type="float">
            <text:p>66.89</text:p>
          </table:table-cell>
          <table:table-cell table:formula="of:=OFFSET([$Foglio1.F$4];(ROW()-1)*7; 0)" office:value-type="float" office:value="645" calcext:value-type="float">
            <text:p>645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6.89" calcext:value-type="float">
            <text:p>56.89</text:p>
          </table:table-cell>
        </table:table-row>
        <table:table-row table:style-name="ro1">
          <table:table-cell table:formula="of:=OFFSET([$Foglio1.C$4];(ROW()-1)*7; 0)" office:value-type="float" office:value="3006" calcext:value-type="float">
            <text:p>300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6.92" calcext:value-type="float">
            <text:p>66.92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50.21" calcext:value-type="float">
            <text:p>50.21</text:p>
          </table:table-cell>
        </table:table-row>
        <table:table-row table:style-name="ro1">
          <table:table-cell table:formula="of:=OFFSET([$Foglio1.C$4];(ROW()-1)*7; 0)" office:value-type="float" office:value="6324" calcext:value-type="float">
            <text:p>632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7.23" calcext:value-type="float">
            <text:p>67.23</text:p>
          </table:table-cell>
          <table:table-cell table:formula="of:=OFFSET([$Foglio1.F$4];(ROW()-1)*7; 0)" office:value-type="float" office:value="923" calcext:value-type="float">
            <text:p>92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06" calcext:value-type="float">
            <text:p>79.06</text:p>
          </table:table-cell>
        </table:table-row>
        <table:table-row table:style-name="ro1">
          <table:table-cell table:formula="of:=OFFSET([$Foglio1.C$4];(ROW()-1)*7; 0)" office:value-type="float" office:value="12714" calcext:value-type="float">
            <text:p>1271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0.89" calcext:value-type="float">
            <text:p>70.89</text:p>
          </table:table-cell>
          <table:table-cell table:formula="of:=OFFSET([$Foglio1.F$4];(ROW()-1)*7; 0)" office:value-type="float" office:value="841" calcext:value-type="float">
            <text:p>84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12" calcext:value-type="float">
            <text:p>78.12</text:p>
          </table:table-cell>
        </table:table-row>
        <table:table-row table:style-name="ro1">
          <table:table-cell table:formula="of:=OFFSET([$Foglio1.C$4];(ROW()-1)*7; 0)" office:value-type="float" office:value="1435" calcext:value-type="float">
            <text:p>1435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1.18" calcext:value-type="float">
            <text:p>61.18</text:p>
          </table:table-cell>
          <table:table-cell table:formula="of:=OFFSET([$Foglio1.F$4];(ROW()-1)*7; 0)" office:value-type="float" office:value="434" calcext:value-type="float">
            <text:p>434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49.78" calcext:value-type="float">
            <text:p>49.78</text:p>
          </table:table-cell>
        </table:table-row>
        <table:table-row table:style-name="ro1">
          <table:table-cell table:formula="of:=OFFSET([$Foglio1.C$4];(ROW()-1)*7; 0)" office:value-type="float" office:value="2047" calcext:value-type="float">
            <text:p>204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12" calcext:value-type="float">
            <text:p>74.12</text:p>
          </table:table-cell>
          <table:table-cell table:formula="of:=OFFSET([$Foglio1.F$4];(ROW()-1)*7; 0)" office:value-type="float" office:value="573" calcext:value-type="float">
            <text:p>57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8.35" calcext:value-type="float">
            <text:p>78.35</text:p>
          </table:table-cell>
        </table:table-row>
        <table:table-row table:style-name="ro1">
          <table:table-cell table:formula="of:=OFFSET([$Foglio1.C$4];(ROW()-1)*7; 0)" office:value-type="float" office:value="7600" calcext:value-type="float">
            <text:p>7600</text:p>
          </table:table-cell>
          <table:table-cell table:formula="of:=OFFSET([$Foglio1.D$4];(ROW()-1)*7; 0)" office:value-type="float" office:value="3" calcext:value-type="float">
            <text:p>3</text:p>
          </table:table-cell>
          <table:table-cell table:formula="of:=OFFSET([$Foglio1.E$4];(ROW()-1)*7; 0)" office:value-type="float" office:value="63.87" calcext:value-type="float">
            <text:p>63.87</text:p>
          </table:table-cell>
          <table:table-cell table:formula="of:=OFFSET([$Foglio1.F$4];(ROW()-1)*7; 0)" office:value-type="float" office:value="548" calcext:value-type="float">
            <text:p>548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9.31" calcext:value-type="float">
            <text:p>79.31</text:p>
          </table:table-cell>
        </table:table-row>
        <table:table-row table:style-name="ro1">
          <table:table-cell table:formula="of:=OFFSET([$Foglio1.C$4];(ROW()-1)*7; 0)" office:value-type="float" office:value="8926" calcext:value-type="float">
            <text:p>8926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4.31" calcext:value-type="float">
            <text:p>74.31</text:p>
          </table:table-cell>
          <table:table-cell table:formula="of:=OFFSET([$Foglio1.F$4];(ROW()-1)*7; 0)" office:value-type="float" office:value="519" calcext:value-type="float">
            <text:p>519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2.4" calcext:value-type="float">
            <text:p>72.4</text:p>
          </table:table-cell>
        </table:table-row>
        <table:table-row table:style-name="ro1">
          <table:table-cell table:formula="of:=OFFSET([$Foglio1.C$4];(ROW()-1)*7; 0)" office:value-type="float" office:value="4338" calcext:value-type="float">
            <text:p>433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39.27" calcext:value-type="float">
            <text:p>39.27</text:p>
          </table:table-cell>
          <table:table-cell table:formula="of:=OFFSET([$Foglio1.F$4];(ROW()-1)*7; 0)" office:value-type="float" office:value="651" calcext:value-type="float">
            <text:p>6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65" calcext:value-type="float">
            <text:p>82.65</text:p>
          </table:table-cell>
        </table:table-row>
        <table:table-row table:style-name="ro1">
          <table:table-cell table:formula="of:=OFFSET([$Foglio1.C$4];(ROW()-1)*7; 0)" office:value-type="float" office:value="1194" calcext:value-type="float">
            <text:p>11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1.41" calcext:value-type="float">
            <text:p>71.41</text:p>
          </table:table-cell>
          <table:table-cell table:formula="of:=OFFSET([$Foglio1.F$4];(ROW()-1)*7; 0)" office:value-type="float" office:value="262" calcext:value-type="float">
            <text:p>262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07" calcext:value-type="float">
            <text:p>67.07</text:p>
          </table:table-cell>
        </table:table-row>
        <table:table-row table:style-name="ro1">
          <table:table-cell table:formula="of:=OFFSET([$Foglio1.C$4];(ROW()-1)*7; 0)" office:value-type="float" office:value="2508" calcext:value-type="float">
            <text:p>250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" calcext:value-type="float">
            <text:p>68</text:p>
          </table:table-cell>
          <table:table-cell table:formula="of:=OFFSET([$Foglio1.F$4];(ROW()-1)*7; 0)" office:value-type="float" office:value="521" calcext:value-type="float">
            <text:p>52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19" calcext:value-type="float">
            <text:p>73.19</text:p>
          </table:table-cell>
        </table:table-row>
        <table:table-row table:style-name="ro1">
          <table:table-cell table:formula="of:=OFFSET([$Foglio1.C$4];(ROW()-1)*7; 0)" office:value-type="float" office:value="1394" calcext:value-type="float">
            <text:p>1394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73" calcext:value-type="float">
            <text:p>73</text:p>
          </table:table-cell>
          <table:table-cell table:formula="of:=OFFSET([$Foglio1.F$4];(ROW()-1)*7; 0)" office:value-type="float" office:value="287" calcext:value-type="float">
            <text:p>287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73.64" calcext:value-type="float">
            <text:p>73.64</text:p>
          </table:table-cell>
        </table:table-row>
        <table:table-row table:style-name="ro1">
          <table:table-cell table:formula="of:=OFFSET([$Foglio1.C$4];(ROW()-1)*7; 0)" office:value-type="float" office:value="32" calcext:value-type="float">
            <text:p>3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128" calcext:value-type="float">
            <text:p>128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39" calcext:value-type="float">
            <text:p>75.39</text:p>
          </table:table-cell>
          <table:table-cell table:formula="of:=OFFSET([$Foglio1.F$4];(ROW()-1)*7; 0)" office:value-type="float" office:value="124" calcext:value-type="float">
            <text:p>1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4];(ROW()-1)*7; 0)" office:value-type="float" office:value="16" calcext:value-type="float">
            <text:p>1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3.86" calcext:value-type="float">
            <text:p>63.86</text:p>
          </table:table-cell>
          <table:table-cell table:formula="of:=OFFSET([$Foglio1.F$4];(ROW()-1)*7; 0)" office:value-type="float" office:value="11" calcext:value-type="float">
            <text:p>1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4];(ROW()-1)*7; 0)" office:value-type="float" office:value="9" calcext:value-type="float">
            <text:p>9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3.29" calcext:value-type="float">
            <text:p>73.29</text:p>
          </table:table-cell>
          <table:table-cell table:formula="of:=OFFSET([$Foglio1.F$4];(ROW()-1)*7; 0)" office:value-type="float" office:value="5" calcext:value-type="float">
            <text:p>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4];(ROW()-1)*7; 0)" office:value-type="float" office:value="75" calcext:value-type="float">
            <text:p>75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9.56" calcext:value-type="float">
            <text:p>69.56</text:p>
          </table:table-cell>
          <table:table-cell table:formula="of:=OFFSET([$Foglio1.F$4];(ROW()-1)*7; 0)" office:value-type="float" office:value="33" calcext:value-type="float">
            <text:p>33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4];(ROW()-1)*7; 0)" office:value-type="float" office:value="80" calcext:value-type="float">
            <text:p>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2.3" calcext:value-type="float">
            <text:p>82.3</text:p>
          </table:table-cell>
          <table:table-cell table:formula="of:=OFFSET([$Foglio1.F$4];(ROW()-1)*7; 0)" office:value-type="float" office:value="20" calcext:value-type="float">
            <text:p>20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4];(ROW()-1)*7; 0)" office:value-type="float" office:value="380" calcext:value-type="float">
            <text:p>38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0.77" calcext:value-type="float">
            <text:p>70.77</text:p>
          </table:table-cell>
          <table:table-cell table:formula="of:=OFFSET([$Foglio1.F$4];(ROW()-1)*7; 0)" office:value-type="float" office:value="189" calcext:value-type="float">
            <text:p>189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6.67" calcext:value-type="float">
            <text:p>76.67</text:p>
          </table:table-cell>
        </table:table-row>
        <table:table-row table:style-name="ro1">
          <table:table-cell table:formula="of:=OFFSET([$Foglio1.C$4];(ROW()-1)*7; 0)" office:value-type="float" office:value="244" calcext:value-type="float">
            <text:p>244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7.29" calcext:value-type="float">
            <text:p>67.29</text:p>
          </table:table-cell>
          <table:table-cell table:formula="of:=OFFSET([$Foglio1.F$4];(ROW()-1)*7; 0)" office:value-type="float" office:value="98" calcext:value-type="float">
            <text:p>9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4];(ROW()-1)*7; 0)" office:value-type="float" office:value="210" calcext:value-type="float">
            <text:p>21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5.72" calcext:value-type="float">
            <text:p>75.72</text:p>
          </table:table-cell>
          <table:table-cell table:formula="of:=OFFSET([$Foglio1.F$4];(ROW()-1)*7; 0)" office:value-type="float" office:value="24" calcext:value-type="float">
            <text:p>24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4];(ROW()-1)*7; 0)" office:value-type="float" office:value="41" calcext:value-type="float">
            <text:p>41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80.24" calcext:value-type="float">
            <text:p>80.24</text:p>
          </table:table-cell>
          <table:table-cell table:formula="of:=OFFSET([$Foglio1.F$4];(ROW()-1)*7; 0)" office:value-type="float" office:value="18" calcext:value-type="float">
            <text:p>1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4];(ROW()-1)*7; 0)" office:value-type="float" office:value="167" calcext:value-type="float">
            <text:p>167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72" calcext:value-type="float">
            <text:p>60.72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7.36" calcext:value-type="float">
            <text:p>67.36</text:p>
          </table:table-cell>
        </table:table-row>
        <table:table-row table:style-name="ro1">
          <table:table-cell table:formula="of:=OFFSET([$Foglio1.C$4];(ROW()-1)*7; 0)" office:value-type="float" office:value="102" calcext:value-type="float">
            <text:p>102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8.5" calcext:value-type="float">
            <text:p>68.5</text:p>
          </table:table-cell>
          <table:table-cell table:formula="of:=OFFSET([$Foglio1.F$4];(ROW()-1)*7; 0)" office:value-type="float" office:value="46" calcext:value-type="float">
            <text:p>46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0.91" calcext:value-type="float">
            <text:p>60.91</text:p>
          </table:table-cell>
        </table:table-row>
        <table:table-row table:style-name="ro1">
          <table:table-cell table:formula="of:=OFFSET([$Foglio1.C$4];(ROW()-1)*7; 0)" office:value-type="float" office:value="29" calcext:value-type="float">
            <text:p>29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58" calcext:value-type="float">
            <text:p>60.58</text:p>
          </table:table-cell>
          <table:table-cell table:formula="of:=OFFSET([$Foglio1.F$4];(ROW()-1)*7; 0)" office:value-type="float" office:value="13" calcext:value-type="float">
            <text:p>13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4];(ROW()-1)*7; 0)" office:value-type="float" office:value="18" calcext:value-type="float">
            <text:p>18</text:p>
          </table:table-cell>
          <table:table-cell table:formula="of:=OFFSET([$Foglio1.D$4];(ROW()-1)*7; 0)" office:value-type="float" office:value="2" calcext:value-type="float">
            <text:p>2</text:p>
          </table:table-cell>
          <table:table-cell table:formula="of:=OFFSET([$Foglio1.E$4];(ROW()-1)*7; 0)" office:value-type="float" office:value="60.41" calcext:value-type="float">
            <text:p>60.41</text:p>
          </table:table-cell>
          <table:table-cell table:formula="of:=OFFSET([$Foglio1.F$4];(ROW()-1)*7; 0)" office:value-type="float" office:value="10" calcext:value-type="float">
            <text:p>10</text:p>
          </table:table-cell>
          <table:table-cell table:formula="of:=OFFSET([$Foglio1.G$4];(ROW()-1)*7; 0)" office:value-type="float" office:value="2" calcext:value-type="float">
            <text:p>2</text:p>
          </table:table-cell>
          <table:table-cell table:formula="of:=OFFSET([$Foglio1.H$4];(ROW()-1)*7; 0)" office:value-type="float" office:value="62.49" calcext:value-type="float">
            <text:p>62.49</text:p>
          </table:table-cell>
        </table:table-row>
        <table:table-row table:style-name="ro1">
          <table:table-cell table:formula="of:=OFFSET([$Foglio1.C$4];(ROW()-1)*7; 0)" office:value-type="float" office:value="5493" calcext:value-type="float">
            <text:p>5493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15" calcext:value-type="float">
            <text:p>71.15</text:p>
          </table:table-cell>
          <table:table-cell table:formula="of:=OFFSET([$Foglio1.F$4];(ROW()-1)*7; 0)" office:value-type="float" office:value="345" calcext:value-type="float">
            <text:p>345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81.11" calcext:value-type="float">
            <text:p>81.11</text:p>
          </table:table-cell>
        </table:table-row>
        <table:table-row table:style-name="ro1">
          <table:table-cell table:formula="of:=OFFSET([$Foglio1.C$4];(ROW()-1)*7; 0)" office:value-type="float" office:value="1417" calcext:value-type="float">
            <text:p>141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0.54" calcext:value-type="float">
            <text:p>60.54</text:p>
          </table:table-cell>
          <table:table-cell table:formula="of:=OFFSET([$Foglio1.F$4];(ROW()-1)*7; 0)" office:value-type="float" office:value="108" calcext:value-type="float">
            <text:p>10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96" calcext:value-type="float">
            <text:p>67.96</text:p>
          </table:table-cell>
        </table:table-row>
        <table:table-row table:style-name="ro1">
          <table:table-cell table:formula="of:=OFFSET([$Foglio1.C$4];(ROW()-1)*7; 0)" office:value-type="float" office:value="2977" calcext:value-type="float">
            <text:p>2977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61.41" calcext:value-type="float">
            <text:p>61.41</text:p>
          </table:table-cell>
          <table:table-cell table:formula="of:=OFFSET([$Foglio1.F$4];(ROW()-1)*7; 0)" office:value-type="float" office:value="228" calcext:value-type="float">
            <text:p>228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9.38" calcext:value-type="float">
            <text:p>69.38</text:p>
          </table:table-cell>
        </table:table-row>
        <table:table-row table:style-name="ro1">
          <table:table-cell table:formula="of:=OFFSET([$Foglio1.C$4];(ROW()-1)*7; 0)" office:value-type="float" office:value="172" calcext:value-type="float">
            <text:p>172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9.05" calcext:value-type="float">
            <text:p>79.05</text:p>
          </table:table-cell>
          <table:table-cell table:formula="of:=OFFSET([$Foglio1.F$4];(ROW()-1)*7; 0)" office:value-type="float" office:value="51" calcext:value-type="float">
            <text:p>51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4.42" calcext:value-type="float">
            <text:p>64.42</text:p>
          </table:table-cell>
        </table:table-row>
        <table:table-row table:style-name="ro1">
          <table:table-cell table:formula="of:=OFFSET([$Foglio1.C$4];(ROW()-1)*7; 0)" office:value-type="float" office:value="26" calcext:value-type="float">
            <text:p>26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71.74" calcext:value-type="float">
            <text:p>71.74</text:p>
          </table:table-cell>
          <table:table-cell table:formula="of:=OFFSET([$Foglio1.F$4];(ROW()-1)*7; 0)" office:value-type="float" office:value="17" calcext:value-type="float">
            <text:p>17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4];(ROW()-1)*7; 0)" office:value-type="float" office:value="30" calcext:value-type="float">
            <text:p>30</text:p>
          </table:table-cell>
          <table:table-cell table:formula="of:=OFFSET([$Foglio1.D$4];(ROW()-1)*7; 0)" office:value-type="float" office:value="1" calcext:value-type="float">
            <text:p>1</text:p>
          </table:table-cell>
          <table:table-cell table:formula="of:=OFFSET([$Foglio1.E$4];(ROW()-1)*7; 0)" office:value-type="float" office:value="56.35" calcext:value-type="float">
            <text:p>56.35</text:p>
          </table:table-cell>
          <table:table-cell table:formula="of:=OFFSET([$Foglio1.F$4];(ROW()-1)*7; 0)" office:value-type="float" office:value="12" calcext:value-type="float">
            <text:p>12</text:p>
          </table:table-cell>
          <table:table-cell table:formula="of:=OFFSET([$Foglio1.G$4];(ROW()-1)*7; 0)" office:value-type="float" office:value="1" calcext:value-type="float">
            <text:p>1</text:p>
          </table:table-cell>
          <table:table-cell table:formula="of:=OFFSET([$Foglio1.H$4];(ROW()-1)*7; 0)" office:value-type="float" office:value="67.25" calcext:value-type="float">
            <text:p>67.25</text:p>
          </table:table-cell>
        </table:table-row>
      </table:table>
      <table:table table:name="k=10" table:style-name="ta1">
        <table:table-column table:style-name="co2" table:number-columns-repeated="6" table:default-cell-style-name="Default"/>
        <table:table-row table:style-name="ro1">
          <table:table-cell table:formula="of:=OFFSET([$Foglio1.C$5];(ROW()-1)*7; 0)" office:value-type="float" office:value="502" calcext:value-type="float">
            <text:p>50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7" calcext:value-type="float">
            <text:p>71.47</text:p>
          </table:table-cell>
          <table:table-cell table:formula="of:=OFFSET([$Foglio1.F$5];(ROW()-1)*7; 0)" office:value-type="float" office:value="151" calcext:value-type="float">
            <text:p>15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5];(ROW()-1)*7; 0)" office:value-type="float" office:value="1537" calcext:value-type="float">
            <text:p>15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8.58" calcext:value-type="float">
            <text:p>78.58</text:p>
          </table:table-cell>
          <table:table-cell table:formula="of:=OFFSET([$Foglio1.F$5];(ROW()-1)*7; 0)" office:value-type="float" office:value="311" calcext:value-type="float">
            <text:p>31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6.65" calcext:value-type="float">
            <text:p>86.65</text:p>
          </table:table-cell>
        </table:table-row>
        <table:table-row table:style-name="ro1">
          <table:table-cell table:formula="of:=OFFSET([$Foglio1.C$5];(ROW()-1)*7; 0)" office:value-type="float" office:value="532" calcext:value-type="float">
            <text:p>5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36" calcext:value-type="float">
            <text:p>73.36</text:p>
          </table:table-cell>
          <table:table-cell table:formula="of:=OFFSET([$Foglio1.F$5];(ROW()-1)*7; 0)" office:value-type="float" office:value="141" calcext:value-type="float">
            <text:p>1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3" calcext:value-type="float">
            <text:p>72.73</text:p>
          </table:table-cell>
        </table:table-row>
        <table:table-row table:style-name="ro1">
          <table:table-cell table:formula="of:=OFFSET([$Foglio1.C$5];(ROW()-1)*7; 0)" office:value-type="float" office:value="1934" calcext:value-type="float">
            <text:p>19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9.27" calcext:value-type="float">
            <text:p>59.27</text:p>
          </table:table-cell>
          <table:table-cell table:formula="of:=OFFSET([$Foglio1.F$5];(ROW()-1)*7; 0)" office:value-type="float" office:value="203" calcext:value-type="float">
            <text:p>20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7" calcext:value-type="float">
            <text:p>76.37</text:p>
          </table:table-cell>
        </table:table-row>
        <table:table-row table:style-name="ro1">
          <table:table-cell table:formula="of:=OFFSET([$Foglio1.C$5];(ROW()-1)*7; 0)" office:value-type="float" office:value="324" calcext:value-type="float">
            <text:p>3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2" calcext:value-type="float">
            <text:p>73.22</text:p>
          </table:table-cell>
          <table:table-cell table:formula="of:=OFFSET([$Foglio1.F$5];(ROW()-1)*7; 0)" office:value-type="float" office:value="104" calcext:value-type="float">
            <text:p>10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76" calcext:value-type="float">
            <text:p>69.76</text:p>
          </table:table-cell>
        </table:table-row>
        <table:table-row table:style-name="ro1">
          <table:table-cell table:formula="of:=OFFSET([$Foglio1.C$5];(ROW()-1)*7; 0)" office:value-type="float" office:value="1638" calcext:value-type="float">
            <text:p>163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3" calcext:value-type="float">
            <text:p>74.23</text:p>
          </table:table-cell>
          <table:table-cell table:formula="of:=OFFSET([$Foglio1.F$5];(ROW()-1)*7; 0)" office:value-type="float" office:value="419" calcext:value-type="float">
            <text:p>4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46" calcext:value-type="float">
            <text:p>82.46</text:p>
          </table:table-cell>
        </table:table-row>
        <table:table-row table:style-name="ro1">
          <table:table-cell table:formula="of:=OFFSET([$Foglio1.C$5];(ROW()-1)*7; 0)" office:value-type="float" office:value="1052" calcext:value-type="float">
            <text:p>105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06" calcext:value-type="float">
            <text:p>69.06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03" calcext:value-type="float">
            <text:p>81.03</text:p>
          </table:table-cell>
        </table:table-row>
        <table:table-row table:style-name="ro1">
          <table:table-cell table:formula="of:=OFFSET([$Foglio1.C$5];(ROW()-1)*7; 0)" office:value-type="float" office:value="240" calcext:value-type="float">
            <text:p>2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51" calcext:value-type="float">
            <text:p>76.51</text:p>
          </table:table-cell>
          <table:table-cell table:formula="of:=OFFSET([$Foglio1.F$5];(ROW()-1)*7; 0)" office:value-type="float" office:value="66" calcext:value-type="float">
            <text:p>6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5];(ROW()-1)*7; 0)" office:value-type="float" office:value="989" calcext:value-type="float">
            <text:p>98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6" calcext:value-type="float">
            <text:p>74.36</text:p>
          </table:table-cell>
          <table:table-cell table:formula="of:=OFFSET([$Foglio1.F$5];(ROW()-1)*7; 0)" office:value-type="float" office:value="319" calcext:value-type="float">
            <text:p>3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8" calcext:value-type="float">
            <text:p>81.8</text:p>
          </table:table-cell>
        </table:table-row>
        <table:table-row table:style-name="ro1">
          <table:table-cell table:formula="of:=OFFSET([$Foglio1.C$5];(ROW()-1)*7; 0)" office:value-type="float" office:value="321" calcext:value-type="float">
            <text:p>3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34" calcext:value-type="float">
            <text:p>76.34</text:p>
          </table:table-cell>
          <table:table-cell table:formula="of:=OFFSET([$Foglio1.F$5];(ROW()-1)*7; 0)" office:value-type="float" office:value="102" calcext:value-type="float">
            <text:p>10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5];(ROW()-1)*7; 0)" office:value-type="float" office:value="437" calcext:value-type="float">
            <text:p>43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04" calcext:value-type="float">
            <text:p>73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04" calcext:value-type="float">
            <text:p>73.04</text:p>
          </table:table-cell>
        </table:table-row>
        <table:table-row table:style-name="ro1">
          <table:table-cell table:formula="of:=OFFSET([$Foglio1.C$5];(ROW()-1)*7; 0)" office:value-type="float" office:value="1746" calcext:value-type="float">
            <text:p>174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9.36" calcext:value-type="float">
            <text:p>49.36</text:p>
          </table:table-cell>
          <table:table-cell table:formula="of:=OFFSET([$Foglio1.F$5];(ROW()-1)*7; 0)" office:value-type="float" office:value="153" calcext:value-type="float">
            <text:p>15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5];(ROW()-1)*7; 0)" office:value-type="float" office:value="585" calcext:value-type="float">
            <text:p>58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7" calcext:value-type="float">
            <text:p>69.77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12" calcext:value-type="float">
            <text:p>73.12</text:p>
          </table:table-cell>
        </table:table-row>
        <table:table-row table:style-name="ro1">
          <table:table-cell table:formula="of:=OFFSET([$Foglio1.C$5];(ROW()-1)*7; 0)" office:value-type="float" office:value="959" calcext:value-type="float">
            <text:p>9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2" calcext:value-type="float">
            <text:p>71.72</text:p>
          </table:table-cell>
          <table:table-cell table:formula="of:=OFFSET([$Foglio1.F$5];(ROW()-1)*7; 0)" office:value-type="float" office:value="229" calcext:value-type="float">
            <text:p>2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74" calcext:value-type="float">
            <text:p>80.74</text:p>
          </table:table-cell>
        </table:table-row>
        <table:table-row table:style-name="ro1">
          <table:table-cell table:formula="of:=OFFSET([$Foglio1.C$5];(ROW()-1)*7; 0)" office:value-type="float" office:value="1415" calcext:value-type="float">
            <text:p>14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62" calcext:value-type="float">
            <text:p>80.62</text:p>
          </table:table-cell>
          <table:table-cell table:formula="of:=OFFSET([$Foglio1.F$5];(ROW()-1)*7; 0)" office:value-type="float" office:value="245" calcext:value-type="float">
            <text:p>2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7" calcext:value-type="float">
            <text:p>70.17</text:p>
          </table:table-cell>
        </table:table-row>
        <table:table-row table:style-name="ro1">
          <table:table-cell table:formula="of:=OFFSET([$Foglio1.C$5];(ROW()-1)*7; 0)" office:value-type="float" office:value="808" calcext:value-type="float">
            <text:p>8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42" calcext:value-type="float">
            <text:p>71.42</text:p>
          </table:table-cell>
          <table:table-cell table:formula="of:=OFFSET([$Foglio1.F$5];(ROW()-1)*7; 0)" office:value-type="float" office:value="265" calcext:value-type="float">
            <text:p>2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27" calcext:value-type="float">
            <text:p>76.27</text:p>
          </table:table-cell>
        </table:table-row>
        <table:table-row table:style-name="ro1">
          <table:table-cell table:formula="of:=OFFSET([$Foglio1.C$5];(ROW()-1)*7; 0)" office:value-type="float" office:value="535" calcext:value-type="float">
            <text:p>53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41" calcext:value-type="float">
            <text:p>77.41</text:p>
          </table:table-cell>
          <table:table-cell table:formula="of:=OFFSET([$Foglio1.F$5];(ROW()-1)*7; 0)" office:value-type="float" office:value="148" calcext:value-type="float">
            <text:p>14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6" calcext:value-type="float">
            <text:p>72.96</text:p>
          </table:table-cell>
        </table:table-row>
        <table:table-row table:style-name="ro1">
          <table:table-cell table:formula="of:=OFFSET([$Foglio1.C$5];(ROW()-1)*7; 0)" office:value-type="float" office:value="434" calcext:value-type="float">
            <text:p>43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18" calcext:value-type="float">
            <text:p>75.18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5];(ROW()-1)*7; 0)" office:value-type="float" office:value="623" calcext:value-type="float">
            <text:p>62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7.57" calcext:value-type="float">
            <text:p>77.57</text:p>
          </table:table-cell>
          <table:table-cell table:formula="of:=OFFSET([$Foglio1.F$5];(ROW()-1)*7; 0)" office:value-type="float" office:value="172" calcext:value-type="float">
            <text:p>17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59.29" calcext:value-type="float">
            <text:p>59.29</text:p>
          </table:table-cell>
        </table:table-row>
        <table:table-row table:style-name="ro1">
          <table:table-cell table:formula="of:=OFFSET([$Foglio1.C$5];(ROW()-1)*7; 0)" office:value-type="float" office:value="615" calcext:value-type="float">
            <text:p>61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36" calcext:value-type="float">
            <text:p>66.36</text:p>
          </table:table-cell>
          <table:table-cell table:formula="of:=OFFSET([$Foglio1.F$5];(ROW()-1)*7; 0)" office:value-type="float" office:value="127" calcext:value-type="float">
            <text:p>1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166" calcext:value-type="float">
            <text:p>16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5" calcext:value-type="float">
            <text:p>75.35</text:p>
          </table:table-cell>
          <table:table-cell table:formula="of:=OFFSET([$Foglio1.F$5];(ROW()-1)*7; 0)" office:value-type="float" office:value="60" calcext:value-type="float">
            <text:p>6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69" calcext:value-type="float">
            <text:p>72.69</text:p>
          </table:table-cell>
        </table:table-row>
        <table:table-row table:style-name="ro1">
          <table:table-cell table:formula="of:=OFFSET([$Foglio1.C$5];(ROW()-1)*7; 0)" office:value-type="float" office:value="141" calcext:value-type="float">
            <text:p>14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21" calcext:value-type="float">
            <text:p>74.21</text:p>
          </table:table-cell>
          <table:table-cell table:formula="of:=OFFSET([$Foglio1.F$5];(ROW()-1)*7; 0)" office:value-type="float" office:value="50" calcext:value-type="float">
            <text:p>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4" calcext:value-type="float">
            <text:p>74.14</text:p>
          </table:table-cell>
        </table:table-row>
        <table:table-row table:style-name="ro1">
          <table:table-cell table:formula="of:=OFFSET([$Foglio1.C$5];(ROW()-1)*7; 0)" office:value-type="float" office:value="173" calcext:value-type="float">
            <text:p>17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9" calcext:value-type="float">
            <text:p>75.99</text:p>
          </table:table-cell>
          <table:table-cell table:formula="of:=OFFSET([$Foglio1.F$5];(ROW()-1)*7; 0)" office:value-type="float" office:value="57" calcext:value-type="float">
            <text:p>5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42" calcext:value-type="float">
            <text:p>77.42</text:p>
          </table:table-cell>
        </table:table-row>
        <table:table-row table:style-name="ro1">
          <table:table-cell table:formula="of:=OFFSET([$Foglio1.C$5];(ROW()-1)*7; 0)" office:value-type="float" office:value="110" calcext:value-type="float">
            <text:p>11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19" calcext:value-type="float">
            <text:p>79.19</text:p>
          </table:table-cell>
          <table:table-cell table:formula="of:=OFFSET([$Foglio1.F$5];(ROW()-1)*7; 0)" office:value-type="float" office:value="40" calcext:value-type="float">
            <text:p>4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6" calcext:value-type="float">
            <text:p>78.76</text:p>
          </table:table-cell>
        </table:table-row>
        <table:table-row table:style-name="ro1">
          <table:table-cell table:formula="of:=OFFSET([$Foglio1.C$5];(ROW()-1)*7; 0)" office:value-type="float" office:value="431" calcext:value-type="float">
            <text:p>4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" calcext:value-type="float">
            <text:p>70.7</text:p>
          </table:table-cell>
          <table:table-cell table:formula="of:=OFFSET([$Foglio1.F$5];(ROW()-1)*7; 0)" office:value-type="float" office:value="181" calcext:value-type="float">
            <text:p>1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62" calcext:value-type="float">
            <text:p>69.62</text:p>
          </table:table-cell>
        </table:table-row>
        <table:table-row table:style-name="ro1">
          <table:table-cell table:formula="of:=OFFSET([$Foglio1.C$5];(ROW()-1)*7; 0)" office:value-type="float" office:value="194" calcext:value-type="float">
            <text:p>19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92" calcext:value-type="float">
            <text:p>75.92</text:p>
          </table:table-cell>
          <table:table-cell table:formula="of:=OFFSET([$Foglio1.F$5];(ROW()-1)*7; 0)" office:value-type="float" office:value="49" calcext:value-type="float">
            <text:p>4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76" calcext:value-type="float">
            <text:p>2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9" calcext:value-type="float">
            <text:p>70.9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99" calcext:value-type="float">
            <text:p>72.99</text:p>
          </table:table-cell>
        </table:table-row>
        <table:table-row table:style-name="ro1">
          <table:table-cell table:formula="of:=OFFSET([$Foglio1.C$5];(ROW()-1)*7; 0)" office:value-type="float" office:value="236" calcext:value-type="float">
            <text:p>2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2" calcext:value-type="float">
            <text:p>70.2</text:p>
          </table:table-cell>
          <table:table-cell table:formula="of:=OFFSET([$Foglio1.F$5];(ROW()-1)*7; 0)" office:value-type="float" office:value="59" calcext:value-type="float">
            <text:p>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3" calcext:value-type="float">
            <text:p>79.3</text:p>
          </table:table-cell>
        </table:table-row>
        <table:table-row table:style-name="ro1">
          <table:table-cell table:formula="of:=OFFSET([$Foglio1.C$5];(ROW()-1)*7; 0)" office:value-type="float" office:value="244" calcext:value-type="float">
            <text:p>24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9.77" calcext:value-type="float">
            <text:p>79.77</text:p>
          </table:table-cell>
          <table:table-cell table:formula="of:=OFFSET([$Foglio1.F$5];(ROW()-1)*7; 0)" office:value-type="float" office:value="68" calcext:value-type="float">
            <text:p>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69" calcext:value-type="float">
            <text:p>76.69</text:p>
          </table:table-cell>
        </table:table-row>
        <table:table-row table:style-name="ro1">
          <table:table-cell table:formula="of:=OFFSET([$Foglio1.C$5];(ROW()-1)*7; 0)" office:value-type="float" office:value="199" calcext:value-type="float">
            <text:p>19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6.44" calcext:value-type="float">
            <text:p>76.44</text:p>
          </table:table-cell>
          <table:table-cell table:formula="of:=OFFSET([$Foglio1.F$5];(ROW()-1)*7; 0)" office:value-type="float" office:value="34" calcext:value-type="float">
            <text:p>3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63" calcext:value-type="float">
            <text:p>75.63</text:p>
          </table:table-cell>
        </table:table-row>
        <table:table-row table:style-name="ro1">
          <table:table-cell table:formula="of:=OFFSET([$Foglio1.C$5];(ROW()-1)*7; 0)" office:value-type="float" office:value="191" calcext:value-type="float">
            <text:p>19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36" calcext:value-type="float">
            <text:p>72.36</text:p>
          </table:table-cell>
          <table:table-cell table:formula="of:=OFFSET([$Foglio1.F$5];(ROW()-1)*7; 0)" office:value-type="float" office:value="61" calcext:value-type="float">
            <text:p>6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43" calcext:value-type="float">
            <text:p>72.43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71" calcext:value-type="float">
            <text:p>73.71</text:p>
          </table:table-cell>
          <table:table-cell table:formula="of:=OFFSET([$Foglio1.F$5];(ROW()-1)*7; 0)" office:value-type="float" office:value="45" calcext:value-type="float">
            <text:p>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5];(ROW()-1)*7; 0)" office:value-type="float" office:value="462" calcext:value-type="float">
            <text:p>4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4" calcext:value-type="float">
            <text:p>75.74</text:p>
          </table:table-cell>
          <table:table-cell table:formula="of:=OFFSET([$Foglio1.F$5];(ROW()-1)*7; 0)" office:value-type="float" office:value="120" calcext:value-type="float">
            <text:p>1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5];(ROW()-1)*7; 0)" office:value-type="float" office:value="170" calcext:value-type="float">
            <text:p>17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4.99" calcext:value-type="float">
            <text:p>64.99</text:p>
          </table:table-cell>
          <table:table-cell table:formula="of:=OFFSET([$Foglio1.F$5];(ROW()-1)*7; 0)" office:value-type="float" office:value="78" calcext:value-type="float">
            <text:p>7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5];(ROW()-1)*7; 0)" office:value-type="float" office:value="253" calcext:value-type="float">
            <text:p>25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43" calcext:value-type="float">
            <text:p>72.43</text:p>
          </table:table-cell>
          <table:table-cell table:formula="of:=OFFSET([$Foglio1.F$5];(ROW()-1)*7; 0)" office:value-type="float" office:value="81" calcext:value-type="float">
            <text:p>8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2" calcext:value-type="float">
            <text:p>71.2</text:p>
          </table:table-cell>
        </table:table-row>
        <table:table-row table:style-name="ro1">
          <table:table-cell table:formula="of:=OFFSET([$Foglio1.C$5];(ROW()-1)*7; 0)" office:value-type="float" office:value="618" calcext:value-type="float">
            <text:p>61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6.81" calcext:value-type="float">
            <text:p>66.81</text:p>
          </table:table-cell>
          <table:table-cell table:formula="of:=OFFSET([$Foglio1.F$5];(ROW()-1)*7; 0)" office:value-type="float" office:value="180" calcext:value-type="float">
            <text:p>18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01" calcext:value-type="float">
            <text:p>78.01</text:p>
          </table:table-cell>
        </table:table-row>
        <table:table-row table:style-name="ro1">
          <table:table-cell table:formula="of:=OFFSET([$Foglio1.C$5];(ROW()-1)*7; 0)" office:value-type="float" office:value="184" calcext:value-type="float">
            <text:p>18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94" calcext:value-type="float">
            <text:p>73.94</text:p>
          </table:table-cell>
          <table:table-cell table:formula="of:=OFFSET([$Foglio1.F$5];(ROW()-1)*7; 0)" office:value-type="float" office:value="92" calcext:value-type="float">
            <text:p>9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5];(ROW()-1)*7; 0)" office:value-type="float" office:value="259" calcext:value-type="float">
            <text:p>25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69" calcext:value-type="float">
            <text:p>70.69</text:p>
          </table:table-cell>
          <table:table-cell table:formula="of:=OFFSET([$Foglio1.F$5];(ROW()-1)*7; 0)" office:value-type="float" office:value="83" calcext:value-type="float">
            <text:p>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5];(ROW()-1)*7; 0)" office:value-type="float" office:value="121" calcext:value-type="float">
            <text:p>12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76" calcext:value-type="float">
            <text:p>71.76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74" calcext:value-type="float">
            <text:p>79.74</text:p>
          </table:table-cell>
        </table:table-row>
        <table:table-row table:style-name="ro1">
          <table:table-cell table:formula="of:=OFFSET([$Foglio1.C$5];(ROW()-1)*7; 0)" office:value-type="float" office:value="381" calcext:value-type="float">
            <text:p>38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97" calcext:value-type="float">
            <text:p>71.97</text:p>
          </table:table-cell>
          <table:table-cell table:formula="of:=OFFSET([$Foglio1.F$5];(ROW()-1)*7; 0)" office:value-type="float" office:value="79" calcext:value-type="float">
            <text:p>7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5.09" calcext:value-type="float">
            <text:p>75.09</text:p>
          </table:table-cell>
        </table:table-row>
        <table:table-row table:style-name="ro1">
          <table:table-cell table:formula="of:=OFFSET([$Foglio1.C$5];(ROW()-1)*7; 0)" office:value-type="float" office:value="1062" calcext:value-type="float">
            <text:p>106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63" calcext:value-type="float">
            <text:p>75.63</text:p>
          </table:table-cell>
          <table:table-cell table:formula="of:=OFFSET([$Foglio1.F$5];(ROW()-1)*7; 0)" office:value-type="float" office:value="122" calcext:value-type="float">
            <text:p>12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21" calcext:value-type="float">
            <text:p>74.21</text:p>
          </table:table-cell>
        </table:table-row>
        <table:table-row table:style-name="ro1">
          <table:table-cell table:formula="of:=OFFSET([$Foglio1.C$5];(ROW()-1)*7; 0)" office:value-type="float" office:value="849" calcext:value-type="float">
            <text:p>8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83" calcext:value-type="float">
            <text:p>75.83</text:p>
          </table:table-cell>
          <table:table-cell table:formula="of:=OFFSET([$Foglio1.F$5];(ROW()-1)*7; 0)" office:value-type="float" office:value="214" calcext:value-type="float">
            <text:p>21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5];(ROW()-1)*7; 0)" office:value-type="float" office:value="3028" calcext:value-type="float">
            <text:p>302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89" calcext:value-type="float">
            <text:p>71.89</text:p>
          </table:table-cell>
          <table:table-cell table:formula="of:=OFFSET([$Foglio1.F$5];(ROW()-1)*7; 0)" office:value-type="float" office:value="515" calcext:value-type="float">
            <text:p>51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8.88" calcext:value-type="float">
            <text:p>58.88</text:p>
          </table:table-cell>
        </table:table-row>
        <table:table-row table:style-name="ro1">
          <table:table-cell table:formula="of:=OFFSET([$Foglio1.C$5];(ROW()-1)*7; 0)" office:value-type="float" office:value="1506" calcext:value-type="float">
            <text:p>150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72" calcext:value-type="float">
            <text:p>69.72</text:p>
          </table:table-cell>
          <table:table-cell table:formula="of:=OFFSET([$Foglio1.F$5];(ROW()-1)*7; 0)" office:value-type="float" office:value="310" calcext:value-type="float">
            <text:p>31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48" calcext:value-type="float">
            <text:p>78.48</text:p>
          </table:table-cell>
        </table:table-row>
        <table:table-row table:style-name="ro1">
          <table:table-cell table:formula="of:=OFFSET([$Foglio1.C$5];(ROW()-1)*7; 0)" office:value-type="float" office:value="2890" calcext:value-type="float">
            <text:p>28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3.78" calcext:value-type="float">
            <text:p>43.78</text:p>
          </table:table-cell>
          <table:table-cell table:formula="of:=OFFSET([$Foglio1.F$5];(ROW()-1)*7; 0)" office:value-type="float" office:value="529" calcext:value-type="float">
            <text:p>52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3.12" calcext:value-type="float">
            <text:p>83.12</text:p>
          </table:table-cell>
        </table:table-row>
        <table:table-row table:style-name="ro1">
          <table:table-cell table:formula="of:=OFFSET([$Foglio1.C$5];(ROW()-1)*7; 0)" office:value-type="float" office:value="4194" calcext:value-type="float">
            <text:p>419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3" calcext:value-type="float">
            <text:p>70.3</text:p>
          </table:table-cell>
          <table:table-cell table:formula="of:=OFFSET([$Foglio1.F$5];(ROW()-1)*7; 0)" office:value-type="float" office:value="280" calcext:value-type="float">
            <text:p>2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68" calcext:value-type="float">
            <text:p>72.68</text:p>
          </table:table-cell>
        </table:table-row>
        <table:table-row table:style-name="ro1">
          <table:table-cell table:formula="of:=OFFSET([$Foglio1.C$5];(ROW()-1)*7; 0)" office:value-type="float" office:value="2024" calcext:value-type="float">
            <text:p>2024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04" calcext:value-type="float">
            <text:p>70.04</text:p>
          </table:table-cell>
          <table:table-cell table:formula="of:=OFFSET([$Foglio1.F$5];(ROW()-1)*7; 0)" office:value-type="float" office:value="439" calcext:value-type="float">
            <text:p>43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2.72" calcext:value-type="float">
            <text:p>72.72</text:p>
          </table:table-cell>
        </table:table-row>
        <table:table-row table:style-name="ro1">
          <table:table-cell table:formula="of:=OFFSET([$Foglio1.C$5];(ROW()-1)*7; 0)" office:value-type="float" office:value="3395" calcext:value-type="float">
            <text:p>339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3.35" calcext:value-type="float">
            <text:p>63.35</text:p>
          </table:table-cell>
          <table:table-cell table:formula="of:=OFFSET([$Foglio1.F$5];(ROW()-1)*7; 0)" office:value-type="float" office:value="410" calcext:value-type="float">
            <text:p>41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4.88" calcext:value-type="float">
            <text:p>54.88</text:p>
          </table:table-cell>
        </table:table-row>
        <table:table-row table:style-name="ro1">
          <table:table-cell table:formula="of:=OFFSET([$Foglio1.C$5];(ROW()-1)*7; 0)" office:value-type="float" office:value="1140" calcext:value-type="float">
            <text:p>1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2.53" calcext:value-type="float">
            <text:p>72.53</text:p>
          </table:table-cell>
          <table:table-cell table:formula="of:=OFFSET([$Foglio1.F$5];(ROW()-1)*7; 0)" office:value-type="float" office:value="128" calcext:value-type="float">
            <text:p>1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1" calcext:value-type="float">
            <text:p>76.11</text:p>
          </table:table-cell>
        </table:table-row>
        <table:table-row table:style-name="ro1">
          <table:table-cell table:formula="of:=OFFSET([$Foglio1.C$5];(ROW()-1)*7; 0)" office:value-type="float" office:value="1950" calcext:value-type="float">
            <text:p>195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81" calcext:value-type="float">
            <text:p>70.81</text:p>
          </table:table-cell>
          <table:table-cell table:formula="of:=OFFSET([$Foglio1.F$5];(ROW()-1)*7; 0)" office:value-type="float" office:value="283" calcext:value-type="float">
            <text:p>283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2375" calcext:value-type="float">
            <text:p>2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25" calcext:value-type="float">
            <text:p>71.25</text:p>
          </table:table-cell>
          <table:table-cell table:formula="of:=OFFSET([$Foglio1.F$5];(ROW()-1)*7; 0)" office:value-type="float" office:value="297" calcext:value-type="float">
            <text:p>29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81" calcext:value-type="float">
            <text:p>69.81</text:p>
          </table:table-cell>
        </table:table-row>
        <table:table-row table:style-name="ro1">
          <table:table-cell table:formula="of:=OFFSET([$Foglio1.C$5];(ROW()-1)*7; 0)" office:value-type="float" office:value="332" calcext:value-type="float">
            <text:p>33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69" calcext:value-type="float">
            <text:p>74.69</text:p>
          </table:table-cell>
          <table:table-cell table:formula="of:=OFFSET([$Foglio1.F$5];(ROW()-1)*7; 0)" office:value-type="float" office:value="85" calcext:value-type="float">
            <text:p>8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17" calcext:value-type="float">
            <text:p>76.17</text:p>
          </table:table-cell>
        </table:table-row>
        <table:table-row table:style-name="ro1">
          <table:table-cell table:formula="of:=OFFSET([$Foglio1.C$5];(ROW()-1)*7; 0)" office:value-type="float" office:value="2843" calcext:value-type="float">
            <text:p>284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73" calcext:value-type="float">
            <text:p>63.73</text:p>
          </table:table-cell>
          <table:table-cell table:formula="of:=OFFSET([$Foglio1.F$5];(ROW()-1)*7; 0)" office:value-type="float" office:value="365" calcext:value-type="float">
            <text:p>36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9.2" calcext:value-type="float">
            <text:p>69.2</text:p>
          </table:table-cell>
        </table:table-row>
        <table:table-row table:style-name="ro1">
          <table:table-cell table:formula="of:=OFFSET([$Foglio1.C$5];(ROW()-1)*7; 0)" office:value-type="float" office:value="3338" calcext:value-type="float">
            <text:p>3338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52" calcext:value-type="float">
            <text:p>74.52</text:p>
          </table:table-cell>
          <table:table-cell table:formula="of:=OFFSET([$Foglio1.F$5];(ROW()-1)*7; 0)" office:value-type="float" office:value="452" calcext:value-type="float">
            <text:p>45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0.11" calcext:value-type="float">
            <text:p>70.11</text:p>
          </table:table-cell>
        </table:table-row>
        <table:table-row table:style-name="ro1">
          <table:table-cell table:formula="of:=OFFSET([$Foglio1.C$5];(ROW()-1)*7; 0)" office:value-type="float" office:value="786" calcext:value-type="float">
            <text:p>78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32" calcext:value-type="float">
            <text:p>74.32</text:p>
          </table:table-cell>
          <table:table-cell table:formula="of:=OFFSET([$Foglio1.F$5];(ROW()-1)*7; 0)" office:value-type="float" office:value="168" calcext:value-type="float">
            <text:p>16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98" calcext:value-type="float">
            <text:p>71.98</text:p>
          </table:table-cell>
        </table:table-row>
        <table:table-row table:style-name="ro1">
          <table:table-cell table:formula="of:=OFFSET([$Foglio1.C$5];(ROW()-1)*7; 0)" office:value-type="float" office:value="1476" calcext:value-type="float">
            <text:p>14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4.87" calcext:value-type="float">
            <text:p>74.87</text:p>
          </table:table-cell>
          <table:table-cell table:formula="of:=OFFSET([$Foglio1.F$5];(ROW()-1)*7; 0)" office:value-type="float" office:value="420" calcext:value-type="float">
            <text:p>4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12" calcext:value-type="float">
            <text:p>80.12</text:p>
          </table:table-cell>
        </table:table-row>
        <table:table-row table:style-name="ro1">
          <table:table-cell table:formula="of:=OFFSET([$Foglio1.C$5];(ROW()-1)*7; 0)" office:value-type="float" office:value="1343" calcext:value-type="float">
            <text:p>134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45.86" calcext:value-type="float">
            <text:p>45.86</text:p>
          </table:table-cell>
          <table:table-cell table:formula="of:=OFFSET([$Foglio1.F$5];(ROW()-1)*7; 0)" office:value-type="float" office:value="295" calcext:value-type="float">
            <text:p>2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8" calcext:value-type="float">
            <text:p>48</text:p>
          </table:table-cell>
        </table:table-row>
        <table:table-row table:style-name="ro1">
          <table:table-cell table:formula="of:=OFFSET([$Foglio1.C$5];(ROW()-1)*7; 0)" office:value-type="float" office:value="1525" calcext:value-type="float">
            <text:p>152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7.19" calcext:value-type="float">
            <text:p>67.19</text:p>
          </table:table-cell>
          <table:table-cell table:formula="of:=OFFSET([$Foglio1.F$5];(ROW()-1)*7; 0)" office:value-type="float" office:value="195" calcext:value-type="float">
            <text:p>19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5];(ROW()-1)*7; 0)" office:value-type="float" office:value="658" calcext:value-type="float">
            <text:p>65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66" calcext:value-type="float">
            <text:p>69.66</text:p>
          </table:table-cell>
          <table:table-cell table:formula="of:=OFFSET([$Foglio1.F$5];(ROW()-1)*7; 0)" office:value-type="float" office:value="250" calcext:value-type="float">
            <text:p>25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8" calcext:value-type="float">
            <text:p>77.18</text:p>
          </table:table-cell>
        </table:table-row>
        <table:table-row table:style-name="ro1">
          <table:table-cell table:formula="of:=OFFSET([$Foglio1.C$5];(ROW()-1)*7; 0)" office:value-type="float" office:value="1498" calcext:value-type="float">
            <text:p>149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14" calcext:value-type="float">
            <text:p>69.14</text:p>
          </table:table-cell>
          <table:table-cell table:formula="of:=OFFSET([$Foglio1.F$5];(ROW()-1)*7; 0)" office:value-type="float" office:value="328" calcext:value-type="float">
            <text:p>3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87" calcext:value-type="float">
            <text:p>82.87</text:p>
          </table:table-cell>
        </table:table-row>
        <table:table-row table:style-name="ro1">
          <table:table-cell table:formula="of:=OFFSET([$Foglio1.C$5];(ROW()-1)*7; 0)" office:value-type="float" office:value="7705" calcext:value-type="float">
            <text:p>770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1.35" calcext:value-type="float">
            <text:p>71.35</text:p>
          </table:table-cell>
          <table:table-cell table:formula="of:=OFFSET([$Foglio1.F$5];(ROW()-1)*7; 0)" office:value-type="float" office:value="882" calcext:value-type="float">
            <text:p>88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5];(ROW()-1)*7; 0)" office:value-type="float" office:value="17406" calcext:value-type="float">
            <text:p>1740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78" calcext:value-type="float">
            <text:p>73.78</text:p>
          </table:table-cell>
          <table:table-cell table:formula="of:=OFFSET([$Foglio1.F$5];(ROW()-1)*7; 0)" office:value-type="float" office:value="1380" calcext:value-type="float">
            <text:p>1380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49" calcext:value-type="float">
            <text:p>73.49</text:p>
          </table:table-cell>
        </table:table-row>
        <table:table-row table:style-name="ro1">
          <table:table-cell table:formula="of:=OFFSET([$Foglio1.C$5];(ROW()-1)*7; 0)" office:value-type="float" office:value="13900" calcext:value-type="float">
            <text:p>139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69" calcext:value-type="float">
            <text:p>68.69</text:p>
          </table:table-cell>
          <table:table-cell table:formula="of:=OFFSET([$Foglio1.F$5];(ROW()-1)*7; 0)" office:value-type="float" office:value="1656" calcext:value-type="float">
            <text:p>165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5];(ROW()-1)*7; 0)" office:value-type="float" office:value="4290" calcext:value-type="float">
            <text:p>429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29" calcext:value-type="float">
            <text:p>67.29</text:p>
          </table:table-cell>
          <table:table-cell table:formula="of:=OFFSET([$Foglio1.F$5];(ROW()-1)*7; 0)" office:value-type="float" office:value="713" calcext:value-type="float">
            <text:p>71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47" calcext:value-type="float">
            <text:p>72.47</text:p>
          </table:table-cell>
        </table:table-row>
        <table:table-row table:style-name="ro1">
          <table:table-cell table:formula="of:=OFFSET([$Foglio1.C$5];(ROW()-1)*7; 0)" office:value-type="float" office:value="17117" calcext:value-type="float">
            <text:p>1711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4.36" calcext:value-type="float">
            <text:p>64.36</text:p>
          </table:table-cell>
          <table:table-cell table:formula="of:=OFFSET([$Foglio1.F$5];(ROW()-1)*7; 0)" office:value-type="float" office:value="1116" calcext:value-type="float">
            <text:p>111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1.67" calcext:value-type="float">
            <text:p>61.67</text:p>
          </table:table-cell>
        </table:table-row>
        <table:table-row table:style-name="ro1">
          <table:table-cell table:formula="of:=OFFSET([$Foglio1.C$5];(ROW()-1)*7; 0)" office:value-type="float" office:value="5507" calcext:value-type="float">
            <text:p>5507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5.99" calcext:value-type="float">
            <text:p>65.99</text:p>
          </table:table-cell>
          <table:table-cell table:formula="of:=OFFSET([$Foglio1.F$5];(ROW()-1)*7; 0)" office:value-type="float" office:value="1231" calcext:value-type="float">
            <text:p>123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61" calcext:value-type="float">
            <text:p>77.61</text:p>
          </table:table-cell>
        </table:table-row>
        <table:table-row table:style-name="ro1">
          <table:table-cell table:formula="of:=OFFSET([$Foglio1.C$5];(ROW()-1)*7; 0)" office:value-type="float" office:value="10700" calcext:value-type="float">
            <text:p>1070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29" calcext:value-type="float">
            <text:p>65.29</text:p>
          </table:table-cell>
          <table:table-cell table:formula="of:=OFFSET([$Foglio1.F$5];(ROW()-1)*7; 0)" office:value-type="float" office:value="901" calcext:value-type="float">
            <text:p>90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6.67" calcext:value-type="float">
            <text:p>66.67</text:p>
          </table:table-cell>
        </table:table-row>
        <table:table-row table:style-name="ro1">
          <table:table-cell table:formula="of:=OFFSET([$Foglio1.C$5];(ROW()-1)*7; 0)" office:value-type="float" office:value="3601" calcext:value-type="float">
            <text:p>360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0.59" calcext:value-type="float">
            <text:p>70.59</text:p>
          </table:table-cell>
          <table:table-cell table:formula="of:=OFFSET([$Foglio1.F$5];(ROW()-1)*7; 0)" office:value-type="float" office:value="933" calcext:value-type="float">
            <text:p>93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2.56" calcext:value-type="float">
            <text:p>72.56</text:p>
          </table:table-cell>
        </table:table-row>
        <table:table-row table:style-name="ro1">
          <table:table-cell table:formula="of:=OFFSET([$Foglio1.C$5];(ROW()-1)*7; 0)" office:value-type="float" office:value="3697" calcext:value-type="float">
            <text:p>3697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9.5" calcext:value-type="float">
            <text:p>69.5</text:p>
          </table:table-cell>
          <table:table-cell table:formula="of:=OFFSET([$Foglio1.F$5];(ROW()-1)*7; 0)" office:value-type="float" office:value="906" calcext:value-type="float">
            <text:p>906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57.8" calcext:value-type="float">
            <text:p>57.8</text:p>
          </table:table-cell>
        </table:table-row>
        <table:table-row table:style-name="ro1">
          <table:table-cell table:formula="of:=OFFSET([$Foglio1.C$5];(ROW()-1)*7; 0)" office:value-type="float" office:value="9862" calcext:value-type="float">
            <text:p>98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7.94" calcext:value-type="float">
            <text:p>67.94</text:p>
          </table:table-cell>
          <table:table-cell table:formula="of:=OFFSET([$Foglio1.F$5];(ROW()-1)*7; 0)" office:value-type="float" office:value="923" calcext:value-type="float">
            <text:p>9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49.66" calcext:value-type="float">
            <text:p>49.66</text:p>
          </table:table-cell>
        </table:table-row>
        <table:table-row table:style-name="ro1">
          <table:table-cell table:formula="of:=OFFSET([$Foglio1.C$5];(ROW()-1)*7; 0)" office:value-type="float" office:value="12072" calcext:value-type="float">
            <text:p>1207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6" calcext:value-type="float">
            <text:p>60.76</text:p>
          </table:table-cell>
          <table:table-cell table:formula="of:=OFFSET([$Foglio1.F$5];(ROW()-1)*7; 0)" office:value-type="float" office:value="1845" calcext:value-type="float">
            <text:p>184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7.33" calcext:value-type="float">
            <text:p>77.33</text:p>
          </table:table-cell>
        </table:table-row>
        <table:table-row table:style-name="ro1">
          <table:table-cell table:formula="of:=OFFSET([$Foglio1.C$5];(ROW()-1)*7; 0)" office:value-type="float" office:value="13866" calcext:value-type="float">
            <text:p>1386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3.13" calcext:value-type="float">
            <text:p>73.13</text:p>
          </table:table-cell>
          <table:table-cell table:formula="of:=OFFSET([$Foglio1.F$5];(ROW()-1)*7; 0)" office:value-type="float" office:value="1489" calcext:value-type="float">
            <text:p>148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5];(ROW()-1)*7; 0)" office:value-type="float" office:value="2961" calcext:value-type="float">
            <text:p>2961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1.18" calcext:value-type="float">
            <text:p>61.1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1.44" calcext:value-type="float">
            <text:p>81.44</text:p>
          </table:table-cell>
        </table:table-row>
        <table:table-row table:style-name="ro1">
          <table:table-cell table:formula="of:=OFFSET([$Foglio1.C$5];(ROW()-1)*7; 0)" office:value-type="float" office:value="11023" calcext:value-type="float">
            <text:p>11023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5.26" calcext:value-type="float">
            <text:p>75.26</text:p>
          </table:table-cell>
          <table:table-cell table:formula="of:=OFFSET([$Foglio1.F$5];(ROW()-1)*7; 0)" office:value-type="float" office:value="647" calcext:value-type="float">
            <text:p>64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5];(ROW()-1)*7; 0)" office:value-type="float" office:value="14729" calcext:value-type="float">
            <text:p>14729</text:p>
          </table:table-cell>
          <table:table-cell table:formula="of:=OFFSET([$Foglio1.D$5];(ROW()-1)*7; 0)" office:value-type="float" office:value="3" calcext:value-type="float">
            <text:p>3</text:p>
          </table:table-cell>
          <table:table-cell table:formula="of:=OFFSET([$Foglio1.E$5];(ROW()-1)*7; 0)" office:value-type="float" office:value="63.87" calcext:value-type="float">
            <text:p>63.87</text:p>
          </table:table-cell>
          <table:table-cell table:formula="of:=OFFSET([$Foglio1.F$5];(ROW()-1)*7; 0)" office:value-type="float" office:value="1095" calcext:value-type="float">
            <text:p>1095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82.81" calcext:value-type="float">
            <text:p>82.81</text:p>
          </table:table-cell>
        </table:table-row>
        <table:table-row table:style-name="ro1">
          <table:table-cell table:formula="of:=OFFSET([$Foglio1.C$5];(ROW()-1)*7; 0)" office:value-type="float" office:value="17086" calcext:value-type="float">
            <text:p>1708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4.31" calcext:value-type="float">
            <text:p>74.31</text:p>
          </table:table-cell>
          <table:table-cell table:formula="of:=OFFSET([$Foglio1.F$5];(ROW()-1)*7; 0)" office:value-type="float" office:value="751" calcext:value-type="float">
            <text:p>75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8.52" calcext:value-type="float">
            <text:p>78.52</text:p>
          </table:table-cell>
        </table:table-row>
        <table:table-row table:style-name="ro1">
          <table:table-cell table:formula="of:=OFFSET([$Foglio1.C$5];(ROW()-1)*7; 0)" office:value-type="float" office:value="5616" calcext:value-type="float">
            <text:p>561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67" calcext:value-type="float">
            <text:p>71.67</text:p>
          </table:table-cell>
          <table:table-cell table:formula="of:=OFFSET([$Foglio1.F$5];(ROW()-1)*7; 0)" office:value-type="float" office:value="1016" calcext:value-type="float">
            <text:p>1016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75" calcext:value-type="float">
            <text:p>76.75</text:p>
          </table:table-cell>
        </table:table-row>
        <table:table-row table:style-name="ro1">
          <table:table-cell table:formula="of:=OFFSET([$Foglio1.C$5];(ROW()-1)*7; 0)" office:value-type="float" office:value="2336" calcext:value-type="float">
            <text:p>2336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69" calcext:value-type="float">
            <text:p>65.69</text:p>
          </table:table-cell>
          <table:table-cell table:formula="of:=OFFSET([$Foglio1.F$5];(ROW()-1)*7; 0)" office:value-type="float" office:value="571" calcext:value-type="float">
            <text:p>571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8.79" calcext:value-type="float">
            <text:p>68.79</text:p>
          </table:table-cell>
        </table:table-row>
        <table:table-row table:style-name="ro1">
          <table:table-cell table:formula="of:=OFFSET([$Foglio1.C$5];(ROW()-1)*7; 0)" office:value-type="float" office:value="4839" calcext:value-type="float">
            <text:p>4839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" calcext:value-type="float">
            <text:p>68</text:p>
          </table:table-cell>
          <table:table-cell table:formula="of:=OFFSET([$Foglio1.F$5];(ROW()-1)*7; 0)" office:value-type="float" office:value="912" calcext:value-type="float">
            <text:p>912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5];(ROW()-1)*7; 0)" office:value-type="float" office:value="2504" calcext:value-type="float">
            <text:p>2504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72.45" calcext:value-type="float">
            <text:p>72.45</text:p>
          </table:table-cell>
          <table:table-cell table:formula="of:=OFFSET([$Foglio1.F$5];(ROW()-1)*7; 0)" office:value-type="float" office:value="784" calcext:value-type="float">
            <text:p>784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5];(ROW()-1)*7; 0)" office:value-type="float" office:value="49" calcext:value-type="float">
            <text:p>49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242" calcext:value-type="float">
            <text:p>242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39" calcext:value-type="float">
            <text:p>75.39</text:p>
          </table:table-cell>
          <table:table-cell table:formula="of:=OFFSET([$Foglio1.F$5];(ROW()-1)*7; 0)" office:value-type="float" office:value="244" calcext:value-type="float">
            <text:p>24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7" calcext:value-type="float">
            <text:p>77.7</text:p>
          </table:table-cell>
        </table:table-row>
        <table:table-row table:style-name="ro1">
          <table:table-cell table:formula="of:=OFFSET([$Foglio1.C$5];(ROW()-1)*7; 0)" office:value-type="float" office:value="31" calcext:value-type="float">
            <text:p>31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3.86" calcext:value-type="float">
            <text:p>63.86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5];(ROW()-1)*7; 0)" office:value-type="float" office:value="17" calcext:value-type="float">
            <text:p>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29" calcext:value-type="float">
            <text:p>73.29</text:p>
          </table:table-cell>
          <table:table-cell table:formula="of:=OFFSET([$Foglio1.F$5];(ROW()-1)*7; 0)" office:value-type="float" office:value="8" calcext:value-type="float">
            <text:p>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5];(ROW()-1)*7; 0)" office:value-type="float" office:value="140" calcext:value-type="float">
            <text:p>140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6" calcext:value-type="float">
            <text:p>69.56</text:p>
          </table:table-cell>
          <table:table-cell table:formula="of:=OFFSET([$Foglio1.F$5];(ROW()-1)*7; 0)" office:value-type="float" office:value="54" calcext:value-type="float">
            <text:p>5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9.68" calcext:value-type="float">
            <text:p>79.68</text:p>
          </table:table-cell>
        </table:table-row>
        <table:table-row table:style-name="ro1">
          <table:table-cell table:formula="of:=OFFSET([$Foglio1.C$5];(ROW()-1)*7; 0)" office:value-type="float" office:value="133" calcext:value-type="float">
            <text:p>133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2.3" calcext:value-type="float">
            <text:p>82.3</text:p>
          </table:table-cell>
          <table:table-cell table:formula="of:=OFFSET([$Foglio1.F$5];(ROW()-1)*7; 0)" office:value-type="float" office:value="28" calcext:value-type="float">
            <text:p>2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5];(ROW()-1)*7; 0)" office:value-type="float" office:value="617" calcext:value-type="float">
            <text:p>617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0.77" calcext:value-type="float">
            <text:p>70.77</text:p>
          </table:table-cell>
          <table:table-cell table:formula="of:=OFFSET([$Foglio1.F$5];(ROW()-1)*7; 0)" office:value-type="float" office:value="138" calcext:value-type="float">
            <text:p>138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1" calcext:value-type="float">
            <text:p>70.1</text:p>
          </table:table-cell>
        </table:table-row>
        <table:table-row table:style-name="ro1">
          <table:table-cell table:formula="of:=OFFSET([$Foglio1.C$5];(ROW()-1)*7; 0)" office:value-type="float" office:value="375" calcext:value-type="float">
            <text:p>37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9.53" calcext:value-type="float">
            <text:p>69.53</text:p>
          </table:table-cell>
          <table:table-cell table:formula="of:=OFFSET([$Foglio1.F$5];(ROW()-1)*7; 0)" office:value-type="float" office:value="145" calcext:value-type="float">
            <text:p>145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6.85" calcext:value-type="float">
            <text:p>76.85</text:p>
          </table:table-cell>
        </table:table-row>
        <table:table-row table:style-name="ro1">
          <table:table-cell table:formula="of:=OFFSET([$Foglio1.C$5];(ROW()-1)*7; 0)" office:value-type="float" office:value="376" calcext:value-type="float">
            <text:p>3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5.72" calcext:value-type="float">
            <text:p>75.72</text:p>
          </table:table-cell>
          <table:table-cell table:formula="of:=OFFSET([$Foglio1.F$5];(ROW()-1)*7; 0)" office:value-type="float" office:value="41" calcext:value-type="float">
            <text:p>4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6.46" calcext:value-type="float">
            <text:p>66.46</text:p>
          </table:table-cell>
        </table:table-row>
        <table:table-row table:style-name="ro1">
          <table:table-cell table:formula="of:=OFFSET([$Foglio1.C$5];(ROW()-1)*7; 0)" office:value-type="float" office:value="76" calcext:value-type="float">
            <text:p>7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0.24" calcext:value-type="float">
            <text:p>80.24</text:p>
          </table:table-cell>
          <table:table-cell table:formula="of:=OFFSET([$Foglio1.F$5];(ROW()-1)*7; 0)" office:value-type="float" office:value="20" calcext:value-type="float">
            <text:p>20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5];(ROW()-1)*7; 0)" office:value-type="float" office:value="285" calcext:value-type="float">
            <text:p>285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5.81" calcext:value-type="float">
            <text:p>65.81</text:p>
          </table:table-cell>
          <table:table-cell table:formula="of:=OFFSET([$Foglio1.F$5];(ROW()-1)*7; 0)" office:value-type="float" office:value="99" calcext:value-type="float">
            <text:p>99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9.17" calcext:value-type="float">
            <text:p>69.17</text:p>
          </table:table-cell>
        </table:table-row>
        <table:table-row table:style-name="ro1">
          <table:table-cell table:formula="of:=OFFSET([$Foglio1.C$5];(ROW()-1)*7; 0)" office:value-type="float" office:value="180" calcext:value-type="float">
            <text:p>180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8.5" calcext:value-type="float">
            <text:p>68.5</text:p>
          </table:table-cell>
          <table:table-cell table:formula="of:=OFFSET([$Foglio1.F$5];(ROW()-1)*7; 0)" office:value-type="float" office:value="87" calcext:value-type="float">
            <text:p>8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62" calcext:value-type="float">
            <text:p>6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75" calcext:value-type="float">
            <text:p>60.75</text:p>
          </table:table-cell>
          <table:table-cell table:formula="of:=OFFSET([$Foglio1.F$5];(ROW()-1)*7; 0)" office:value-type="float" office:value="23" calcext:value-type="float">
            <text:p>23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3.43" calcext:value-type="float">
            <text:p>63.43</text:p>
          </table:table-cell>
        </table:table-row>
        <table:table-row table:style-name="ro1">
          <table:table-cell table:formula="of:=OFFSET([$Foglio1.C$5];(ROW()-1)*7; 0)" office:value-type="float" office:value="32" calcext:value-type="float">
            <text:p>32</text:p>
          </table:table-cell>
          <table:table-cell table:formula="of:=OFFSET([$Foglio1.D$5];(ROW()-1)*7; 0)" office:value-type="float" office:value="2" calcext:value-type="float">
            <text:p>2</text:p>
          </table:table-cell>
          <table:table-cell table:formula="of:=OFFSET([$Foglio1.E$5];(ROW()-1)*7; 0)" office:value-type="float" office:value="60.41" calcext:value-type="float">
            <text:p>60.41</text:p>
          </table:table-cell>
          <table:table-cell table:formula="of:=OFFSET([$Foglio1.F$5];(ROW()-1)*7; 0)" office:value-type="float" office:value="17" calcext:value-type="float">
            <text:p>17</text:p>
          </table:table-cell>
          <table:table-cell table:formula="of:=OFFSET([$Foglio1.G$5];(ROW()-1)*7; 0)" office:value-type="float" office:value="2" calcext:value-type="float">
            <text:p>2</text:p>
          </table:table-cell>
          <table:table-cell table:formula="of:=OFFSET([$Foglio1.H$5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5];(ROW()-1)*7; 0)" office:value-type="float" office:value="10208" calcext:value-type="float">
            <text:p>1020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1.15" calcext:value-type="float">
            <text:p>71.15</text:p>
          </table:table-cell>
          <table:table-cell table:formula="of:=OFFSET([$Foglio1.F$5];(ROW()-1)*7; 0)" office:value-type="float" office:value="859" calcext:value-type="float">
            <text:p>8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8.75" calcext:value-type="float">
            <text:p>78.75</text:p>
          </table:table-cell>
        </table:table-row>
        <table:table-row table:style-name="ro1">
          <table:table-cell table:formula="of:=OFFSET([$Foglio1.C$5];(ROW()-1)*7; 0)" office:value-type="float" office:value="2778" calcext:value-type="float">
            <text:p>277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0.54" calcext:value-type="float">
            <text:p>60.54</text:p>
          </table:table-cell>
          <table:table-cell table:formula="of:=OFFSET([$Foglio1.F$5];(ROW()-1)*7; 0)" office:value-type="float" office:value="191" calcext:value-type="float">
            <text:p>191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33" calcext:value-type="float">
            <text:p>68.33</text:p>
          </table:table-cell>
        </table:table-row>
        <table:table-row table:style-name="ro1">
          <table:table-cell table:formula="of:=OFFSET([$Foglio1.C$5];(ROW()-1)*7; 0)" office:value-type="float" office:value="5436" calcext:value-type="float">
            <text:p>5436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61.41" calcext:value-type="float">
            <text:p>61.41</text:p>
          </table:table-cell>
          <table:table-cell table:formula="of:=OFFSET([$Foglio1.F$5];(ROW()-1)*7; 0)" office:value-type="float" office:value="459" calcext:value-type="float">
            <text:p>45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68.66" calcext:value-type="float">
            <text:p>68.66</text:p>
          </table:table-cell>
        </table:table-row>
        <table:table-row table:style-name="ro1">
          <table:table-cell table:formula="of:=OFFSET([$Foglio1.C$5];(ROW()-1)*7; 0)" office:value-type="float" office:value="288" calcext:value-type="float">
            <text:p>288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81.04" calcext:value-type="float">
            <text:p>81.04</text:p>
          </table:table-cell>
          <table:table-cell table:formula="of:=OFFSET([$Foglio1.F$5];(ROW()-1)*7; 0)" office:value-type="float" office:value="94" calcext:value-type="float">
            <text:p>94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73.14" calcext:value-type="float">
            <text:p>73.14</text:p>
          </table:table-cell>
          <table:table-cell table:formula="of:=OFFSET([$Foglio1.F$5];(ROW()-1)*7; 0)" office:value-type="float" office:value="27" calcext:value-type="float">
            <text:p>27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5];(ROW()-1)*7; 0)" office:value-type="float" office:value="55" calcext:value-type="float">
            <text:p>55</text:p>
          </table:table-cell>
          <table:table-cell table:formula="of:=OFFSET([$Foglio1.D$5];(ROW()-1)*7; 0)" office:value-type="float" office:value="1" calcext:value-type="float">
            <text:p>1</text:p>
          </table:table-cell>
          <table:table-cell table:formula="of:=OFFSET([$Foglio1.E$5];(ROW()-1)*7; 0)" office:value-type="float" office:value="56.35" calcext:value-type="float">
            <text:p>56.35</text:p>
          </table:table-cell>
          <table:table-cell table:formula="of:=OFFSET([$Foglio1.F$5];(ROW()-1)*7; 0)" office:value-type="float" office:value="19" calcext:value-type="float">
            <text:p>19</text:p>
          </table:table-cell>
          <table:table-cell table:formula="of:=OFFSET([$Foglio1.G$5];(ROW()-1)*7; 0)" office:value-type="float" office:value="1" calcext:value-type="float">
            <text:p>1</text:p>
          </table:table-cell>
          <table:table-cell table:formula="of:=OFFSET([$Foglio1.H$5];(ROW()-1)*7; 0)" office:value-type="float" office:value="70.44" calcext:value-type="float">
            <text:p>70.44</text:p>
          </table:table-cell>
        </table:table-row>
      </table:table>
      <table:table table:name="k=20" table:style-name="ta1">
        <table:table-column table:style-name="co2" table:number-columns-repeated="6" table:default-cell-style-name="Default"/>
        <table:table-row table:style-name="ro1">
          <table:table-cell table:formula="of:=OFFSET([$Foglio1.C$6];(ROW()-1)*7; 0)" office:value-type="float" office:value="786" calcext:value-type="float">
            <text:p>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47" calcext:value-type="float">
            <text:p>71.47</text:p>
          </table:table-cell>
          <table:table-cell table:formula="of:=OFFSET([$Foglio1.F$6];(ROW()-1)*7; 0)" office:value-type="float" office:value="187" calcext:value-type="float">
            <text:p>18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3" calcext:value-type="float">
            <text:p>73.33</text:p>
          </table:table-cell>
        </table:table-row>
        <table:table-row table:style-name="ro1">
          <table:table-cell table:formula="of:=OFFSET([$Foglio1.C$6];(ROW()-1)*7; 0)" office:value-type="float" office:value="2045" calcext:value-type="float">
            <text:p>20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3.22" calcext:value-type="float">
            <text:p>83.22</text:p>
          </table:table-cell>
          <table:table-cell table:formula="of:=OFFSET([$Foglio1.F$6];(ROW()-1)*7; 0)" office:value-type="float" office:value="607" calcext:value-type="float">
            <text:p>60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7.59" calcext:value-type="float">
            <text:p>87.59</text:p>
          </table:table-cell>
        </table:table-row>
        <table:table-row table:style-name="ro1">
          <table:table-cell table:formula="of:=OFFSET([$Foglio1.C$6];(ROW()-1)*7; 0)" office:value-type="float" office:value="1003" calcext:value-type="float">
            <text:p>1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6" calcext:value-type="float">
            <text:p>73.36</text:p>
          </table:table-cell>
          <table:table-cell table:formula="of:=OFFSET([$Foglio1.F$6];(ROW()-1)*7; 0)" office:value-type="float" office:value="245" calcext:value-type="float">
            <text:p>24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6" calcext:value-type="float">
            <text:p>74.86</text:p>
          </table:table-cell>
        </table:table-row>
        <table:table-row table:style-name="ro1">
          <table:table-cell table:formula="of:=OFFSET([$Foglio1.C$6];(ROW()-1)*7; 0)" office:value-type="float" office:value="3754" calcext:value-type="float">
            <text:p>37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59.27" calcext:value-type="float">
            <text:p>59.27</text:p>
          </table:table-cell>
          <table:table-cell table:formula="of:=OFFSET([$Foglio1.F$6];(ROW()-1)*7; 0)" office:value-type="float" office:value="313" calcext:value-type="float">
            <text:p>31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44" calcext:value-type="float">
            <text:p>79.44</text:p>
          </table:table-cell>
        </table:table-row>
        <table:table-row table:style-name="ro1">
          <table:table-cell table:formula="of:=OFFSET([$Foglio1.C$6];(ROW()-1)*7; 0)" office:value-type="float" office:value="641" calcext:value-type="float">
            <text:p>6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2" calcext:value-type="float">
            <text:p>73.22</text:p>
          </table:table-cell>
          <table:table-cell table:formula="of:=OFFSET([$Foglio1.F$6];(ROW()-1)*7; 0)" office:value-type="float" office:value="144" calcext:value-type="float">
            <text:p>1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9.18" calcext:value-type="float">
            <text:p>69.18</text:p>
          </table:table-cell>
        </table:table-row>
        <table:table-row table:style-name="ro1">
          <table:table-cell table:formula="of:=OFFSET([$Foglio1.C$6];(ROW()-1)*7; 0)" office:value-type="float" office:value="3257" calcext:value-type="float">
            <text:p>325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4" calcext:value-type="float">
            <text:p>73.74</text:p>
          </table:table-cell>
          <table:table-cell table:formula="of:=OFFSET([$Foglio1.F$6];(ROW()-1)*7; 0)" office:value-type="float" office:value="624" calcext:value-type="float">
            <text:p>6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3" calcext:value-type="float">
            <text:p>80.73</text:p>
          </table:table-cell>
        </table:table-row>
        <table:table-row table:style-name="ro1">
          <table:table-cell table:formula="of:=OFFSET([$Foglio1.C$6];(ROW()-1)*7; 0)" office:value-type="float" office:value="2003" calcext:value-type="float">
            <text:p>200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06" calcext:value-type="float">
            <text:p>69.06</text:p>
          </table:table-cell>
          <table:table-cell table:formula="of:=OFFSET([$Foglio1.F$6];(ROW()-1)*7; 0)" office:value-type="float" office:value="299" calcext:value-type="float">
            <text:p>29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5" calcext:value-type="float">
            <text:p>82.35</text:p>
          </table:table-cell>
        </table:table-row>
        <table:table-row table:style-name="ro1">
          <table:table-cell table:formula="of:=OFFSET([$Foglio1.C$6];(ROW()-1)*7; 0)" office:value-type="float" office:value="472" calcext:value-type="float">
            <text:p>4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77" calcext:value-type="float">
            <text:p>80.77</text:p>
          </table:table-cell>
          <table:table-cell table:formula="of:=OFFSET([$Foglio1.F$6];(ROW()-1)*7; 0)" office:value-type="float" office:value="126" calcext:value-type="float">
            <text:p>12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6];(ROW()-1)*7; 0)" office:value-type="float" office:value="1795" calcext:value-type="float">
            <text:p>179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364" calcext:value-type="float">
            <text:p>36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7" calcext:value-type="float">
            <text:p>77.87</text:p>
          </table:table-cell>
        </table:table-row>
        <table:table-row table:style-name="ro1">
          <table:table-cell table:formula="of:=OFFSET([$Foglio1.C$6];(ROW()-1)*7; 0)" office:value-type="float" office:value="645" calcext:value-type="float">
            <text:p>64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34" calcext:value-type="float">
            <text:p>76.34</text:p>
          </table:table-cell>
          <table:table-cell table:formula="of:=OFFSET([$Foglio1.F$6];(ROW()-1)*7; 0)" office:value-type="float" office:value="186" calcext:value-type="float">
            <text:p>18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73" calcext:value-type="float">
            <text:p>74.73</text:p>
          </table:table-cell>
        </table:table-row>
        <table:table-row table:style-name="ro1">
          <table:table-cell table:formula="of:=OFFSET([$Foglio1.C$6];(ROW()-1)*7; 0)" office:value-type="float" office:value="901" calcext:value-type="float">
            <text:p>9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04" calcext:value-type="float">
            <text:p>73.04</text:p>
          </table:table-cell>
          <table:table-cell table:formula="of:=OFFSET([$Foglio1.F$6];(ROW()-1)*7; 0)" office:value-type="float" office:value="182" calcext:value-type="float">
            <text:p>18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3" calcext:value-type="float">
            <text:p>73.73</text:p>
          </table:table-cell>
        </table:table-row>
        <table:table-row table:style-name="ro1">
          <table:table-cell table:formula="of:=OFFSET([$Foglio1.C$6];(ROW()-1)*7; 0)" office:value-type="float" office:value="3048" calcext:value-type="float">
            <text:p>304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42" calcext:value-type="float">
            <text:p>40.42</text:p>
          </table:table-cell>
          <table:table-cell table:formula="of:=OFFSET([$Foglio1.F$6];(ROW()-1)*7; 0)" office:value-type="float" office:value="304" calcext:value-type="float">
            <text:p>3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140" calcext:value-type="float">
            <text:p>11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64" calcext:value-type="float">
            <text:p>70.64</text:p>
          </table:table-cell>
          <table:table-cell table:formula="of:=OFFSET([$Foglio1.F$6];(ROW()-1)*7; 0)" office:value-type="float" office:value="156" calcext:value-type="float">
            <text:p>15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4.05" calcext:value-type="float">
            <text:p>64.05</text:p>
          </table:table-cell>
        </table:table-row>
        <table:table-row table:style-name="ro1">
          <table:table-cell table:formula="of:=OFFSET([$Foglio1.C$6];(ROW()-1)*7; 0)" office:value-type="float" office:value="1773" calcext:value-type="float">
            <text:p>177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2" calcext:value-type="float">
            <text:p>71.72</text:p>
          </table:table-cell>
          <table:table-cell table:formula="of:=OFFSET([$Foglio1.F$6];(ROW()-1)*7; 0)" office:value-type="float" office:value="442" calcext:value-type="float">
            <text:p>44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78" calcext:value-type="float">
            <text:p>73.78</text:p>
          </table:table-cell>
        </table:table-row>
        <table:table-row table:style-name="ro1">
          <table:table-cell table:formula="of:=OFFSET([$Foglio1.C$6];(ROW()-1)*7; 0)" office:value-type="float" office:value="2661" calcext:value-type="float">
            <text:p>266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62" calcext:value-type="float">
            <text:p>80.62</text:p>
          </table:table-cell>
          <table:table-cell table:formula="of:=OFFSET([$Foglio1.F$6];(ROW()-1)*7; 0)" office:value-type="float" office:value="365" calcext:value-type="float">
            <text:p>36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7" calcext:value-type="float">
            <text:p>77.37</text:p>
          </table:table-cell>
        </table:table-row>
        <table:table-row table:style-name="ro1">
          <table:table-cell table:formula="of:=OFFSET([$Foglio1.C$6];(ROW()-1)*7; 0)" office:value-type="float" office:value="1529" calcext:value-type="float">
            <text:p>15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13" calcext:value-type="float">
            <text:p>72.13</text:p>
          </table:table-cell>
          <table:table-cell table:formula="of:=OFFSET([$Foglio1.F$6];(ROW()-1)*7; 0)" office:value-type="float" office:value="473" calcext:value-type="float">
            <text:p>47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6];(ROW()-1)*7; 0)" office:value-type="float" office:value="1014" calcext:value-type="float">
            <text:p>101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41" calcext:value-type="float">
            <text:p>77.41</text:p>
          </table:table-cell>
          <table:table-cell table:formula="of:=OFFSET([$Foglio1.F$6];(ROW()-1)*7; 0)" office:value-type="float" office:value="276" calcext:value-type="float">
            <text:p>2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" calcext:value-type="float">
            <text:p>76</text:p>
          </table:table-cell>
        </table:table-row>
        <table:table-row table:style-name="ro1">
          <table:table-cell table:formula="of:=OFFSET([$Foglio1.C$6];(ROW()-1)*7; 0)" office:value-type="float" office:value="801" calcext:value-type="float">
            <text:p>8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18" calcext:value-type="float">
            <text:p>75.18</text:p>
          </table:table-cell>
          <table:table-cell table:formula="of:=OFFSET([$Foglio1.F$6];(ROW()-1)*7; 0)" office:value-type="float" office:value="204" calcext:value-type="float">
            <text:p>20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" calcext:value-type="float">
            <text:p>78</text:p>
          </table:table-cell>
        </table:table-row>
        <table:table-row table:style-name="ro1">
          <table:table-cell table:formula="of:=OFFSET([$Foglio1.C$6];(ROW()-1)*7; 0)" office:value-type="float" office:value="1289" calcext:value-type="float">
            <text:p>12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57" calcext:value-type="float">
            <text:p>77.57</text:p>
          </table:table-cell>
          <table:table-cell table:formula="of:=OFFSET([$Foglio1.F$6];(ROW()-1)*7; 0)" office:value-type="float" office:value="435" calcext:value-type="float">
            <text:p>4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44" calcext:value-type="float">
            <text:p>77.44</text:p>
          </table:table-cell>
        </table:table-row>
        <table:table-row table:style-name="ro1">
          <table:table-cell table:formula="of:=OFFSET([$Foglio1.C$6];(ROW()-1)*7; 0)" office:value-type="float" office:value="1206" calcext:value-type="float">
            <text:p>120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36" calcext:value-type="float">
            <text:p>66.36</text:p>
          </table:table-cell>
          <table:table-cell table:formula="of:=OFFSET([$Foglio1.F$6];(ROW()-1)*7; 0)" office:value-type="float" office:value="237" calcext:value-type="float">
            <text:p>2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51" calcext:value-type="float">
            <text:p>72.51</text:p>
          </table:table-cell>
        </table:table-row>
        <table:table-row table:style-name="ro1">
          <table:table-cell table:formula="of:=OFFSET([$Foglio1.C$6];(ROW()-1)*7; 0)" office:value-type="float" office:value="298" calcext:value-type="float">
            <text:p>29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28" calcext:value-type="float">
            <text:p>76.28</text:p>
          </table:table-cell>
          <table:table-cell table:formula="of:=OFFSET([$Foglio1.F$6];(ROW()-1)*7; 0)" office:value-type="float" office:value="108" calcext:value-type="float">
            <text:p>10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6];(ROW()-1)*7; 0)" office:value-type="float" office:value="277" calcext:value-type="float">
            <text:p>2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94" calcext:value-type="float">
            <text:p>74.94</text:p>
          </table:table-cell>
          <table:table-cell table:formula="of:=OFFSET([$Foglio1.F$6];(ROW()-1)*7; 0)" office:value-type="float" office:value="80" calcext:value-type="float">
            <text:p>8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65" calcext:value-type="float">
            <text:p>74.65</text:p>
          </table:table-cell>
        </table:table-row>
        <table:table-row table:style-name="ro1">
          <table:table-cell table:formula="of:=OFFSET([$Foglio1.C$6];(ROW()-1)*7; 0)" office:value-type="float" office:value="329" calcext:value-type="float">
            <text:p>3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9" calcext:value-type="float">
            <text:p>75.99</text:p>
          </table:table-cell>
          <table:table-cell table:formula="of:=OFFSET([$Foglio1.F$6];(ROW()-1)*7; 0)" office:value-type="float" office:value="84" calcext:value-type="float">
            <text:p>8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09" calcext:value-type="float">
            <text:p>81.09</text:p>
          </table:table-cell>
        </table:table-row>
        <table:table-row table:style-name="ro1">
          <table:table-cell table:formula="of:=OFFSET([$Foglio1.C$6];(ROW()-1)*7; 0)" office:value-type="float" office:value="207" calcext:value-type="float">
            <text:p>20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45" calcext:value-type="float">
            <text:p>79.45</text:p>
          </table:table-cell>
          <table:table-cell table:formula="of:=OFFSET([$Foglio1.F$6];(ROW()-1)*7; 0)" office:value-type="float" office:value="77" calcext:value-type="float">
            <text:p>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" calcext:value-type="float">
            <text:p>77</text:p>
          </table:table-cell>
        </table:table-row>
        <table:table-row table:style-name="ro1">
          <table:table-cell table:formula="of:=OFFSET([$Foglio1.C$6];(ROW()-1)*7; 0)" office:value-type="float" office:value="816" calcext:value-type="float">
            <text:p>81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7" calcext:value-type="float">
            <text:p>70.7</text:p>
          </table:table-cell>
          <table:table-cell table:formula="of:=OFFSET([$Foglio1.F$6];(ROW()-1)*7; 0)" office:value-type="float" office:value="283" calcext:value-type="float">
            <text:p>2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7" calcext:value-type="float">
            <text:p>78.27</text:p>
          </table:table-cell>
        </table:table-row>
        <table:table-row table:style-name="ro1">
          <table:table-cell table:formula="of:=OFFSET([$Foglio1.C$6];(ROW()-1)*7; 0)" office:value-type="float" office:value="400" calcext:value-type="float">
            <text:p>40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92" calcext:value-type="float">
            <text:p>75.92</text:p>
          </table:table-cell>
          <table:table-cell table:formula="of:=OFFSET([$Foglio1.F$6];(ROW()-1)*7; 0)" office:value-type="float" office:value="68" calcext:value-type="float">
            <text:p>6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9" calcext:value-type="float">
            <text:p>70.9</text:p>
          </table:table-cell>
          <table:table-cell table:formula="of:=OFFSET([$Foglio1.F$6];(ROW()-1)*7; 0)" office:value-type="float" office:value="105" calcext:value-type="float">
            <text:p>10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6];(ROW()-1)*7; 0)" office:value-type="float" office:value="429" calcext:value-type="float">
            <text:p>4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5" calcext:value-type="float">
            <text:p>73.5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3.47" calcext:value-type="float">
            <text:p>83.47</text:p>
          </table:table-cell>
        </table:table-row>
        <table:table-row table:style-name="ro1">
          <table:table-cell table:formula="of:=OFFSET([$Foglio1.C$6];(ROW()-1)*7; 0)" office:value-type="float" office:value="462" calcext:value-type="float">
            <text:p>4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9.77" calcext:value-type="float">
            <text:p>79.77</text:p>
          </table:table-cell>
          <table:table-cell table:formula="of:=OFFSET([$Foglio1.F$6];(ROW()-1)*7; 0)" office:value-type="float" office:value="132" calcext:value-type="float">
            <text:p>13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94" calcext:value-type="float">
            <text:p>77.94</text:p>
          </table:table-cell>
        </table:table-row>
        <table:table-row table:style-name="ro1">
          <table:table-cell table:formula="of:=OFFSET([$Foglio1.C$6];(ROW()-1)*7; 0)" office:value-type="float" office:value="349" calcext:value-type="float">
            <text:p>34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44" calcext:value-type="float">
            <text:p>76.44</text:p>
          </table:table-cell>
          <table:table-cell table:formula="of:=OFFSET([$Foglio1.F$6];(ROW()-1)*7; 0)" office:value-type="float" office:value="71" calcext:value-type="float">
            <text:p>7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76" calcext:value-type="float">
            <text:p>75.76</text:p>
          </table:table-cell>
        </table:table-row>
        <table:table-row table:style-name="ro1">
          <table:table-cell table:formula="of:=OFFSET([$Foglio1.C$6];(ROW()-1)*7; 0)" office:value-type="float" office:value="365" calcext:value-type="float">
            <text:p>36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36" calcext:value-type="float">
            <text:p>72.36</text:p>
          </table:table-cell>
          <table:table-cell table:formula="of:=OFFSET([$Foglio1.F$6];(ROW()-1)*7; 0)" office:value-type="float" office:value="103" calcext:value-type="float">
            <text:p>1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48" calcext:value-type="float">
            <text:p>73.48</text:p>
          </table:table-cell>
        </table:table-row>
        <table:table-row table:style-name="ro1">
          <table:table-cell table:formula="of:=OFFSET([$Foglio1.C$6];(ROW()-1)*7; 0)" office:value-type="float" office:value="515" calcext:value-type="float">
            <text:p>51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71" calcext:value-type="float">
            <text:p>73.71</text:p>
          </table:table-cell>
          <table:table-cell table:formula="of:=OFFSET([$Foglio1.F$6];(ROW()-1)*7; 0)" office:value-type="float" office:value="83" calcext:value-type="float">
            <text:p>8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6];(ROW()-1)*7; 0)" office:value-type="float" office:value="854" calcext:value-type="float">
            <text:p>85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3" calcext:value-type="float">
            <text:p>78.73</text:p>
          </table:table-cell>
          <table:table-cell table:formula="of:=OFFSET([$Foglio1.F$6];(ROW()-1)*7; 0)" office:value-type="float" office:value="192" calcext:value-type="float">
            <text:p>19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1" calcext:value-type="float">
            <text:p>78.21</text:p>
          </table:table-cell>
        </table:table-row>
        <table:table-row table:style-name="ro1">
          <table:table-cell table:formula="of:=OFFSET([$Foglio1.C$6];(ROW()-1)*7; 0)" office:value-type="float" office:value="321" calcext:value-type="float">
            <text:p>32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87" calcext:value-type="float">
            <text:p>67.87</text:p>
          </table:table-cell>
          <table:table-cell table:formula="of:=OFFSET([$Foglio1.F$6];(ROW()-1)*7; 0)" office:value-type="float" office:value="150" calcext:value-type="float">
            <text:p>1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28" calcext:value-type="float">
            <text:p>73.28</text:p>
          </table:table-cell>
        </table:table-row>
        <table:table-row table:style-name="ro1">
          <table:table-cell table:formula="of:=OFFSET([$Foglio1.C$6];(ROW()-1)*7; 0)" office:value-type="float" office:value="480" calcext:value-type="float">
            <text:p>48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53" calcext:value-type="float">
            <text:p>74.53</text:p>
          </table:table-cell>
          <table:table-cell table:formula="of:=OFFSET([$Foglio1.F$6];(ROW()-1)*7; 0)" office:value-type="float" office:value="85" calcext:value-type="float">
            <text:p>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06" calcext:value-type="float">
            <text:p>73.06</text:p>
          </table:table-cell>
        </table:table-row>
        <table:table-row table:style-name="ro1">
          <table:table-cell table:formula="of:=OFFSET([$Foglio1.C$6];(ROW()-1)*7; 0)" office:value-type="float" office:value="1136" calcext:value-type="float">
            <text:p>113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11" calcext:value-type="float">
            <text:p>67.11</text:p>
          </table:table-cell>
          <table:table-cell table:formula="of:=OFFSET([$Foglio1.F$6];(ROW()-1)*7; 0)" office:value-type="float" office:value="291" calcext:value-type="float">
            <text:p>2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68" calcext:value-type="float">
            <text:p>82.68</text:p>
          </table:table-cell>
        </table:table-row>
        <table:table-row table:style-name="ro1">
          <table:table-cell table:formula="of:=OFFSET([$Foglio1.C$6];(ROW()-1)*7; 0)" office:value-type="float" office:value="384" calcext:value-type="float">
            <text:p>38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94" calcext:value-type="float">
            <text:p>73.94</text:p>
          </table:table-cell>
          <table:table-cell table:formula="of:=OFFSET([$Foglio1.F$6];(ROW()-1)*7; 0)" office:value-type="float" office:value="124" calcext:value-type="float">
            <text:p>12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3" calcext:value-type="float">
            <text:p>76.03</text:p>
          </table:table-cell>
        </table:table-row>
        <table:table-row table:style-name="ro1">
          <table:table-cell table:formula="of:=OFFSET([$Foglio1.C$6];(ROW()-1)*7; 0)" office:value-type="float" office:value="522" calcext:value-type="float">
            <text:p>52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8" calcext:value-type="float">
            <text:p>71.28</text:p>
          </table:table-cell>
          <table:table-cell table:formula="of:=OFFSET([$Foglio1.F$6];(ROW()-1)*7; 0)" office:value-type="float" office:value="160" calcext:value-type="float">
            <text:p>1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6];(ROW()-1)*7; 0)" office:value-type="float" office:value="230" calcext:value-type="float">
            <text:p>2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6" calcext:value-type="float">
            <text:p>71.76</text:p>
          </table:table-cell>
          <table:table-cell table:formula="of:=OFFSET([$Foglio1.F$6];(ROW()-1)*7; 0)" office:value-type="float" office:value="47" calcext:value-type="float">
            <text:p>4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6];(ROW()-1)*7; 0)" office:value-type="float" office:value="781" calcext:value-type="float">
            <text:p>78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97" calcext:value-type="float">
            <text:p>71.97</text:p>
          </table:table-cell>
          <table:table-cell table:formula="of:=OFFSET([$Foglio1.F$6];(ROW()-1)*7; 0)" office:value-type="float" office:value="140" calcext:value-type="float">
            <text:p>1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27" calcext:value-type="float">
            <text:p>72.27</text:p>
          </table:table-cell>
        </table:table-row>
        <table:table-row table:style-name="ro1">
          <table:table-cell table:formula="of:=OFFSET([$Foglio1.C$6];(ROW()-1)*7; 0)" office:value-type="float" office:value="1948" calcext:value-type="float">
            <text:p>19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7.68" calcext:value-type="float">
            <text:p>77.68</text:p>
          </table:table-cell>
          <table:table-cell table:formula="of:=OFFSET([$Foglio1.F$6];(ROW()-1)*7; 0)" office:value-type="float" office:value="262" calcext:value-type="float">
            <text:p>26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3" calcext:value-type="float">
            <text:p>78.73</text:p>
          </table:table-cell>
        </table:table-row>
        <table:table-row table:style-name="ro1">
          <table:table-cell table:formula="of:=OFFSET([$Foglio1.C$6];(ROW()-1)*7; 0)" office:value-type="float" office:value="1623" calcext:value-type="float">
            <text:p>162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3" calcext:value-type="float">
            <text:p>75.83</text:p>
          </table:table-cell>
          <table:table-cell table:formula="of:=OFFSET([$Foglio1.F$6];(ROW()-1)*7; 0)" office:value-type="float" office:value="374" calcext:value-type="float">
            <text:p>3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83" calcext:value-type="float">
            <text:p>75.83</text:p>
          </table:table-cell>
        </table:table-row>
        <table:table-row table:style-name="ro1">
          <table:table-cell table:formula="of:=OFFSET([$Foglio1.C$6];(ROW()-1)*7; 0)" office:value-type="float" office:value="6518" calcext:value-type="float">
            <text:p>651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91" calcext:value-type="float">
            <text:p>70.91</text:p>
          </table:table-cell>
          <table:table-cell table:formula="of:=OFFSET([$Foglio1.F$6];(ROW()-1)*7; 0)" office:value-type="float" office:value="1089" calcext:value-type="float">
            <text:p>10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7.08" calcext:value-type="float">
            <text:p>67.08</text:p>
          </table:table-cell>
        </table:table-row>
        <table:table-row table:style-name="ro1">
          <table:table-cell table:formula="of:=OFFSET([$Foglio1.C$6];(ROW()-1)*7; 0)" office:value-type="float" office:value="3062" calcext:value-type="float">
            <text:p>306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72" calcext:value-type="float">
            <text:p>69.72</text:p>
          </table:table-cell>
          <table:table-cell table:formula="of:=OFFSET([$Foglio1.F$6];(ROW()-1)*7; 0)" office:value-type="float" office:value="760" calcext:value-type="float">
            <text:p>76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04" calcext:value-type="float">
            <text:p>76.04</text:p>
          </table:table-cell>
        </table:table-row>
        <table:table-row table:style-name="ro1">
          <table:table-cell table:formula="of:=OFFSET([$Foglio1.C$6];(ROW()-1)*7; 0)" office:value-type="float" office:value="4877" calcext:value-type="float">
            <text:p>487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38.4" calcext:value-type="float">
            <text:p>38.4</text:p>
          </table:table-cell>
          <table:table-cell table:formula="of:=OFFSET([$Foglio1.F$6];(ROW()-1)*7; 0)" office:value-type="float" office:value="810" calcext:value-type="float">
            <text:p>8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72" calcext:value-type="float">
            <text:p>78.72</text:p>
          </table:table-cell>
        </table:table-row>
        <table:table-row table:style-name="ro1">
          <table:table-cell table:formula="of:=OFFSET([$Foglio1.C$6];(ROW()-1)*7; 0)" office:value-type="float" office:value="8229" calcext:value-type="float">
            <text:p>82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3" calcext:value-type="float">
            <text:p>70.3</text:p>
          </table:table-cell>
          <table:table-cell table:formula="of:=OFFSET([$Foglio1.F$6];(ROW()-1)*7; 0)" office:value-type="float" office:value="456" calcext:value-type="float">
            <text:p>45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02" calcext:value-type="float">
            <text:p>77.02</text:p>
          </table:table-cell>
        </table:table-row>
        <table:table-row table:style-name="ro1">
          <table:table-cell table:formula="of:=OFFSET([$Foglio1.C$6];(ROW()-1)*7; 0)" office:value-type="float" office:value="3741" calcext:value-type="float">
            <text:p>37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04" calcext:value-type="float">
            <text:p>70.04</text:p>
          </table:table-cell>
          <table:table-cell table:formula="of:=OFFSET([$Foglio1.F$6];(ROW()-1)*7; 0)" office:value-type="float" office:value="737" calcext:value-type="float">
            <text:p>7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6];(ROW()-1)*7; 0)" office:value-type="float" office:value="6845" calcext:value-type="float">
            <text:p>684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2.39" calcext:value-type="float">
            <text:p>62.39</text:p>
          </table:table-cell>
          <table:table-cell table:formula="of:=OFFSET([$Foglio1.F$6];(ROW()-1)*7; 0)" office:value-type="float" office:value="749" calcext:value-type="float">
            <text:p>74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6.88" calcext:value-type="float">
            <text:p>66.88</text:p>
          </table:table-cell>
        </table:table-row>
        <table:table-row table:style-name="ro1">
          <table:table-cell table:formula="of:=OFFSET([$Foglio1.C$6];(ROW()-1)*7; 0)" office:value-type="float" office:value="2039" calcext:value-type="float">
            <text:p>203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52" calcext:value-type="float">
            <text:p>252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6];(ROW()-1)*7; 0)" office:value-type="float" office:value="3077" calcext:value-type="float">
            <text:p>307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0.81" calcext:value-type="float">
            <text:p>70.81</text:p>
          </table:table-cell>
          <table:table-cell table:formula="of:=OFFSET([$Foglio1.F$6];(ROW()-1)*7; 0)" office:value-type="float" office:value="670" calcext:value-type="float">
            <text:p>6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69" calcext:value-type="float">
            <text:p>67.69</text:p>
          </table:table-cell>
        </table:table-row>
        <table:table-row table:style-name="ro1">
          <table:table-cell table:formula="of:=OFFSET([$Foglio1.C$6];(ROW()-1)*7; 0)" office:value-type="float" office:value="4786" calcext:value-type="float">
            <text:p>478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25" calcext:value-type="float">
            <text:p>71.25</text:p>
          </table:table-cell>
          <table:table-cell table:formula="of:=OFFSET([$Foglio1.F$6];(ROW()-1)*7; 0)" office:value-type="float" office:value="1206" calcext:value-type="float">
            <text:p>120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6];(ROW()-1)*7; 0)" office:value-type="float" office:value="589" calcext:value-type="float">
            <text:p>58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6.01" calcext:value-type="float">
            <text:p>76.01</text:p>
          </table:table-cell>
          <table:table-cell table:formula="of:=OFFSET([$Foglio1.F$6];(ROW()-1)*7; 0)" office:value-type="float" office:value="169" calcext:value-type="float">
            <text:p>16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28" calcext:value-type="float">
            <text:p>78.28</text:p>
          </table:table-cell>
        </table:table-row>
        <table:table-row table:style-name="ro1">
          <table:table-cell table:formula="of:=OFFSET([$Foglio1.C$6];(ROW()-1)*7; 0)" office:value-type="float" office:value="5270" calcext:value-type="float">
            <text:p>527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3.73" calcext:value-type="float">
            <text:p>63.73</text:p>
          </table:table-cell>
          <table:table-cell table:formula="of:=OFFSET([$Foglio1.F$6];(ROW()-1)*7; 0)" office:value-type="float" office:value="544" calcext:value-type="float">
            <text:p>54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6];(ROW()-1)*7; 0)" office:value-type="float" office:value="7081" calcext:value-type="float">
            <text:p>708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86" calcext:value-type="float">
            <text:p>72.86</text:p>
          </table:table-cell>
          <table:table-cell table:formula="of:=OFFSET([$Foglio1.F$6];(ROW()-1)*7; 0)" office:value-type="float" office:value="771" calcext:value-type="float">
            <text:p>77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55" calcext:value-type="float">
            <text:p>77.55</text:p>
          </table:table-cell>
        </table:table-row>
        <table:table-row table:style-name="ro1">
          <table:table-cell table:formula="of:=OFFSET([$Foglio1.C$6];(ROW()-1)*7; 0)" office:value-type="float" office:value="1501" calcext:value-type="float">
            <text:p>15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8.76" calcext:value-type="float">
            <text:p>78.76</text:p>
          </table:table-cell>
          <table:table-cell table:formula="of:=OFFSET([$Foglio1.F$6];(ROW()-1)*7; 0)" office:value-type="float" office:value="303" calcext:value-type="float">
            <text:p>30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6];(ROW()-1)*7; 0)" office:value-type="float" office:value="2840" calcext:value-type="float">
            <text:p>284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4.87" calcext:value-type="float">
            <text:p>74.87</text:p>
          </table:table-cell>
          <table:table-cell table:formula="of:=OFFSET([$Foglio1.F$6];(ROW()-1)*7; 0)" office:value-type="float" office:value="550" calcext:value-type="float">
            <text:p>55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63" calcext:value-type="float">
            <text:p>76.63</text:p>
          </table:table-cell>
        </table:table-row>
        <table:table-row table:style-name="ro1">
          <table:table-cell table:formula="of:=OFFSET([$Foglio1.C$6];(ROW()-1)*7; 0)" office:value-type="float" office:value="2089" calcext:value-type="float">
            <text:p>208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2.54" calcext:value-type="float">
            <text:p>42.54</text:p>
          </table:table-cell>
          <table:table-cell table:formula="of:=OFFSET([$Foglio1.F$6];(ROW()-1)*7; 0)" office:value-type="float" office:value="398" calcext:value-type="float">
            <text:p>39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8.64" calcext:value-type="float">
            <text:p>48.64</text:p>
          </table:table-cell>
        </table:table-row>
        <table:table-row table:style-name="ro1">
          <table:table-cell table:formula="of:=OFFSET([$Foglio1.C$6];(ROW()-1)*7; 0)" office:value-type="float" office:value="3043" calcext:value-type="float">
            <text:p>3043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99" calcext:value-type="float">
            <text:p>67.99</text:p>
          </table:table-cell>
          <table:table-cell table:formula="of:=OFFSET([$Foglio1.F$6];(ROW()-1)*7; 0)" office:value-type="float" office:value="328" calcext:value-type="float">
            <text:p>3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82" calcext:value-type="float">
            <text:p>74.82</text:p>
          </table:table-cell>
        </table:table-row>
        <table:table-row table:style-name="ro1">
          <table:table-cell table:formula="of:=OFFSET([$Foglio1.C$6];(ROW()-1)*7; 0)" office:value-type="float" office:value="1229" calcext:value-type="float">
            <text:p>122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21" calcext:value-type="float">
            <text:p>75.21</text:p>
          </table:table-cell>
          <table:table-cell table:formula="of:=OFFSET([$Foglio1.F$6];(ROW()-1)*7; 0)" office:value-type="float" office:value="440" calcext:value-type="float">
            <text:p>44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2941" calcext:value-type="float">
            <text:p>294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75" calcext:value-type="float">
            <text:p>71.75</text:p>
          </table:table-cell>
          <table:table-cell table:formula="of:=OFFSET([$Foglio1.F$6];(ROW()-1)*7; 0)" office:value-type="float" office:value="570" calcext:value-type="float">
            <text:p>57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1.86" calcext:value-type="float">
            <text:p>81.86</text:p>
          </table:table-cell>
        </table:table-row>
        <table:table-row table:style-name="ro1">
          <table:table-cell table:formula="of:=OFFSET([$Foglio1.C$6];(ROW()-1)*7; 0)" office:value-type="float" office:value="30277" calcext:value-type="float">
            <text:p>3027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57.73" calcext:value-type="float">
            <text:p>57.73</text:p>
          </table:table-cell>
          <table:table-cell table:formula="of:=OFFSET([$Foglio1.F$6];(ROW()-1)*7; 0)" office:value-type="float" office:value="2574" calcext:value-type="float">
            <text:p>257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9" calcext:value-type="float">
            <text:p>78.49</text:p>
          </table:table-cell>
        </table:table-row>
        <table:table-row table:style-name="ro1">
          <table:table-cell table:formula="of:=OFFSET([$Foglio1.C$6];(ROW()-1)*7; 0)" office:value-type="float" office:value="45291" calcext:value-type="float">
            <text:p>4529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6.46" calcext:value-type="float">
            <text:p>66.46</text:p>
          </table:table-cell>
          <table:table-cell table:formula="of:=OFFSET([$Foglio1.F$6];(ROW()-1)*7; 0)" office:value-type="float" office:value="2006" calcext:value-type="float">
            <text:p>2006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2.71" calcext:value-type="float">
            <text:p>72.71</text:p>
          </table:table-cell>
        </table:table-row>
        <table:table-row table:style-name="ro1">
          <table:table-cell table:formula="of:=OFFSET([$Foglio1.C$6];(ROW()-1)*7; 0)" office:value-type="float" office:value="28438" calcext:value-type="float">
            <text:p>2843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53" calcext:value-type="float">
            <text:p>72.53</text:p>
          </table:table-cell>
          <table:table-cell table:formula="of:=OFFSET([$Foglio1.F$6];(ROW()-1)*7; 0)" office:value-type="float" office:value="2944" calcext:value-type="float">
            <text:p>29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38" calcext:value-type="float">
            <text:p>75.38</text:p>
          </table:table-cell>
        </table:table-row>
        <table:table-row table:style-name="ro1">
          <table:table-cell table:formula="of:=OFFSET([$Foglio1.C$6];(ROW()-1)*7; 0)" office:value-type="float" office:value="7240" calcext:value-type="float">
            <text:p>7240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5.83" calcext:value-type="float">
            <text:p>65.83</text:p>
          </table:table-cell>
          <table:table-cell table:formula="of:=OFFSET([$Foglio1.F$6];(ROW()-1)*7; 0)" office:value-type="float" office:value="1005" calcext:value-type="float">
            <text:p>1005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6.43" calcext:value-type="float">
            <text:p>76.43</text:p>
          </table:table-cell>
        </table:table-row>
        <table:table-row table:style-name="ro1">
          <table:table-cell table:formula="of:=OFFSET([$Foglio1.C$6];(ROW()-1)*7; 0)" office:value-type="float" office:value="15367" calcext:value-type="float">
            <text:p>1536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9" calcext:value-type="float">
            <text:p>69.79</text:p>
          </table:table-cell>
          <table:table-cell table:formula="of:=OFFSET([$Foglio1.F$6];(ROW()-1)*7; 0)" office:value-type="float" office:value="2358" calcext:value-type="float">
            <text:p>235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5.05" calcext:value-type="float">
            <text:p>65.05</text:p>
          </table:table-cell>
        </table:table-row>
        <table:table-row table:style-name="ro1">
          <table:table-cell table:formula="of:=OFFSET([$Foglio1.C$6];(ROW()-1)*7; 0)" office:value-type="float" office:value="11187" calcext:value-type="float">
            <text:p>11187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5.99" calcext:value-type="float">
            <text:p>65.99</text:p>
          </table:table-cell>
          <table:table-cell table:formula="of:=OFFSET([$Foglio1.F$6];(ROW()-1)*7; 0)" office:value-type="float" office:value="1804" calcext:value-type="float">
            <text:p>180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44" calcext:value-type="float">
            <text:p>78.44</text:p>
          </table:table-cell>
        </table:table-row>
        <table:table-row table:style-name="ro1">
          <table:table-cell table:formula="of:=OFFSET([$Foglio1.C$6];(ROW()-1)*7; 0)" office:value-type="float" office:value="10307" calcext:value-type="float">
            <text:p>10307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0.82" calcext:value-type="float">
            <text:p>70.82</text:p>
          </table:table-cell>
          <table:table-cell table:formula="of:=OFFSET([$Foglio1.F$6];(ROW()-1)*7; 0)" office:value-type="float" office:value="1418" calcext:value-type="float">
            <text:p>14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99" calcext:value-type="float">
            <text:p>75.99</text:p>
          </table:table-cell>
        </table:table-row>
        <table:table-row table:style-name="ro1">
          <table:table-cell table:formula="of:=OFFSET([$Foglio1.C$6];(ROW()-1)*7; 0)" office:value-type="float" office:value="6176" calcext:value-type="float">
            <text:p>61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41" calcext:value-type="float">
            <text:p>69.41</text:p>
          </table:table-cell>
          <table:table-cell table:formula="of:=OFFSET([$Foglio1.F$6];(ROW()-1)*7; 0)" office:value-type="float" office:value="3152" calcext:value-type="float">
            <text:p>315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6];(ROW()-1)*7; 0)" office:value-type="float" office:value="34601" calcext:value-type="float">
            <text:p>3460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7" calcext:value-type="float">
            <text:p>68.7</text:p>
          </table:table-cell>
          <table:table-cell table:formula="of:=OFFSET([$Foglio1.F$6];(ROW()-1)*7; 0)" office:value-type="float" office:value="1629" calcext:value-type="float">
            <text:p>162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3.27" calcext:value-type="float">
            <text:p>63.27</text:p>
          </table:table-cell>
        </table:table-row>
        <table:table-row table:style-name="ro1">
          <table:table-cell table:formula="of:=OFFSET([$Foglio1.C$6];(ROW()-1)*7; 0)" office:value-type="float" office:value="18979" calcext:value-type="float">
            <text:p>1897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95" calcext:value-type="float">
            <text:p>67.95</text:p>
          </table:table-cell>
          <table:table-cell table:formula="of:=OFFSET([$Foglio1.F$6];(ROW()-1)*7; 0)" office:value-type="float" office:value="1259" calcext:value-type="float">
            <text:p>12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47.25" calcext:value-type="float">
            <text:p>47.25</text:p>
          </table:table-cell>
        </table:table-row>
        <table:table-row table:style-name="ro1">
          <table:table-cell table:formula="of:=OFFSET([$Foglio1.C$6];(ROW()-1)*7; 0)" office:value-type="float" office:value="43571" calcext:value-type="float">
            <text:p>4357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7" calcext:value-type="float">
            <text:p>69.7</text:p>
          </table:table-cell>
          <table:table-cell table:formula="of:=OFFSET([$Foglio1.F$6];(ROW()-1)*7; 0)" office:value-type="float" office:value="2488" calcext:value-type="float">
            <text:p>248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7.21" calcext:value-type="float">
            <text:p>77.21</text:p>
          </table:table-cell>
        </table:table-row>
        <table:table-row table:style-name="ro1">
          <table:table-cell table:formula="of:=OFFSET([$Foglio1.C$6];(ROW()-1)*7; 0)" office:value-type="float" office:value="17588" calcext:value-type="float">
            <text:p>17588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99" calcext:value-type="float">
            <text:p>74.99</text:p>
          </table:table-cell>
          <table:table-cell table:formula="of:=OFFSET([$Foglio1.F$6];(ROW()-1)*7; 0)" office:value-type="float" office:value="2531" calcext:value-type="float">
            <text:p>253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6];(ROW()-1)*7; 0)" office:value-type="float" office:value="5741" calcext:value-type="float">
            <text:p>574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1.18" calcext:value-type="float">
            <text:p>61.18</text:p>
          </table:table-cell>
          <table:table-cell table:formula="of:=OFFSET([$Foglio1.F$6];(ROW()-1)*7; 0)" office:value-type="float" office:value="1491" calcext:value-type="float">
            <text:p>149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8.06" calcext:value-type="float">
            <text:p>78.06</text:p>
          </table:table-cell>
        </table:table-row>
        <table:table-row table:style-name="ro1">
          <table:table-cell table:formula="of:=OFFSET([$Foglio1.C$6];(ROW()-1)*7; 0)" office:value-type="float" office:value="21326" calcext:value-type="float">
            <text:p>2132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8.24" calcext:value-type="float">
            <text:p>78.24</text:p>
          </table:table-cell>
          <table:table-cell table:formula="of:=OFFSET([$Foglio1.F$6];(ROW()-1)*7; 0)" office:value-type="float" office:value="1739" calcext:value-type="float">
            <text:p>173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18" calcext:value-type="float">
            <text:p>78.18</text:p>
          </table:table-cell>
        </table:table-row>
        <table:table-row table:style-name="ro1">
          <table:table-cell table:formula="of:=OFFSET([$Foglio1.C$6];(ROW()-1)*7; 0)" office:value-type="float" office:value="22788" calcext:value-type="float">
            <text:p>22788</text:p>
          </table:table-cell>
          <table:table-cell table:formula="of:=OFFSET([$Foglio1.D$6];(ROW()-1)*7; 0)" office:value-type="float" office:value="3" calcext:value-type="float">
            <text:p>3</text:p>
          </table:table-cell>
          <table:table-cell table:formula="of:=OFFSET([$Foglio1.E$6];(ROW()-1)*7; 0)" office:value-type="float" office:value="68.43" calcext:value-type="float">
            <text:p>68.43</text:p>
          </table:table-cell>
          <table:table-cell table:formula="of:=OFFSET([$Foglio1.F$6];(ROW()-1)*7; 0)" office:value-type="float" office:value="1881" calcext:value-type="float">
            <text:p>1881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9.28" calcext:value-type="float">
            <text:p>79.28</text:p>
          </table:table-cell>
        </table:table-row>
        <table:table-row table:style-name="ro1">
          <table:table-cell table:formula="of:=OFFSET([$Foglio1.C$6];(ROW()-1)*7; 0)" office:value-type="float" office:value="33521" calcext:value-type="float">
            <text:p>33521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4.31" calcext:value-type="float">
            <text:p>74.31</text:p>
          </table:table-cell>
          <table:table-cell table:formula="of:=OFFSET([$Foglio1.F$6];(ROW()-1)*7; 0)" office:value-type="float" office:value="1159" calcext:value-type="float">
            <text:p>115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8.81" calcext:value-type="float">
            <text:p>78.81</text:p>
          </table:table-cell>
        </table:table-row>
        <table:table-row table:style-name="ro1">
          <table:table-cell table:formula="of:=OFFSET([$Foglio1.C$6];(ROW()-1)*7; 0)" office:value-type="float" office:value="10976" calcext:value-type="float">
            <text:p>1097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40.22" calcext:value-type="float">
            <text:p>40.22</text:p>
          </table:table-cell>
          <table:table-cell table:formula="of:=OFFSET([$Foglio1.F$6];(ROW()-1)*7; 0)" office:value-type="float" office:value="2028" calcext:value-type="float">
            <text:p>202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46" calcext:value-type="float">
            <text:p>80.46</text:p>
          </table:table-cell>
        </table:table-row>
        <table:table-row table:style-name="ro1">
          <table:table-cell table:formula="of:=OFFSET([$Foglio1.C$6];(ROW()-1)*7; 0)" office:value-type="float" office:value="4516" calcext:value-type="float">
            <text:p>451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9.82" calcext:value-type="float">
            <text:p>69.82</text:p>
          </table:table-cell>
          <table:table-cell table:formula="of:=OFFSET([$Foglio1.F$6];(ROW()-1)*7; 0)" office:value-type="float" office:value="902" calcext:value-type="float">
            <text:p>902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8.92" calcext:value-type="float">
            <text:p>68.92</text:p>
          </table:table-cell>
        </table:table-row>
        <table:table-row table:style-name="ro1">
          <table:table-cell table:formula="of:=OFFSET([$Foglio1.C$6];(ROW()-1)*7; 0)" office:value-type="float" office:value="9629" calcext:value-type="float">
            <text:p>9629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" calcext:value-type="float">
            <text:p>68</text:p>
          </table:table-cell>
          <table:table-cell table:formula="of:=OFFSET([$Foglio1.F$6];(ROW()-1)*7; 0)" office:value-type="float" office:value="1748" calcext:value-type="float">
            <text:p>174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3.2" calcext:value-type="float">
            <text:p>73.2</text:p>
          </table:table-cell>
        </table:table-row>
        <table:table-row table:style-name="ro1">
          <table:table-cell table:formula="of:=OFFSET([$Foglio1.C$6];(ROW()-1)*7; 0)" office:value-type="float" office:value="4813" calcext:value-type="float">
            <text:p>481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6.09" calcext:value-type="float">
            <text:p>76.09</text:p>
          </table:table-cell>
          <table:table-cell table:formula="of:=OFFSET([$Foglio1.F$6];(ROW()-1)*7; 0)" office:value-type="float" office:value="1518" calcext:value-type="float">
            <text:p>1518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4.19" calcext:value-type="float">
            <text:p>74.19</text:p>
          </table:table-cell>
        </table:table-row>
        <table:table-row table:style-name="ro1">
          <table:table-cell table:formula="of:=OFFSET([$Foglio1.C$6];(ROW()-1)*7; 0)" office:value-type="float" office:value="94" calcext:value-type="float">
            <text:p>94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49" calcext:value-type="float">
            <text:p>4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460" calcext:value-type="float">
            <text:p>46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89" calcext:value-type="float">
            <text:p>75.89</text:p>
          </table:table-cell>
          <table:table-cell table:formula="of:=OFFSET([$Foglio1.F$6];(ROW()-1)*7; 0)" office:value-type="float" office:value="577" calcext:value-type="float">
            <text:p>57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9" calcext:value-type="float">
            <text:p>75.39</text:p>
          </table:table-cell>
        </table:table-row>
        <table:table-row table:style-name="ro1">
          <table:table-cell table:formula="of:=OFFSET([$Foglio1.C$6];(ROW()-1)*7; 0)" office:value-type="float" office:value="52" calcext:value-type="float">
            <text:p>5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4.13" calcext:value-type="float">
            <text:p>64.13</text:p>
          </table:table-cell>
          <table:table-cell table:formula="of:=OFFSET([$Foglio1.F$6];(ROW()-1)*7; 0)" office:value-type="float" office:value="39" calcext:value-type="float">
            <text:p>39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6];(ROW()-1)*7; 0)" office:value-type="float" office:value="32" calcext:value-type="float">
            <text:p>3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29" calcext:value-type="float">
            <text:p>73.29</text:p>
          </table:table-cell>
          <table:table-cell table:formula="of:=OFFSET([$Foglio1.F$6];(ROW()-1)*7; 0)" office:value-type="float" office:value="11" calcext:value-type="float">
            <text:p>1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6];(ROW()-1)*7; 0)" office:value-type="float" office:value="267" calcext:value-type="float">
            <text:p>26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9.56" calcext:value-type="float">
            <text:p>69.56</text:p>
          </table:table-cell>
          <table:table-cell table:formula="of:=OFFSET([$Foglio1.F$6];(ROW()-1)*7; 0)" office:value-type="float" office:value="94" calcext:value-type="float">
            <text:p>9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6];(ROW()-1)*7; 0)" office:value-type="float" office:value="259" calcext:value-type="float">
            <text:p>259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2.3" calcext:value-type="float">
            <text:p>82.3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6];(ROW()-1)*7; 0)" office:value-type="float" office:value="1072" calcext:value-type="float">
            <text:p>1072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2.52" calcext:value-type="float">
            <text:p>72.52</text:p>
          </table:table-cell>
          <table:table-cell table:formula="of:=OFFSET([$Foglio1.F$6];(ROW()-1)*7; 0)" office:value-type="float" office:value="274" calcext:value-type="float">
            <text:p>274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49" calcext:value-type="float">
            <text:p>75.49</text:p>
          </table:table-cell>
        </table:table-row>
        <table:table-row table:style-name="ro1">
          <table:table-cell table:formula="of:=OFFSET([$Foglio1.C$6];(ROW()-1)*7; 0)" office:value-type="float" office:value="690" calcext:value-type="float">
            <text:p>69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38" calcext:value-type="float">
            <text:p>73.38</text:p>
          </table:table-cell>
          <table:table-cell table:formula="of:=OFFSET([$Foglio1.F$6];(ROW()-1)*7; 0)" office:value-type="float" office:value="310" calcext:value-type="float">
            <text:p>310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3.38" calcext:value-type="float">
            <text:p>73.38</text:p>
          </table:table-cell>
        </table:table-row>
        <table:table-row table:style-name="ro1">
          <table:table-cell table:formula="of:=OFFSET([$Foglio1.C$6];(ROW()-1)*7; 0)" office:value-type="float" office:value="601" calcext:value-type="float">
            <text:p>6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5.72" calcext:value-type="float">
            <text:p>75.72</text:p>
          </table:table-cell>
          <table:table-cell table:formula="of:=OFFSET([$Foglio1.F$6];(ROW()-1)*7; 0)" office:value-type="float" office:value="76" calcext:value-type="float">
            <text:p>76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6];(ROW()-1)*7; 0)" office:value-type="float" office:value="148" calcext:value-type="float">
            <text:p>148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0.24" calcext:value-type="float">
            <text:p>80.24</text:p>
          </table:table-cell>
          <table:table-cell table:formula="of:=OFFSET([$Foglio1.F$6];(ROW()-1)*7; 0)" office:value-type="float" office:value="23" calcext:value-type="float">
            <text:p>2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6];(ROW()-1)*7; 0)" office:value-type="float" office:value="596" calcext:value-type="float">
            <text:p>596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7.21" calcext:value-type="float">
            <text:p>67.21</text:p>
          </table:table-cell>
          <table:table-cell table:formula="of:=OFFSET([$Foglio1.F$6];(ROW()-1)*7; 0)" office:value-type="float" office:value="189" calcext:value-type="float">
            <text:p>189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70.48" calcext:value-type="float">
            <text:p>70.48</text:p>
          </table:table-cell>
        </table:table-row>
        <table:table-row table:style-name="ro1">
          <table:table-cell table:formula="of:=OFFSET([$Foglio1.C$6];(ROW()-1)*7; 0)" office:value-type="float" office:value="343" calcext:value-type="float">
            <text:p>343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8.5" calcext:value-type="float">
            <text:p>68.5</text:p>
          </table:table-cell>
          <table:table-cell table:formula="of:=OFFSET([$Foglio1.F$6];(ROW()-1)*7; 0)" office:value-type="float" office:value="200" calcext:value-type="float">
            <text:p>20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6];(ROW()-1)*7; 0)" office:value-type="float" office:value="114" calcext:value-type="float">
            <text:p>114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60.97" calcext:value-type="float">
            <text:p>60.97</text:p>
          </table:table-cell>
          <table:table-cell table:formula="of:=OFFSET([$Foglio1.F$6];(ROW()-1)*7; 0)" office:value-type="float" office:value="44" calcext:value-type="float">
            <text:p>44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6];(ROW()-1)*7; 0)" office:value-type="float" office:value="65" calcext:value-type="float">
            <text:p>65</text:p>
          </table:table-cell>
          <table:table-cell table:formula="of:=OFFSET([$Foglio1.D$6];(ROW()-1)*7; 0)" office:value-type="float" office:value="2" calcext:value-type="float">
            <text:p>2</text:p>
          </table:table-cell>
          <table:table-cell table:formula="of:=OFFSET([$Foglio1.E$6];(ROW()-1)*7; 0)" office:value-type="float" office:value="72.49" calcext:value-type="float">
            <text:p>72.49</text:p>
          </table:table-cell>
          <table:table-cell table:formula="of:=OFFSET([$Foglio1.F$6];(ROW()-1)*7; 0)" office:value-type="float" office:value="30" calcext:value-type="float">
            <text:p>30</text:p>
          </table:table-cell>
          <table:table-cell table:formula="of:=OFFSET([$Foglio1.G$6];(ROW()-1)*7; 0)" office:value-type="float" office:value="2" calcext:value-type="float">
            <text:p>2</text:p>
          </table:table-cell>
          <table:table-cell table:formula="of:=OFFSET([$Foglio1.H$6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6];(ROW()-1)*7; 0)" office:value-type="float" office:value="19066" calcext:value-type="float">
            <text:p>19066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1.15" calcext:value-type="float">
            <text:p>71.15</text:p>
          </table:table-cell>
          <table:table-cell table:formula="of:=OFFSET([$Foglio1.F$6];(ROW()-1)*7; 0)" office:value-type="float" office:value="1031" calcext:value-type="float">
            <text:p>1031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6.3" calcext:value-type="float">
            <text:p>76.3</text:p>
          </table:table-cell>
        </table:table-row>
        <table:table-row table:style-name="ro1">
          <table:table-cell table:formula="of:=OFFSET([$Foglio1.C$6];(ROW()-1)*7; 0)" office:value-type="float" office:value="5405" calcext:value-type="float">
            <text:p>5405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6.23" calcext:value-type="float">
            <text:p>66.23</text:p>
          </table:table-cell>
          <table:table-cell table:formula="of:=OFFSET([$Foglio1.F$6];(ROW()-1)*7; 0)" office:value-type="float" office:value="685" calcext:value-type="float">
            <text:p>68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57" calcext:value-type="float">
            <text:p>71.57</text:p>
          </table:table-cell>
        </table:table-row>
        <table:table-row table:style-name="ro1">
          <table:table-cell table:formula="of:=OFFSET([$Foglio1.C$6];(ROW()-1)*7; 0)" office:value-type="float" office:value="10287" calcext:value-type="float">
            <text:p>1028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2.02" calcext:value-type="float">
            <text:p>62.02</text:p>
          </table:table-cell>
          <table:table-cell table:formula="of:=OFFSET([$Foglio1.F$6];(ROW()-1)*7; 0)" office:value-type="float" office:value="458" calcext:value-type="float">
            <text:p>458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6.34" calcext:value-type="float">
            <text:p>66.34</text:p>
          </table:table-cell>
        </table:table-row>
        <table:table-row table:style-name="ro1">
          <table:table-cell table:formula="of:=OFFSET([$Foglio1.C$6];(ROW()-1)*7; 0)" office:value-type="float" office:value="530" calcext:value-type="float">
            <text:p>530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81.04" calcext:value-type="float">
            <text:p>81.04</text:p>
          </table:table-cell>
          <table:table-cell table:formula="of:=OFFSET([$Foglio1.F$6];(ROW()-1)*7; 0)" office:value-type="float" office:value="137" calcext:value-type="float">
            <text:p>137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67.57" calcext:value-type="float">
            <text:p>67.57</text:p>
          </table:table-cell>
        </table:table-row>
        <table:table-row table:style-name="ro1">
          <table:table-cell table:formula="of:=OFFSET([$Foglio1.C$6];(ROW()-1)*7; 0)" office:value-type="float" office:value="97" calcext:value-type="float">
            <text:p>97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73.14" calcext:value-type="float">
            <text:p>73.14</text:p>
          </table:table-cell>
          <table:table-cell table:formula="of:=OFFSET([$Foglio1.F$6];(ROW()-1)*7; 0)" office:value-type="float" office:value="53" calcext:value-type="float">
            <text:p>53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6];(ROW()-1)*7; 0)" office:value-type="float" office:value="101" calcext:value-type="float">
            <text:p>101</text:p>
          </table:table-cell>
          <table:table-cell table:formula="of:=OFFSET([$Foglio1.D$6];(ROW()-1)*7; 0)" office:value-type="float" office:value="1" calcext:value-type="float">
            <text:p>1</text:p>
          </table:table-cell>
          <table:table-cell table:formula="of:=OFFSET([$Foglio1.E$6];(ROW()-1)*7; 0)" office:value-type="float" office:value="67.45" calcext:value-type="float">
            <text:p>67.45</text:p>
          </table:table-cell>
          <table:table-cell table:formula="of:=OFFSET([$Foglio1.F$6];(ROW()-1)*7; 0)" office:value-type="float" office:value="35" calcext:value-type="float">
            <text:p>35</text:p>
          </table:table-cell>
          <table:table-cell table:formula="of:=OFFSET([$Foglio1.G$6];(ROW()-1)*7; 0)" office:value-type="float" office:value="1" calcext:value-type="float">
            <text:p>1</text:p>
          </table:table-cell>
          <table:table-cell table:formula="of:=OFFSET([$Foglio1.H$6];(ROW()-1)*7; 0)" office:value-type="float" office:value="70.44" calcext:value-type="float">
            <text:p>70.44</text:p>
          </table:table-cell>
        </table:table-row>
      </table:table>
      <table:table table:name="k=50" table:style-name="ta1">
        <table:table-column table:style-name="co2" table:number-columns-repeated="6" table:default-cell-style-name="Default"/>
        <table:table-row table:style-name="ro1">
          <table:table-cell table:formula="of:=OFFSET([$Foglio1.C$7];(ROW()-1)*7; 0)" office:value-type="float" office:value="1732" calcext:value-type="float">
            <text:p>17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47" calcext:value-type="float">
            <text:p>71.47</text:p>
          </table:table-cell>
          <table:table-cell table:formula="of:=OFFSET([$Foglio1.F$7];(ROW()-1)*7; 0)" office:value-type="float" office:value="357" calcext:value-type="float">
            <text:p>3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6" calcext:value-type="float">
            <text:p>74.26</text:p>
          </table:table-cell>
        </table:table-row>
        <table:table-row table:style-name="ro1">
          <table:table-cell table:formula="of:=OFFSET([$Foglio1.C$7];(ROW()-1)*7; 0)" office:value-type="float" office:value="5233" calcext:value-type="float">
            <text:p>52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3.22" calcext:value-type="float">
            <text:p>83.22</text:p>
          </table:table-cell>
          <table:table-cell table:formula="of:=OFFSET([$Foglio1.F$7];(ROW()-1)*7; 0)" office:value-type="float" office:value="1706" calcext:value-type="float">
            <text:p>170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7.84" calcext:value-type="float">
            <text:p>87.84</text:p>
          </table:table-cell>
        </table:table-row>
        <table:table-row table:style-name="ro1">
          <table:table-cell table:formula="of:=OFFSET([$Foglio1.C$7];(ROW()-1)*7; 0)" office:value-type="float" office:value="2621" calcext:value-type="float">
            <text:p>26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46" calcext:value-type="float">
            <text:p>73.46</text:p>
          </table:table-cell>
          <table:table-cell table:formula="of:=OFFSET([$Foglio1.F$7];(ROW()-1)*7; 0)" office:value-type="float" office:value="457" calcext:value-type="float">
            <text:p>45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51" calcext:value-type="float">
            <text:p>74.51</text:p>
          </table:table-cell>
        </table:table-row>
        <table:table-row table:style-name="ro1">
          <table:table-cell table:formula="of:=OFFSET([$Foglio1.C$7];(ROW()-1)*7; 0)" office:value-type="float" office:value="9266" calcext:value-type="float">
            <text:p>926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04" calcext:value-type="float">
            <text:p>65.04</text:p>
          </table:table-cell>
          <table:table-cell table:formula="of:=OFFSET([$Foglio1.F$7];(ROW()-1)*7; 0)" office:value-type="float" office:value="754" calcext:value-type="float">
            <text:p>75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7];(ROW()-1)*7; 0)" office:value-type="float" office:value="1613" calcext:value-type="float">
            <text:p>161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2" calcext:value-type="float">
            <text:p>73.22</text:p>
          </table:table-cell>
          <table:table-cell table:formula="of:=OFFSET([$Foglio1.F$7];(ROW()-1)*7; 0)" office:value-type="float" office:value="255" calcext:value-type="float">
            <text:p>25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7];(ROW()-1)*7; 0)" office:value-type="float" office:value="8533" calcext:value-type="float">
            <text:p>853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4" calcext:value-type="float">
            <text:p>73.74</text:p>
          </table:table-cell>
          <table:table-cell table:formula="of:=OFFSET([$Foglio1.F$7];(ROW()-1)*7; 0)" office:value-type="float" office:value="1295" calcext:value-type="float">
            <text:p>129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4828" calcext:value-type="float">
            <text:p>48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32" calcext:value-type="float">
            <text:p>71.32</text:p>
          </table:table-cell>
          <table:table-cell table:formula="of:=OFFSET([$Foglio1.F$7];(ROW()-1)*7; 0)" office:value-type="float" office:value="697" calcext:value-type="float">
            <text:p>69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09" calcext:value-type="float">
            <text:p>79.09</text:p>
          </table:table-cell>
        </table:table-row>
        <table:table-row table:style-name="ro1">
          <table:table-cell table:formula="of:=OFFSET([$Foglio1.C$7];(ROW()-1)*7; 0)" office:value-type="float" office:value="1196" calcext:value-type="float">
            <text:p>11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12" calcext:value-type="float">
            <text:p>82.12</text:p>
          </table:table-cell>
          <table:table-cell table:formula="of:=OFFSET([$Foglio1.F$7];(ROW()-1)*7; 0)" office:value-type="float" office:value="317" calcext:value-type="float">
            <text:p>31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7];(ROW()-1)*7; 0)" office:value-type="float" office:value="4573" calcext:value-type="float">
            <text:p>45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8" calcext:value-type="float">
            <text:p>78.8</text:p>
          </table:table-cell>
          <table:table-cell table:formula="of:=OFFSET([$Foglio1.F$7];(ROW()-1)*7; 0)" office:value-type="float" office:value="1377" calcext:value-type="float">
            <text:p>137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641" calcext:value-type="float">
            <text:p>16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34" calcext:value-type="float">
            <text:p>76.34</text:p>
          </table:table-cell>
          <table:table-cell table:formula="of:=OFFSET([$Foglio1.F$7];(ROW()-1)*7; 0)" office:value-type="float" office:value="413" calcext:value-type="float">
            <text:p>41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2163" calcext:value-type="float">
            <text:p>216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" calcext:value-type="float">
            <text:p>74.9</text:p>
          </table:table-cell>
          <table:table-cell table:formula="of:=OFFSET([$Foglio1.F$7];(ROW()-1)*7; 0)" office:value-type="float" office:value="374" calcext:value-type="float">
            <text:p>37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55" calcext:value-type="float">
            <text:p>72.55</text:p>
          </table:table-cell>
        </table:table-row>
        <table:table-row table:style-name="ro1">
          <table:table-cell table:formula="of:=OFFSET([$Foglio1.C$7];(ROW()-1)*7; 0)" office:value-type="float" office:value="6768" calcext:value-type="float">
            <text:p>676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0.91" calcext:value-type="float">
            <text:p>40.91</text:p>
          </table:table-cell>
          <table:table-cell table:formula="of:=OFFSET([$Foglio1.F$7];(ROW()-1)*7; 0)" office:value-type="float" office:value="526" calcext:value-type="float">
            <text:p>52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7];(ROW()-1)*7; 0)" office:value-type="float" office:value="2821" calcext:value-type="float">
            <text:p>282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64" calcext:value-type="float">
            <text:p>70.64</text:p>
          </table:table-cell>
          <table:table-cell table:formula="of:=OFFSET([$Foglio1.F$7];(ROW()-1)*7; 0)" office:value-type="float" office:value="420" calcext:value-type="float">
            <text:p>4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8" calcext:value-type="float">
            <text:p>65.88</text:p>
          </table:table-cell>
        </table:table-row>
        <table:table-row table:style-name="ro1">
          <table:table-cell table:formula="of:=OFFSET([$Foglio1.C$7];(ROW()-1)*7; 0)" office:value-type="float" office:value="4093" calcext:value-type="float">
            <text:p>40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" calcext:value-type="float">
            <text:p>72</text:p>
          </table:table-cell>
          <table:table-cell table:formula="of:=OFFSET([$Foglio1.F$7];(ROW()-1)*7; 0)" office:value-type="float" office:value="993" calcext:value-type="float">
            <text:p>9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03" calcext:value-type="float">
            <text:p>78.03</text:p>
          </table:table-cell>
        </table:table-row>
        <table:table-row table:style-name="ro1">
          <table:table-cell table:formula="of:=OFFSET([$Foglio1.C$7];(ROW()-1)*7; 0)" office:value-type="float" office:value="6673" calcext:value-type="float">
            <text:p>667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62" calcext:value-type="float">
            <text:p>80.62</text:p>
          </table:table-cell>
          <table:table-cell table:formula="of:=OFFSET([$Foglio1.F$7];(ROW()-1)*7; 0)" office:value-type="float" office:value="865" calcext:value-type="float">
            <text:p>8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52" calcext:value-type="float">
            <text:p>80.52</text:p>
          </table:table-cell>
        </table:table-row>
        <table:table-row table:style-name="ro1">
          <table:table-cell table:formula="of:=OFFSET([$Foglio1.C$7];(ROW()-1)*7; 0)" office:value-type="float" office:value="3901" calcext:value-type="float">
            <text:p>390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92" calcext:value-type="float">
            <text:p>72.92</text:p>
          </table:table-cell>
          <table:table-cell table:formula="of:=OFFSET([$Foglio1.F$7];(ROW()-1)*7; 0)" office:value-type="float" office:value="1081" calcext:value-type="float">
            <text:p>108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2540" calcext:value-type="float">
            <text:p>254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54" calcext:value-type="float">
            <text:p>78.54</text:p>
          </table:table-cell>
          <table:table-cell table:formula="of:=OFFSET([$Foglio1.F$7];(ROW()-1)*7; 0)" office:value-type="float" office:value="616" calcext:value-type="float">
            <text:p>61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1" calcext:value-type="float">
            <text:p>75.31</text:p>
          </table:table-cell>
        </table:table-row>
        <table:table-row table:style-name="ro1">
          <table:table-cell table:formula="of:=OFFSET([$Foglio1.C$7];(ROW()-1)*7; 0)" office:value-type="float" office:value="1957" calcext:value-type="float">
            <text:p>19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1" calcext:value-type="float">
            <text:p>77.61</text:p>
          </table:table-cell>
          <table:table-cell table:formula="of:=OFFSET([$Foglio1.F$7];(ROW()-1)*7; 0)" office:value-type="float" office:value="376" calcext:value-type="float">
            <text:p>3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7];(ROW()-1)*7; 0)" office:value-type="float" office:value="2977" calcext:value-type="float">
            <text:p>29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57" calcext:value-type="float">
            <text:p>77.57</text:p>
          </table:table-cell>
          <table:table-cell table:formula="of:=OFFSET([$Foglio1.F$7];(ROW()-1)*7; 0)" office:value-type="float" office:value="589" calcext:value-type="float">
            <text:p>58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24" calcext:value-type="float">
            <text:p>74.24</text:p>
          </table:table-cell>
        </table:table-row>
        <table:table-row table:style-name="ro1">
          <table:table-cell table:formula="of:=OFFSET([$Foglio1.C$7];(ROW()-1)*7; 0)" office:value-type="float" office:value="2799" calcext:value-type="float">
            <text:p>279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92" calcext:value-type="float">
            <text:p>66.92</text:p>
          </table:table-cell>
          <table:table-cell table:formula="of:=OFFSET([$Foglio1.F$7];(ROW()-1)*7; 0)" office:value-type="float" office:value="348" calcext:value-type="float">
            <text:p>3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81" calcext:value-type="float">
            <text:p>65.81</text:p>
          </table:table-cell>
        </table:table-row>
        <table:table-row table:style-name="ro1">
          <table:table-cell table:formula="of:=OFFSET([$Foglio1.C$7];(ROW()-1)*7; 0)" office:value-type="float" office:value="741" calcext:value-type="float">
            <text:p>74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7];(ROW()-1)*7; 0)" office:value-type="float" office:value="706" calcext:value-type="float">
            <text:p>70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94" calcext:value-type="float">
            <text:p>74.94</text:p>
          </table:table-cell>
          <table:table-cell table:formula="of:=OFFSET([$Foglio1.F$7];(ROW()-1)*7; 0)" office:value-type="float" office:value="184" calcext:value-type="float">
            <text:p>18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7];(ROW()-1)*7; 0)" office:value-type="float" office:value="808" calcext:value-type="float">
            <text:p>8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8" calcext:value-type="float">
            <text:p>76.28</text:p>
          </table:table-cell>
          <table:table-cell table:formula="of:=OFFSET([$Foglio1.F$7];(ROW()-1)*7; 0)" office:value-type="float" office:value="211" calcext:value-type="float">
            <text:p>2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7];(ROW()-1)*7; 0)" office:value-type="float" office:value="511" calcext:value-type="float">
            <text:p>51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14" calcext:value-type="float">
            <text:p>81.14</text:p>
          </table:table-cell>
          <table:table-cell table:formula="of:=OFFSET([$Foglio1.F$7];(ROW()-1)*7; 0)" office:value-type="float" office:value="173" calcext:value-type="float">
            <text:p>17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7];(ROW()-1)*7; 0)" office:value-type="float" office:value="2005" calcext:value-type="float">
            <text:p>200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7" calcext:value-type="float">
            <text:p>70.7</text:p>
          </table:table-cell>
          <table:table-cell table:formula="of:=OFFSET([$Foglio1.F$7];(ROW()-1)*7; 0)" office:value-type="float" office:value="462" calcext:value-type="float">
            <text:p>46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1008" calcext:value-type="float">
            <text:p>100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92" calcext:value-type="float">
            <text:p>75.92</text:p>
          </table:table-cell>
          <table:table-cell table:formula="of:=OFFSET([$Foglio1.F$7];(ROW()-1)*7; 0)" office:value-type="float" office:value="161" calcext:value-type="float">
            <text:p>16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7];(ROW()-1)*7; 0)" office:value-type="float" office:value="1291" calcext:value-type="float">
            <text:p>129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249" calcext:value-type="float">
            <text:p>24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7];(ROW()-1)*7; 0)" office:value-type="float" office:value="1096" calcext:value-type="float">
            <text:p>109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5" calcext:value-type="float">
            <text:p>73.5</text:p>
          </table:table-cell>
          <table:table-cell table:formula="of:=OFFSET([$Foglio1.F$7];(ROW()-1)*7; 0)" office:value-type="float" office:value="272" calcext:value-type="float">
            <text:p>27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7];(ROW()-1)*7; 0)" office:value-type="float" office:value="1104" calcext:value-type="float">
            <text:p>11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33" calcext:value-type="float">
            <text:p>81.33</text:p>
          </table:table-cell>
          <table:table-cell table:formula="of:=OFFSET([$Foglio1.F$7];(ROW()-1)*7; 0)" office:value-type="float" office:value="459" calcext:value-type="float">
            <text:p>45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83" calcext:value-type="float">
            <text:p>80.83</text:p>
          </table:table-cell>
        </table:table-row>
        <table:table-row table:style-name="ro1">
          <table:table-cell table:formula="of:=OFFSET([$Foglio1.C$7];(ROW()-1)*7; 0)" office:value-type="float" office:value="946" calcext:value-type="float">
            <text:p>94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44" calcext:value-type="float">
            <text:p>76.44</text:p>
          </table:table-cell>
          <table:table-cell table:formula="of:=OFFSET([$Foglio1.F$7];(ROW()-1)*7; 0)" office:value-type="float" office:value="163" calcext:value-type="float">
            <text:p>16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7];(ROW()-1)*7; 0)" office:value-type="float" office:value="918" calcext:value-type="float">
            <text:p>91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08" calcext:value-type="float">
            <text:p>75.08</text:p>
          </table:table-cell>
          <table:table-cell table:formula="of:=OFFSET([$Foglio1.F$7];(ROW()-1)*7; 0)" office:value-type="float" office:value="247" calcext:value-type="float">
            <text:p>24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34" calcext:value-type="float">
            <text:p>80.34</text:p>
          </table:table-cell>
        </table:table-row>
        <table:table-row table:style-name="ro1">
          <table:table-cell table:formula="of:=OFFSET([$Foglio1.C$7];(ROW()-1)*7; 0)" office:value-type="float" office:value="1229" calcext:value-type="float">
            <text:p>122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71" calcext:value-type="float">
            <text:p>73.71</text:p>
          </table:table-cell>
          <table:table-cell table:formula="of:=OFFSET([$Foglio1.F$7];(ROW()-1)*7; 0)" office:value-type="float" office:value="214" calcext:value-type="float">
            <text:p>21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7];(ROW()-1)*7; 0)" office:value-type="float" office:value="2130" calcext:value-type="float">
            <text:p>213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3" calcext:value-type="float">
            <text:p>78.73</text:p>
          </table:table-cell>
          <table:table-cell table:formula="of:=OFFSET([$Foglio1.F$7];(ROW()-1)*7; 0)" office:value-type="float" office:value="412" calcext:value-type="float">
            <text:p>41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7];(ROW()-1)*7; 0)" office:value-type="float" office:value="735" calcext:value-type="float">
            <text:p>73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08" calcext:value-type="float">
            <text:p>73.08</text:p>
          </table:table-cell>
          <table:table-cell table:formula="of:=OFFSET([$Foglio1.F$7];(ROW()-1)*7; 0)" office:value-type="float" office:value="250" calcext:value-type="float">
            <text:p>25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7];(ROW()-1)*7; 0)" office:value-type="float" office:value="1277" calcext:value-type="float">
            <text:p>127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58" calcext:value-type="float">
            <text:p>74.58</text:p>
          </table:table-cell>
          <table:table-cell table:formula="of:=OFFSET([$Foglio1.F$7];(ROW()-1)*7; 0)" office:value-type="float" office:value="188" calcext:value-type="float">
            <text:p>1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7];(ROW()-1)*7; 0)" office:value-type="float" office:value="2664" calcext:value-type="float">
            <text:p>266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4" calcext:value-type="float">
            <text:p>71.94</text:p>
          </table:table-cell>
          <table:table-cell table:formula="of:=OFFSET([$Foglio1.F$7];(ROW()-1)*7; 0)" office:value-type="float" office:value="711" calcext:value-type="float">
            <text:p>71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98" calcext:value-type="float">
            <text:p>76.98</text:p>
          </table:table-cell>
        </table:table-row>
        <table:table-row table:style-name="ro1">
          <table:table-cell table:formula="of:=OFFSET([$Foglio1.C$7];(ROW()-1)*7; 0)" office:value-type="float" office:value="909" calcext:value-type="float">
            <text:p>90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94" calcext:value-type="float">
            <text:p>73.94</text:p>
          </table:table-cell>
          <table:table-cell table:formula="of:=OFFSET([$Foglio1.F$7];(ROW()-1)*7; 0)" office:value-type="float" office:value="270" calcext:value-type="float">
            <text:p>2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34" calcext:value-type="float">
            <text:p>76.34</text:p>
          </table:table-cell>
        </table:table-row>
        <table:table-row table:style-name="ro1">
          <table:table-cell table:formula="of:=OFFSET([$Foglio1.C$7];(ROW()-1)*7; 0)" office:value-type="float" office:value="1289" calcext:value-type="float">
            <text:p>12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24" calcext:value-type="float">
            <text:p>72.24</text:p>
          </table:table-cell>
          <table:table-cell table:formula="of:=OFFSET([$Foglio1.F$7];(ROW()-1)*7; 0)" office:value-type="float" office:value="396" calcext:value-type="float">
            <text:p>39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39" calcext:value-type="float">
            <text:p>77.39</text:p>
          </table:table-cell>
        </table:table-row>
        <table:table-row table:style-name="ro1">
          <table:table-cell table:formula="of:=OFFSET([$Foglio1.C$7];(ROW()-1)*7; 0)" office:value-type="float" office:value="559" calcext:value-type="float">
            <text:p>5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76" calcext:value-type="float">
            <text:p>71.76</text:p>
          </table:table-cell>
          <table:table-cell table:formula="of:=OFFSET([$Foglio1.F$7];(ROW()-1)*7; 0)" office:value-type="float" office:value="110" calcext:value-type="float">
            <text:p>1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7];(ROW()-1)*7; 0)" office:value-type="float" office:value="1945" calcext:value-type="float">
            <text:p>194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97" calcext:value-type="float">
            <text:p>71.97</text:p>
          </table:table-cell>
          <table:table-cell table:formula="of:=OFFSET([$Foglio1.F$7];(ROW()-1)*7; 0)" office:value-type="float" office:value="465" calcext:value-type="float">
            <text:p>465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22" calcext:value-type="float">
            <text:p>75.22</text:p>
          </table:table-cell>
        </table:table-row>
        <table:table-row table:style-name="ro1">
          <table:table-cell table:formula="of:=OFFSET([$Foglio1.C$7];(ROW()-1)*7; 0)" office:value-type="float" office:value="4790" calcext:value-type="float">
            <text:p>479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7.68" calcext:value-type="float">
            <text:p>77.68</text:p>
          </table:table-cell>
          <table:table-cell table:formula="of:=OFFSET([$Foglio1.F$7];(ROW()-1)*7; 0)" office:value-type="float" office:value="668" calcext:value-type="float">
            <text:p>6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45" calcext:value-type="float">
            <text:p>74.45</text:p>
          </table:table-cell>
        </table:table-row>
        <table:table-row table:style-name="ro1">
          <table:table-cell table:formula="of:=OFFSET([$Foglio1.C$7];(ROW()-1)*7; 0)" office:value-type="float" office:value="4004" calcext:value-type="float">
            <text:p>40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3" calcext:value-type="float">
            <text:p>75.83</text:p>
          </table:table-cell>
          <table:table-cell table:formula="of:=OFFSET([$Foglio1.F$7];(ROW()-1)*7; 0)" office:value-type="float" office:value="907" calcext:value-type="float">
            <text:p>90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2" calcext:value-type="float">
            <text:p>81.2</text:p>
          </table:table-cell>
        </table:table-row>
        <table:table-row table:style-name="ro1">
          <table:table-cell table:formula="of:=OFFSET([$Foglio1.C$7];(ROW()-1)*7; 0)" office:value-type="float" office:value="9427" calcext:value-type="float">
            <text:p>9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02" calcext:value-type="float">
            <text:p>68.02</text:p>
          </table:table-cell>
          <table:table-cell table:formula="of:=OFFSET([$Foglio1.F$7];(ROW()-1)*7; 0)" office:value-type="float" office:value="2335" calcext:value-type="float">
            <text:p>233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0.84" calcext:value-type="float">
            <text:p>80.84</text:p>
          </table:table-cell>
        </table:table-row>
        <table:table-row table:style-name="ro1">
          <table:table-cell table:formula="of:=OFFSET([$Foglio1.C$7];(ROW()-1)*7; 0)" office:value-type="float" office:value="7259" calcext:value-type="float">
            <text:p>725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72" calcext:value-type="float">
            <text:p>69.72</text:p>
          </table:table-cell>
          <table:table-cell table:formula="of:=OFFSET([$Foglio1.F$7];(ROW()-1)*7; 0)" office:value-type="float" office:value="1567" calcext:value-type="float">
            <text:p>156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62" calcext:value-type="float">
            <text:p>80.62</text:p>
          </table:table-cell>
        </table:table-row>
        <table:table-row table:style-name="ro1">
          <table:table-cell table:formula="of:=OFFSET([$Foglio1.C$7];(ROW()-1)*7; 0)" office:value-type="float" office:value="9384" calcext:value-type="float">
            <text:p>938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94" calcext:value-type="float">
            <text:p>76.94</text:p>
          </table:table-cell>
          <table:table-cell table:formula="of:=OFFSET([$Foglio1.F$7];(ROW()-1)*7; 0)" office:value-type="float" office:value="2070" calcext:value-type="float">
            <text:p>207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3.31" calcext:value-type="float">
            <text:p>83.31</text:p>
          </table:table-cell>
        </table:table-row>
        <table:table-row table:style-name="ro1">
          <table:table-cell table:formula="of:=OFFSET([$Foglio1.C$7];(ROW()-1)*7; 0)" office:value-type="float" office:value="14847" calcext:value-type="float">
            <text:p>1484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33" calcext:value-type="float">
            <text:p>76.33</text:p>
          </table:table-cell>
          <table:table-cell table:formula="of:=OFFSET([$Foglio1.F$7];(ROW()-1)*7; 0)" office:value-type="float" office:value="1201" calcext:value-type="float">
            <text:p>120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15" calcext:value-type="float">
            <text:p>73.15</text:p>
          </table:table-cell>
        </table:table-row>
        <table:table-row table:style-name="ro1">
          <table:table-cell table:formula="of:=OFFSET([$Foglio1.C$7];(ROW()-1)*7; 0)" office:value-type="float" office:value="8428" calcext:value-type="float">
            <text:p>8428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04" calcext:value-type="float">
            <text:p>70.04</text:p>
          </table:table-cell>
          <table:table-cell table:formula="of:=OFFSET([$Foglio1.F$7];(ROW()-1)*7; 0)" office:value-type="float" office:value="1798" calcext:value-type="float">
            <text:p>17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7];(ROW()-1)*7; 0)" office:value-type="float" office:value="7946" calcext:value-type="float">
            <text:p>794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5.44" calcext:value-type="float">
            <text:p>65.44</text:p>
          </table:table-cell>
          <table:table-cell table:formula="of:=OFFSET([$Foglio1.F$7];(ROW()-1)*7; 0)" office:value-type="float" office:value="913" calcext:value-type="float">
            <text:p>91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3.9" calcext:value-type="float">
            <text:p>63.9</text:p>
          </table:table-cell>
        </table:table-row>
        <table:table-row table:style-name="ro1">
          <table:table-cell table:formula="of:=OFFSET([$Foglio1.C$7];(ROW()-1)*7; 0)" office:value-type="float" office:value="4622" calcext:value-type="float">
            <text:p>462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03" calcext:value-type="float">
            <text:p>74.03</text:p>
          </table:table-cell>
          <table:table-cell table:formula="of:=OFFSET([$Foglio1.F$7];(ROW()-1)*7; 0)" office:value-type="float" office:value="603" calcext:value-type="float">
            <text:p>60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9.88" calcext:value-type="float">
            <text:p>79.88</text:p>
          </table:table-cell>
        </table:table-row>
        <table:table-row table:style-name="ro1">
          <table:table-cell table:formula="of:=OFFSET([$Foglio1.C$7];(ROW()-1)*7; 0)" office:value-type="float" office:value="6702" calcext:value-type="float">
            <text:p>670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0.81" calcext:value-type="float">
            <text:p>70.81</text:p>
          </table:table-cell>
          <table:table-cell table:formula="of:=OFFSET([$Foglio1.F$7];(ROW()-1)*7; 0)" office:value-type="float" office:value="1476" calcext:value-type="float">
            <text:p>14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7];(ROW()-1)*7; 0)" office:value-type="float" office:value="11267" calcext:value-type="float">
            <text:p>1126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25" calcext:value-type="float">
            <text:p>71.25</text:p>
          </table:table-cell>
          <table:table-cell table:formula="of:=OFFSET([$Foglio1.F$7];(ROW()-1)*7; 0)" office:value-type="float" office:value="879" calcext:value-type="float">
            <text:p>87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7];(ROW()-1)*7; 0)" office:value-type="float" office:value="1589" calcext:value-type="float">
            <text:p>158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01" calcext:value-type="float">
            <text:p>76.01</text:p>
          </table:table-cell>
          <table:table-cell table:formula="of:=OFFSET([$Foglio1.F$7];(ROW()-1)*7; 0)" office:value-type="float" office:value="424" calcext:value-type="float">
            <text:p>42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14" calcext:value-type="float">
            <text:p>80.14</text:p>
          </table:table-cell>
        </table:table-row>
        <table:table-row table:style-name="ro1">
          <table:table-cell table:formula="of:=OFFSET([$Foglio1.C$7];(ROW()-1)*7; 0)" office:value-type="float" office:value="12437" calcext:value-type="float">
            <text:p>124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8.54" calcext:value-type="float">
            <text:p>68.54</text:p>
          </table:table-cell>
          <table:table-cell table:formula="of:=OFFSET([$Foglio1.F$7];(ROW()-1)*7; 0)" office:value-type="float" office:value="1198" calcext:value-type="float">
            <text:p>119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7];(ROW()-1)*7; 0)" office:value-type="float" office:value="17401" calcext:value-type="float">
            <text:p>1740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5" calcext:value-type="float">
            <text:p>72.55</text:p>
          </table:table-cell>
          <table:table-cell table:formula="of:=OFFSET([$Foglio1.F$7];(ROW()-1)*7; 0)" office:value-type="float" office:value="1609" calcext:value-type="float">
            <text:p>160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7];(ROW()-1)*7; 0)" office:value-type="float" office:value="3475" calcext:value-type="float">
            <text:p>34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8.76" calcext:value-type="float">
            <text:p>78.76</text:p>
          </table:table-cell>
          <table:table-cell table:formula="of:=OFFSET([$Foglio1.F$7];(ROW()-1)*7; 0)" office:value-type="float" office:value="748" calcext:value-type="float">
            <text:p>74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2.31" calcext:value-type="float">
            <text:p>72.31</text:p>
          </table:table-cell>
        </table:table-row>
        <table:table-row table:style-name="ro1">
          <table:table-cell table:formula="of:=OFFSET([$Foglio1.C$7];(ROW()-1)*7; 0)" office:value-type="float" office:value="7310" calcext:value-type="float">
            <text:p>731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4.87" calcext:value-type="float">
            <text:p>74.87</text:p>
          </table:table-cell>
          <table:table-cell table:formula="of:=OFFSET([$Foglio1.F$7];(ROW()-1)*7; 0)" office:value-type="float" office:value="1478" calcext:value-type="float">
            <text:p>147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1.85" calcext:value-type="float">
            <text:p>81.85</text:p>
          </table:table-cell>
        </table:table-row>
        <table:table-row table:style-name="ro1">
          <table:table-cell table:formula="of:=OFFSET([$Foglio1.C$7];(ROW()-1)*7; 0)" office:value-type="float" office:value="5008" calcext:value-type="float">
            <text:p>500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44.26" calcext:value-type="float">
            <text:p>44.26</text:p>
          </table:table-cell>
          <table:table-cell table:formula="of:=OFFSET([$Foglio1.F$7];(ROW()-1)*7; 0)" office:value-type="float" office:value="1116" calcext:value-type="float">
            <text:p>111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4.39" calcext:value-type="float">
            <text:p>54.39</text:p>
          </table:table-cell>
        </table:table-row>
        <table:table-row table:style-name="ro1">
          <table:table-cell table:formula="of:=OFFSET([$Foglio1.C$7];(ROW()-1)*7; 0)" office:value-type="float" office:value="7037" calcext:value-type="float">
            <text:p>703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99" calcext:value-type="float">
            <text:p>67.99</text:p>
          </table:table-cell>
          <table:table-cell table:formula="of:=OFFSET([$Foglio1.F$7];(ROW()-1)*7; 0)" office:value-type="float" office:value="539" calcext:value-type="float">
            <text:p>53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89" calcext:value-type="float">
            <text:p>76.89</text:p>
          </table:table-cell>
        </table:table-row>
        <table:table-row table:style-name="ro1">
          <table:table-cell table:formula="of:=OFFSET([$Foglio1.C$7];(ROW()-1)*7; 0)" office:value-type="float" office:value="3024" calcext:value-type="float">
            <text:p>30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21" calcext:value-type="float">
            <text:p>75.21</text:p>
          </table:table-cell>
          <table:table-cell table:formula="of:=OFFSET([$Foglio1.F$7];(ROW()-1)*7; 0)" office:value-type="float" office:value="643" calcext:value-type="float">
            <text:p>64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7];(ROW()-1)*7; 0)" office:value-type="float" office:value="7042" calcext:value-type="float">
            <text:p>704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18" calcext:value-type="float">
            <text:p>72.18</text:p>
          </table:table-cell>
          <table:table-cell table:formula="of:=OFFSET([$Foglio1.F$7];(ROW()-1)*7; 0)" office:value-type="float" office:value="876" calcext:value-type="float">
            <text:p>8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62" calcext:value-type="float">
            <text:p>71.62</text:p>
          </table:table-cell>
        </table:table-row>
        <table:table-row table:style-name="ro1">
          <table:table-cell table:formula="of:=OFFSET([$Foglio1.C$7];(ROW()-1)*7; 0)" office:value-type="float" office:value="41450" calcext:value-type="float">
            <text:p>4145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1.61" calcext:value-type="float">
            <text:p>71.61</text:p>
          </table:table-cell>
          <table:table-cell table:formula="of:=OFFSET([$Foglio1.F$7];(ROW()-1)*7; 0)" office:value-type="float" office:value="4022" calcext:value-type="float">
            <text:p>40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87" calcext:value-type="float">
            <text:p>79.87</text:p>
          </table:table-cell>
        </table:table-row>
        <table:table-row table:style-name="ro1">
          <table:table-cell table:formula="of:=OFFSET([$Foglio1.C$7];(ROW()-1)*7; 0)" office:value-type="float" office:value="44703" calcext:value-type="float">
            <text:p>4470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57" calcext:value-type="float">
            <text:p>72.57</text:p>
          </table:table-cell>
          <table:table-cell table:formula="of:=OFFSET([$Foglio1.F$7];(ROW()-1)*7; 0)" office:value-type="float" office:value="6606" calcext:value-type="float">
            <text:p>660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29" calcext:value-type="float">
            <text:p>77.29</text:p>
          </table:table-cell>
        </table:table-row>
        <table:table-row table:style-name="ro1">
          <table:table-cell table:formula="of:=OFFSET([$Foglio1.C$7];(ROW()-1)*7; 0)" office:value-type="float" office:value="99439" calcext:value-type="float">
            <text:p>994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61" calcext:value-type="float">
            <text:p>72.61</text:p>
          </table:table-cell>
          <table:table-cell table:formula="of:=OFFSET([$Foglio1.F$7];(ROW()-1)*7; 0)" office:value-type="float" office:value="9805" calcext:value-type="float">
            <text:p>980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62" calcext:value-type="float">
            <text:p>75.62</text:p>
          </table:table-cell>
        </table:table-row>
        <table:table-row table:style-name="ro1">
          <table:table-cell table:formula="of:=OFFSET([$Foglio1.C$7];(ROW()-1)*7; 0)" office:value-type="float" office:value="60548" calcext:value-type="float">
            <text:p>6054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2428" calcext:value-type="float">
            <text:p>2428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7.74" calcext:value-type="float">
            <text:p>77.74</text:p>
          </table:table-cell>
        </table:table-row>
        <table:table-row table:style-name="ro1">
          <table:table-cell table:formula="of:=OFFSET([$Foglio1.C$7];(ROW()-1)*7; 0)" office:value-type="float" office:value="78715" calcext:value-type="float">
            <text:p>78715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3.81" calcext:value-type="float">
            <text:p>63.81</text:p>
          </table:table-cell>
          <table:table-cell table:formula="of:=OFFSET([$Foglio1.F$7];(ROW()-1)*7; 0)" office:value-type="float" office:value="3023" calcext:value-type="float">
            <text:p>302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0.12" calcext:value-type="float">
            <text:p>60.12</text:p>
          </table:table-cell>
        </table:table-row>
        <table:table-row table:style-name="ro1">
          <table:table-cell table:formula="of:=OFFSET([$Foglio1.C$7];(ROW()-1)*7; 0)" office:value-type="float" office:value="119767" calcext:value-type="float">
            <text:p>119767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56.88" calcext:value-type="float">
            <text:p>56.88</text:p>
          </table:table-cell>
          <table:table-cell table:formula="of:=OFFSET([$Foglio1.F$7];(ROW()-1)*7; 0)" office:value-type="float" office:value="3802" calcext:value-type="float">
            <text:p>38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7];(ROW()-1)*7; 0)" office:value-type="float" office:value="48933" calcext:value-type="float">
            <text:p>489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91" calcext:value-type="float">
            <text:p>69.91</text:p>
          </table:table-cell>
          <table:table-cell table:formula="of:=OFFSET([$Foglio1.F$7];(ROW()-1)*7; 0)" office:value-type="float" office:value="2782" calcext:value-type="float">
            <text:p>278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27" calcext:value-type="float">
            <text:p>68.27</text:p>
          </table:table-cell>
        </table:table-row>
        <table:table-row table:style-name="ro1">
          <table:table-cell table:formula="of:=OFFSET([$Foglio1.C$7];(ROW()-1)*7; 0)" office:value-type="float" office:value="21427" calcext:value-type="float">
            <text:p>21427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94" calcext:value-type="float">
            <text:p>72.94</text:p>
          </table:table-cell>
          <table:table-cell table:formula="of:=OFFSET([$Foglio1.F$7];(ROW()-1)*7; 0)" office:value-type="float" office:value="3732" calcext:value-type="float">
            <text:p>373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85" calcext:value-type="float">
            <text:p>75.85</text:p>
          </table:table-cell>
        </table:table-row>
        <table:table-row table:style-name="ro1">
          <table:table-cell table:formula="of:=OFFSET([$Foglio1.C$7];(ROW()-1)*7; 0)" office:value-type="float" office:value="25976" calcext:value-type="float">
            <text:p>2597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2795" calcext:value-type="float">
            <text:p>2795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55.69" calcext:value-type="float">
            <text:p>55.69</text:p>
          </table:table-cell>
        </table:table-row>
        <table:table-row table:style-name="ro1">
          <table:table-cell table:formula="of:=OFFSET([$Foglio1.C$7];(ROW()-1)*7; 0)" office:value-type="float" office:value="47210" calcext:value-type="float">
            <text:p>47210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7.95" calcext:value-type="float">
            <text:p>67.95</text:p>
          </table:table-cell>
          <table:table-cell table:formula="of:=OFFSET([$Foglio1.F$7];(ROW()-1)*7; 0)" office:value-type="float" office:value="3296" calcext:value-type="float">
            <text:p>329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45.48" calcext:value-type="float">
            <text:p>45.48</text:p>
          </table:table-cell>
        </table:table-row>
        <table:table-row table:style-name="ro1">
          <table:table-cell table:formula="of:=OFFSET([$Foglio1.C$7];(ROW()-1)*7; 0)" office:value-type="float" office:value="107498" calcext:value-type="float">
            <text:p>107498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" calcext:value-type="float">
            <text:p>69.7</text:p>
          </table:table-cell>
          <table:table-cell table:formula="of:=OFFSET([$Foglio1.F$7];(ROW()-1)*7; 0)" office:value-type="float" office:value="4843" calcext:value-type="float">
            <text:p>484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9.95" calcext:value-type="float">
            <text:p>79.95</text:p>
          </table:table-cell>
        </table:table-row>
        <table:table-row table:style-name="ro1">
          <table:table-cell table:formula="of:=OFFSET([$Foglio1.C$7];(ROW()-1)*7; 0)" office:value-type="float" office:value="63019" calcext:value-type="float">
            <text:p>6301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4930" calcext:value-type="float">
            <text:p>493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2.07" calcext:value-type="float">
            <text:p>82.07</text:p>
          </table:table-cell>
        </table:table-row>
        <table:table-row table:style-name="ro1">
          <table:table-cell table:formula="of:=OFFSET([$Foglio1.C$7];(ROW()-1)*7; 0)" office:value-type="float" office:value="14454" calcext:value-type="float">
            <text:p>1445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9.95" calcext:value-type="float">
            <text:p>59.95</text:p>
          </table:table-cell>
          <table:table-cell table:formula="of:=OFFSET([$Foglio1.F$7];(ROW()-1)*7; 0)" office:value-type="float" office:value="2519" calcext:value-type="float">
            <text:p>2519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1" calcext:value-type="float">
            <text:p>61</text:p>
          </table:table-cell>
        </table:table-row>
        <table:table-row table:style-name="ro1">
          <table:table-cell table:formula="of:=OFFSET([$Foglio1.C$7];(ROW()-1)*7; 0)" office:value-type="float" office:value="22942" calcext:value-type="float">
            <text:p>22942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59" calcext:value-type="float">
            <text:p>73.59</text:p>
          </table:table-cell>
          <table:table-cell table:formula="of:=OFFSET([$Foglio1.F$7];(ROW()-1)*7; 0)" office:value-type="float" office:value="3399" calcext:value-type="float">
            <text:p>3399</text:p>
          </table:table-cell>
          <table:table-cell table:formula="of:=OFFSET([$Foglio1.G$7];(ROW()-1)*7; 0)" office:value-type="float" office:value="3" calcext:value-type="float">
            <text:p>3</text:p>
          </table:table-cell>
          <table:table-cell table:formula="of:=OFFSET([$Foglio1.H$7];(ROW()-1)*7; 0)" office:value-type="float" office:value="52.15" calcext:value-type="float">
            <text:p>52.15</text:p>
          </table:table-cell>
        </table:table-row>
        <table:table-row table:style-name="ro1">
          <table:table-cell table:formula="of:=OFFSET([$Foglio1.C$7];(ROW()-1)*7; 0)" office:value-type="float" office:value="124694" calcext:value-type="float">
            <text:p>124694</text:p>
          </table:table-cell>
          <table:table-cell table:formula="of:=OFFSET([$Foglio1.D$7];(ROW()-1)*7; 0)" office:value-type="float" office:value="3" calcext:value-type="float">
            <text:p>3</text:p>
          </table:table-cell>
          <table:table-cell table:formula="of:=OFFSET([$Foglio1.E$7];(ROW()-1)*7; 0)" office:value-type="float" office:value="76.24" calcext:value-type="float">
            <text:p>76.24</text:p>
          </table:table-cell>
          <table:table-cell table:formula="of:=OFFSET([$Foglio1.F$7];(ROW()-1)*7; 0)" office:value-type="float" office:value="3366" calcext:value-type="float">
            <text:p>3366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8.77" calcext:value-type="float">
            <text:p>78.77</text:p>
          </table:table-cell>
        </table:table-row>
        <table:table-row table:style-name="ro1">
          <table:table-cell table:formula="of:=OFFSET([$Foglio1.C$7];(ROW()-1)*7; 0)" office:value-type="float" office:value="60053" calcext:value-type="float">
            <text:p>6005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3.48" calcext:value-type="float">
            <text:p>73.48</text:p>
          </table:table-cell>
          <table:table-cell table:formula="of:=OFFSET([$Foglio1.F$7];(ROW()-1)*7; 0)" office:value-type="float" office:value="3003" calcext:value-type="float">
            <text:p>300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84.23" calcext:value-type="float">
            <text:p>84.23</text:p>
          </table:table-cell>
        </table:table-row>
        <table:table-row table:style-name="ro1">
          <table:table-cell table:formula="of:=OFFSET([$Foglio1.C$7];(ROW()-1)*7; 0)" office:value-type="float" office:value="29232" calcext:value-type="float">
            <text:p>2923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2.87" calcext:value-type="float">
            <text:p>72.87</text:p>
          </table:table-cell>
          <table:table-cell table:formula="of:=OFFSET([$Foglio1.F$7];(ROW()-1)*7; 0)" office:value-type="float" office:value="3568" calcext:value-type="float">
            <text:p>356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93" calcext:value-type="float">
            <text:p>75.93</text:p>
          </table:table-cell>
        </table:table-row>
        <table:table-row table:style-name="ro1">
          <table:table-cell table:formula="of:=OFFSET([$Foglio1.C$7];(ROW()-1)*7; 0)" office:value-type="float" office:value="12694" calcext:value-type="float">
            <text:p>12694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9.79" calcext:value-type="float">
            <text:p>69.79</text:p>
          </table:table-cell>
          <table:table-cell table:formula="of:=OFFSET([$Foglio1.F$7];(ROW()-1)*7; 0)" office:value-type="float" office:value="2142" calcext:value-type="float">
            <text:p>214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8.06" calcext:value-type="float">
            <text:p>68.06</text:p>
          </table:table-cell>
        </table:table-row>
        <table:table-row table:style-name="ro1">
          <table:table-cell table:formula="of:=OFFSET([$Foglio1.C$7];(ROW()-1)*7; 0)" office:value-type="float" office:value="24561" calcext:value-type="float">
            <text:p>2456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" calcext:value-type="float">
            <text:p>68</text:p>
          </table:table-cell>
          <table:table-cell table:formula="of:=OFFSET([$Foglio1.F$7];(ROW()-1)*7; 0)" office:value-type="float" office:value="2860" calcext:value-type="float">
            <text:p>2860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9.99" calcext:value-type="float">
            <text:p>69.99</text:p>
          </table:table-cell>
        </table:table-row>
        <table:table-row table:style-name="ro1">
          <table:table-cell table:formula="of:=OFFSET([$Foglio1.C$7];(ROW()-1)*7; 0)" office:value-type="float" office:value="11433" calcext:value-type="float">
            <text:p>11433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6.26" calcext:value-type="float">
            <text:p>76.26</text:p>
          </table:table-cell>
          <table:table-cell table:formula="of:=OFFSET([$Foglio1.F$7];(ROW()-1)*7; 0)" office:value-type="float" office:value="1973" calcext:value-type="float">
            <text:p>1973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5.36" calcext:value-type="float">
            <text:p>75.36</text:p>
          </table:table-cell>
        </table:table-row>
        <table:table-row table:style-name="ro1">
          <table:table-cell table:formula="of:=OFFSET([$Foglio1.C$7];(ROW()-1)*7; 0)" office:value-type="float" office:value="226" calcext:value-type="float">
            <text:p>226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9" calcext:value-type="float">
            <text:p>9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1150" calcext:value-type="float">
            <text:p>115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89" calcext:value-type="float">
            <text:p>75.89</text:p>
          </table:table-cell>
          <table:table-cell table:formula="of:=OFFSET([$Foglio1.F$7];(ROW()-1)*7; 0)" office:value-type="float" office:value="1658" calcext:value-type="float">
            <text:p>165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7];(ROW()-1)*7; 0)" office:value-type="float" office:value="125" calcext:value-type="float">
            <text:p>12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5.64" calcext:value-type="float">
            <text:p>65.64</text:p>
          </table:table-cell>
          <table:table-cell table:formula="of:=OFFSET([$Foglio1.F$7];(ROW()-1)*7; 0)" office:value-type="float" office:value="87" calcext:value-type="float">
            <text:p>87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7];(ROW()-1)*7; 0)" office:value-type="float" office:value="75" calcext:value-type="float">
            <text:p>75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29" calcext:value-type="float">
            <text:p>73.29</text:p>
          </table:table-cell>
          <table:table-cell table:formula="of:=OFFSET([$Foglio1.F$7];(ROW()-1)*7; 0)" office:value-type="float" office:value="10" calcext:value-type="float">
            <text:p>1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7];(ROW()-1)*7; 0)" office:value-type="float" office:value="670" calcext:value-type="float">
            <text:p>67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9.56" calcext:value-type="float">
            <text:p>69.56</text:p>
          </table:table-cell>
          <table:table-cell table:formula="of:=OFFSET([$Foglio1.F$7];(ROW()-1)*7; 0)" office:value-type="float" office:value="208" calcext:value-type="float">
            <text:p>20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7];(ROW()-1)*7; 0)" office:value-type="float" office:value="604" calcext:value-type="float">
            <text:p>6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2.3" calcext:value-type="float">
            <text:p>82.3</text:p>
          </table:table-cell>
          <table:table-cell table:formula="of:=OFFSET([$Foglio1.F$7];(ROW()-1)*7; 0)" office:value-type="float" office:value="104" calcext:value-type="float">
            <text:p>104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7];(ROW()-1)*7; 0)" office:value-type="float" office:value="2504" calcext:value-type="float">
            <text:p>250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6.27" calcext:value-type="float">
            <text:p>76.27</text:p>
          </table:table-cell>
          <table:table-cell table:formula="of:=OFFSET([$Foglio1.F$7];(ROW()-1)*7; 0)" office:value-type="float" office:value="771" calcext:value-type="float">
            <text:p>7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7];(ROW()-1)*7; 0)" office:value-type="float" office:value="1581" calcext:value-type="float">
            <text:p>1581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66" calcext:value-type="float">
            <text:p>75.66</text:p>
          </table:table-cell>
          <table:table-cell table:formula="of:=OFFSET([$Foglio1.F$7];(ROW()-1)*7; 0)" office:value-type="float" office:value="752" calcext:value-type="float">
            <text:p>75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7];(ROW()-1)*7; 0)" office:value-type="float" office:value="1500" calcext:value-type="float">
            <text:p>1500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5.72" calcext:value-type="float">
            <text:p>75.72</text:p>
          </table:table-cell>
          <table:table-cell table:formula="of:=OFFSET([$Foglio1.F$7];(ROW()-1)*7; 0)" office:value-type="float" office:value="176" calcext:value-type="float">
            <text:p>176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7];(ROW()-1)*7; 0)" office:value-type="float" office:value="372" calcext:value-type="float">
            <text:p>372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0.24" calcext:value-type="float">
            <text:p>80.24</text:p>
          </table:table-cell>
          <table:table-cell table:formula="of:=OFFSET([$Foglio1.F$7];(ROW()-1)*7; 0)" office:value-type="float" office:value="20" calcext:value-type="float">
            <text:p>20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7];(ROW()-1)*7; 0)" office:value-type="float" office:value="1239" calcext:value-type="float">
            <text:p>1239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4.03" calcext:value-type="float">
            <text:p>64.03</text:p>
          </table:table-cell>
          <table:table-cell table:formula="of:=OFFSET([$Foglio1.F$7];(ROW()-1)*7; 0)" office:value-type="float" office:value="422" calcext:value-type="float">
            <text:p>42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73.88" calcext:value-type="float">
            <text:p>73.88</text:p>
          </table:table-cell>
        </table:table-row>
        <table:table-row table:style-name="ro1">
          <table:table-cell table:formula="of:=OFFSET([$Foglio1.C$7];(ROW()-1)*7; 0)" office:value-type="float" office:value="1081" calcext:value-type="float">
            <text:p>108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68.5" calcext:value-type="float">
            <text:p>68.5</text:p>
          </table:table-cell>
          <table:table-cell table:formula="of:=OFFSET([$Foglio1.F$7];(ROW()-1)*7; 0)" office:value-type="float" office:value="481" calcext:value-type="float">
            <text:p>481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45" calcext:value-type="float">
            <text:p>64.45</text:p>
          </table:table-cell>
        </table:table-row>
        <table:table-row table:style-name="ro1">
          <table:table-cell table:formula="of:=OFFSET([$Foglio1.C$7];(ROW()-1)*7; 0)" office:value-type="float" office:value="251" calcext:value-type="float">
            <text:p>251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53.59" calcext:value-type="float">
            <text:p>53.59</text:p>
          </table:table-cell>
          <table:table-cell table:formula="of:=OFFSET([$Foglio1.F$7];(ROW()-1)*7; 0)" office:value-type="float" office:value="102" calcext:value-type="float">
            <text:p>10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2.4" calcext:value-type="float">
            <text:p>62.4</text:p>
          </table:table-cell>
        </table:table-row>
        <table:table-row table:style-name="ro1">
          <table:table-cell table:formula="of:=OFFSET([$Foglio1.C$7];(ROW()-1)*7; 0)" office:value-type="float" office:value="166" calcext:value-type="float">
            <text:p>166</text:p>
          </table:table-cell>
          <table:table-cell table:formula="of:=OFFSET([$Foglio1.D$7];(ROW()-1)*7; 0)" office:value-type="float" office:value="2" calcext:value-type="float">
            <text:p>2</text:p>
          </table:table-cell>
          <table:table-cell table:formula="of:=OFFSET([$Foglio1.E$7];(ROW()-1)*7; 0)" office:value-type="float" office:value="72.49" calcext:value-type="float">
            <text:p>72.49</text:p>
          </table:table-cell>
          <table:table-cell table:formula="of:=OFFSET([$Foglio1.F$7];(ROW()-1)*7; 0)" office:value-type="float" office:value="72" calcext:value-type="float">
            <text:p>72</text:p>
          </table:table-cell>
          <table:table-cell table:formula="of:=OFFSET([$Foglio1.G$7];(ROW()-1)*7; 0)" office:value-type="float" office:value="2" calcext:value-type="float">
            <text:p>2</text:p>
          </table:table-cell>
          <table:table-cell table:formula="of:=OFFSET([$Foglio1.H$7];(ROW()-1)*7; 0)" office:value-type="float" office:value="64.19" calcext:value-type="float">
            <text:p>64.19</text:p>
          </table:table-cell>
        </table:table-row>
        <table:table-row table:style-name="ro1">
          <table:table-cell table:formula="of:=OFFSET([$Foglio1.C$7];(ROW()-1)*7; 0)" office:value-type="float" office:value="53469" calcext:value-type="float">
            <text:p>53469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1.15" calcext:value-type="float">
            <text:p>71.15</text:p>
          </table:table-cell>
          <table:table-cell table:formula="of:=OFFSET([$Foglio1.F$7];(ROW()-1)*7; 0)" office:value-type="float" office:value="2902" calcext:value-type="float">
            <text:p>2902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7];(ROW()-1)*7; 0)" office:value-type="float" office:value="13724" calcext:value-type="float">
            <text:p>1372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6.23" calcext:value-type="float">
            <text:p>66.23</text:p>
          </table:table-cell>
          <table:table-cell table:formula="of:=OFFSET([$Foglio1.F$7];(ROW()-1)*7; 0)" office:value-type="float" office:value="1133" calcext:value-type="float">
            <text:p>113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7];(ROW()-1)*7; 0)" office:value-type="float" office:value="26357" calcext:value-type="float">
            <text:p>26357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3.42" calcext:value-type="float">
            <text:p>63.42</text:p>
          </table:table-cell>
          <table:table-cell table:formula="of:=OFFSET([$Foglio1.F$7];(ROW()-1)*7; 0)" office:value-type="float" office:value="988" calcext:value-type="float">
            <text:p>988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58.96" calcext:value-type="float">
            <text:p>58.96</text:p>
          </table:table-cell>
        </table:table-row>
        <table:table-row table:style-name="ro1">
          <table:table-cell table:formula="of:=OFFSET([$Foglio1.C$7];(ROW()-1)*7; 0)" office:value-type="float" office:value="1193" calcext:value-type="float">
            <text:p>119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81.04" calcext:value-type="float">
            <text:p>81.04</text:p>
          </table:table-cell>
          <table:table-cell table:formula="of:=OFFSET([$Foglio1.F$7];(ROW()-1)*7; 0)" office:value-type="float" office:value="319" calcext:value-type="float">
            <text:p>319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3.63" calcext:value-type="float">
            <text:p>73.63</text:p>
          </table:table-cell>
        </table:table-row>
        <table:table-row table:style-name="ro1">
          <table:table-cell table:formula="of:=OFFSET([$Foglio1.C$7];(ROW()-1)*7; 0)" office:value-type="float" office:value="234" calcext:value-type="float">
            <text:p>234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73.14" calcext:value-type="float">
            <text:p>73.14</text:p>
          </table:table-cell>
          <table:table-cell table:formula="of:=OFFSET([$Foglio1.F$7];(ROW()-1)*7; 0)" office:value-type="float" office:value="93" calcext:value-type="float">
            <text:p>93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7];(ROW()-1)*7; 0)" office:value-type="float" office:value="243" calcext:value-type="float">
            <text:p>243</text:p>
          </table:table-cell>
          <table:table-cell table:formula="of:=OFFSET([$Foglio1.D$7];(ROW()-1)*7; 0)" office:value-type="float" office:value="1" calcext:value-type="float">
            <text:p>1</text:p>
          </table:table-cell>
          <table:table-cell table:formula="of:=OFFSET([$Foglio1.E$7];(ROW()-1)*7; 0)" office:value-type="float" office:value="67.45" calcext:value-type="float">
            <text:p>67.45</text:p>
          </table:table-cell>
          <table:table-cell table:formula="of:=OFFSET([$Foglio1.F$7];(ROW()-1)*7; 0)" office:value-type="float" office:value="71" calcext:value-type="float">
            <text:p>71</text:p>
          </table:table-cell>
          <table:table-cell table:formula="of:=OFFSET([$Foglio1.G$7];(ROW()-1)*7; 0)" office:value-type="float" office:value="1" calcext:value-type="float">
            <text:p>1</text:p>
          </table:table-cell>
          <table:table-cell table:formula="of:=OFFSET([$Foglio1.H$7];(ROW()-1)*7; 0)" office:value-type="float" office:value="70.44" calcext:value-type="float">
            <text:p>70.44</text:p>
          </table:table-cell>
        </table:table-row>
      </table:table>
      <table:table table:name="k=100" table:style-name="ta1">
        <table:table-column table:style-name="co2" table:number-columns-repeated="6" table:default-cell-style-name="Default"/>
        <table:table-row table:style-name="ro1">
          <table:table-cell table:formula="of:=OFFSET([$Foglio1.C$8];(ROW()-1)*7; 0)" office:value-type="float" office:value="3524" calcext:value-type="float">
            <text:p>35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47" calcext:value-type="float">
            <text:p>71.47</text:p>
          </table:table-cell>
          <table:table-cell table:formula="of:=OFFSET([$Foglio1.F$8];(ROW()-1)*7; 0)" office:value-type="float" office:value="613" calcext:value-type="float">
            <text:p>61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54" calcext:value-type="float">
            <text:p>76.54</text:p>
          </table:table-cell>
        </table:table-row>
        <table:table-row table:style-name="ro1">
          <table:table-cell table:formula="of:=OFFSET([$Foglio1.C$8];(ROW()-1)*7; 0)" office:value-type="float" office:value="11422" calcext:value-type="float">
            <text:p>1142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3.22" calcext:value-type="float">
            <text:p>83.22</text:p>
          </table:table-cell>
          <table:table-cell table:formula="of:=OFFSET([$Foglio1.F$8];(ROW()-1)*7; 0)" office:value-type="float" office:value="3226" calcext:value-type="float">
            <text:p>322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94" calcext:value-type="float">
            <text:p>86.94</text:p>
          </table:table-cell>
        </table:table-row>
        <table:table-row table:style-name="ro1">
          <table:table-cell table:formula="of:=OFFSET([$Foglio1.C$8];(ROW()-1)*7; 0)" office:value-type="float" office:value="5209" calcext:value-type="float">
            <text:p>52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46" calcext:value-type="float">
            <text:p>73.46</text:p>
          </table:table-cell>
          <table:table-cell table:formula="of:=OFFSET([$Foglio1.F$8];(ROW()-1)*7; 0)" office:value-type="float" office:value="897" calcext:value-type="float">
            <text:p>89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02" calcext:value-type="float">
            <text:p>75.02</text:p>
          </table:table-cell>
        </table:table-row>
        <table:table-row table:style-name="ro1">
          <table:table-cell table:formula="of:=OFFSET([$Foglio1.C$8];(ROW()-1)*7; 0)" office:value-type="float" office:value="18445" calcext:value-type="float">
            <text:p>184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44" calcext:value-type="float">
            <text:p>72.44</text:p>
          </table:table-cell>
          <table:table-cell table:formula="of:=OFFSET([$Foglio1.F$8];(ROW()-1)*7; 0)" office:value-type="float" office:value="1467" calcext:value-type="float">
            <text:p>146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8];(ROW()-1)*7; 0)" office:value-type="float" office:value="3466" calcext:value-type="float">
            <text:p>346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2" calcext:value-type="float">
            <text:p>73.22</text:p>
          </table:table-cell>
          <table:table-cell table:formula="of:=OFFSET([$Foglio1.F$8];(ROW()-1)*7; 0)" office:value-type="float" office:value="518" calcext:value-type="float">
            <text:p>5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65" calcext:value-type="float">
            <text:p>68.65</text:p>
          </table:table-cell>
        </table:table-row>
        <table:table-row table:style-name="ro1">
          <table:table-cell table:formula="of:=OFFSET([$Foglio1.C$8];(ROW()-1)*7; 0)" office:value-type="float" office:value="16594" calcext:value-type="float">
            <text:p>16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36" calcext:value-type="float">
            <text:p>75.36</text:p>
          </table:table-cell>
          <table:table-cell table:formula="of:=OFFSET([$Foglio1.F$8];(ROW()-1)*7; 0)" office:value-type="float" office:value="2019" calcext:value-type="float">
            <text:p>201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53" calcext:value-type="float">
            <text:p>78.53</text:p>
          </table:table-cell>
        </table:table-row>
        <table:table-row table:style-name="ro1">
          <table:table-cell table:formula="of:=OFFSET([$Foglio1.C$8];(ROW()-1)*7; 0)" office:value-type="float" office:value="10009" calcext:value-type="float">
            <text:p>1000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32" calcext:value-type="float">
            <text:p>71.32</text:p>
          </table:table-cell>
          <table:table-cell table:formula="of:=OFFSET([$Foglio1.F$8];(ROW()-1)*7; 0)" office:value-type="float" office:value="1138" calcext:value-type="float">
            <text:p>113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8];(ROW()-1)*7; 0)" office:value-type="float" office:value="2410" calcext:value-type="float">
            <text:p>24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12" calcext:value-type="float">
            <text:p>82.12</text:p>
          </table:table-cell>
          <table:table-cell table:formula="of:=OFFSET([$Foglio1.F$8];(ROW()-1)*7; 0)" office:value-type="float" office:value="617" calcext:value-type="float">
            <text:p>6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8];(ROW()-1)*7; 0)" office:value-type="float" office:value="8641" calcext:value-type="float">
            <text:p>864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" calcext:value-type="float">
            <text:p>78.8</text:p>
          </table:table-cell>
          <table:table-cell table:formula="of:=OFFSET([$Foglio1.F$8];(ROW()-1)*7; 0)" office:value-type="float" office:value="1557" calcext:value-type="float">
            <text:p>155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9" calcext:value-type="float">
            <text:p>76.19</text:p>
          </table:table-cell>
        </table:table-row>
        <table:table-row table:style-name="ro1">
          <table:table-cell table:formula="of:=OFFSET([$Foglio1.C$8];(ROW()-1)*7; 0)" office:value-type="float" office:value="3177" calcext:value-type="float">
            <text:p>317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4" calcext:value-type="float">
            <text:p>76.34</text:p>
          </table:table-cell>
          <table:table-cell table:formula="of:=OFFSET([$Foglio1.F$8];(ROW()-1)*7; 0)" office:value-type="float" office:value="685" calcext:value-type="float">
            <text:p>6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8];(ROW()-1)*7; 0)" office:value-type="float" office:value="4271" calcext:value-type="float">
            <text:p>427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656" calcext:value-type="float">
            <text:p>65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51" calcext:value-type="float">
            <text:p>70.51</text:p>
          </table:table-cell>
        </table:table-row>
        <table:table-row table:style-name="ro1">
          <table:table-cell table:formula="of:=OFFSET([$Foglio1.C$8];(ROW()-1)*7; 0)" office:value-type="float" office:value="13867" calcext:value-type="float">
            <text:p>138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5" calcext:value-type="float">
            <text:p>73.25</text:p>
          </table:table-cell>
          <table:table-cell table:formula="of:=OFFSET([$Foglio1.F$8];(ROW()-1)*7; 0)" office:value-type="float" office:value="1054" calcext:value-type="float">
            <text:p>10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8];(ROW()-1)*7; 0)" office:value-type="float" office:value="5610" calcext:value-type="float">
            <text:p>561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64" calcext:value-type="float">
            <text:p>70.64</text:p>
          </table:table-cell>
          <table:table-cell table:formula="of:=OFFSET([$Foglio1.F$8];(ROW()-1)*7; 0)" office:value-type="float" office:value="833" calcext:value-type="float">
            <text:p>8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6" calcext:value-type="float">
            <text:p>73.76</text:p>
          </table:table-cell>
        </table:table-row>
        <table:table-row table:style-name="ro1">
          <table:table-cell table:formula="of:=OFFSET([$Foglio1.C$8];(ROW()-1)*7; 0)" office:value-type="float" office:value="8228" calcext:value-type="float">
            <text:p>822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" calcext:value-type="float">
            <text:p>72</text:p>
          </table:table-cell>
          <table:table-cell table:formula="of:=OFFSET([$Foglio1.F$8];(ROW()-1)*7; 0)" office:value-type="float" office:value="1915" calcext:value-type="float">
            <text:p>191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2" calcext:value-type="float">
            <text:p>77.62</text:p>
          </table:table-cell>
        </table:table-row>
        <table:table-row table:style-name="ro1">
          <table:table-cell table:formula="of:=OFFSET([$Foglio1.C$8];(ROW()-1)*7; 0)" office:value-type="float" office:value="12879" calcext:value-type="float">
            <text:p>1287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62" calcext:value-type="float">
            <text:p>80.62</text:p>
          </table:table-cell>
          <table:table-cell table:formula="of:=OFFSET([$Foglio1.F$8];(ROW()-1)*7; 0)" office:value-type="float" office:value="1530" calcext:value-type="float">
            <text:p>153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8];(ROW()-1)*7; 0)" office:value-type="float" office:value="7624" calcext:value-type="float">
            <text:p>76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33" calcext:value-type="float">
            <text:p>76.33</text:p>
          </table:table-cell>
          <table:table-cell table:formula="of:=OFFSET([$Foglio1.F$8];(ROW()-1)*7; 0)" office:value-type="float" office:value="1654" calcext:value-type="float">
            <text:p>16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27" calcext:value-type="float">
            <text:p>79.27</text:p>
          </table:table-cell>
        </table:table-row>
        <table:table-row table:style-name="ro1">
          <table:table-cell table:formula="of:=OFFSET([$Foglio1.C$8];(ROW()-1)*7; 0)" office:value-type="float" office:value="4890" calcext:value-type="float">
            <text:p>48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54" calcext:value-type="float">
            <text:p>78.54</text:p>
          </table:table-cell>
          <table:table-cell table:formula="of:=OFFSET([$Foglio1.F$8];(ROW()-1)*7; 0)" office:value-type="float" office:value="989" calcext:value-type="float">
            <text:p>98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9.99" calcext:value-type="float">
            <text:p>79.99</text:p>
          </table:table-cell>
        </table:table-row>
        <table:table-row table:style-name="ro1">
          <table:table-cell table:formula="of:=OFFSET([$Foglio1.C$8];(ROW()-1)*7; 0)" office:value-type="float" office:value="3807" calcext:value-type="float">
            <text:p>38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61" calcext:value-type="float">
            <text:p>77.61</text:p>
          </table:table-cell>
          <table:table-cell table:formula="of:=OFFSET([$Foglio1.F$8];(ROW()-1)*7; 0)" office:value-type="float" office:value="796" calcext:value-type="float">
            <text:p>79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5" calcext:value-type="float">
            <text:p>78.85</text:p>
          </table:table-cell>
        </table:table-row>
        <table:table-row table:style-name="ro1">
          <table:table-cell table:formula="of:=OFFSET([$Foglio1.C$8];(ROW()-1)*7; 0)" office:value-type="float" office:value="6064" calcext:value-type="float">
            <text:p>60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57" calcext:value-type="float">
            <text:p>77.57</text:p>
          </table:table-cell>
          <table:table-cell table:formula="of:=OFFSET([$Foglio1.F$8];(ROW()-1)*7; 0)" office:value-type="float" office:value="1235" calcext:value-type="float">
            <text:p>123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8];(ROW()-1)*7; 0)" office:value-type="float" office:value="5661" calcext:value-type="float">
            <text:p>566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3" calcext:value-type="float">
            <text:p>69.53</text:p>
          </table:table-cell>
          <table:table-cell table:formula="of:=OFFSET([$Foglio1.F$8];(ROW()-1)*7; 0)" office:value-type="float" office:value="688" calcext:value-type="float">
            <text:p>68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8];(ROW()-1)*7; 0)" office:value-type="float" office:value="1399" calcext:value-type="float">
            <text:p>139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9.42" calcext:value-type="float">
            <text:p>69.42</text:p>
          </table:table-cell>
        </table:table-row>
        <table:table-row table:style-name="ro1">
          <table:table-cell table:formula="of:=OFFSET([$Foglio1.C$8];(ROW()-1)*7; 0)" office:value-type="float" office:value="1385" calcext:value-type="float">
            <text:p>138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81" calcext:value-type="float">
            <text:p>78.81</text:p>
          </table:table-cell>
          <table:table-cell table:formula="of:=OFFSET([$Foglio1.F$8];(ROW()-1)*7; 0)" office:value-type="float" office:value="354" calcext:value-type="float">
            <text:p>35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8];(ROW()-1)*7; 0)" office:value-type="float" office:value="1594" calcext:value-type="float">
            <text:p>159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8" calcext:value-type="float">
            <text:p>76.28</text:p>
          </table:table-cell>
          <table:table-cell table:formula="of:=OFFSET([$Foglio1.F$8];(ROW()-1)*7; 0)" office:value-type="float" office:value="381" calcext:value-type="float">
            <text:p>38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06" calcext:value-type="float">
            <text:p>83.06</text:p>
          </table:table-cell>
        </table:table-row>
        <table:table-row table:style-name="ro1">
          <table:table-cell table:formula="of:=OFFSET([$Foglio1.C$8];(ROW()-1)*7; 0)" office:value-type="float" office:value="1076" calcext:value-type="float">
            <text:p>107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14" calcext:value-type="float">
            <text:p>81.14</text:p>
          </table:table-cell>
          <table:table-cell table:formula="of:=OFFSET([$Foglio1.F$8];(ROW()-1)*7; 0)" office:value-type="float" office:value="349" calcext:value-type="float">
            <text:p>34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35" calcext:value-type="float">
            <text:p>70.35</text:p>
          </table:table-cell>
        </table:table-row>
        <table:table-row table:style-name="ro1">
          <table:table-cell table:formula="of:=OFFSET([$Foglio1.C$8];(ROW()-1)*7; 0)" office:value-type="float" office:value="4011" calcext:value-type="float">
            <text:p>40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4" calcext:value-type="float">
            <text:p>71.74</text:p>
          </table:table-cell>
          <table:table-cell table:formula="of:=OFFSET([$Foglio1.F$8];(ROW()-1)*7; 0)" office:value-type="float" office:value="933" calcext:value-type="float">
            <text:p>9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2126" calcext:value-type="float">
            <text:p>212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05" calcext:value-type="float">
            <text:p>76.05</text:p>
          </table:table-cell>
          <table:table-cell table:formula="of:=OFFSET([$Foglio1.F$8];(ROW()-1)*7; 0)" office:value-type="float" office:value="327" calcext:value-type="float">
            <text:p>32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8];(ROW()-1)*7; 0)" office:value-type="float" office:value="2563" calcext:value-type="float">
            <text:p>256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483" calcext:value-type="float">
            <text:p>48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8];(ROW()-1)*7; 0)" office:value-type="float" office:value="2151" calcext:value-type="float">
            <text:p>21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5" calcext:value-type="float">
            <text:p>73.5</text:p>
          </table:table-cell>
          <table:table-cell table:formula="of:=OFFSET([$Foglio1.F$8];(ROW()-1)*7; 0)" office:value-type="float" office:value="451" calcext:value-type="float">
            <text:p>45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95" calcext:value-type="float">
            <text:p>83.95</text:p>
          </table:table-cell>
        </table:table-row>
        <table:table-row table:style-name="ro1">
          <table:table-cell table:formula="of:=OFFSET([$Foglio1.C$8];(ROW()-1)*7; 0)" office:value-type="float" office:value="2230" calcext:value-type="float">
            <text:p>22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33" calcext:value-type="float">
            <text:p>81.33</text:p>
          </table:table-cell>
          <table:table-cell table:formula="of:=OFFSET([$Foglio1.F$8];(ROW()-1)*7; 0)" office:value-type="float" office:value="706" calcext:value-type="float">
            <text:p>7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8];(ROW()-1)*7; 0)" office:value-type="float" office:value="1865" calcext:value-type="float">
            <text:p>18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57" calcext:value-type="float">
            <text:p>76.57</text:p>
          </table:table-cell>
          <table:table-cell table:formula="of:=OFFSET([$Foglio1.F$8];(ROW()-1)*7; 0)" office:value-type="float" office:value="317" calcext:value-type="float">
            <text:p>3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3" calcext:value-type="float">
            <text:p>80.23</text:p>
          </table:table-cell>
        </table:table-row>
        <table:table-row table:style-name="ro1">
          <table:table-cell table:formula="of:=OFFSET([$Foglio1.C$8];(ROW()-1)*7; 0)" office:value-type="float" office:value="1745" calcext:value-type="float">
            <text:p>17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08" calcext:value-type="float">
            <text:p>75.08</text:p>
          </table:table-cell>
          <table:table-cell table:formula="of:=OFFSET([$Foglio1.F$8];(ROW()-1)*7; 0)" office:value-type="float" office:value="406" calcext:value-type="float">
            <text:p>40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23" calcext:value-type="float">
            <text:p>77.23</text:p>
          </table:table-cell>
        </table:table-row>
        <table:table-row table:style-name="ro1">
          <table:table-cell table:formula="of:=OFFSET([$Foglio1.C$8];(ROW()-1)*7; 0)" office:value-type="float" office:value="2481" calcext:value-type="float">
            <text:p>248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71" calcext:value-type="float">
            <text:p>73.71</text:p>
          </table:table-cell>
          <table:table-cell table:formula="of:=OFFSET([$Foglio1.F$8];(ROW()-1)*7; 0)" office:value-type="float" office:value="425" calcext:value-type="float">
            <text:p>42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09" calcext:value-type="float">
            <text:p>72.09</text:p>
          </table:table-cell>
        </table:table-row>
        <table:table-row table:style-name="ro1">
          <table:table-cell table:formula="of:=OFFSET([$Foglio1.C$8];(ROW()-1)*7; 0)" office:value-type="float" office:value="4239" calcext:value-type="float">
            <text:p>423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3" calcext:value-type="float">
            <text:p>78.73</text:p>
          </table:table-cell>
          <table:table-cell table:formula="of:=OFFSET([$Foglio1.F$8];(ROW()-1)*7; 0)" office:value-type="float" office:value="837" calcext:value-type="float">
            <text:p>83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8];(ROW()-1)*7; 0)" office:value-type="float" office:value="1390" calcext:value-type="float">
            <text:p>139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08" calcext:value-type="float">
            <text:p>73.08</text:p>
          </table:table-cell>
          <table:table-cell table:formula="of:=OFFSET([$Foglio1.F$8];(ROW()-1)*7; 0)" office:value-type="float" office:value="504" calcext:value-type="float">
            <text:p>5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11" calcext:value-type="float">
            <text:p>75.11</text:p>
          </table:table-cell>
        </table:table-row>
        <table:table-row table:style-name="ro1">
          <table:table-cell table:formula="of:=OFFSET([$Foglio1.C$8];(ROW()-1)*7; 0)" office:value-type="float" office:value="2378" calcext:value-type="float">
            <text:p>23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8" calcext:value-type="float">
            <text:p>74.58</text:p>
          </table:table-cell>
          <table:table-cell table:formula="of:=OFFSET([$Foglio1.F$8];(ROW()-1)*7; 0)" office:value-type="float" office:value="373" calcext:value-type="float">
            <text:p>3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8];(ROW()-1)*7; 0)" office:value-type="float" office:value="5253" calcext:value-type="float">
            <text:p>525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12" calcext:value-type="float">
            <text:p>73.12</text:p>
          </table:table-cell>
          <table:table-cell table:formula="of:=OFFSET([$Foglio1.F$8];(ROW()-1)*7; 0)" office:value-type="float" office:value="1223" calcext:value-type="float">
            <text:p>12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92" calcext:value-type="float">
            <text:p>80.92</text:p>
          </table:table-cell>
        </table:table-row>
        <table:table-row table:style-name="ro1">
          <table:table-cell table:formula="of:=OFFSET([$Foglio1.C$8];(ROW()-1)*7; 0)" office:value-type="float" office:value="1883" calcext:value-type="float">
            <text:p>18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94" calcext:value-type="float">
            <text:p>73.94</text:p>
          </table:table-cell>
          <table:table-cell table:formula="of:=OFFSET([$Foglio1.F$8];(ROW()-1)*7; 0)" office:value-type="float" office:value="461" calcext:value-type="float">
            <text:p>4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16" calcext:value-type="float">
            <text:p>68.16</text:p>
          </table:table-cell>
        </table:table-row>
        <table:table-row table:style-name="ro1">
          <table:table-cell table:formula="of:=OFFSET([$Foglio1.C$8];(ROW()-1)*7; 0)" office:value-type="float" office:value="2606" calcext:value-type="float">
            <text:p>260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24" calcext:value-type="float">
            <text:p>72.24</text:p>
          </table:table-cell>
          <table:table-cell table:formula="of:=OFFSET([$Foglio1.F$8];(ROW()-1)*7; 0)" office:value-type="float" office:value="950" calcext:value-type="float">
            <text:p>95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5" calcext:value-type="float">
            <text:p>78.95</text:p>
          </table:table-cell>
        </table:table-row>
        <table:table-row table:style-name="ro1">
          <table:table-cell table:formula="of:=OFFSET([$Foglio1.C$8];(ROW()-1)*7; 0)" office:value-type="float" office:value="1065" calcext:value-type="float">
            <text:p>10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76" calcext:value-type="float">
            <text:p>71.76</text:p>
          </table:table-cell>
          <table:table-cell table:formula="of:=OFFSET([$Foglio1.F$8];(ROW()-1)*7; 0)" office:value-type="float" office:value="216" calcext:value-type="float">
            <text:p>21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8];(ROW()-1)*7; 0)" office:value-type="float" office:value="3730" calcext:value-type="float">
            <text:p>373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97" calcext:value-type="float">
            <text:p>71.97</text:p>
          </table:table-cell>
          <table:table-cell table:formula="of:=OFFSET([$Foglio1.F$8];(ROW()-1)*7; 0)" office:value-type="float" office:value="661" calcext:value-type="float">
            <text:p>6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8];(ROW()-1)*7; 0)" office:value-type="float" office:value="10170" calcext:value-type="float">
            <text:p>1017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9.15" calcext:value-type="float">
            <text:p>79.15</text:p>
          </table:table-cell>
          <table:table-cell table:formula="of:=OFFSET([$Foglio1.F$8];(ROW()-1)*7; 0)" office:value-type="float" office:value="1062" calcext:value-type="float">
            <text:p>106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1" calcext:value-type="float">
            <text:p>77.1</text:p>
          </table:table-cell>
        </table:table-row>
        <table:table-row table:style-name="ro1">
          <table:table-cell table:formula="of:=OFFSET([$Foglio1.C$8];(ROW()-1)*7; 0)" office:value-type="float" office:value="8093" calcext:value-type="float">
            <text:p>809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3" calcext:value-type="float">
            <text:p>75.83</text:p>
          </table:table-cell>
          <table:table-cell table:formula="of:=OFFSET([$Foglio1.F$8];(ROW()-1)*7; 0)" office:value-type="float" office:value="1923" calcext:value-type="float">
            <text:p>192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36" calcext:value-type="float">
            <text:p>77.36</text:p>
          </table:table-cell>
        </table:table-row>
        <table:table-row table:style-name="ro1">
          <table:table-cell table:formula="of:=OFFSET([$Foglio1.C$8];(ROW()-1)*7; 0)" office:value-type="float" office:value="21206" calcext:value-type="float">
            <text:p>2120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12" calcext:value-type="float">
            <text:p>71.12</text:p>
          </table:table-cell>
          <table:table-cell table:formula="of:=OFFSET([$Foglio1.F$8];(ROW()-1)*7; 0)" office:value-type="float" office:value="3015" calcext:value-type="float">
            <text:p>301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47" calcext:value-type="float">
            <text:p>76.47</text:p>
          </table:table-cell>
        </table:table-row>
        <table:table-row table:style-name="ro1">
          <table:table-cell table:formula="of:=OFFSET([$Foglio1.C$8];(ROW()-1)*7; 0)" office:value-type="float" office:value="14367" calcext:value-type="float">
            <text:p>143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2" calcext:value-type="float">
            <text:p>69.72</text:p>
          </table:table-cell>
          <table:table-cell table:formula="of:=OFFSET([$Foglio1.F$8];(ROW()-1)*7; 0)" office:value-type="float" office:value="3204" calcext:value-type="float">
            <text:p>320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5" calcext:value-type="float">
            <text:p>81.5</text:p>
          </table:table-cell>
        </table:table-row>
        <table:table-row table:style-name="ro1">
          <table:table-cell table:formula="of:=OFFSET([$Foglio1.C$8];(ROW()-1)*7; 0)" office:value-type="float" office:value="22382" calcext:value-type="float">
            <text:p>2238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94" calcext:value-type="float">
            <text:p>76.94</text:p>
          </table:table-cell>
          <table:table-cell table:formula="of:=OFFSET([$Foglio1.F$8];(ROW()-1)*7; 0)" office:value-type="float" office:value="4241" calcext:value-type="float">
            <text:p>424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6.62" calcext:value-type="float">
            <text:p>86.62</text:p>
          </table:table-cell>
        </table:table-row>
        <table:table-row table:style-name="ro1">
          <table:table-cell table:formula="of:=OFFSET([$Foglio1.C$8];(ROW()-1)*7; 0)" office:value-type="float" office:value="26144" calcext:value-type="float">
            <text:p>261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5" calcext:value-type="float">
            <text:p>76.15</text:p>
          </table:table-cell>
          <table:table-cell table:formula="of:=OFFSET([$Foglio1.F$8];(ROW()-1)*7; 0)" office:value-type="float" office:value="1841" calcext:value-type="float">
            <text:p>184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16" calcext:value-type="float">
            <text:p>74.16</text:p>
          </table:table-cell>
        </table:table-row>
        <table:table-row table:style-name="ro1">
          <table:table-cell table:formula="of:=OFFSET([$Foglio1.C$8];(ROW()-1)*7; 0)" office:value-type="float" office:value="17165" calcext:value-type="float">
            <text:p>1716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83" calcext:value-type="float">
            <text:p>72.83</text:p>
          </table:table-cell>
          <table:table-cell table:formula="of:=OFFSET([$Foglio1.F$8];(ROW()-1)*7; 0)" office:value-type="float" office:value="3143" calcext:value-type="float">
            <text:p>314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8];(ROW()-1)*7; 0)" office:value-type="float" office:value="20583" calcext:value-type="float">
            <text:p>2058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5.15" calcext:value-type="float">
            <text:p>65.15</text:p>
          </table:table-cell>
          <table:table-cell table:formula="of:=OFFSET([$Foglio1.F$8];(ROW()-1)*7; 0)" office:value-type="float" office:value="2056" calcext:value-type="float">
            <text:p>205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02" calcext:value-type="float">
            <text:p>64.02</text:p>
          </table:table-cell>
        </table:table-row>
        <table:table-row table:style-name="ro1">
          <table:table-cell table:formula="of:=OFFSET([$Foglio1.C$8];(ROW()-1)*7; 0)" office:value-type="float" office:value="8767" calcext:value-type="float">
            <text:p>876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03" calcext:value-type="float">
            <text:p>74.03</text:p>
          </table:table-cell>
          <table:table-cell table:formula="of:=OFFSET([$Foglio1.F$8];(ROW()-1)*7; 0)" office:value-type="float" office:value="1170" calcext:value-type="float">
            <text:p>117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8];(ROW()-1)*7; 0)" office:value-type="float" office:value="14720" calcext:value-type="float">
            <text:p>1472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2.07" calcext:value-type="float">
            <text:p>72.07</text:p>
          </table:table-cell>
          <table:table-cell table:formula="of:=OFFSET([$Foglio1.F$8];(ROW()-1)*7; 0)" office:value-type="float" office:value="1272" calcext:value-type="float">
            <text:p>127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8];(ROW()-1)*7; 0)" office:value-type="float" office:value="20929" calcext:value-type="float">
            <text:p>2092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25" calcext:value-type="float">
            <text:p>71.25</text:p>
          </table:table-cell>
          <table:table-cell table:formula="of:=OFFSET([$Foglio1.F$8];(ROW()-1)*7; 0)" office:value-type="float" office:value="1761" calcext:value-type="float">
            <text:p>17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8];(ROW()-1)*7; 0)" office:value-type="float" office:value="3017" calcext:value-type="float">
            <text:p>301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1" calcext:value-type="float">
            <text:p>77.1</text:p>
          </table:table-cell>
          <table:table-cell table:formula="of:=OFFSET([$Foglio1.F$8];(ROW()-1)*7; 0)" office:value-type="float" office:value="517" calcext:value-type="float">
            <text:p>51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8];(ROW()-1)*7; 0)" office:value-type="float" office:value="22733" calcext:value-type="float">
            <text:p>2273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71" calcext:value-type="float">
            <text:p>69.71</text:p>
          </table:table-cell>
          <table:table-cell table:formula="of:=OFFSET([$Foglio1.F$8];(ROW()-1)*7; 0)" office:value-type="float" office:value="1561" calcext:value-type="float">
            <text:p>156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15" calcext:value-type="float">
            <text:p>72.15</text:p>
          </table:table-cell>
        </table:table-row>
        <table:table-row table:style-name="ro1">
          <table:table-cell table:formula="of:=OFFSET([$Foglio1.C$8];(ROW()-1)*7; 0)" office:value-type="float" office:value="36080" calcext:value-type="float">
            <text:p>360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7.76" calcext:value-type="float">
            <text:p>77.76</text:p>
          </table:table-cell>
          <table:table-cell table:formula="of:=OFFSET([$Foglio1.F$8];(ROW()-1)*7; 0)" office:value-type="float" office:value="2773" calcext:value-type="float">
            <text:p>27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73" calcext:value-type="float">
            <text:p>71.73</text:p>
          </table:table-cell>
        </table:table-row>
        <table:table-row table:style-name="ro1">
          <table:table-cell table:formula="of:=OFFSET([$Foglio1.C$8];(ROW()-1)*7; 0)" office:value-type="float" office:value="7132" calcext:value-type="float">
            <text:p>713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8.76" calcext:value-type="float">
            <text:p>78.76</text:p>
          </table:table-cell>
          <table:table-cell table:formula="of:=OFFSET([$Foglio1.F$8];(ROW()-1)*7; 0)" office:value-type="float" office:value="1376" calcext:value-type="float">
            <text:p>137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2.53" calcext:value-type="float">
            <text:p>72.53</text:p>
          </table:table-cell>
        </table:table-row>
        <table:table-row table:style-name="ro1">
          <table:table-cell table:formula="of:=OFFSET([$Foglio1.C$8];(ROW()-1)*7; 0)" office:value-type="float" office:value="15072" calcext:value-type="float">
            <text:p>1507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87" calcext:value-type="float">
            <text:p>74.87</text:p>
          </table:table-cell>
          <table:table-cell table:formula="of:=OFFSET([$Foglio1.F$8];(ROW()-1)*7; 0)" office:value-type="float" office:value="2233" calcext:value-type="float">
            <text:p>223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5" calcext:value-type="float">
            <text:p>75.5</text:p>
          </table:table-cell>
        </table:table-row>
        <table:table-row table:style-name="ro1">
          <table:table-cell table:formula="of:=OFFSET([$Foglio1.C$8];(ROW()-1)*7; 0)" office:value-type="float" office:value="13920" calcext:value-type="float">
            <text:p>1392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2" calcext:value-type="float">
            <text:p>53.72</text:p>
          </table:table-cell>
          <table:table-cell table:formula="of:=OFFSET([$Foglio1.F$8];(ROW()-1)*7; 0)" office:value-type="float" office:value="2074" calcext:value-type="float">
            <text:p>207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14984" calcext:value-type="float">
            <text:p>1498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01" calcext:value-type="float">
            <text:p>71.01</text:p>
          </table:table-cell>
          <table:table-cell table:formula="of:=OFFSET([$Foglio1.F$8];(ROW()-1)*7; 0)" office:value-type="float" office:value="1032" calcext:value-type="float">
            <text:p>103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84" calcext:value-type="float">
            <text:p>76.84</text:p>
          </table:table-cell>
        </table:table-row>
        <table:table-row table:style-name="ro1">
          <table:table-cell table:formula="of:=OFFSET([$Foglio1.C$8];(ROW()-1)*7; 0)" office:value-type="float" office:value="5983" calcext:value-type="float">
            <text:p>598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21" calcext:value-type="float">
            <text:p>75.21</text:p>
          </table:table-cell>
          <table:table-cell table:formula="of:=OFFSET([$Foglio1.F$8];(ROW()-1)*7; 0)" office:value-type="float" office:value="1248" calcext:value-type="float">
            <text:p>124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8];(ROW()-1)*7; 0)" office:value-type="float" office:value="13516" calcext:value-type="float">
            <text:p>1351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64" calcext:value-type="float">
            <text:p>75.64</text:p>
          </table:table-cell>
          <table:table-cell table:formula="of:=OFFSET([$Foglio1.F$8];(ROW()-1)*7; 0)" office:value-type="float" office:value="1629" calcext:value-type="float">
            <text:p>162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1" calcext:value-type="float">
            <text:p>73.71</text:p>
          </table:table-cell>
        </table:table-row>
        <table:table-row table:style-name="ro1">
          <table:table-cell table:formula="of:=OFFSET([$Foglio1.C$8];(ROW()-1)*7; 0)" office:value-type="float" office:value="69808" calcext:value-type="float">
            <text:p>69808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58.95" calcext:value-type="float">
            <text:p>58.95</text:p>
          </table:table-cell>
          <table:table-cell table:formula="of:=OFFSET([$Foglio1.F$8];(ROW()-1)*7; 0)" office:value-type="float" office:value="6114" calcext:value-type="float">
            <text:p>6114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77" calcext:value-type="float">
            <text:p>79.77</text:p>
          </table:table-cell>
        </table:table-row>
        <table:table-row table:style-name="ro1">
          <table:table-cell table:formula="of:=OFFSET([$Foglio1.C$8];(ROW()-1)*7; 0)" office:value-type="float" office:value="147556" calcext:value-type="float">
            <text:p>147556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9.57" calcext:value-type="float">
            <text:p>69.57</text:p>
          </table:table-cell>
          <table:table-cell table:formula="of:=OFFSET([$Foglio1.F$8];(ROW()-1)*7; 0)" office:value-type="float" office:value="7603" calcext:value-type="float">
            <text:p>760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6" calcext:value-type="float">
            <text:p>76.6</text:p>
          </table:table-cell>
        </table:table-row>
        <table:table-row table:style-name="ro1">
          <table:table-cell table:formula="of:=OFFSET([$Foglio1.C$8];(ROW()-1)*7; 0)" office:value-type="float" office:value="71230" calcext:value-type="float">
            <text:p>7123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6" calcext:value-type="float">
            <text:p>72.6</text:p>
          </table:table-cell>
          <table:table-cell table:formula="of:=OFFSET([$Foglio1.F$8];(ROW()-1)*7; 0)" office:value-type="float" office:value="15467" calcext:value-type="float">
            <text:p>154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7.67" calcext:value-type="float">
            <text:p>77.67</text:p>
          </table:table-cell>
        </table:table-row>
        <table:table-row table:style-name="ro1">
          <table:table-cell table:formula="of:=OFFSET([$Foglio1.C$8];(ROW()-1)*7; 0)" office:value-type="float" office:value="70161" calcext:value-type="float">
            <text:p>70161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64" calcext:value-type="float">
            <text:p>73.64</text:p>
          </table:table-cell>
          <table:table-cell table:formula="of:=OFFSET([$Foglio1.F$8];(ROW()-1)*7; 0)" office:value-type="float" office:value="6411" calcext:value-type="float">
            <text:p>641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9.81" calcext:value-type="float">
            <text:p>79.81</text:p>
          </table:table-cell>
        </table:table-row>
        <table:table-row table:style-name="ro1">
          <table:table-cell table:formula="of:=OFFSET([$Foglio1.C$8];(ROW()-1)*7; 0)" office:value-type="float" office:value="146277" calcext:value-type="float">
            <text:p>14627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5" calcext:value-type="float">
            <text:p>72.45</text:p>
          </table:table-cell>
          <table:table-cell table:formula="of:=OFFSET([$Foglio1.F$8];(ROW()-1)*7; 0)" office:value-type="float" office:value="7925" calcext:value-type="float">
            <text:p>79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1.3" calcext:value-type="float">
            <text:p>61.3</text:p>
          </table:table-cell>
        </table:table-row>
        <table:table-row table:style-name="ro1">
          <table:table-cell table:formula="of:=OFFSET([$Foglio1.C$8];(ROW()-1)*7; 0)" office:value-type="float" office:value="256247" calcext:value-type="float">
            <text:p>256247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8.01" calcext:value-type="float">
            <text:p>68.01</text:p>
          </table:table-cell>
          <table:table-cell table:formula="of:=OFFSET([$Foglio1.F$8];(ROW()-1)*7; 0)" office:value-type="float" office:value="6740" calcext:value-type="float">
            <text:p>6740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8" calcext:value-type="float">
            <text:p>80.58</text:p>
          </table:table-cell>
        </table:table-row>
        <table:table-row table:style-name="ro1">
          <table:table-cell table:formula="of:=OFFSET([$Foglio1.C$8];(ROW()-1)*7; 0)" office:value-type="float" office:value="72109" calcext:value-type="float">
            <text:p>72109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5" calcext:value-type="float">
            <text:p>68.5</text:p>
          </table:table-cell>
          <table:table-cell table:formula="of:=OFFSET([$Foglio1.F$8];(ROW()-1)*7; 0)" office:value-type="float" office:value="6219" calcext:value-type="float">
            <text:p>621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0.04" calcext:value-type="float">
            <text:p>70.04</text:p>
          </table:table-cell>
        </table:table-row>
        <table:table-row table:style-name="ro1">
          <table:table-cell table:formula="of:=OFFSET([$Foglio1.C$8];(ROW()-1)*7; 0)" office:value-type="float" office:value="46567" calcext:value-type="float">
            <text:p>4656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75" calcext:value-type="float">
            <text:p>74.75</text:p>
          </table:table-cell>
          <table:table-cell table:formula="of:=OFFSET([$Foglio1.F$8];(ROW()-1)*7; 0)" office:value-type="float" office:value="5835" calcext:value-type="float">
            <text:p>583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3.27" calcext:value-type="float">
            <text:p>73.27</text:p>
          </table:table-cell>
        </table:table-row>
        <table:table-row table:style-name="ro1">
          <table:table-cell table:formula="of:=OFFSET([$Foglio1.C$8];(ROW()-1)*7; 0)" office:value-type="float" office:value="45713" calcext:value-type="float">
            <text:p>4571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8.21" calcext:value-type="float">
            <text:p>68.21</text:p>
          </table:table-cell>
          <table:table-cell table:formula="of:=OFFSET([$Foglio1.F$8];(ROW()-1)*7; 0)" office:value-type="float" office:value="7779" calcext:value-type="float">
            <text:p>7779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7.47" calcext:value-type="float">
            <text:p>57.47</text:p>
          </table:table-cell>
        </table:table-row>
        <table:table-row table:style-name="ro1">
          <table:table-cell table:formula="of:=OFFSET([$Foglio1.C$8];(ROW()-1)*7; 0)" office:value-type="float" office:value="93287" calcext:value-type="float">
            <text:p>932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67.94" calcext:value-type="float">
            <text:p>67.94</text:p>
          </table:table-cell>
          <table:table-cell table:formula="of:=OFFSET([$Foglio1.F$8];(ROW()-1)*7; 0)" office:value-type="float" office:value="5671" calcext:value-type="float">
            <text:p>567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50.66" calcext:value-type="float">
            <text:p>50.66</text:p>
          </table:table-cell>
        </table:table-row>
        <table:table-row table:style-name="ro1">
          <table:table-cell table:formula="of:=OFFSET([$Foglio1.C$8];(ROW()-1)*7; 0)" office:value-type="float" office:value="196533" calcext:value-type="float">
            <text:p>19653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4.01" calcext:value-type="float">
            <text:p>74.01</text:p>
          </table:table-cell>
          <table:table-cell table:formula="of:=OFFSET([$Foglio1.F$8];(ROW()-1)*7; 0)" office:value-type="float" office:value="9836" calcext:value-type="float">
            <text:p>983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56" calcext:value-type="float">
            <text:p>80.56</text:p>
          </table:table-cell>
        </table:table-row>
        <table:table-row table:style-name="ro1">
          <table:table-cell table:formula="of:=OFFSET([$Foglio1.C$8];(ROW()-1)*7; 0)" office:value-type="float" office:value="99912" calcext:value-type="float">
            <text:p>9991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73" calcext:value-type="float">
            <text:p>73.73</text:p>
          </table:table-cell>
          <table:table-cell table:formula="of:=OFFSET([$Foglio1.F$8];(ROW()-1)*7; 0)" office:value-type="float" office:value="8868" calcext:value-type="float">
            <text:p>886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87" calcext:value-type="float">
            <text:p>76.87</text:p>
          </table:table-cell>
        </table:table-row>
        <table:table-row table:style-name="ro1">
          <table:table-cell table:formula="of:=OFFSET([$Foglio1.C$8];(ROW()-1)*7; 0)" office:value-type="float" office:value="48160" calcext:value-type="float">
            <text:p>4816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75" calcext:value-type="float">
            <text:p>53.75</text:p>
          </table:table-cell>
          <table:table-cell table:formula="of:=OFFSET([$Foglio1.F$8];(ROW()-1)*7; 0)" office:value-type="float" office:value="3573" calcext:value-type="float">
            <text:p>35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1.19" calcext:value-type="float">
            <text:p>81.19</text:p>
          </table:table-cell>
        </table:table-row>
        <table:table-row table:style-name="ro1">
          <table:table-cell table:formula="of:=OFFSET([$Foglio1.C$8];(ROW()-1)*7; 0)" office:value-type="float" office:value="99298" calcext:value-type="float">
            <text:p>9929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6.12" calcext:value-type="float">
            <text:p>76.12</text:p>
          </table:table-cell>
          <table:table-cell table:formula="of:=OFFSET([$Foglio1.F$8];(ROW()-1)*7; 0)" office:value-type="float" office:value="4867" calcext:value-type="float">
            <text:p>4867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29" calcext:value-type="float">
            <text:p>80.29</text:p>
          </table:table-cell>
        </table:table-row>
        <table:table-row table:style-name="ro1">
          <table:table-cell table:formula="of:=OFFSET([$Foglio1.C$8];(ROW()-1)*7; 0)" office:value-type="float" office:value="205410" calcext:value-type="float">
            <text:p>205410</text:p>
          </table:table-cell>
          <table:table-cell table:formula="of:=OFFSET([$Foglio1.D$8];(ROW()-1)*7; 0)" office:value-type="float" office:value="3" calcext:value-type="float">
            <text:p>3</text:p>
          </table:table-cell>
          <table:table-cell table:formula="of:=OFFSET([$Foglio1.E$8];(ROW()-1)*7; 0)" office:value-type="float" office:value="66.02" calcext:value-type="float">
            <text:p>66.02</text:p>
          </table:table-cell>
          <table:table-cell table:formula="of:=OFFSET([$Foglio1.F$8];(ROW()-1)*7; 0)" office:value-type="float" office:value="7725" calcext:value-type="float">
            <text:p>772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80.9" calcext:value-type="float">
            <text:p>80.9</text:p>
          </table:table-cell>
        </table:table-row>
        <table:table-row table:style-name="ro1">
          <table:table-cell table:formula="of:=OFFSET([$Foglio1.C$8];(ROW()-1)*7; 0)" office:value-type="float" office:value="135048" calcext:value-type="float">
            <text:p>135048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3.09" calcext:value-type="float">
            <text:p>73.09</text:p>
          </table:table-cell>
          <table:table-cell table:formula="of:=OFFSET([$Foglio1.F$8];(ROW()-1)*7; 0)" office:value-type="float" office:value="7363" calcext:value-type="float">
            <text:p>736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8.8" calcext:value-type="float">
            <text:p>78.8</text:p>
          </table:table-cell>
        </table:table-row>
        <table:table-row table:style-name="ro1">
          <table:table-cell table:formula="of:=OFFSET([$Foglio1.C$8];(ROW()-1)*7; 0)" office:value-type="float" office:value="41278" calcext:value-type="float">
            <text:p>4127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" calcext:value-type="float">
            <text:p>77.2</text:p>
          </table:table-cell>
          <table:table-cell table:formula="of:=OFFSET([$Foglio1.F$8];(ROW()-1)*7; 0)" office:value-type="float" office:value="8318" calcext:value-type="float">
            <text:p>831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59" calcext:value-type="float">
            <text:p>73.59</text:p>
          </table:table-cell>
        </table:table-row>
        <table:table-row table:style-name="ro1">
          <table:table-cell table:formula="of:=OFFSET([$Foglio1.C$8];(ROW()-1)*7; 0)" office:value-type="float" office:value="37343" calcext:value-type="float">
            <text:p>37343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11" calcext:value-type="float">
            <text:p>70.11</text:p>
          </table:table-cell>
          <table:table-cell table:formula="of:=OFFSET([$Foglio1.F$8];(ROW()-1)*7; 0)" office:value-type="float" office:value="3265" calcext:value-type="float">
            <text:p>3265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1.6" calcext:value-type="float">
            <text:p>71.6</text:p>
          </table:table-cell>
        </table:table-row>
        <table:table-row table:style-name="ro1">
          <table:table-cell table:formula="of:=OFFSET([$Foglio1.C$8];(ROW()-1)*7; 0)" office:value-type="float" office:value="59050" calcext:value-type="float">
            <text:p>5905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0.69" calcext:value-type="float">
            <text:p>70.69</text:p>
          </table:table-cell>
          <table:table-cell table:formula="of:=OFFSET([$Foglio1.F$8];(ROW()-1)*7; 0)" office:value-type="float" office:value="6388" calcext:value-type="float">
            <text:p>638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8.51" calcext:value-type="float">
            <text:p>68.51</text:p>
          </table:table-cell>
        </table:table-row>
        <table:table-row table:style-name="ro1">
          <table:table-cell table:formula="of:=OFFSET([$Foglio1.C$8];(ROW()-1)*7; 0)" office:value-type="float" office:value="24444" calcext:value-type="float">
            <text:p>24444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36" calcext:value-type="float">
            <text:p>71.36</text:p>
          </table:table-cell>
          <table:table-cell table:formula="of:=OFFSET([$Foglio1.F$8];(ROW()-1)*7; 0)" office:value-type="float" office:value="4246" calcext:value-type="float">
            <text:p>42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6.51" calcext:value-type="float">
            <text:p>76.51</text:p>
          </table:table-cell>
        </table:table-row>
        <table:table-row table:style-name="ro1">
          <table:table-cell table:formula="of:=OFFSET([$Foglio1.C$8];(ROW()-1)*7; 0)" office:value-type="float" office:value="451" calcext:value-type="float">
            <text:p>45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5" calcext:value-type="float">
            <text:p>185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2312" calcext:value-type="float">
            <text:p>2312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89" calcext:value-type="float">
            <text:p>75.89</text:p>
          </table:table-cell>
          <table:table-cell table:formula="of:=OFFSET([$Foglio1.F$8];(ROW()-1)*7; 0)" office:value-type="float" office:value="3109" calcext:value-type="float">
            <text:p>3109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14" calcext:value-type="float">
            <text:p>76.14</text:p>
          </table:table-cell>
        </table:table-row>
        <table:table-row table:style-name="ro1">
          <table:table-cell table:formula="of:=OFFSET([$Foglio1.C$8];(ROW()-1)*7; 0)" office:value-type="float" office:value="245" calcext:value-type="float">
            <text:p>24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64" calcext:value-type="float">
            <text:p>65.64</text:p>
          </table:table-cell>
          <table:table-cell table:formula="of:=OFFSET([$Foglio1.F$8];(ROW()-1)*7; 0)" office:value-type="float" office:value="173" calcext:value-type="float">
            <text:p>173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8];(ROW()-1)*7; 0)" office:value-type="float" office:value="150" calcext:value-type="float">
            <text:p>150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3.29" calcext:value-type="float">
            <text:p>73.29</text:p>
          </table:table-cell>
          <table:table-cell table:formula="of:=OFFSET([$Foglio1.F$8];(ROW()-1)*7; 0)" office:value-type="float" office:value="10" calcext:value-type="float">
            <text:p>1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8];(ROW()-1)*7; 0)" office:value-type="float" office:value="1311" calcext:value-type="float">
            <text:p>1311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9.56" calcext:value-type="float">
            <text:p>69.56</text:p>
          </table:table-cell>
          <table:table-cell table:formula="of:=OFFSET([$Foglio1.F$8];(ROW()-1)*7; 0)" office:value-type="float" office:value="378" calcext:value-type="float">
            <text:p>3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8];(ROW()-1)*7; 0)" office:value-type="float" office:value="1174" calcext:value-type="float">
            <text:p>117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2.3" calcext:value-type="float">
            <text:p>82.3</text:p>
          </table:table-cell>
          <table:table-cell table:formula="of:=OFFSET([$Foglio1.F$8];(ROW()-1)*7; 0)" office:value-type="float" office:value="180" calcext:value-type="float">
            <text:p>18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8];(ROW()-1)*7; 0)" office:value-type="float" office:value="4903" calcext:value-type="float">
            <text:p>4903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6.27" calcext:value-type="float">
            <text:p>76.27</text:p>
          </table:table-cell>
          <table:table-cell table:formula="of:=OFFSET([$Foglio1.F$8];(ROW()-1)*7; 0)" office:value-type="float" office:value="1531" calcext:value-type="float">
            <text:p>153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8.3" calcext:value-type="float">
            <text:p>78.3</text:p>
          </table:table-cell>
        </table:table-row>
        <table:table-row table:style-name="ro1">
          <table:table-cell table:formula="of:=OFFSET([$Foglio1.C$8];(ROW()-1)*7; 0)" office:value-type="float" office:value="3019" calcext:value-type="float">
            <text:p>3019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7.26" calcext:value-type="float">
            <text:p>77.26</text:p>
          </table:table-cell>
          <table:table-cell table:formula="of:=OFFSET([$Foglio1.F$8];(ROW()-1)*7; 0)" office:value-type="float" office:value="1447" calcext:value-type="float">
            <text:p>144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8];(ROW()-1)*7; 0)" office:value-type="float" office:value="3224" calcext:value-type="float">
            <text:p>322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5.72" calcext:value-type="float">
            <text:p>75.72</text:p>
          </table:table-cell>
          <table:table-cell table:formula="of:=OFFSET([$Foglio1.F$8];(ROW()-1)*7; 0)" office:value-type="float" office:value="321" calcext:value-type="float">
            <text:p>3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8];(ROW()-1)*7; 0)" office:value-type="float" office:value="738" calcext:value-type="float">
            <text:p>738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0.24" calcext:value-type="float">
            <text:p>80.24</text:p>
          </table:table-cell>
          <table:table-cell table:formula="of:=OFFSET([$Foglio1.F$8];(ROW()-1)*7; 0)" office:value-type="float" office:value="20" calcext:value-type="float">
            <text:p>20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8];(ROW()-1)*7; 0)" office:value-type="float" office:value="2370" calcext:value-type="float">
            <text:p>237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1.91" calcext:value-type="float">
            <text:p>71.91</text:p>
          </table:table-cell>
          <table:table-cell table:formula="of:=OFFSET([$Foglio1.F$8];(ROW()-1)*7; 0)" office:value-type="float" office:value="631" calcext:value-type="float">
            <text:p>631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4.22" calcext:value-type="float">
            <text:p>64.22</text:p>
          </table:table-cell>
        </table:table-row>
        <table:table-row table:style-name="ro1">
          <table:table-cell table:formula="of:=OFFSET([$Foglio1.C$8];(ROW()-1)*7; 0)" office:value-type="float" office:value="2487" calcext:value-type="float">
            <text:p>2487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5.09" calcext:value-type="float">
            <text:p>75.09</text:p>
          </table:table-cell>
          <table:table-cell table:formula="of:=OFFSET([$Foglio1.F$8];(ROW()-1)*7; 0)" office:value-type="float" office:value="848" calcext:value-type="float">
            <text:p>848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62.44" calcext:value-type="float">
            <text:p>62.44</text:p>
          </table:table-cell>
        </table:table-row>
        <table:table-row table:style-name="ro1">
          <table:table-cell table:formula="of:=OFFSET([$Foglio1.C$8];(ROW()-1)*7; 0)" office:value-type="float" office:value="480" calcext:value-type="float">
            <text:p>480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53.59" calcext:value-type="float">
            <text:p>53.59</text:p>
          </table:table-cell>
          <table:table-cell table:formula="of:=OFFSET([$Foglio1.F$8];(ROW()-1)*7; 0)" office:value-type="float" office:value="207" calcext:value-type="float">
            <text:p>207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7" calcext:value-type="float">
            <text:p>70.47</text:p>
          </table:table-cell>
        </table:table-row>
        <table:table-row table:style-name="ro1">
          <table:table-cell table:formula="of:=OFFSET([$Foglio1.C$8];(ROW()-1)*7; 0)" office:value-type="float" office:value="332" calcext:value-type="float">
            <text:p>332</text:p>
          </table:table-cell>
          <table:table-cell table:formula="of:=OFFSET([$Foglio1.D$8];(ROW()-1)*7; 0)" office:value-type="float" office:value="2" calcext:value-type="float">
            <text:p>2</text:p>
          </table:table-cell>
          <table:table-cell table:formula="of:=OFFSET([$Foglio1.E$8];(ROW()-1)*7; 0)" office:value-type="float" office:value="72.49" calcext:value-type="float">
            <text:p>72.49</text:p>
          </table:table-cell>
          <table:table-cell table:formula="of:=OFFSET([$Foglio1.F$8];(ROW()-1)*7; 0)" office:value-type="float" office:value="146" calcext:value-type="float">
            <text:p>146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74.4" calcext:value-type="float">
            <text:p>74.4</text:p>
          </table:table-cell>
        </table:table-row>
        <table:table-row table:style-name="ro1">
          <table:table-cell table:formula="of:=OFFSET([$Foglio1.C$8];(ROW()-1)*7; 0)" office:value-type="float" office:value="101264" calcext:value-type="float">
            <text:p>1012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1.15" calcext:value-type="float">
            <text:p>71.15</text:p>
          </table:table-cell>
          <table:table-cell table:formula="of:=OFFSET([$Foglio1.F$8];(ROW()-1)*7; 0)" office:value-type="float" office:value="5778" calcext:value-type="float">
            <text:p>5778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8];(ROW()-1)*7; 0)" office:value-type="float" office:value="26596" calcext:value-type="float">
            <text:p>26596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7" calcext:value-type="float">
            <text:p>67</text:p>
          </table:table-cell>
          <table:table-cell table:formula="of:=OFFSET([$Foglio1.F$8];(ROW()-1)*7; 0)" office:value-type="float" office:value="2122" calcext:value-type="float">
            <text:p>2122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68.28" calcext:value-type="float">
            <text:p>68.28</text:p>
          </table:table-cell>
        </table:table-row>
        <table:table-row table:style-name="ro1">
          <table:table-cell table:formula="of:=OFFSET([$Foglio1.C$8];(ROW()-1)*7; 0)" office:value-type="float" office:value="53737" calcext:value-type="float">
            <text:p>5373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65.76" calcext:value-type="float">
            <text:p>65.76</text:p>
          </table:table-cell>
          <table:table-cell table:formula="of:=OFFSET([$Foglio1.F$8];(ROW()-1)*7; 0)" office:value-type="float" office:value="1873" calcext:value-type="float">
            <text:p>1873</text:p>
          </table:table-cell>
          <table:table-cell table:formula="of:=OFFSET([$Foglio1.G$8];(ROW()-1)*7; 0)" office:value-type="float" office:value="2" calcext:value-type="float">
            <text:p>2</text:p>
          </table:table-cell>
          <table:table-cell table:formula="of:=OFFSET([$Foglio1.H$8];(ROW()-1)*7; 0)" office:value-type="float" office:value="36.16" calcext:value-type="float">
            <text:p>36.16</text:p>
          </table:table-cell>
        </table:table-row>
        <table:table-row table:style-name="ro1">
          <table:table-cell table:formula="of:=OFFSET([$Foglio1.C$8];(ROW()-1)*7; 0)" office:value-type="float" office:value="2307" calcext:value-type="float">
            <text:p>2307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81.04" calcext:value-type="float">
            <text:p>81.04</text:p>
          </table:table-cell>
          <table:table-cell table:formula="of:=OFFSET([$Foglio1.F$8];(ROW()-1)*7; 0)" office:value-type="float" office:value="621" calcext:value-type="float">
            <text:p>621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3.75" calcext:value-type="float">
            <text:p>73.75</text:p>
          </table:table-cell>
        </table:table-row>
        <table:table-row table:style-name="ro1">
          <table:table-cell table:formula="of:=OFFSET([$Foglio1.C$8];(ROW()-1)*7; 0)" office:value-type="float" office:value="464" calcext:value-type="float">
            <text:p>464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4.59" calcext:value-type="float">
            <text:p>74.59</text:p>
          </table:table-cell>
          <table:table-cell table:formula="of:=OFFSET([$Foglio1.F$8];(ROW()-1)*7; 0)" office:value-type="float" office:value="186" calcext:value-type="float">
            <text:p>186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1.74" calcext:value-type="float">
            <text:p>71.74</text:p>
          </table:table-cell>
        </table:table-row>
        <table:table-row table:style-name="ro1">
          <table:table-cell table:formula="of:=OFFSET([$Foglio1.C$8];(ROW()-1)*7; 0)" office:value-type="float" office:value="495" calcext:value-type="float">
            <text:p>495</text:p>
          </table:table-cell>
          <table:table-cell table:formula="of:=OFFSET([$Foglio1.D$8];(ROW()-1)*7; 0)" office:value-type="float" office:value="1" calcext:value-type="float">
            <text:p>1</text:p>
          </table:table-cell>
          <table:table-cell table:formula="of:=OFFSET([$Foglio1.E$8];(ROW()-1)*7; 0)" office:value-type="float" office:value="70.22" calcext:value-type="float">
            <text:p>70.22</text:p>
          </table:table-cell>
          <table:table-cell table:formula="of:=OFFSET([$Foglio1.F$8];(ROW()-1)*7; 0)" office:value-type="float" office:value="134" calcext:value-type="float">
            <text:p>134</text:p>
          </table:table-cell>
          <table:table-cell table:formula="of:=OFFSET([$Foglio1.G$8];(ROW()-1)*7; 0)" office:value-type="float" office:value="1" calcext:value-type="float">
            <text:p>1</text:p>
          </table:table-cell>
          <table:table-cell table:formula="of:=OFFSET([$Foglio1.H$8];(ROW()-1)*7; 0)" office:value-type="float" office:value="70.44" calcext:value-type="float">
            <text:p>70.44</text:p>
          </table:table-cell>
        </table:table-row>
      </table:table>
      <table:table table:name="k=200" table:style-name="ta1">
        <table:table-column table:style-name="co2" table:number-columns-repeated="6" table:default-cell-style-name="Default"/>
        <table:table-row table:style-name="ro1">
          <table:table-cell table:formula="of:=OFFSET([$Foglio1.C$9];(ROW()-1)*7; 0)" office:value-type="float" office:value="6892" calcext:value-type="float">
            <text:p>6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71" calcext:value-type="float">
            <text:p>74.71</text:p>
          </table:table-cell>
          <table:table-cell table:formula="of:=OFFSET([$Foglio1.F$9];(ROW()-1)*7; 0)" office:value-type="float" office:value="1020" calcext:value-type="float">
            <text:p>10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64" calcext:value-type="float">
            <text:p>74.64</text:p>
          </table:table-cell>
        </table:table-row>
        <table:table-row table:style-name="ro1">
          <table:table-cell table:formula="of:=OFFSET([$Foglio1.C$9];(ROW()-1)*7; 0)" office:value-type="float" office:value="22911" calcext:value-type="float">
            <text:p>229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3.22" calcext:value-type="float">
            <text:p>83.22</text:p>
          </table:table-cell>
          <table:table-cell table:formula="of:=OFFSET([$Foglio1.F$9];(ROW()-1)*7; 0)" office:value-type="float" office:value="3860" calcext:value-type="float">
            <text:p>38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87" calcext:value-type="float">
            <text:p>85.87</text:p>
          </table:table-cell>
        </table:table-row>
        <table:table-row table:style-name="ro1">
          <table:table-cell table:formula="of:=OFFSET([$Foglio1.C$9];(ROW()-1)*7; 0)" office:value-type="float" office:value="10781" calcext:value-type="float">
            <text:p>1078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2" calcext:value-type="float">
            <text:p>74.2</text:p>
          </table:table-cell>
          <table:table-cell table:formula="of:=OFFSET([$Foglio1.F$9];(ROW()-1)*7; 0)" office:value-type="float" office:value="1676" calcext:value-type="float">
            <text:p>16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" calcext:value-type="float">
            <text:p>78.9</text:p>
          </table:table-cell>
        </table:table-row>
        <table:table-row table:style-name="ro1">
          <table:table-cell table:formula="of:=OFFSET([$Foglio1.C$9];(ROW()-1)*7; 0)" office:value-type="float" office:value="36636" calcext:value-type="float">
            <text:p>366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44" calcext:value-type="float">
            <text:p>72.44</text:p>
          </table:table-cell>
          <table:table-cell table:formula="of:=OFFSET([$Foglio1.F$9];(ROW()-1)*7; 0)" office:value-type="float" office:value="2956" calcext:value-type="float">
            <text:p>295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8" calcext:value-type="float">
            <text:p>82.18</text:p>
          </table:table-cell>
        </table:table-row>
        <table:table-row table:style-name="ro1">
          <table:table-cell table:formula="of:=OFFSET([$Foglio1.C$9];(ROW()-1)*7; 0)" office:value-type="float" office:value="7149" calcext:value-type="float">
            <text:p>714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2" calcext:value-type="float">
            <text:p>73.22</text:p>
          </table:table-cell>
          <table:table-cell table:formula="of:=OFFSET([$Foglio1.F$9];(ROW()-1)*7; 0)" office:value-type="float" office:value="1050" calcext:value-type="float">
            <text:p>10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8.74" calcext:value-type="float">
            <text:p>68.74</text:p>
          </table:table-cell>
        </table:table-row>
        <table:table-row table:style-name="ro1">
          <table:table-cell table:formula="of:=OFFSET([$Foglio1.C$9];(ROW()-1)*7; 0)" office:value-type="float" office:value="33658" calcext:value-type="float">
            <text:p>33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36" calcext:value-type="float">
            <text:p>75.36</text:p>
          </table:table-cell>
          <table:table-cell table:formula="of:=OFFSET([$Foglio1.F$9];(ROW()-1)*7; 0)" office:value-type="float" office:value="3925" calcext:value-type="float">
            <text:p>39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9931" calcext:value-type="float">
            <text:p>199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32" calcext:value-type="float">
            <text:p>71.32</text:p>
          </table:table-cell>
          <table:table-cell table:formula="of:=OFFSET([$Foglio1.F$9];(ROW()-1)*7; 0)" office:value-type="float" office:value="2289" calcext:value-type="float">
            <text:p>22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12" calcext:value-type="float">
            <text:p>82.12</text:p>
          </table:table-cell>
        </table:table-row>
        <table:table-row table:style-name="ro1">
          <table:table-cell table:formula="of:=OFFSET([$Foglio1.C$9];(ROW()-1)*7; 0)" office:value-type="float" office:value="4844" calcext:value-type="float">
            <text:p>484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12" calcext:value-type="float">
            <text:p>82.12</text:p>
          </table:table-cell>
          <table:table-cell table:formula="of:=OFFSET([$Foglio1.F$9];(ROW()-1)*7; 0)" office:value-type="float" office:value="1212" calcext:value-type="float">
            <text:p>121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85" calcext:value-type="float">
            <text:p>83.85</text:p>
          </table:table-cell>
        </table:table-row>
        <table:table-row table:style-name="ro1">
          <table:table-cell table:formula="of:=OFFSET([$Foglio1.C$9];(ROW()-1)*7; 0)" office:value-type="float" office:value="18028" calcext:value-type="float">
            <text:p>1802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" calcext:value-type="float">
            <text:p>78.8</text:p>
          </table:table-cell>
          <table:table-cell table:formula="of:=OFFSET([$Foglio1.F$9];(ROW()-1)*7; 0)" office:value-type="float" office:value="3058" calcext:value-type="float">
            <text:p>305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07" calcext:value-type="float">
            <text:p>76.07</text:p>
          </table:table-cell>
        </table:table-row>
        <table:table-row table:style-name="ro1">
          <table:table-cell table:formula="of:=OFFSET([$Foglio1.C$9];(ROW()-1)*7; 0)" office:value-type="float" office:value="6562" calcext:value-type="float">
            <text:p>656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4" calcext:value-type="float">
            <text:p>76.34</text:p>
          </table:table-cell>
          <table:table-cell table:formula="of:=OFFSET([$Foglio1.F$9];(ROW()-1)*7; 0)" office:value-type="float" office:value="1376" calcext:value-type="float">
            <text:p>137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76" calcext:value-type="float">
            <text:p>79.76</text:p>
          </table:table-cell>
        </table:table-row>
        <table:table-row table:style-name="ro1">
          <table:table-cell table:formula="of:=OFFSET([$Foglio1.C$9];(ROW()-1)*7; 0)" office:value-type="float" office:value="8965" calcext:value-type="float">
            <text:p>896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09" calcext:value-type="float">
            <text:p>75.09</text:p>
          </table:table-cell>
          <table:table-cell table:formula="of:=OFFSET([$Foglio1.F$9];(ROW()-1)*7; 0)" office:value-type="float" office:value="1338" calcext:value-type="float">
            <text:p>1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61" calcext:value-type="float">
            <text:p>73.61</text:p>
          </table:table-cell>
        </table:table-row>
        <table:table-row table:style-name="ro1">
          <table:table-cell table:formula="of:=OFFSET([$Foglio1.C$9];(ROW()-1)*7; 0)" office:value-type="float" office:value="29292" calcext:value-type="float">
            <text:p>2929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42.83" calcext:value-type="float">
            <text:p>42.83</text:p>
          </table:table-cell>
          <table:table-cell table:formula="of:=OFFSET([$Foglio1.F$9];(ROW()-1)*7; 0)" office:value-type="float" office:value="2136" calcext:value-type="float">
            <text:p>213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32" calcext:value-type="float">
            <text:p>79.32</text:p>
          </table:table-cell>
        </table:table-row>
        <table:table-row table:style-name="ro1">
          <table:table-cell table:formula="of:=OFFSET([$Foglio1.C$9];(ROW()-1)*7; 0)" office:value-type="float" office:value="11427" calcext:value-type="float">
            <text:p>114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6" calcext:value-type="float">
            <text:p>75.46</text:p>
          </table:table-cell>
          <table:table-cell table:formula="of:=OFFSET([$Foglio1.F$9];(ROW()-1)*7; 0)" office:value-type="float" office:value="1119" calcext:value-type="float">
            <text:p>11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44" calcext:value-type="float">
            <text:p>72.44</text:p>
          </table:table-cell>
        </table:table-row>
        <table:table-row table:style-name="ro1">
          <table:table-cell table:formula="of:=OFFSET([$Foglio1.C$9];(ROW()-1)*7; 0)" office:value-type="float" office:value="16602" calcext:value-type="float">
            <text:p>16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58" calcext:value-type="float">
            <text:p>75.58</text:p>
          </table:table-cell>
          <table:table-cell table:formula="of:=OFFSET([$Foglio1.F$9];(ROW()-1)*7; 0)" office:value-type="float" office:value="2885" calcext:value-type="float">
            <text:p>28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15" calcext:value-type="float">
            <text:p>74.15</text:p>
          </table:table-cell>
        </table:table-row>
        <table:table-row table:style-name="ro1">
          <table:table-cell table:formula="of:=OFFSET([$Foglio1.C$9];(ROW()-1)*7; 0)" office:value-type="float" office:value="25418" calcext:value-type="float">
            <text:p>2541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62" calcext:value-type="float">
            <text:p>80.62</text:p>
          </table:table-cell>
          <table:table-cell table:formula="of:=OFFSET([$Foglio1.F$9];(ROW()-1)*7; 0)" office:value-type="float" office:value="3552" calcext:value-type="float">
            <text:p>35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66" calcext:value-type="float">
            <text:p>85.66</text:p>
          </table:table-cell>
        </table:table-row>
        <table:table-row table:style-name="ro1">
          <table:table-cell table:formula="of:=OFFSET([$Foglio1.C$9];(ROW()-1)*7; 0)" office:value-type="float" office:value="15602" calcext:value-type="float">
            <text:p>156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33" calcext:value-type="float">
            <text:p>76.33</text:p>
          </table:table-cell>
          <table:table-cell table:formula="of:=OFFSET([$Foglio1.F$9];(ROW()-1)*7; 0)" office:value-type="float" office:value="3217" calcext:value-type="float">
            <text:p>321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0395" calcext:value-type="float">
            <text:p>103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54" calcext:value-type="float">
            <text:p>78.54</text:p>
          </table:table-cell>
          <table:table-cell table:formula="of:=OFFSET([$Foglio1.F$9];(ROW()-1)*7; 0)" office:value-type="float" office:value="1790" calcext:value-type="float">
            <text:p>179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92" calcext:value-type="float">
            <text:p>79.92</text:p>
          </table:table-cell>
        </table:table-row>
        <table:table-row table:style-name="ro1">
          <table:table-cell table:formula="of:=OFFSET([$Foglio1.C$9];(ROW()-1)*7; 0)" office:value-type="float" office:value="7824" calcext:value-type="float">
            <text:p>782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" calcext:value-type="float">
            <text:p>80</text:p>
          </table:table-cell>
          <table:table-cell table:formula="of:=OFFSET([$Foglio1.F$9];(ROW()-1)*7; 0)" office:value-type="float" office:value="1575" calcext:value-type="float">
            <text:p>157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54" calcext:value-type="float">
            <text:p>77.54</text:p>
          </table:table-cell>
        </table:table-row>
        <table:table-row table:style-name="ro1">
          <table:table-cell table:formula="of:=OFFSET([$Foglio1.C$9];(ROW()-1)*7; 0)" office:value-type="float" office:value="12258" calcext:value-type="float">
            <text:p>12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13" calcext:value-type="float">
            <text:p>78.13</text:p>
          </table:table-cell>
          <table:table-cell table:formula="of:=OFFSET([$Foglio1.F$9];(ROW()-1)*7; 0)" office:value-type="float" office:value="2461" calcext:value-type="float">
            <text:p>246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16" calcext:value-type="float">
            <text:p>83.16</text:p>
          </table:table-cell>
        </table:table-row>
        <table:table-row table:style-name="ro1">
          <table:table-cell table:formula="of:=OFFSET([$Foglio1.C$9];(ROW()-1)*7; 0)" office:value-type="float" office:value="11169" calcext:value-type="float">
            <text:p>1116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42" calcext:value-type="float">
            <text:p>75.42</text:p>
          </table:table-cell>
          <table:table-cell table:formula="of:=OFFSET([$Foglio1.F$9];(ROW()-1)*7; 0)" office:value-type="float" office:value="1360" calcext:value-type="float">
            <text:p>136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21" calcext:value-type="float">
            <text:p>71.21</text:p>
          </table:table-cell>
        </table:table-row>
        <table:table-row table:style-name="ro1">
          <table:table-cell table:formula="of:=OFFSET([$Foglio1.C$9];(ROW()-1)*7; 0)" office:value-type="float" office:value="2870" calcext:value-type="float">
            <text:p>287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28" calcext:value-type="float">
            <text:p>76.28</text:p>
          </table:table-cell>
          <table:table-cell table:formula="of:=OFFSET([$Foglio1.F$9];(ROW()-1)*7; 0)" office:value-type="float" office:value="692" calcext:value-type="float">
            <text:p>69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4" calcext:value-type="float">
            <text:p>71.4</text:p>
          </table:table-cell>
        </table:table-row>
        <table:table-row table:style-name="ro1">
          <table:table-cell table:formula="of:=OFFSET([$Foglio1.C$9];(ROW()-1)*7; 0)" office:value-type="float" office:value="2802" calcext:value-type="float">
            <text:p>280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81" calcext:value-type="float">
            <text:p>78.81</text:p>
          </table:table-cell>
          <table:table-cell table:formula="of:=OFFSET([$Foglio1.F$9];(ROW()-1)*7; 0)" office:value-type="float" office:value="716" calcext:value-type="float">
            <text:p>716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91" calcext:value-type="float">
            <text:p>75.91</text:p>
          </table:table-cell>
        </table:table-row>
        <table:table-row table:style-name="ro1">
          <table:table-cell table:formula="of:=OFFSET([$Foglio1.C$9];(ROW()-1)*7; 0)" office:value-type="float" office:value="3164" calcext:value-type="float">
            <text:p>31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4" calcext:value-type="float">
            <text:p>79.14</text:p>
          </table:table-cell>
          <table:table-cell table:formula="of:=OFFSET([$Foglio1.F$9];(ROW()-1)*7; 0)" office:value-type="float" office:value="743" calcext:value-type="float">
            <text:p>74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51" calcext:value-type="float">
            <text:p>84.51</text:p>
          </table:table-cell>
        </table:table-row>
        <table:table-row table:style-name="ro1">
          <table:table-cell table:formula="of:=OFFSET([$Foglio1.C$9];(ROW()-1)*7; 0)" office:value-type="float" office:value="2148" calcext:value-type="float">
            <text:p>214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14" calcext:value-type="float">
            <text:p>81.14</text:p>
          </table:table-cell>
          <table:table-cell table:formula="of:=OFFSET([$Foglio1.F$9];(ROW()-1)*7; 0)" office:value-type="float" office:value="682" calcext:value-type="float">
            <text:p>6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3" calcext:value-type="float">
            <text:p>79.63</text:p>
          </table:table-cell>
        </table:table-row>
        <table:table-row table:style-name="ro1">
          <table:table-cell table:formula="of:=OFFSET([$Foglio1.C$9];(ROW()-1)*7; 0)" office:value-type="float" office:value="8134" calcext:value-type="float">
            <text:p>813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09" calcext:value-type="float">
            <text:p>72.09</text:p>
          </table:table-cell>
          <table:table-cell table:formula="of:=OFFSET([$Foglio1.F$9];(ROW()-1)*7; 0)" office:value-type="float" office:value="1759" calcext:value-type="float">
            <text:p>17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5.37" calcext:value-type="float">
            <text:p>75.37</text:p>
          </table:table-cell>
        </table:table-row>
        <table:table-row table:style-name="ro1">
          <table:table-cell table:formula="of:=OFFSET([$Foglio1.C$9];(ROW()-1)*7; 0)" office:value-type="float" office:value="4295" calcext:value-type="float">
            <text:p>429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05" calcext:value-type="float">
            <text:p>76.05</text:p>
          </table:table-cell>
          <table:table-cell table:formula="of:=OFFSET([$Foglio1.F$9];(ROW()-1)*7; 0)" office:value-type="float" office:value="644" calcext:value-type="float">
            <text:p>6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89" calcext:value-type="float">
            <text:p>73.89</text:p>
          </table:table-cell>
        </table:table-row>
        <table:table-row table:style-name="ro1">
          <table:table-cell table:formula="of:=OFFSET([$Foglio1.C$9];(ROW()-1)*7; 0)" office:value-type="float" office:value="5463" calcext:value-type="float">
            <text:p>54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1" calcext:value-type="float">
            <text:p>77.81</text:p>
          </table:table-cell>
          <table:table-cell table:formula="of:=OFFSET([$Foglio1.F$9];(ROW()-1)*7; 0)" office:value-type="float" office:value="947" calcext:value-type="float">
            <text:p>9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1" calcext:value-type="float">
            <text:p>77.81</text:p>
          </table:table-cell>
        </table:table-row>
        <table:table-row table:style-name="ro1">
          <table:table-cell table:formula="of:=OFFSET([$Foglio1.C$9];(ROW()-1)*7; 0)" office:value-type="float" office:value="4486" calcext:value-type="float">
            <text:p>448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86" calcext:value-type="float">
            <text:p>74.86</text:p>
          </table:table-cell>
          <table:table-cell table:formula="of:=OFFSET([$Foglio1.F$9];(ROW()-1)*7; 0)" office:value-type="float" office:value="931" calcext:value-type="float">
            <text:p>93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6.45" calcext:value-type="float">
            <text:p>86.45</text:p>
          </table:table-cell>
        </table:table-row>
        <table:table-row table:style-name="ro1">
          <table:table-cell table:formula="of:=OFFSET([$Foglio1.C$9];(ROW()-1)*7; 0)" office:value-type="float" office:value="4511" calcext:value-type="float">
            <text:p>45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4.64" calcext:value-type="float">
            <text:p>84.64</text:p>
          </table:table-cell>
          <table:table-cell table:formula="of:=OFFSET([$Foglio1.F$9];(ROW()-1)*7; 0)" office:value-type="float" office:value="1425" calcext:value-type="float">
            <text:p>14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4.8" calcext:value-type="float">
            <text:p>84.8</text:p>
          </table:table-cell>
        </table:table-row>
        <table:table-row table:style-name="ro1">
          <table:table-cell table:formula="of:=OFFSET([$Foglio1.C$9];(ROW()-1)*7; 0)" office:value-type="float" office:value="3472" calcext:value-type="float">
            <text:p>347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56" calcext:value-type="float">
            <text:p>79.56</text:p>
          </table:table-cell>
          <table:table-cell table:formula="of:=OFFSET([$Foglio1.F$9];(ROW()-1)*7; 0)" office:value-type="float" office:value="645" calcext:value-type="float">
            <text:p>6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23" calcext:value-type="float">
            <text:p>82.23</text:p>
          </table:table-cell>
        </table:table-row>
        <table:table-row table:style-name="ro1">
          <table:table-cell table:formula="of:=OFFSET([$Foglio1.C$9];(ROW()-1)*7; 0)" office:value-type="float" office:value="3442" calcext:value-type="float">
            <text:p>344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46" calcext:value-type="float">
            <text:p>77.4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02" calcext:value-type="float">
            <text:p>78.02</text:p>
          </table:table-cell>
        </table:table-row>
        <table:table-row table:style-name="ro1">
          <table:table-cell table:formula="of:=OFFSET([$Foglio1.C$9];(ROW()-1)*7; 0)" office:value-type="float" office:value="5037" calcext:value-type="float">
            <text:p>503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71" calcext:value-type="float">
            <text:p>73.71</text:p>
          </table:table-cell>
          <table:table-cell table:formula="of:=OFFSET([$Foglio1.F$9];(ROW()-1)*7; 0)" office:value-type="float" office:value="850" calcext:value-type="float">
            <text:p>8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37" calcext:value-type="float">
            <text:p>72.37</text:p>
          </table:table-cell>
        </table:table-row>
        <table:table-row table:style-name="ro1">
          <table:table-cell table:formula="of:=OFFSET([$Foglio1.C$9];(ROW()-1)*7; 0)" office:value-type="float" office:value="8519" calcext:value-type="float">
            <text:p>851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04" calcext:value-type="float">
            <text:p>80.04</text:p>
          </table:table-cell>
          <table:table-cell table:formula="of:=OFFSET([$Foglio1.F$9];(ROW()-1)*7; 0)" office:value-type="float" office:value="1685" calcext:value-type="float">
            <text:p>168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3.68" calcext:value-type="float">
            <text:p>83.68</text:p>
          </table:table-cell>
        </table:table-row>
        <table:table-row table:style-name="ro1">
          <table:table-cell table:formula="of:=OFFSET([$Foglio1.C$9];(ROW()-1)*7; 0)" office:value-type="float" office:value="2791" calcext:value-type="float">
            <text:p>279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868" calcext:value-type="float">
            <text:p>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2.67" calcext:value-type="float">
            <text:p>72.67</text:p>
          </table:table-cell>
        </table:table-row>
        <table:table-row table:style-name="ro1">
          <table:table-cell table:formula="of:=OFFSET([$Foglio1.C$9];(ROW()-1)*7; 0)" office:value-type="float" office:value="4929" calcext:value-type="float">
            <text:p>492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8" calcext:value-type="float">
            <text:p>74.58</text:p>
          </table:table-cell>
          <table:table-cell table:formula="of:=OFFSET([$Foglio1.F$9];(ROW()-1)*7; 0)" office:value-type="float" office:value="755" calcext:value-type="float">
            <text:p>75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65" calcext:value-type="float">
            <text:p>71.65</text:p>
          </table:table-cell>
        </table:table-row>
        <table:table-row table:style-name="ro1">
          <table:table-cell table:formula="of:=OFFSET([$Foglio1.C$9];(ROW()-1)*7; 0)" office:value-type="float" office:value="10658" calcext:value-type="float">
            <text:p>106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67" calcext:value-type="float">
            <text:p>75.67</text:p>
          </table:table-cell>
          <table:table-cell table:formula="of:=OFFSET([$Foglio1.F$9];(ROW()-1)*7; 0)" office:value-type="float" office:value="2579" calcext:value-type="float">
            <text:p>257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9" calcext:value-type="float">
            <text:p>81.79</text:p>
          </table:table-cell>
        </table:table-row>
        <table:table-row table:style-name="ro1">
          <table:table-cell table:formula="of:=OFFSET([$Foglio1.C$9];(ROW()-1)*7; 0)" office:value-type="float" office:value="3836" calcext:value-type="float">
            <text:p>383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94" calcext:value-type="float">
            <text:p>73.94</text:p>
          </table:table-cell>
          <table:table-cell table:formula="of:=OFFSET([$Foglio1.F$9];(ROW()-1)*7; 0)" office:value-type="float" office:value="907" calcext:value-type="float">
            <text:p>90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57" calcext:value-type="float">
            <text:p>79.57</text:p>
          </table:table-cell>
        </table:table-row>
        <table:table-row table:style-name="ro1">
          <table:table-cell table:formula="of:=OFFSET([$Foglio1.C$9];(ROW()-1)*7; 0)" office:value-type="float" office:value="5212" calcext:value-type="float">
            <text:p>521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4" calcext:value-type="float">
            <text:p>72.24</text:p>
          </table:table-cell>
          <table:table-cell table:formula="of:=OFFSET([$Foglio1.F$9];(ROW()-1)*7; 0)" office:value-type="float" office:value="1208" calcext:value-type="float">
            <text:p>12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17" calcext:value-type="float">
            <text:p>79.17</text:p>
          </table:table-cell>
        </table:table-row>
        <table:table-row table:style-name="ro1">
          <table:table-cell table:formula="of:=OFFSET([$Foglio1.C$9];(ROW()-1)*7; 0)" office:value-type="float" office:value="2097" calcext:value-type="float">
            <text:p>209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15" calcext:value-type="float">
            <text:p>74.15</text:p>
          </table:table-cell>
          <table:table-cell table:formula="of:=OFFSET([$Foglio1.F$9];(ROW()-1)*7; 0)" office:value-type="float" office:value="444" calcext:value-type="float">
            <text:p>4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77" calcext:value-type="float">
            <text:p>80.77</text:p>
          </table:table-cell>
        </table:table-row>
        <table:table-row table:style-name="ro1">
          <table:table-cell table:formula="of:=OFFSET([$Foglio1.C$9];(ROW()-1)*7; 0)" office:value-type="float" office:value="7531" calcext:value-type="float">
            <text:p>753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51" calcext:value-type="float">
            <text:p>72.51</text:p>
          </table:table-cell>
          <table:table-cell table:formula="of:=OFFSET([$Foglio1.F$9];(ROW()-1)*7; 0)" office:value-type="float" office:value="1382" calcext:value-type="float">
            <text:p>13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13" calcext:value-type="float">
            <text:p>81.13</text:p>
          </table:table-cell>
        </table:table-row>
        <table:table-row table:style-name="ro1">
          <table:table-cell table:formula="of:=OFFSET([$Foglio1.C$9];(ROW()-1)*7; 0)" office:value-type="float" office:value="20996" calcext:value-type="float">
            <text:p>2099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2013" calcext:value-type="float">
            <text:p>201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91" calcext:value-type="float">
            <text:p>78.91</text:p>
          </table:table-cell>
        </table:table-row>
        <table:table-row table:style-name="ro1">
          <table:table-cell table:formula="of:=OFFSET([$Foglio1.C$9];(ROW()-1)*7; 0)" office:value-type="float" office:value="16798" calcext:value-type="float">
            <text:p>1679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3" calcext:value-type="float">
            <text:p>75.83</text:p>
          </table:table-cell>
          <table:table-cell table:formula="of:=OFFSET([$Foglio1.F$9];(ROW()-1)*7; 0)" office:value-type="float" office:value="2991" calcext:value-type="float">
            <text:p>29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3" calcext:value-type="float">
            <text:p>77.3</text:p>
          </table:table-cell>
        </table:table-row>
        <table:table-row table:style-name="ro1">
          <table:table-cell table:formula="of:=OFFSET([$Foglio1.C$9];(ROW()-1)*7; 0)" office:value-type="float" office:value="67001" calcext:value-type="float">
            <text:p>6700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7.51" calcext:value-type="float">
            <text:p>67.51</text:p>
          </table:table-cell>
          <table:table-cell table:formula="of:=OFFSET([$Foglio1.F$9];(ROW()-1)*7; 0)" office:value-type="float" office:value="5429" calcext:value-type="float">
            <text:p>542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53" calcext:value-type="float">
            <text:p>77.53</text:p>
          </table:table-cell>
        </table:table-row>
        <table:table-row table:style-name="ro1">
          <table:table-cell table:formula="of:=OFFSET([$Foglio1.C$9];(ROW()-1)*7; 0)" office:value-type="float" office:value="29580" calcext:value-type="float">
            <text:p>2958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72" calcext:value-type="float">
            <text:p>69.72</text:p>
          </table:table-cell>
          <table:table-cell table:formula="of:=OFFSET([$Foglio1.F$9];(ROW()-1)*7; 0)" office:value-type="float" office:value="5594" calcext:value-type="float">
            <text:p>559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33" calcext:value-type="float">
            <text:p>80.33</text:p>
          </table:table-cell>
        </table:table-row>
        <table:table-row table:style-name="ro1">
          <table:table-cell table:formula="of:=OFFSET([$Foglio1.C$9];(ROW()-1)*7; 0)" office:value-type="float" office:value="36854" calcext:value-type="float">
            <text:p>3685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15" calcext:value-type="float">
            <text:p>79.15</text:p>
          </table:table-cell>
          <table:table-cell table:formula="of:=OFFSET([$Foglio1.F$9];(ROW()-1)*7; 0)" office:value-type="float" office:value="6044" calcext:value-type="float">
            <text:p>60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5.35" calcext:value-type="float">
            <text:p>85.35</text:p>
          </table:table-cell>
        </table:table-row>
        <table:table-row table:style-name="ro1">
          <table:table-cell table:formula="of:=OFFSET([$Foglio1.C$9];(ROW()-1)*7; 0)" office:value-type="float" office:value="45738" calcext:value-type="float">
            <text:p>4573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98" calcext:value-type="float">
            <text:p>75.98</text:p>
          </table:table-cell>
          <table:table-cell table:formula="of:=OFFSET([$Foglio1.F$9];(ROW()-1)*7; 0)" office:value-type="float" office:value="4028" calcext:value-type="float">
            <text:p>40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2" calcext:value-type="float">
            <text:p>75.2</text:p>
          </table:table-cell>
        </table:table-row>
        <table:table-row table:style-name="ro1">
          <table:table-cell table:formula="of:=OFFSET([$Foglio1.C$9];(ROW()-1)*7; 0)" office:value-type="float" office:value="34689" calcext:value-type="float">
            <text:p>346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83" calcext:value-type="float">
            <text:p>72.83</text:p>
          </table:table-cell>
          <table:table-cell table:formula="of:=OFFSET([$Foglio1.F$9];(ROW()-1)*7; 0)" office:value-type="float" office:value="6153" calcext:value-type="float">
            <text:p>61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8.82" calcext:value-type="float">
            <text:p>78.82</text:p>
          </table:table-cell>
        </table:table-row>
        <table:table-row table:style-name="ro1">
          <table:table-cell table:formula="of:=OFFSET([$Foglio1.C$9];(ROW()-1)*7; 0)" office:value-type="float" office:value="43066" calcext:value-type="float">
            <text:p>430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5" calcext:value-type="float">
            <text:p>70.5</text:p>
          </table:table-cell>
          <table:table-cell table:formula="of:=OFFSET([$Foglio1.F$9];(ROW()-1)*7; 0)" office:value-type="float" office:value="4014" calcext:value-type="float">
            <text:p>401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6.03" calcext:value-type="float">
            <text:p>66.03</text:p>
          </table:table-cell>
        </table:table-row>
        <table:table-row table:style-name="ro1">
          <table:table-cell table:formula="of:=OFFSET([$Foglio1.C$9];(ROW()-1)*7; 0)" office:value-type="float" office:value="16856" calcext:value-type="float">
            <text:p>1685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03" calcext:value-type="float">
            <text:p>74.03</text:p>
          </table:table-cell>
          <table:table-cell table:formula="of:=OFFSET([$Foglio1.F$9];(ROW()-1)*7; 0)" office:value-type="float" office:value="2384" calcext:value-type="float">
            <text:p>238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7" calcext:value-type="float">
            <text:p>81.7</text:p>
          </table:table-cell>
        </table:table-row>
        <table:table-row table:style-name="ro1">
          <table:table-cell table:formula="of:=OFFSET([$Foglio1.C$9];(ROW()-1)*7; 0)" office:value-type="float" office:value="31094" calcext:value-type="float">
            <text:p>310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29" calcext:value-type="float">
            <text:p>72.29</text:p>
          </table:table-cell>
          <table:table-cell table:formula="of:=OFFSET([$Foglio1.F$9];(ROW()-1)*7; 0)" office:value-type="float" office:value="2618" calcext:value-type="float">
            <text:p>26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7.3" calcext:value-type="float">
            <text:p>67.3</text:p>
          </table:table-cell>
        </table:table-row>
        <table:table-row table:style-name="ro1">
          <table:table-cell table:formula="of:=OFFSET([$Foglio1.C$9];(ROW()-1)*7; 0)" office:value-type="float" office:value="41807" calcext:value-type="float">
            <text:p>418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87" calcext:value-type="float">
            <text:p>73.87</text:p>
          </table:table-cell>
          <table:table-cell table:formula="of:=OFFSET([$Foglio1.F$9];(ROW()-1)*7; 0)" office:value-type="float" office:value="3514" calcext:value-type="float">
            <text:p>351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4.67" calcext:value-type="float">
            <text:p>64.67</text:p>
          </table:table-cell>
        </table:table-row>
        <table:table-row table:style-name="ro1">
          <table:table-cell table:formula="of:=OFFSET([$Foglio1.C$9];(ROW()-1)*7; 0)" office:value-type="float" office:value="6764" calcext:value-type="float">
            <text:p>676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1" calcext:value-type="float">
            <text:p>77.1</text:p>
          </table:table-cell>
          <table:table-cell table:formula="of:=OFFSET([$Foglio1.F$9];(ROW()-1)*7; 0)" office:value-type="float" office:value="1030" calcext:value-type="float">
            <text:p>103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3" calcext:value-type="float">
            <text:p>81.3</text:p>
          </table:table-cell>
        </table:table-row>
        <table:table-row table:style-name="ro1">
          <table:table-cell table:formula="of:=OFFSET([$Foglio1.C$9];(ROW()-1)*7; 0)" office:value-type="float" office:value="46766" calcext:value-type="float">
            <text:p>4676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13" calcext:value-type="float">
            <text:p>70.13</text:p>
          </table:table-cell>
          <table:table-cell table:formula="of:=OFFSET([$Foglio1.F$9];(ROW()-1)*7; 0)" office:value-type="float" office:value="3089" calcext:value-type="float">
            <text:p>308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1.75" calcext:value-type="float">
            <text:p>71.75</text:p>
          </table:table-cell>
        </table:table-row>
        <table:table-row table:style-name="ro1">
          <table:table-cell table:formula="of:=OFFSET([$Foglio1.C$9];(ROW()-1)*7; 0)" office:value-type="float" office:value="69866" calcext:value-type="float">
            <text:p>6986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5" calcext:value-type="float">
            <text:p>71.95</text:p>
          </table:table-cell>
          <table:table-cell table:formula="of:=OFFSET([$Foglio1.F$9];(ROW()-1)*7; 0)" office:value-type="float" office:value="5305" calcext:value-type="float">
            <text:p>5305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45" calcext:value-type="float">
            <text:p>75.45</text:p>
          </table:table-cell>
        </table:table-row>
        <table:table-row table:style-name="ro1">
          <table:table-cell table:formula="of:=OFFSET([$Foglio1.C$9];(ROW()-1)*7; 0)" office:value-type="float" office:value="14863" calcext:value-type="float">
            <text:p>148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9.02" calcext:value-type="float">
            <text:p>79.02</text:p>
          </table:table-cell>
          <table:table-cell table:formula="of:=OFFSET([$Foglio1.F$9];(ROW()-1)*7; 0)" office:value-type="float" office:value="1909" calcext:value-type="float">
            <text:p>190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9.6" calcext:value-type="float">
            <text:p>79.6</text:p>
          </table:table-cell>
        </table:table-row>
        <table:table-row table:style-name="ro1">
          <table:table-cell table:formula="of:=OFFSET([$Foglio1.C$9];(ROW()-1)*7; 0)" office:value-type="float" office:value="30574" calcext:value-type="float">
            <text:p>3057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8.73" calcext:value-type="float">
            <text:p>78.73</text:p>
          </table:table-cell>
          <table:table-cell table:formula="of:=OFFSET([$Foglio1.F$9];(ROW()-1)*7; 0)" office:value-type="float" office:value="3703" calcext:value-type="float">
            <text:p>370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3.29" calcext:value-type="float">
            <text:p>73.29</text:p>
          </table:table-cell>
        </table:table-row>
        <table:table-row table:style-name="ro1">
          <table:table-cell table:formula="of:=OFFSET([$Foglio1.C$9];(ROW()-1)*7; 0)" office:value-type="float" office:value="26749" calcext:value-type="float">
            <text:p>26749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1.17" calcext:value-type="float">
            <text:p>51.17</text:p>
          </table:table-cell>
          <table:table-cell table:formula="of:=OFFSET([$Foglio1.F$9];(ROW()-1)*7; 0)" office:value-type="float" office:value="2753" calcext:value-type="float">
            <text:p>2753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01" calcext:value-type="float">
            <text:p>82.01</text:p>
          </table:table-cell>
        </table:table-row>
        <table:table-row table:style-name="ro1">
          <table:table-cell table:formula="of:=OFFSET([$Foglio1.C$9];(ROW()-1)*7; 0)" office:value-type="float" office:value="29794" calcext:value-type="float">
            <text:p>2979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48" calcext:value-type="float">
            <text:p>71.48</text:p>
          </table:table-cell>
          <table:table-cell table:formula="of:=OFFSET([$Foglio1.F$9];(ROW()-1)*7; 0)" office:value-type="float" office:value="2064" calcext:value-type="float">
            <text:p>206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89" calcext:value-type="float">
            <text:p>77.89</text:p>
          </table:table-cell>
        </table:table-row>
        <table:table-row table:style-name="ro1">
          <table:table-cell table:formula="of:=OFFSET([$Foglio1.C$9];(ROW()-1)*7; 0)" office:value-type="float" office:value="11839" calcext:value-type="float">
            <text:p>1183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21" calcext:value-type="float">
            <text:p>75.21</text:p>
          </table:table-cell>
          <table:table-cell table:formula="of:=OFFSET([$Foglio1.F$9];(ROW()-1)*7; 0)" office:value-type="float" office:value="2491" calcext:value-type="float">
            <text:p>2491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6" calcext:value-type="float">
            <text:p>77.6</text:p>
          </table:table-cell>
        </table:table-row>
        <table:table-row table:style-name="ro1">
          <table:table-cell table:formula="of:=OFFSET([$Foglio1.C$9];(ROW()-1)*7; 0)" office:value-type="float" office:value="26714" calcext:value-type="float">
            <text:p>26714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19" calcext:value-type="float">
            <text:p>80.19</text:p>
          </table:table-cell>
          <table:table-cell table:formula="of:=OFFSET([$Foglio1.F$9];(ROW()-1)*7; 0)" office:value-type="float" office:value="2324" calcext:value-type="float">
            <text:p>232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89" calcext:value-type="float">
            <text:p>69.89</text:p>
          </table:table-cell>
        </table:table-row>
        <table:table-row table:style-name="ro1">
          <table:table-cell table:formula="of:=OFFSET([$Foglio1.C$9];(ROW()-1)*7; 0)" office:value-type="float" office:value="197317" calcext:value-type="float">
            <text:p>19731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3254" calcext:value-type="float">
            <text:p>1325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35" calcext:value-type="float">
            <text:p>77.35</text:p>
          </table:table-cell>
        </table:table-row>
        <table:table-row table:style-name="ro1">
          <table:table-cell table:formula="of:=OFFSET([$Foglio1.C$9];(ROW()-1)*7; 0)" office:value-type="float" office:value="103674" calcext:value-type="float">
            <text:p>10367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59" calcext:value-type="float">
            <text:p>73.59</text:p>
          </table:table-cell>
          <table:table-cell table:formula="of:=OFFSET([$Foglio1.F$9];(ROW()-1)*7; 0)" office:value-type="float" office:value="20459" calcext:value-type="float">
            <text:p>20459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31" calcext:value-type="float">
            <text:p>76.31</text:p>
          </table:table-cell>
        </table:table-row>
        <table:table-row table:style-name="ro1">
          <table:table-cell table:formula="of:=OFFSET([$Foglio1.C$9];(ROW()-1)*7; 0)" office:value-type="float" office:value="137283" calcext:value-type="float">
            <text:p>137283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18" calcext:value-type="float">
            <text:p>73.18</text:p>
          </table:table-cell>
          <table:table-cell table:formula="of:=OFFSET([$Foglio1.F$9];(ROW()-1)*7; 0)" office:value-type="float" office:value="12330" calcext:value-type="float">
            <text:p>12330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89" calcext:value-type="float">
            <text:p>78.89</text:p>
          </table:table-cell>
        </table:table-row>
        <table:table-row table:style-name="ro1">
          <table:table-cell table:formula="of:=OFFSET([$Foglio1.C$9];(ROW()-1)*7; 0)" office:value-type="float" office:value="144912" calcext:value-type="float">
            <text:p>144912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64" calcext:value-type="float">
            <text:p>73.64</text:p>
          </table:table-cell>
          <table:table-cell table:formula="of:=OFFSET([$Foglio1.F$9];(ROW()-1)*7; 0)" office:value-type="float" office:value="10006" calcext:value-type="float">
            <text:p>1000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02" calcext:value-type="float">
            <text:p>80.02</text:p>
          </table:table-cell>
        </table:table-row>
        <table:table-row table:style-name="ro1">
          <table:table-cell table:formula="of:=OFFSET([$Foglio1.C$9];(ROW()-1)*7; 0)" office:value-type="float" office:value="406884" calcext:value-type="float">
            <text:p>40688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3.72" calcext:value-type="float">
            <text:p>63.72</text:p>
          </table:table-cell>
          <table:table-cell table:formula="of:=OFFSET([$Foglio1.F$9];(ROW()-1)*7; 0)" office:value-type="float" office:value="15111" calcext:value-type="float">
            <text:p>1511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4.17" calcext:value-type="float">
            <text:p>64.17</text:p>
          </table:table-cell>
        </table:table-row>
        <table:table-row table:style-name="ro1">
          <table:table-cell table:formula="of:=OFFSET([$Foglio1.C$9];(ROW()-1)*7; 0)" office:value-type="float" office:value="222528" calcext:value-type="float">
            <text:p>222528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7.34" calcext:value-type="float">
            <text:p>77.34</text:p>
          </table:table-cell>
          <table:table-cell table:formula="of:=OFFSET([$Foglio1.F$9];(ROW()-1)*7; 0)" office:value-type="float" office:value="13746" calcext:value-type="float">
            <text:p>1374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2.84" calcext:value-type="float">
            <text:p>82.84</text:p>
          </table:table-cell>
        </table:table-row>
        <table:table-row table:style-name="ro1">
          <table:table-cell table:formula="of:=OFFSET([$Foglio1.C$9];(ROW()-1)*7; 0)" office:value-type="float" office:value="80496" calcext:value-type="float">
            <text:p>8049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21" calcext:value-type="float">
            <text:p>72.21</text:p>
          </table:table-cell>
          <table:table-cell table:formula="of:=OFFSET([$Foglio1.F$9];(ROW()-1)*7; 0)" office:value-type="float" office:value="13593" calcext:value-type="float">
            <text:p>13593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5.07" calcext:value-type="float">
            <text:p>75.07</text:p>
          </table:table-cell>
        </table:table-row>
        <table:table-row table:style-name="ro1">
          <table:table-cell table:formula="of:=OFFSET([$Foglio1.C$9];(ROW()-1)*7; 0)" office:value-type="float" office:value="136385" calcext:value-type="float">
            <text:p>13638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2.67" calcext:value-type="float">
            <text:p>72.67</text:p>
          </table:table-cell>
          <table:table-cell table:formula="of:=OFFSET([$Foglio1.F$9];(ROW()-1)*7; 0)" office:value-type="float" office:value="13022" calcext:value-type="float">
            <text:p>13022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2.26" calcext:value-type="float">
            <text:p>72.26</text:p>
          </table:table-cell>
        </table:table-row>
        <table:table-row table:style-name="ro1">
          <table:table-cell table:formula="of:=OFFSET([$Foglio1.C$9];(ROW()-1)*7; 0)" office:value-type="float" office:value="95060" calcext:value-type="float">
            <text:p>9506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61" calcext:value-type="float">
            <text:p>69.61</text:p>
          </table:table-cell>
          <table:table-cell table:formula="of:=OFFSET([$Foglio1.F$9];(ROW()-1)*7; 0)" office:value-type="float" office:value="11836" calcext:value-type="float">
            <text:p>1183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7.42" calcext:value-type="float">
            <text:p>67.42</text:p>
          </table:table-cell>
        </table:table-row>
        <table:table-row table:style-name="ro1">
          <table:table-cell table:formula="of:=OFFSET([$Foglio1.C$9];(ROW()-1)*7; 0)" office:value-type="float" office:value="175227" calcext:value-type="float">
            <text:p>17522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96" calcext:value-type="float">
            <text:p>69.96</text:p>
          </table:table-cell>
          <table:table-cell table:formula="of:=OFFSET([$Foglio1.F$9];(ROW()-1)*7; 0)" office:value-type="float" office:value="10166" calcext:value-type="float">
            <text:p>1016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46.7" calcext:value-type="float">
            <text:p>46.7</text:p>
          </table:table-cell>
        </table:table-row>
        <table:table-row table:style-name="ro1">
          <table:table-cell table:formula="of:=OFFSET([$Foglio1.C$9];(ROW()-1)*7; 0)" office:value-type="float" office:value="165421" calcext:value-type="float">
            <text:p>16542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0.67" calcext:value-type="float">
            <text:p>70.67</text:p>
          </table:table-cell>
          <table:table-cell table:formula="of:=OFFSET([$Foglio1.F$9];(ROW()-1)*7; 0)" office:value-type="float" office:value="30888" calcext:value-type="float">
            <text:p>30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7.79" calcext:value-type="float">
            <text:p>77.79</text:p>
          </table:table-cell>
        </table:table-row>
        <table:table-row table:style-name="ro1">
          <table:table-cell table:formula="of:=OFFSET([$Foglio1.C$9];(ROW()-1)*7; 0)" office:value-type="float" office:value="202486" calcext:value-type="float">
            <text:p>202486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3.73" calcext:value-type="float">
            <text:p>73.73</text:p>
          </table:table-cell>
          <table:table-cell table:formula="of:=OFFSET([$Foglio1.F$9];(ROW()-1)*7; 0)" office:value-type="float" office:value="15071" calcext:value-type="float">
            <text:p>15071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41" calcext:value-type="float">
            <text:p>80.41</text:p>
          </table:table-cell>
        </table:table-row>
        <table:table-row table:style-name="ro1">
          <table:table-cell table:formula="of:=OFFSET([$Foglio1.C$9];(ROW()-1)*7; 0)" office:value-type="float" office:value="55897" calcext:value-type="float">
            <text:p>5589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6.57" calcext:value-type="float">
            <text:p>56.57</text:p>
          </table:table-cell>
          <table:table-cell table:formula="of:=OFFSET([$Foglio1.F$9];(ROW()-1)*7; 0)" office:value-type="float" office:value="16018" calcext:value-type="float">
            <text:p>1601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1.52" calcext:value-type="float">
            <text:p>81.52</text:p>
          </table:table-cell>
        </table:table-row>
        <table:table-row table:style-name="ro1">
          <table:table-cell table:formula="of:=OFFSET([$Foglio1.C$9];(ROW()-1)*7; 0)" office:value-type="float" office:value="187444" calcext:value-type="float">
            <text:p>18744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64" calcext:value-type="float">
            <text:p>76.64</text:p>
          </table:table-cell>
          <table:table-cell table:formula="of:=OFFSET([$Foglio1.F$9];(ROW()-1)*7; 0)" office:value-type="float" office:value="5707" calcext:value-type="float">
            <text:p>570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8.08" calcext:value-type="float">
            <text:p>78.08</text:p>
          </table:table-cell>
        </table:table-row>
        <table:table-row table:style-name="ro1">
          <table:table-cell table:formula="of:=OFFSET([$Foglio1.C$9];(ROW()-1)*7; 0)" office:value-type="float" office:value="537763" calcext:value-type="float">
            <text:p>537763</text:p>
          </table:table-cell>
          <table:table-cell table:formula="of:=OFFSET([$Foglio1.D$9];(ROW()-1)*7; 0)" office:value-type="float" office:value="3" calcext:value-type="float">
            <text:p>3</text:p>
          </table:table-cell>
          <table:table-cell table:formula="of:=OFFSET([$Foglio1.E$9];(ROW()-1)*7; 0)" office:value-type="float" office:value="65.18" calcext:value-type="float">
            <text:p>65.18</text:p>
          </table:table-cell>
          <table:table-cell table:formula="of:=OFFSET([$Foglio1.F$9];(ROW()-1)*7; 0)" office:value-type="float" office:value="24478" calcext:value-type="float">
            <text:p>2447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4.28" calcext:value-type="float">
            <text:p>84.28</text:p>
          </table:table-cell>
        </table:table-row>
        <table:table-row table:style-name="ro1">
          <table:table-cell table:formula="of:=OFFSET([$Foglio1.C$9];(ROW()-1)*7; 0)" office:value-type="float" office:value="231300" calcext:value-type="float">
            <text:p>23130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65" calcext:value-type="float">
            <text:p>71.65</text:p>
          </table:table-cell>
          <table:table-cell table:formula="of:=OFFSET([$Foglio1.F$9];(ROW()-1)*7; 0)" office:value-type="float" office:value="16926" calcext:value-type="float">
            <text:p>16926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80.54" calcext:value-type="float">
            <text:p>80.54</text:p>
          </table:table-cell>
        </table:table-row>
        <table:table-row table:style-name="ro1">
          <table:table-cell table:formula="of:=OFFSET([$Foglio1.C$9];(ROW()-1)*7; 0)" office:value-type="float" office:value="88763" calcext:value-type="float">
            <text:p>8876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" calcext:value-type="float">
            <text:p>77.2</text:p>
          </table:table-cell>
          <table:table-cell table:formula="of:=OFFSET([$Foglio1.F$9];(ROW()-1)*7; 0)" office:value-type="float" office:value="5868" calcext:value-type="float">
            <text:p>586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87" calcext:value-type="float">
            <text:p>80.87</text:p>
          </table:table-cell>
        </table:table-row>
        <table:table-row table:style-name="ro1">
          <table:table-cell table:formula="of:=OFFSET([$Foglio1.C$9];(ROW()-1)*7; 0)" office:value-type="float" office:value="68154" calcext:value-type="float">
            <text:p>68154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9.01" calcext:value-type="float">
            <text:p>69.01</text:p>
          </table:table-cell>
          <table:table-cell table:formula="of:=OFFSET([$Foglio1.F$9];(ROW()-1)*7; 0)" office:value-type="float" office:value="5888" calcext:value-type="float">
            <text:p>588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8.1" calcext:value-type="float">
            <text:p>68.1</text:p>
          </table:table-cell>
        </table:table-row>
        <table:table-row table:style-name="ro1">
          <table:table-cell table:formula="of:=OFFSET([$Foglio1.C$9];(ROW()-1)*7; 0)" office:value-type="float" office:value="119607" calcext:value-type="float">
            <text:p>119607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68.91" calcext:value-type="float">
            <text:p>68.91</text:p>
          </table:table-cell>
          <table:table-cell table:formula="of:=OFFSET([$Foglio1.F$9];(ROW()-1)*7; 0)" office:value-type="float" office:value="8898" calcext:value-type="float">
            <text:p>889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0.83" calcext:value-type="float">
            <text:p>70.83</text:p>
          </table:table-cell>
        </table:table-row>
        <table:table-row table:style-name="ro1">
          <table:table-cell table:formula="of:=OFFSET([$Foglio1.C$9];(ROW()-1)*7; 0)" office:value-type="float" office:value="47230" calcext:value-type="float">
            <text:p>47230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6.39" calcext:value-type="float">
            <text:p>76.39</text:p>
          </table:table-cell>
          <table:table-cell table:formula="of:=OFFSET([$Foglio1.F$9];(ROW()-1)*7; 0)" office:value-type="float" office:value="7618" calcext:value-type="float">
            <text:p>761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6.66" calcext:value-type="float">
            <text:p>76.66</text:p>
          </table:table-cell>
        </table:table-row>
        <table:table-row table:style-name="ro1">
          <table:table-cell table:formula="of:=OFFSET([$Foglio1.C$9];(ROW()-1)*7; 0)" office:value-type="float" office:value="916" calcext:value-type="float">
            <text:p>91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45" calcext:value-type="float">
            <text:p>3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4703" calcext:value-type="float">
            <text:p>4703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5.89" calcext:value-type="float">
            <text:p>75.89</text:p>
          </table:table-cell>
          <table:table-cell table:formula="of:=OFFSET([$Foglio1.F$9];(ROW()-1)*7; 0)" office:value-type="float" office:value="4769" calcext:value-type="float">
            <text:p>476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65" calcext:value-type="float">
            <text:p>76.65</text:p>
          </table:table-cell>
        </table:table-row>
        <table:table-row table:style-name="ro1">
          <table:table-cell table:formula="of:=OFFSET([$Foglio1.C$9];(ROW()-1)*7; 0)" office:value-type="float" office:value="489" calcext:value-type="float">
            <text:p>489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5.64" calcext:value-type="float">
            <text:p>65.64</text:p>
          </table:table-cell>
          <table:table-cell table:formula="of:=OFFSET([$Foglio1.F$9];(ROW()-1)*7; 0)" office:value-type="float" office:value="347" calcext:value-type="float">
            <text:p>347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5.64" calcext:value-type="float">
            <text:p>65.64</text:p>
          </table:table-cell>
        </table:table-row>
        <table:table-row table:style-name="ro1">
          <table:table-cell table:formula="of:=OFFSET([$Foglio1.C$9];(ROW()-1)*7; 0)" office:value-type="float" office:value="307" calcext:value-type="float">
            <text:p>30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3.29" calcext:value-type="float">
            <text:p>73.29</text:p>
          </table:table-cell>
          <table:table-cell table:formula="of:=OFFSET([$Foglio1.F$9];(ROW()-1)*7; 0)" office:value-type="float" office:value="10" calcext:value-type="float">
            <text:p>1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06" calcext:value-type="float">
            <text:p>74.06</text:p>
          </table:table-cell>
        </table:table-row>
        <table:table-row table:style-name="ro1">
          <table:table-cell table:formula="of:=OFFSET([$Foglio1.C$9];(ROW()-1)*7; 0)" office:value-type="float" office:value="2645" calcext:value-type="float">
            <text:p>2645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9.56" calcext:value-type="float">
            <text:p>69.56</text:p>
          </table:table-cell>
          <table:table-cell table:formula="of:=OFFSET([$Foglio1.F$9];(ROW()-1)*7; 0)" office:value-type="float" office:value="798" calcext:value-type="float">
            <text:p>79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6" calcext:value-type="float">
            <text:p>80.26</text:p>
          </table:table-cell>
        </table:table-row>
        <table:table-row table:style-name="ro1">
          <table:table-cell table:formula="of:=OFFSET([$Foglio1.C$9];(ROW()-1)*7; 0)" office:value-type="float" office:value="2400" calcext:value-type="float">
            <text:p>2400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2.3" calcext:value-type="float">
            <text:p>82.3</text:p>
          </table:table-cell>
          <table:table-cell table:formula="of:=OFFSET([$Foglio1.F$9];(ROW()-1)*7; 0)" office:value-type="float" office:value="359" calcext:value-type="float">
            <text:p>35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" calcext:value-type="float">
            <text:p>82.3</text:p>
          </table:table-cell>
        </table:table-row>
        <table:table-row table:style-name="ro1">
          <table:table-cell table:formula="of:=OFFSET([$Foglio1.C$9];(ROW()-1)*7; 0)" office:value-type="float" office:value="9892" calcext:value-type="float">
            <text:p>9892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89" calcext:value-type="float">
            <text:p>77.89</text:p>
          </table:table-cell>
          <table:table-cell table:formula="of:=OFFSET([$Foglio1.F$9];(ROW()-1)*7; 0)" office:value-type="float" office:value="2544" calcext:value-type="float">
            <text:p>2544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07" calcext:value-type="float">
            <text:p>77.07</text:p>
          </table:table-cell>
        </table:table-row>
        <table:table-row table:style-name="ro1">
          <table:table-cell table:formula="of:=OFFSET([$Foglio1.C$9];(ROW()-1)*7; 0)" office:value-type="float" office:value="6146" calcext:value-type="float">
            <text:p>6146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7.26" calcext:value-type="float">
            <text:p>77.26</text:p>
          </table:table-cell>
          <table:table-cell table:formula="of:=OFFSET([$Foglio1.F$9];(ROW()-1)*7; 0)" office:value-type="float" office:value="2800" calcext:value-type="float">
            <text:p>280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45" calcext:value-type="float">
            <text:p>76.45</text:p>
          </table:table-cell>
        </table:table-row>
        <table:table-row table:style-name="ro1">
          <table:table-cell table:formula="of:=OFFSET([$Foglio1.C$9];(ROW()-1)*7; 0)" office:value-type="float" office:value="5858" calcext:value-type="float">
            <text:p>58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6.95" calcext:value-type="float">
            <text:p>76.95</text:p>
          </table:table-cell>
          <table:table-cell table:formula="of:=OFFSET([$Foglio1.F$9];(ROW()-1)*7; 0)" office:value-type="float" office:value="619" calcext:value-type="float">
            <text:p>619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6.59" calcext:value-type="float">
            <text:p>76.59</text:p>
          </table:table-cell>
        </table:table-row>
        <table:table-row table:style-name="ro1">
          <table:table-cell table:formula="of:=OFFSET([$Foglio1.C$9];(ROW()-1)*7; 0)" office:value-type="float" office:value="1517" calcext:value-type="float">
            <text:p>15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0.24" calcext:value-type="float">
            <text:p>80.24</text:p>
          </table:table-cell>
          <table:table-cell table:formula="of:=OFFSET([$Foglio1.F$9];(ROW()-1)*7; 0)" office:value-type="float" office:value="20" calcext:value-type="float">
            <text:p>2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0.24" calcext:value-type="float">
            <text:p>80.24</text:p>
          </table:table-cell>
        </table:table-row>
        <table:table-row table:style-name="ro1">
          <table:table-cell table:formula="of:=OFFSET([$Foglio1.C$9];(ROW()-1)*7; 0)" office:value-type="float" office:value="4631" calcext:value-type="float">
            <text:p>463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1.91" calcext:value-type="float">
            <text:p>71.91</text:p>
          </table:table-cell>
          <table:table-cell table:formula="of:=OFFSET([$Foglio1.F$9];(ROW()-1)*7; 0)" office:value-type="float" office:value="1244" calcext:value-type="float">
            <text:p>1244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3.94" calcext:value-type="float">
            <text:p>63.94</text:p>
          </table:table-cell>
        </table:table-row>
        <table:table-row table:style-name="ro1">
          <table:table-cell table:formula="of:=OFFSET([$Foglio1.C$9];(ROW()-1)*7; 0)" office:value-type="float" office:value="4615" calcext:value-type="float">
            <text:p>461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4.62" calcext:value-type="float">
            <text:p>74.62</text:p>
          </table:table-cell>
          <table:table-cell table:formula="of:=OFFSET([$Foglio1.F$9];(ROW()-1)*7; 0)" office:value-type="float" office:value="1428" calcext:value-type="float">
            <text:p>1428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61.01" calcext:value-type="float">
            <text:p>61.01</text:p>
          </table:table-cell>
        </table:table-row>
        <table:table-row table:style-name="ro1">
          <table:table-cell table:formula="of:=OFFSET([$Foglio1.C$9];(ROW()-1)*7; 0)" office:value-type="float" office:value="1141" calcext:value-type="float">
            <text:p>1141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53.59" calcext:value-type="float">
            <text:p>53.59</text:p>
          </table:table-cell>
          <table:table-cell table:formula="of:=OFFSET([$Foglio1.F$9];(ROW()-1)*7; 0)" office:value-type="float" office:value="408" calcext:value-type="float">
            <text:p>40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85" calcext:value-type="float">
            <text:p>70.85</text:p>
          </table:table-cell>
        </table:table-row>
        <table:table-row table:style-name="ro1">
          <table:table-cell table:formula="of:=OFFSET([$Foglio1.C$9];(ROW()-1)*7; 0)" office:value-type="float" office:value="675" calcext:value-type="float">
            <text:p>675</text:p>
          </table:table-cell>
          <table:table-cell table:formula="of:=OFFSET([$Foglio1.D$9];(ROW()-1)*7; 0)" office:value-type="float" office:value="2" calcext:value-type="float">
            <text:p>2</text:p>
          </table:table-cell>
          <table:table-cell table:formula="of:=OFFSET([$Foglio1.E$9];(ROW()-1)*7; 0)" office:value-type="float" office:value="75.2" calcext:value-type="float">
            <text:p>75.2</text:p>
          </table:table-cell>
          <table:table-cell table:formula="of:=OFFSET([$Foglio1.F$9];(ROW()-1)*7; 0)" office:value-type="float" office:value="247" calcext:value-type="float">
            <text:p>247</text:p>
          </table:table-cell>
          <table:table-cell table:formula="of:=OFFSET([$Foglio1.G$9];(ROW()-1)*7; 0)" office:value-type="float" office:value="2" calcext:value-type="float">
            <text:p>2</text:p>
          </table:table-cell>
          <table:table-cell table:formula="of:=OFFSET([$Foglio1.H$9];(ROW()-1)*7; 0)" office:value-type="float" office:value="71.17" calcext:value-type="float">
            <text:p>71.17</text:p>
          </table:table-cell>
        </table:table-row>
        <table:table-row table:style-name="ro1">
          <table:table-cell table:formula="of:=OFFSET([$Foglio1.C$9];(ROW()-1)*7; 0)" office:value-type="float" office:value="198827" calcext:value-type="float">
            <text:p>19882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1.15" calcext:value-type="float">
            <text:p>71.15</text:p>
          </table:table-cell>
          <table:table-cell table:formula="of:=OFFSET([$Foglio1.F$9];(ROW()-1)*7; 0)" office:value-type="float" office:value="11145" calcext:value-type="float">
            <text:p>1114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82.38" calcext:value-type="float">
            <text:p>82.38</text:p>
          </table:table-cell>
        </table:table-row>
        <table:table-row table:style-name="ro1">
          <table:table-cell table:formula="of:=OFFSET([$Foglio1.C$9];(ROW()-1)*7; 0)" office:value-type="float" office:value="55258" calcext:value-type="float">
            <text:p>55258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67" calcext:value-type="float">
            <text:p>67</text:p>
          </table:table-cell>
          <table:table-cell table:formula="of:=OFFSET([$Foglio1.F$9];(ROW()-1)*7; 0)" office:value-type="float" office:value="3725" calcext:value-type="float">
            <text:p>3725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69.27" calcext:value-type="float">
            <text:p>69.27</text:p>
          </table:table-cell>
        </table:table-row>
        <table:table-row table:style-name="ro1">
          <table:table-cell table:formula="of:=OFFSET([$Foglio1.C$9];(ROW()-1)*7; 0)" office:value-type="float" office:value="123811" calcext:value-type="float">
            <text:p>12381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2.94" calcext:value-type="float">
            <text:p>72.94</text:p>
          </table:table-cell>
          <table:table-cell table:formula="of:=OFFSET([$Foglio1.F$9];(ROW()-1)*7; 0)" office:value-type="float" office:value="9152" calcext:value-type="float">
            <text:p>915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29" calcext:value-type="float">
            <text:p>74.29</text:p>
          </table:table-cell>
        </table:table-row>
        <table:table-row table:style-name="ro1">
          <table:table-cell table:formula="of:=OFFSET([$Foglio1.C$9];(ROW()-1)*7; 0)" office:value-type="float" office:value="4741" calcext:value-type="float">
            <text:p>474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81.04" calcext:value-type="float">
            <text:p>81.04</text:p>
          </table:table-cell>
          <table:table-cell table:formula="of:=OFFSET([$Foglio1.F$9];(ROW()-1)*7; 0)" office:value-type="float" office:value="1182" calcext:value-type="float">
            <text:p>1182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7.16" calcext:value-type="float">
            <text:p>77.16</text:p>
          </table:table-cell>
        </table:table-row>
        <table:table-row table:style-name="ro1">
          <table:table-cell table:formula="of:=OFFSET([$Foglio1.C$9];(ROW()-1)*7; 0)" office:value-type="float" office:value="921" calcext:value-type="float">
            <text:p>921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4.59" calcext:value-type="float">
            <text:p>74.59</text:p>
          </table:table-cell>
          <table:table-cell table:formula="of:=OFFSET([$Foglio1.F$9];(ROW()-1)*7; 0)" office:value-type="float" office:value="338" calcext:value-type="float">
            <text:p>338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4.59" calcext:value-type="float">
            <text:p>74.59</text:p>
          </table:table-cell>
        </table:table-row>
        <table:table-row table:style-name="ro1">
          <table:table-cell table:formula="of:=OFFSET([$Foglio1.C$9];(ROW()-1)*7; 0)" office:value-type="float" office:value="1017" calcext:value-type="float">
            <text:p>1017</text:p>
          </table:table-cell>
          <table:table-cell table:formula="of:=OFFSET([$Foglio1.D$9];(ROW()-1)*7; 0)" office:value-type="float" office:value="1" calcext:value-type="float">
            <text:p>1</text:p>
          </table:table-cell>
          <table:table-cell table:formula="of:=OFFSET([$Foglio1.E$9];(ROW()-1)*7; 0)" office:value-type="float" office:value="70.44" calcext:value-type="float">
            <text:p>70.44</text:p>
          </table:table-cell>
          <table:table-cell table:formula="of:=OFFSET([$Foglio1.F$9];(ROW()-1)*7; 0)" office:value-type="float" office:value="250" calcext:value-type="float">
            <text:p>250</text:p>
          </table:table-cell>
          <table:table-cell table:formula="of:=OFFSET([$Foglio1.G$9];(ROW()-1)*7; 0)" office:value-type="float" office:value="1" calcext:value-type="float">
            <text:p>1</text:p>
          </table:table-cell>
          <table:table-cell table:formula="of:=OFFSET([$Foglio1.H$9];(ROW()-1)*7; 0)" office:value-type="float" office:value="70.44" calcext:value-type="float">
            <text:p>70.44</text:p>
          </table:table-cell>
        </table:table-row>
      </table:table>
      <table:table table:name="Tradeoff" table:style-name="ta1">
        <table:table-column table:style-name="co6" table:default-cell-style-name="ce57"/>
        <table:table-column table:style-name="co2" table:default-cell-style-name="ce33"/>
        <table:table-column table:style-name="co2" table:default-cell-style-name="ce57"/>
        <table:table-column table:style-name="co2" table:default-cell-style-name="ce33"/>
        <table:table-column table:style-name="co2" table:default-cell-style-name="ce57"/>
        <table:table-column table:style-name="co2" table:number-columns-repeated="1019" table:default-cell-style-name="Default"/>
        <table:table-row table:style-name="ro1">
          <table:table-cell table:style-name="ce29" office:value-type="string" calcext:value-type="string">
            <text:p>Configuration</text:p>
          </table:table-cell>
          <table:table-cell table:style-name="ce29" office:value-type="string" calcext:value-type="string" table:number-columns-spanned="2" table:number-rows-spanned="1">
            <text:p>PS</text:p>
          </table:table-cell>
          <table:covered-table-cell table:style-name="ce70"/>
          <table:table-cell table:style-name="ce29" office:value-type="string" calcext:value-type="string" table:number-columns-spanned="2" table:number-rows-spanned="1">
            <text:p>PM</text:p>
          </table:table-cell>
          <table:covered-table-cell table:style-name="ce70"/>
          <table:table-cell table:style-name="ce52"/>
          <table:table-cell table:style-name="ce64"/>
          <table:table-cell table:style-name="ce69"/>
          <table:table-cell table:number-columns-repeated="1016"/>
        </table:table-row>
        <table:table-row table:style-name="ro1">
          <table:table-cell table:style-name="ce30"/>
          <table:table-cell table:style-name="ce59" office:value-type="string" calcext:value-type="string">
            <text:p>CR – CR*</text:p>
          </table:table-cell>
          <table:table-cell table:style-name="ce70" office:value-type="string" calcext:value-type="string">
            <text:p>T-T*</text:p>
          </table:table-cell>
          <table:table-cell table:style-name="ce59" office:value-type="string" calcext:value-type="string">
            <text:p>CR – CR*</text:p>
          </table:table-cell>
          <table:table-cell table:style-name="ce70" office:value-type="string" calcext:value-type="string">
            <text:p>T-T*</text:p>
          </table:table-cell>
          <table:table-cell table:style-name="ce38"/>
          <table:table-cell table:style-name="ce39"/>
          <table:table-cell table:style-name="ce40"/>
          <table:table-cell table:style-name="ce43" table:number-columns-repeated="1016"/>
        </table:table-row>
        <table:table-row table:style-name="ro1">
          <table:table-cell table:style-name="ce31" office:value-type="string" calcext:value-type="string">
            <text:p>$k=1$</text:p>
          </table:table-cell>
          <table:table-cell table:style-name="ce62" table:formula="of:=AVERAGE([$Averages.N10];[$Averages.N17];[$Averages.N24];[$Averages.N31];[$Averages.N38])" office:value-type="float" office:value="10.5605" calcext:value-type="float">
            <text:p>10.56</text:p>
          </table:table-cell>
          <table:table-cell table:style-name="ce73" table:formula="of:=AVERAGE([$Averages.Q10];[$Averages.Q17];[$Averages.Q24];[$Averages.Q31];[$Averages.Q38])" office:value-type="float" office:value="358.69" calcext:value-type="float">
            <text:p>358.69</text:p>
          </table:table-cell>
          <table:table-cell table:style-name="ce62" table:formula="of:=AVERAGE([$Averages.O10];[$Averages.O17];[$Averages.O24];[$Averages.O31];[$Averages.O38])" office:value-type="float" office:value="5.7343" calcext:value-type="float">
            <text:p>5.73</text:p>
          </table:table-cell>
          <table:table-cell table:style-name="ce73" table:formula="of:=AVERAGE([$Averages.R10];[$Averages.R17];[$Averages.R24];[$Averages.R31];[$Averages.R38])" office:value-type="float" office:value="0" calcext:value-type="float">
            <text:p>0.00</text:p>
          </table:table-cell>
          <table:table-cell table:style-name="ce56"/>
          <table:table-cell table:style-name="ce68"/>
          <table:table-cell table:style-name="ce41"/>
          <table:table-cell table:style-name="ce56" table:number-columns-repeated="1016"/>
        </table:table-row>
        <table:table-row table:style-name="ro1">
          <table:table-cell table:style-name="ce32" office:value-type="string" calcext:value-type="string">
            <text:p>$k=5$</text:p>
          </table:table-cell>
          <table:table-cell table:style-name="ce44" table:formula="of:=AVERAGE([$Averages.N11];[$Averages.N18];[$Averages.N25];[$Averages.N32];[$Averages.N39])" office:value-type="float" office:value="7.2369" calcext:value-type="float">
            <text:p>7.24</text:p>
          </table:table-cell>
          <table:table-cell table:style-name="ce72" table:formula="of:=AVERAGE([$Averages.Q11];[$Averages.Q18];[$Averages.Q25];[$Averages.Q32];[$Averages.Q39])" office:value-type="float" office:value="1532.36" calcext:value-type="float">
            <text:p>1,532.36</text:p>
          </table:table-cell>
          <table:table-cell table:style-name="ce44" table:formula="of:=AVERAGE([$Averages.O11];[$Averages.O18];[$Averages.O25];[$Averages.O32];[$Averages.O39])" office:value-type="float" office:value="3.3505" calcext:value-type="float">
            <text:p>3.35</text:p>
          </table:table-cell>
          <table:table-cell table:style-name="ce72" table:formula="of:=AVERAGE([$Averages.R11];[$Averages.R18];[$Averages.R25];[$Averages.R32];[$Averages.R39])" office:value-type="float" office:value="120.04" calcext:value-type="float">
            <text:p>120.04</text:p>
          </table:table-cell>
          <table:table-cell/>
          <table:table-cell table:style-name="ce45"/>
          <table:table-cell table:style-name="ce42"/>
          <table:table-cell table:number-columns-repeated="1016"/>
        </table:table-row>
        <table:table-row table:style-name="ro1">
          <table:table-cell table:style-name="ce32" office:value-type="string" calcext:value-type="string">
            <text:p>$k=10$</text:p>
          </table:table-cell>
          <table:table-cell table:style-name="ce44" table:formula="of:=AVERAGE([$Averages.N12];[$Averages.N19];[$Averages.N26];[$Averages.N33];[$Averages.N40])" office:value-type="float" office:value="6.079" calcext:value-type="float">
            <text:p>6.08</text:p>
          </table:table-cell>
          <table:table-cell table:style-name="ce72" table:formula="of:=AVERAGE([$Averages.Q12];[$Averages.Q19];[$Averages.Q26];[$Averages.Q33];[$Averages.Q40])" office:value-type="float" office:value="2562.34" calcext:value-type="float">
            <text:p>2,562.34</text:p>
          </table:table-cell>
          <table:table-cell table:style-name="ce44" table:formula="of:=AVERAGE([$Averages.O12];[$Averages.O19];[$Averages.O26];[$Averages.O33];[$Averages.O40])" office:value-type="float" office:value="2.8738" calcext:value-type="float">
            <text:p>2.87</text:p>
          </table:table-cell>
          <table:table-cell table:style-name="ce72" table:formula="of:=AVERAGE([$Averages.R12];[$Averages.R19];[$Averages.R26];[$Averages.R33];[$Averages.R40])" office:value-type="float" office:value="279.72" calcext:value-type="float">
            <text:p>279.72</text:p>
          </table:table-cell>
          <table:table-cell/>
          <table:table-cell table:style-name="ce45"/>
          <table:table-cell table:style-name="ce42"/>
          <table:table-cell table:number-columns-repeated="1016"/>
        </table:table-row>
        <table:table-row table:style-name="ro1">
          <table:table-cell table:style-name="ce32" office:value-type="string" calcext:value-type="string">
            <text:p>$k=20$</text:p>
          </table:table-cell>
          <table:table-cell table:style-name="ce44" table:formula="of:=AVERAGE([$Averages.N13];[$Averages.N20];[$Averages.N27];[$Averages.N34];[$Averages.N41])" office:value-type="float" office:value="5.6489" calcext:value-type="float">
            <text:p>5.65</text:p>
          </table:table-cell>
          <table:table-cell table:style-name="ce72" table:formula="of:=AVERAGE([$Averages.Q13];[$Averages.Q20];[$Averages.Q27];[$Averages.Q34];[$Averages.Q41])" office:value-type="float" office:value="5308.61" calcext:value-type="float">
            <text:p>5,308.61</text:p>
          </table:table-cell>
          <table:table-cell table:style-name="ce34" table:formula="of:=AVERAGE([$Averages.O13];[$Averages.O20];[$Averages.O27];[$Averages.O34];[$Averages.O41])" office:value-type="float" office:value="1.8549" calcext:value-type="float">
            <text:p>1.85</text:p>
          </table:table-cell>
          <table:table-cell table:style-name="ce36" table:formula="of:=AVERAGE([$Averages.R13];[$Averages.R20];[$Averages.R27];[$Averages.R34];[$Averages.R41])" office:value-type="float" office:value="555.77" calcext:value-type="float">
            <text:p>555.77</text:p>
          </table:table-cell>
          <table:table-cell/>
          <table:table-cell table:style-name="ce45"/>
          <table:table-cell table:style-name="ce42"/>
          <table:table-cell table:number-columns-repeated="1016"/>
        </table:table-row>
        <table:table-row table:style-name="ro1">
          <table:table-cell table:style-name="ce32" office:value-type="string" calcext:value-type="string">
            <text:p>$k=50$</text:p>
          </table:table-cell>
          <table:table-cell table:style-name="ce44" table:formula="of:=AVERAGE([$Averages.N14];[$Averages.N21];[$Averages.N28];[$Averages.N35];[$Averages.N42])" office:value-type="float" office:value="4.3219" calcext:value-type="float">
            <text:p>4.32</text:p>
          </table:table-cell>
          <table:table-cell table:style-name="ce72" table:formula="of:=AVERAGE([$Averages.Q14];[$Averages.Q21];[$Averages.Q28];[$Averages.Q35];[$Averages.Q42])" office:value-type="float" office:value="14137.92" calcext:value-type="float">
            <text:p>14,137.92</text:p>
          </table:table-cell>
          <table:table-cell table:style-name="ce35" table:formula="of:=AVERAGE([$Averages.O14];[$Averages.O21];[$Averages.O28];[$Averages.O35];[$Averages.O42])" office:value-type="float" office:value="1.8227" calcext:value-type="float">
            <text:p>1.82</text:p>
          </table:table-cell>
          <table:table-cell table:style-name="ce37" table:formula="of:=AVERAGE([$Averages.R14];[$Averages.R21];[$Averages.R28];[$Averages.R35];[$Averages.R42])" office:value-type="float" office:value="1214.78" calcext:value-type="float">
            <text:p>1,214.78</text:p>
          </table:table-cell>
          <table:table-cell/>
          <table:table-cell table:style-name="ce45"/>
          <table:table-cell table:style-name="ce42"/>
          <table:table-cell table:number-columns-repeated="1016"/>
        </table:table-row>
        <table:table-row table:style-name="ro1">
          <table:table-cell table:style-name="ce32" office:value-type="string" calcext:value-type="string">
            <text:p>$k=100$</text:p>
          </table:table-cell>
          <table:table-cell table:style-name="ce44" table:formula="of:=AVERAGE([$Averages.N15];[$Averages.N22];[$Averages.N29];[$Averages.N36];[$Averages.N43])" office:value-type="float" office:value="3.2001" calcext:value-type="float">
            <text:p>3.20</text:p>
          </table:table-cell>
          <table:table-cell table:style-name="ce72" table:formula="of:=AVERAGE([$Averages.Q15];[$Averages.Q22];[$Averages.Q29];[$Averages.Q36];[$Averages.Q43])" office:value-type="float" office:value="26869.03" calcext:value-type="float">
            <text:p>26,869.03</text:p>
          </table:table-cell>
          <table:table-cell table:style-name="ce44" table:formula="of:=AVERAGE([$Averages.O15];[$Averages.O22];[$Averages.O29];[$Averages.O36];[$Averages.O43])" office:value-type="float" office:value="1.0739" calcext:value-type="float">
            <text:p>1.07</text:p>
          </table:table-cell>
          <table:table-cell table:style-name="ce72" table:formula="of:=AVERAGE([$Averages.R15];[$Averages.R22];[$Averages.R29];[$Averages.R36];[$Averages.R43])" office:value-type="float" office:value="2275.19" calcext:value-type="float">
            <text:p>2,275.19</text:p>
          </table:table-cell>
          <table:table-cell/>
          <table:table-cell table:style-name="ce45"/>
          <table:table-cell table:style-name="ce42"/>
          <table:table-cell table:number-columns-repeated="1016"/>
        </table:table-row>
        <table:table-row table:style-name="ro1">
          <table:table-cell table:style-name="ce32" office:value-type="string" calcext:value-type="string">
            <text:p>$k=200$</text:p>
          </table:table-cell>
          <table:table-cell table:style-name="ce44" table:formula="of:=AVERAGE([$Averages.N16];[$Averages.N23];[$Averages.N30];[$Averages.N37];[$Averages.N44])" office:value-type="float" office:value="2.5442" calcext:value-type="float">
            <text:p>2.54</text:p>
          </table:table-cell>
          <table:table-cell table:style-name="ce72" table:formula="of:=AVERAGE([$Averages.Q16];[$Averages.Q23];[$Averages.Q30];[$Averages.Q37];[$Averages.Q44])" office:value-type="float" office:value="48879.72" calcext:value-type="float">
            <text:p>48,879.72</text:p>
          </table:table-cell>
          <table:table-cell table:style-name="ce44" table:formula="of:=AVERAGE([$Averages.O16];[$Averages.O23];[$Averages.O30];[$Averages.O37];[$Averages.O44])" office:value-type="float" office:value="0.037299999999999" calcext:value-type="float">
            <text:p>0.04</text:p>
          </table:table-cell>
          <table:table-cell table:style-name="ce72" table:formula="of:=AVERAGE([$Averages.R16];[$Averages.R23];[$Averages.R30];[$Averages.R37];[$Averages.R44])" office:value-type="float" office:value="4400.6" calcext:value-type="float">
            <text:p>4,400.60</text:p>
          </table:table-cell>
          <table:table-cell/>
          <table:table-cell table:style-name="ce45"/>
          <table:table-cell table:style-name="ce42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adeoff.H3:Tradeoff.H9 Tradeoff.C4:Tradeoff.C8">
            <calcext:condition calcext:apply-style-name="Accent" calcext:value="&gt;=[$Averages.$J3]" calcext:base-cell-address="Tradeoff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9:29:34.416000000</meta:creation-date>
    <dc:date>2022-03-24T19:21:08.367238333</dc:date>
    <meta:editing-duration>PT1H23M17S</meta:editing-duration>
    <meta:editing-cycles>20</meta:editing-cycles>
    <meta:generator>LibreOffice/7.2.5.2.0$Linux_X86_64 LibreOffice_project/20$Build-2</meta:generator>
    <meta:document-statistic meta:table-count="10" meta:cell-count="9912" meta:object-count="0"/>
  </office:meta>
</office:document-meta>
</file>